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860000000" style:apply-style-name="Untitled1" style:base-cell-address="zuck_small_1step.A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uck_small_1step" table:style-name="ta1">
        <table:shapes>
          <draw:frame draw:z-index="0" draw:style-name="gr1" draw:text-style-name="P1" svg:width="296.92mm" svg:height="177.96mm" svg:x="81.47mm" svg:y="39.05mm">
            <loext:p draw:notify-on-update-of-ranges="zuck_small_1step.A4:zuck_small_1step.A4 zuck_small_1step.B4:zuck_small_1step.ALZ4 zuck_small_1step.A5:zuck_small_1step.A5 zuck_small_1step.B5:zuck_small_1step.ALZ5 zuck_small_1step.A6:zuck_small_1step.A6 zuck_small_1step.B6:zuck_small_1step.ALZ6 zuck_small_1step.A7:zuck_small_1step.A7 zuck_small_1step.B7:zuck_small_1step.ALZ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8" table:default-cell-style-name="Default"/>
        <table:table-column table:style-name="co6" table:default-cell-style-name="Default"/>
        <table:table-column table:style-name="co2" table:number-columns-repeated="914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FULL_RUNS</text:p>
          </table:table-cell>
          <table:table-cell office:value-type="string" calcext:value-type="string">
            <text:p>MERGE_POP_SIZE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swap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230000" calcext:value-type="float">
            <text:p>615230000</text:p>
          </table:table-cell>
          <table:table-cell office:value-type="float" office:value="615240000" calcext:value-type="float">
            <text:p>615240000</text:p>
          </table:table-cell>
          <table:table-cell office:value-type="float" office:value="615238000" calcext:value-type="float">
            <text:p>615238000</text:p>
          </table:table-cell>
          <table:table-cell office:value-type="float" office:value="615141000" calcext:value-type="float">
            <text:p>615141000</text:p>
          </table:table-cell>
          <table:table-cell office:value-type="float" office:value="615245000" calcext:value-type="float">
            <text:p>615245000</text:p>
          </table:table-cell>
          <table:table-cell office:value-type="float" office:value="615212000" calcext:value-type="float">
            <text:p>615212000</text:p>
          </table:table-cell>
          <table:table-cell office:value-type="float" office:value="615232000" calcext:value-type="float">
            <text:p>615232000</text:p>
          </table:table-cell>
          <table:table-cell office:value-type="float" office:value="614838000" calcext:value-type="float">
            <text:p>614838000</text:p>
          </table:table-cell>
          <table:table-cell table:number-columns-repeated="2" office:value-type="float" office:value="615209000" calcext:value-type="float">
            <text:p>615209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579000" calcext:value-type="float">
            <text:p>614579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5199000" calcext:value-type="float">
            <text:p>615199000</text:p>
          </table:table-cell>
          <table:table-cell table:number-columns-repeated="2" office:value-type="float" office:value="615248000" calcext:value-type="float">
            <text:p>615248000</text:p>
          </table:table-cell>
          <table:table-cell office:value-type="float" office:value="613672000" calcext:value-type="float">
            <text:p>613672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496000" calcext:value-type="float">
            <text:p>615496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4817000" calcext:value-type="float">
            <text:p>614817000</text:p>
          </table:table-cell>
          <table:table-cell office:value-type="float" office:value="615213000" calcext:value-type="float">
            <text:p>615213000</text:p>
          </table:table-cell>
          <table:table-cell office:value-type="float" office:value="614580000" calcext:value-type="float">
            <text:p>614580000</text:p>
          </table:table-cell>
          <table:table-cell office:value-type="float" office:value="615193000" calcext:value-type="float">
            <text:p>615193000</text:p>
          </table:table-cell>
          <table:table-cell office:value-type="float" office:value="614918000" calcext:value-type="float">
            <text:p>614918000</text:p>
          </table:table-cell>
          <table:table-cell office:value-type="float" office:value="615148000" calcext:value-type="float">
            <text:p>615148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4908000" calcext:value-type="float">
            <text:p>614908000</text:p>
          </table:table-cell>
          <table:table-cell office:value-type="float" office:value="615222000" calcext:value-type="float">
            <text:p>615222000</text:p>
          </table:table-cell>
          <table:table-cell office:value-type="float" office:value="615226000" calcext:value-type="float">
            <text:p>615226000</text:p>
          </table:table-cell>
          <table:table-cell office:value-type="float" office:value="615236000" calcext:value-type="float">
            <text:p>615236000</text:p>
          </table:table-cell>
          <table:table-cell office:value-type="float" office:value="615208000" calcext:value-type="float">
            <text:p>615208000</text:p>
          </table:table-cell>
          <table:table-cell office:value-type="float" office:value="614606000" calcext:value-type="float">
            <text:p>614606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36000" calcext:value-type="float">
            <text:p>615236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087000" calcext:value-type="float">
            <text:p>615087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5095000" calcext:value-type="float">
            <text:p>615095000</text:p>
          </table:table-cell>
          <table:table-cell office:value-type="float" office:value="615012000" calcext:value-type="float">
            <text:p>61501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34000" calcext:value-type="float">
            <text:p>615234000</text:p>
          </table:table-cell>
          <table:table-cell office:value-type="float" office:value="615980000" calcext:value-type="float">
            <text:p>615980000</text:p>
          </table:table-cell>
          <table:table-cell office:value-type="float" office:value="615235000" calcext:value-type="float">
            <text:p>615235000</text:p>
          </table:table-cell>
          <table:table-cell office:value-type="float" office:value="614987000" calcext:value-type="float">
            <text:p>614987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5736000" calcext:value-type="float">
            <text:p>615736000</text:p>
          </table:table-cell>
          <table:table-cell office:value-type="float" office:value="614521000" calcext:value-type="float">
            <text:p>614521000</text:p>
          </table:table-cell>
          <table:table-cell office:value-type="float" office:value="614329000" calcext:value-type="float">
            <text:p>614329000</text:p>
          </table:table-cell>
          <table:table-cell office:value-type="float" office:value="615211000" calcext:value-type="float">
            <text:p>615211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32000" calcext:value-type="float">
            <text:p>615232000</text:p>
          </table:table-cell>
          <table:table-cell office:value-type="float" office:value="614842000" calcext:value-type="float">
            <text:p>614842000</text:p>
          </table:table-cell>
          <table:table-cell office:value-type="float" office:value="615273000" calcext:value-type="float">
            <text:p>615273000</text:p>
          </table:table-cell>
          <table:table-cell office:value-type="float" office:value="615009000" calcext:value-type="float">
            <text:p>615009000</text:p>
          </table:table-cell>
          <table:table-cell office:value-type="float" office:value="614900000" calcext:value-type="float">
            <text:p>614900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049000" calcext:value-type="float">
            <text:p>615049000</text:p>
          </table:table-cell>
          <table:table-cell office:value-type="float" office:value="615196000" calcext:value-type="float">
            <text:p>615196000</text:p>
          </table:table-cell>
          <table:table-cell office:value-type="float" office:value="615192000" calcext:value-type="float">
            <text:p>615192000</text:p>
          </table:table-cell>
          <table:table-cell office:value-type="float" office:value="615524000" calcext:value-type="float">
            <text:p>615524000</text:p>
          </table:table-cell>
          <table:table-cell office:value-type="float" office:value="615230000" calcext:value-type="float">
            <text:p>615230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4969000" calcext:value-type="float">
            <text:p>614969000</text:p>
          </table:table-cell>
          <table:table-cell office:value-type="float" office:value="614574000" calcext:value-type="float">
            <text:p>614574000</text:p>
          </table:table-cell>
          <table:table-cell office:value-type="float" office:value="615290000" calcext:value-type="float">
            <text:p>615290000</text:p>
          </table:table-cell>
          <table:table-cell office:value-type="float" office:value="615255000" calcext:value-type="float">
            <text:p>615255000</text:p>
          </table:table-cell>
          <table:table-cell office:value-type="float" office:value="615213000" calcext:value-type="float">
            <text:p>615213000</text:p>
          </table:table-cell>
          <table:table-cell office:value-type="float" office:value="615010000" calcext:value-type="float">
            <text:p>615010000</text:p>
          </table:table-cell>
          <table:table-cell office:value-type="float" office:value="615227000" calcext:value-type="float">
            <text:p>615227000</text:p>
          </table:table-cell>
          <table:table-cell office:value-type="float" office:value="614912000" calcext:value-type="float">
            <text:p>614912000</text:p>
          </table:table-cell>
          <table:table-cell office:value-type="float" office:value="615143000" calcext:value-type="float">
            <text:p>615143000</text:p>
          </table:table-cell>
          <table:table-cell office:value-type="float" office:value="614793000" calcext:value-type="float">
            <text:p>614793000</text:p>
          </table:table-cell>
          <table:table-cell office:value-type="float" office:value="615330000" calcext:value-type="float">
            <text:p>615330000</text:p>
          </table:table-cell>
          <table:table-cell office:value-type="float" office:value="615249000" calcext:value-type="float">
            <text:p>615249000</text:p>
          </table:table-cell>
          <table:table-cell office:value-type="float" office:value="615182000" calcext:value-type="float">
            <text:p>615182000</text:p>
          </table:table-cell>
          <table:table-cell office:value-type="float" office:value="615174000" calcext:value-type="float">
            <text:p>615174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4625000" calcext:value-type="float">
            <text:p>614625000</text:p>
          </table:table-cell>
          <table:table-cell office:value-type="float" office:value="615212000" calcext:value-type="float">
            <text:p>615212000</text:p>
          </table:table-cell>
          <table:table-cell office:value-type="float" office:value="615136000" calcext:value-type="float">
            <text:p>615136000</text:p>
          </table:table-cell>
          <table:table-cell office:value-type="float" office:value="615223000" calcext:value-type="float">
            <text:p>615223000</text:p>
          </table:table-cell>
          <table:table-cell office:value-type="float" office:value="615197000" calcext:value-type="float">
            <text:p>615197000</text:p>
          </table:table-cell>
          <table:table-cell office:value-type="float" office:value="615223000" calcext:value-type="float">
            <text:p>615223000</text:p>
          </table:table-cell>
          <table:table-cell office:value-type="float" office:value="614894000" calcext:value-type="float">
            <text:p>614894000</text:p>
          </table:table-cell>
          <table:table-cell office:value-type="float" office:value="613944000" calcext:value-type="float">
            <text:p>613944000</text:p>
          </table:table-cell>
          <table:table-cell office:value-type="float" office:value="615206000" calcext:value-type="float">
            <text:p>615206000</text:p>
          </table:table-cell>
          <table:table-cell office:value-type="float" office:value="615237000" calcext:value-type="float">
            <text:p>615237000</text:p>
          </table:table-cell>
          <table:table-cell office:value-type="float" office:value="615147000" calcext:value-type="float">
            <text:p>615147000</text:p>
          </table:table-cell>
          <table:table-cell table:number-columns-repeated="2" office:value-type="float" office:value="615246000" calcext:value-type="float">
            <text:p>615246000</text:p>
          </table:table-cell>
          <table:table-cell office:value-type="float" office:value="614437000" calcext:value-type="float">
            <text:p>614437000</text:p>
          </table:table-cell>
          <table:table-cell office:value-type="float" office:value="615238000" calcext:value-type="float">
            <text:p>615238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4991000" calcext:value-type="float">
            <text:p>614991000</text:p>
          </table:table-cell>
          <table:table-cell office:value-type="float" office:value="615208000" calcext:value-type="float">
            <text:p>615208000</text:p>
          </table:table-cell>
          <table:table-cell office:value-type="float" office:value="614816000" calcext:value-type="float">
            <text:p>614816000</text:p>
          </table:table-cell>
          <table:table-cell office:value-type="float" office:value="615214000" calcext:value-type="float">
            <text:p>615214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4765000" calcext:value-type="float">
            <text:p>614765000</text:p>
          </table:table-cell>
          <table:table-cell office:value-type="float" office:value="614902000" calcext:value-type="float">
            <text:p>61490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152000" calcext:value-type="float">
            <text:p>615152000</text:p>
          </table:table-cell>
          <table:table-cell office:value-type="float" office:value="614762000" calcext:value-type="float">
            <text:p>614762000</text:p>
          </table:table-cell>
          <table:table-cell office:value-type="float" office:value="614945000" calcext:value-type="float">
            <text:p>614945000</text:p>
          </table:table-cell>
          <table:table-cell office:value-type="float" office:value="615060000" calcext:value-type="float">
            <text:p>615060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4629000" calcext:value-type="float">
            <text:p>614629000</text:p>
          </table:table-cell>
          <table:table-cell office:value-type="float" office:value="614964000" calcext:value-type="float">
            <text:p>614964000</text:p>
          </table:table-cell>
          <table:table-cell office:value-type="float" office:value="614479000" calcext:value-type="float">
            <text:p>614479000</text:p>
          </table:table-cell>
          <table:table-cell office:value-type="float" office:value="614478000" calcext:value-type="float">
            <text:p>614478000</text:p>
          </table:table-cell>
          <table:table-cell office:value-type="float" office:value="614962000" calcext:value-type="float">
            <text:p>614962000</text:p>
          </table:table-cell>
          <table:table-cell office:value-type="float" office:value="615250000" calcext:value-type="float">
            <text:p>615250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799000" calcext:value-type="float">
            <text:p>614799000</text:p>
          </table:table-cell>
          <table:table-cell table:number-columns-repeated="2" office:value-type="float" office:value="615246000" calcext:value-type="float">
            <text:p>615246000</text:p>
          </table:table-cell>
          <table:table-cell office:value-type="float" office:value="615137000" calcext:value-type="float">
            <text:p>615137000</text:p>
          </table:table-cell>
          <table:table-cell office:value-type="float" office:value="615219000" calcext:value-type="float">
            <text:p>615219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27000" calcext:value-type="float">
            <text:p>615227000</text:p>
          </table:table-cell>
          <table:table-cell office:value-type="float" office:value="614915000" calcext:value-type="float">
            <text:p>614915000</text:p>
          </table:table-cell>
          <table:table-cell office:value-type="float" office:value="615353000" calcext:value-type="float">
            <text:p>615353000</text:p>
          </table:table-cell>
          <table:table-cell office:value-type="float" office:value="614571000" calcext:value-type="float">
            <text:p>614571000</text:p>
          </table:table-cell>
          <table:table-cell office:value-type="float" office:value="614441000" calcext:value-type="float">
            <text:p>614441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185000" calcext:value-type="float">
            <text:p>615185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34000" calcext:value-type="float">
            <text:p>615234000</text:p>
          </table:table-cell>
          <table:table-cell office:value-type="float" office:value="615255000" calcext:value-type="float">
            <text:p>615255000</text:p>
          </table:table-cell>
          <table:table-cell office:value-type="float" office:value="615234000" calcext:value-type="float">
            <text:p>615234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5261000" calcext:value-type="float">
            <text:p>615261000</text:p>
          </table:table-cell>
          <table:table-cell office:value-type="float" office:value="615227000" calcext:value-type="float">
            <text:p>615227000</text:p>
          </table:table-cell>
          <table:table-cell office:value-type="float" office:value="615250000" calcext:value-type="float">
            <text:p>615250000</text:p>
          </table:table-cell>
          <table:table-cell office:value-type="float" office:value="615219000" calcext:value-type="float">
            <text:p>615219000</text:p>
          </table:table-cell>
          <table:table-cell office:value-type="float" office:value="615104000" calcext:value-type="float">
            <text:p>615104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073000" calcext:value-type="float">
            <text:p>615073000</text:p>
          </table:table-cell>
          <table:table-cell office:value-type="float" office:value="615176000" calcext:value-type="float">
            <text:p>615176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4450000" calcext:value-type="float">
            <text:p>614450000</text:p>
          </table:table-cell>
          <table:table-cell office:value-type="float" office:value="615237000" calcext:value-type="float">
            <text:p>615237000</text:p>
          </table:table-cell>
          <table:table-cell office:value-type="float" office:value="615289000" calcext:value-type="float">
            <text:p>615289000</text:p>
          </table:table-cell>
          <table:table-cell office:value-type="float" office:value="615230000" calcext:value-type="float">
            <text:p>615230000</text:p>
          </table:table-cell>
          <table:table-cell office:value-type="float" office:value="615145000" calcext:value-type="float">
            <text:p>615145000</text:p>
          </table:table-cell>
          <table:table-cell office:value-type="float" office:value="614929000" calcext:value-type="float">
            <text:p>614929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92000" calcext:value-type="float">
            <text:p>615292000</text:p>
          </table:table-cell>
          <table:table-cell office:value-type="float" office:value="615251000" calcext:value-type="float">
            <text:p>615251000</text:p>
          </table:table-cell>
          <table:table-cell office:value-type="float" office:value="615216000" calcext:value-type="float">
            <text:p>615216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005000" calcext:value-type="float">
            <text:p>615005000</text:p>
          </table:table-cell>
          <table:table-cell office:value-type="float" office:value="614950000" calcext:value-type="float">
            <text:p>614950000</text:p>
          </table:table-cell>
          <table:table-cell office:value-type="float" office:value="614968000" calcext:value-type="float">
            <text:p>614968000</text:p>
          </table:table-cell>
          <table:table-cell office:value-type="float" office:value="615261000" calcext:value-type="float">
            <text:p>615261000</text:p>
          </table:table-cell>
          <table:table-cell table:number-columns-repeated="4" office:value-type="float" office:value="615246000" calcext:value-type="float">
            <text:p>615246000</text:p>
          </table:table-cell>
          <table:table-cell office:value-type="float" office:value="615219000" calcext:value-type="float">
            <text:p>615219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08000" calcext:value-type="float">
            <text:p>615208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253000" calcext:value-type="float">
            <text:p>615253000</text:p>
          </table:table-cell>
          <table:table-cell office:value-type="float" office:value="615244000" calcext:value-type="float">
            <text:p>615244000</text:p>
          </table:table-cell>
          <table:table-cell office:value-type="float" office:value="615192000" calcext:value-type="float">
            <text:p>615192000</text:p>
          </table:table-cell>
          <table:table-cell office:value-type="float" office:value="615227000" calcext:value-type="float">
            <text:p>615227000</text:p>
          </table:table-cell>
          <table:table-cell office:value-type="float" office:value="614892000" calcext:value-type="float">
            <text:p>61489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720000" calcext:value-type="float">
            <text:p>614720000</text:p>
          </table:table-cell>
          <table:table-cell office:value-type="float" office:value="615028000" calcext:value-type="float">
            <text:p>615028000</text:p>
          </table:table-cell>
          <table:table-cell office:value-type="float" office:value="615159000" calcext:value-type="float">
            <text:p>615159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54000" calcext:value-type="float">
            <text:p>615254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29000" calcext:value-type="float">
            <text:p>615229000</text:p>
          </table:table-cell>
          <table:table-cell office:value-type="float" office:value="614887000" calcext:value-type="float">
            <text:p>614887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07000" calcext:value-type="float">
            <text:p>615207000</text:p>
          </table:table-cell>
          <table:table-cell office:value-type="float" office:value="614937000" calcext:value-type="float">
            <text:p>614937000</text:p>
          </table:table-cell>
          <table:table-cell office:value-type="float" office:value="615079000" calcext:value-type="float">
            <text:p>615079000</text:p>
          </table:table-cell>
          <table:table-cell office:value-type="float" office:value="615232000" calcext:value-type="float">
            <text:p>615232000</text:p>
          </table:table-cell>
          <table:table-cell table:number-columns-repeated="2" office:value-type="float" office:value="615221000" calcext:value-type="float">
            <text:p>615221000</text:p>
          </table:table-cell>
          <table:table-cell office:value-type="float" office:value="615236000" calcext:value-type="float">
            <text:p>615236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4721000" calcext:value-type="float">
            <text:p>614721000</text:p>
          </table:table-cell>
          <table:table-cell office:value-type="float" office:value="614855000" calcext:value-type="float">
            <text:p>614855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658000" calcext:value-type="float">
            <text:p>614658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2839000" calcext:value-type="float">
            <text:p>612839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15000" calcext:value-type="float">
            <text:p>615215000</text:p>
          </table:table-cell>
          <table:table-cell office:value-type="float" office:value="615273000" calcext:value-type="float">
            <text:p>615273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189000" calcext:value-type="float">
            <text:p>615189000</text:p>
          </table:table-cell>
          <table:table-cell office:value-type="float" office:value="615225000" calcext:value-type="float">
            <text:p>615225000</text:p>
          </table:table-cell>
          <table:table-cell office:value-type="float" office:value="615107000" calcext:value-type="float">
            <text:p>615107000</text:p>
          </table:table-cell>
          <table:table-cell office:value-type="float" office:value="615245000" calcext:value-type="float">
            <text:p>615245000</text:p>
          </table:table-cell>
          <table:table-cell office:value-type="float" office:value="615135000" calcext:value-type="float">
            <text:p>615135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129000" calcext:value-type="float">
            <text:p>615129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085000" calcext:value-type="float">
            <text:p>615085000</text:p>
          </table:table-cell>
          <table:table-cell office:value-type="float" office:value="615185000" calcext:value-type="float">
            <text:p>615185000</text:p>
          </table:table-cell>
          <table:table-cell office:value-type="float" office:value="614753000" calcext:value-type="float">
            <text:p>614753000</text:p>
          </table:table-cell>
          <table:table-cell office:value-type="float" office:value="615240000" calcext:value-type="float">
            <text:p>615240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4801000" calcext:value-type="float">
            <text:p>614801000</text:p>
          </table:table-cell>
          <table:table-cell office:value-type="float" office:value="615196000" calcext:value-type="float">
            <text:p>615196000</text:p>
          </table:table-cell>
          <table:table-cell office:value-type="float" office:value="615227000" calcext:value-type="float">
            <text:p>615227000</text:p>
          </table:table-cell>
          <table:table-cell office:value-type="float" office:value="615334000" calcext:value-type="float">
            <text:p>615334000</text:p>
          </table:table-cell>
          <table:table-cell office:value-type="float" office:value="614573000" calcext:value-type="float">
            <text:p>614573000</text:p>
          </table:table-cell>
          <table:table-cell office:value-type="float" office:value="614989000" calcext:value-type="float">
            <text:p>614989000</text:p>
          </table:table-cell>
          <table:table-cell office:value-type="float" office:value="615190000" calcext:value-type="float">
            <text:p>615190000</text:p>
          </table:table-cell>
          <table:table-cell office:value-type="float" office:value="614044000" calcext:value-type="float">
            <text:p>614044000</text:p>
          </table:table-cell>
          <table:table-cell office:value-type="float" office:value="615269000" calcext:value-type="float">
            <text:p>615269000</text:p>
          </table:table-cell>
          <table:table-cell table:number-columns-repeated="2" office:value-type="float" office:value="615243000" calcext:value-type="float">
            <text:p>615243000</text:p>
          </table:table-cell>
          <table:table-cell office:value-type="float" office:value="615187000" calcext:value-type="float">
            <text:p>615187000</text:p>
          </table:table-cell>
          <table:table-cell office:value-type="float" office:value="615481000" calcext:value-type="float">
            <text:p>615481000</text:p>
          </table:table-cell>
          <table:table-cell office:value-type="float" office:value="614734000" calcext:value-type="float">
            <text:p>614734000</text:p>
          </table:table-cell>
          <table:table-cell office:value-type="float" office:value="615236000" calcext:value-type="float">
            <text:p>615236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297000" calcext:value-type="float">
            <text:p>615297000</text:p>
          </table:table-cell>
          <table:table-cell office:value-type="float" office:value="615457000" calcext:value-type="float">
            <text:p>615457000</text:p>
          </table:table-cell>
          <table:table-cell office:value-type="float" office:value="615238000" calcext:value-type="float">
            <text:p>615238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15000" calcext:value-type="float">
            <text:p>615215000</text:p>
          </table:table-cell>
          <table:table-cell office:value-type="float" office:value="615191000" calcext:value-type="float">
            <text:p>615191000</text:p>
          </table:table-cell>
          <table:table-cell office:value-type="float" office:value="615185000" calcext:value-type="float">
            <text:p>615185000</text:p>
          </table:table-cell>
          <table:table-cell office:value-type="float" office:value="615054000" calcext:value-type="float">
            <text:p>615054000</text:p>
          </table:table-cell>
          <table:table-cell office:value-type="float" office:value="615354000" calcext:value-type="float">
            <text:p>615354000</text:p>
          </table:table-cell>
          <table:table-cell office:value-type="float" office:value="615000000" calcext:value-type="float">
            <text:p>615000000</text:p>
          </table:table-cell>
          <table:table-cell office:value-type="float" office:value="614658000" calcext:value-type="float">
            <text:p>614658000</text:p>
          </table:table-cell>
          <table:table-cell office:value-type="float" office:value="615345000" calcext:value-type="float">
            <text:p>615345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4337000" calcext:value-type="float">
            <text:p>614337000</text:p>
          </table:table-cell>
          <table:table-cell office:value-type="float" office:value="614918000" calcext:value-type="float">
            <text:p>614918000</text:p>
          </table:table-cell>
          <table:table-cell office:value-type="float" office:value="615351000" calcext:value-type="float">
            <text:p>615351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181000" calcext:value-type="float">
            <text:p>615181000</text:p>
          </table:table-cell>
          <table:table-cell office:value-type="float" office:value="615213000" calcext:value-type="float">
            <text:p>615213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384000" calcext:value-type="float">
            <text:p>615384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71000" calcext:value-type="float">
            <text:p>615271000</text:p>
          </table:table-cell>
          <table:table-cell office:value-type="float" office:value="614962000" calcext:value-type="float">
            <text:p>61496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985000" calcext:value-type="float">
            <text:p>614985000</text:p>
          </table:table-cell>
          <table:table-cell office:value-type="float" office:value="614811000" calcext:value-type="float">
            <text:p>614811000</text:p>
          </table:table-cell>
          <table:table-cell office:value-type="float" office:value="615250000" calcext:value-type="float">
            <text:p>615250000</text:p>
          </table:table-cell>
          <table:table-cell office:value-type="float" office:value="615218000" calcext:value-type="float">
            <text:p>615218000</text:p>
          </table:table-cell>
          <table:table-cell office:value-type="float" office:value="615252000" calcext:value-type="float">
            <text:p>615252000</text:p>
          </table:table-cell>
          <table:table-cell office:value-type="float" office:value="615133000" calcext:value-type="float">
            <text:p>615133000</text:p>
          </table:table-cell>
          <table:table-cell office:value-type="float" office:value="615187000" calcext:value-type="float">
            <text:p>615187000</text:p>
          </table:table-cell>
          <table:table-cell office:value-type="float" office:value="615245000" calcext:value-type="float">
            <text:p>615245000</text:p>
          </table:table-cell>
          <table:table-cell office:value-type="float" office:value="614758000" calcext:value-type="float">
            <text:p>614758000</text:p>
          </table:table-cell>
          <table:table-cell office:value-type="float" office:value="615139000" calcext:value-type="float">
            <text:p>615139000</text:p>
          </table:table-cell>
          <table:table-cell office:value-type="float" office:value="615240000" calcext:value-type="float">
            <text:p>615240000</text:p>
          </table:table-cell>
          <table:table-cell office:value-type="float" office:value="615250000" calcext:value-type="float">
            <text:p>615250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3963000" calcext:value-type="float">
            <text:p>613963000</text:p>
          </table:table-cell>
          <table:table-cell office:value-type="float" office:value="614981000" calcext:value-type="float">
            <text:p>614981000</text:p>
          </table:table-cell>
          <table:table-cell office:value-type="float" office:value="614826000" calcext:value-type="float">
            <text:p>614826000</text:p>
          </table:table-cell>
          <table:table-cell office:value-type="float" office:value="614956000" calcext:value-type="float">
            <text:p>614956000</text:p>
          </table:table-cell>
          <table:table-cell office:value-type="float" office:value="615151000" calcext:value-type="float">
            <text:p>615151000</text:p>
          </table:table-cell>
          <table:table-cell office:value-type="float" office:value="615222000" calcext:value-type="float">
            <text:p>615222000</text:p>
          </table:table-cell>
          <table:table-cell office:value-type="float" office:value="615075000" calcext:value-type="float">
            <text:p>615075000</text:p>
          </table:table-cell>
          <table:table-cell office:value-type="float" office:value="615231000" calcext:value-type="float">
            <text:p>615231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4412000" calcext:value-type="float">
            <text:p>614412000</text:p>
          </table:table-cell>
          <table:table-cell office:value-type="float" office:value="614025000" calcext:value-type="float">
            <text:p>614025000</text:p>
          </table:table-cell>
          <table:table-cell office:value-type="float" office:value="615236000" calcext:value-type="float">
            <text:p>615236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45000" calcext:value-type="float">
            <text:p>615245000</text:p>
          </table:table-cell>
          <table:table-cell office:value-type="float" office:value="614230000" calcext:value-type="float">
            <text:p>614230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50000" calcext:value-type="float">
            <text:p>615250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13000" calcext:value-type="float">
            <text:p>615213000</text:p>
          </table:table-cell>
          <table:table-cell office:value-type="float" office:value="614839000" calcext:value-type="float">
            <text:p>614839000</text:p>
          </table:table-cell>
          <table:table-cell office:value-type="float" office:value="614268000" calcext:value-type="float">
            <text:p>614268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31000" calcext:value-type="float">
            <text:p>615231000</text:p>
          </table:table-cell>
          <table:table-cell office:value-type="float" office:value="615006000" calcext:value-type="float">
            <text:p>615006000</text:p>
          </table:table-cell>
          <table:table-cell office:value-type="float" office:value="615226000" calcext:value-type="float">
            <text:p>615226000</text:p>
          </table:table-cell>
          <table:table-cell office:value-type="float" office:value="615197000" calcext:value-type="float">
            <text:p>615197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0000" calcext:value-type="float">
            <text:p>615240000</text:p>
          </table:table-cell>
          <table:table-cell office:value-type="float" office:value="615049000" calcext:value-type="float">
            <text:p>615049000</text:p>
          </table:table-cell>
          <table:table-cell office:value-type="float" office:value="615038000" calcext:value-type="float">
            <text:p>615038000</text:p>
          </table:table-cell>
          <table:table-cell office:value-type="float" office:value="614828000" calcext:value-type="float">
            <text:p>614828000</text:p>
          </table:table-cell>
          <table:table-cell office:value-type="float" office:value="615231000" calcext:value-type="float">
            <text:p>615231000</text:p>
          </table:table-cell>
          <table:table-cell table:number-columns-repeated="2" office:value-type="float" office:value="615244000" calcext:value-type="float">
            <text:p>615244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209000" calcext:value-type="float">
            <text:p>615209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166000" calcext:value-type="float">
            <text:p>615166000</text:p>
          </table:table-cell>
          <table:table-cell office:value-type="float" office:value="615260000" calcext:value-type="float">
            <text:p>615260000</text:p>
          </table:table-cell>
          <table:table-cell office:value-type="float" office:value="615363000" calcext:value-type="float">
            <text:p>615363000</text:p>
          </table:table-cell>
          <table:table-cell office:value-type="float" office:value="614713000" calcext:value-type="float">
            <text:p>614713000</text:p>
          </table:table-cell>
          <table:table-cell office:value-type="float" office:value="614562000" calcext:value-type="float">
            <text:p>614562000</text:p>
          </table:table-cell>
          <table:table-cell office:value-type="float" office:value="615258000" calcext:value-type="float">
            <text:p>615258000</text:p>
          </table:table-cell>
          <table:table-cell office:value-type="float" office:value="615224000" calcext:value-type="float">
            <text:p>615224000</text:p>
          </table:table-cell>
          <table:table-cell office:value-type="float" office:value="615262000" calcext:value-type="float">
            <text:p>615262000</text:p>
          </table:table-cell>
          <table:table-cell office:value-type="float" office:value="614615000" calcext:value-type="float">
            <text:p>614615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3495000" calcext:value-type="float">
            <text:p>613495000</text:p>
          </table:table-cell>
          <table:table-cell office:value-type="float" office:value="613778000" calcext:value-type="float">
            <text:p>613778000</text:p>
          </table:table-cell>
          <table:table-cell office:value-type="float" office:value="615202000" calcext:value-type="float">
            <text:p>615202000</text:p>
          </table:table-cell>
          <table:table-cell office:value-type="float" office:value="614431000" calcext:value-type="float">
            <text:p>614431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26000" calcext:value-type="float">
            <text:p>615226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896000" calcext:value-type="float">
            <text:p>614896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018000" calcext:value-type="float">
            <text:p>615018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5201000" calcext:value-type="float">
            <text:p>615201000</text:p>
          </table:table-cell>
          <table:table-cell office:value-type="float" office:value="614719000" calcext:value-type="float">
            <text:p>614719000</text:p>
          </table:table-cell>
          <table:table-cell office:value-type="float" office:value="614860000" calcext:value-type="float">
            <text:p>614860000</text:p>
          </table:table-cell>
          <table:table-cell office:value-type="float" office:value="615202000" calcext:value-type="float">
            <text:p>615202000</text:p>
          </table:table-cell>
          <table:table-cell office:value-type="float" office:value="615189000" calcext:value-type="float">
            <text:p>615189000</text:p>
          </table:table-cell>
          <table:table-cell office:value-type="float" office:value="615200000" calcext:value-type="float">
            <text:p>615200000</text:p>
          </table:table-cell>
          <table:table-cell table:number-columns-repeated="2" office:value-type="float" office:value="615241000" calcext:value-type="float">
            <text:p>615241000</text:p>
          </table:table-cell>
          <table:table-cell office:value-type="float" office:value="614656000" calcext:value-type="float">
            <text:p>614656000</text:p>
          </table:table-cell>
          <table:table-cell office:value-type="float" office:value="614821000" calcext:value-type="float">
            <text:p>614821000</text:p>
          </table:table-cell>
          <table:table-cell office:value-type="float" office:value="615165000" calcext:value-type="float">
            <text:p>615165000</text:p>
          </table:table-cell>
          <table:table-cell office:value-type="float" office:value="615130000" calcext:value-type="float">
            <text:p>615130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4902000" calcext:value-type="float">
            <text:p>614902000</text:p>
          </table:table-cell>
          <table:table-cell office:value-type="float" office:value="614909000" calcext:value-type="float">
            <text:p>614909000</text:p>
          </table:table-cell>
          <table:table-cell office:value-type="float" office:value="614788000" calcext:value-type="float">
            <text:p>614788000</text:p>
          </table:table-cell>
          <table:table-cell office:value-type="float" office:value="614919000" calcext:value-type="float">
            <text:p>614919000</text:p>
          </table:table-cell>
          <table:table-cell office:value-type="float" office:value="615246000" calcext:value-type="float">
            <text:p>615246000</text:p>
          </table:table-cell>
          <table:table-cell table:number-columns-repeated="2" office:value-type="float" office:value="615248000" calcext:value-type="float">
            <text:p>615248000</text:p>
          </table:table-cell>
          <table:table-cell office:value-type="float" office:value="615199000" calcext:value-type="float">
            <text:p>615199000</text:p>
          </table:table-cell>
          <table:table-cell office:value-type="float" office:value="615270000" calcext:value-type="float">
            <text:p>615270000</text:p>
          </table:table-cell>
          <table:table-cell office:value-type="float" office:value="614816000" calcext:value-type="float">
            <text:p>614816000</text:p>
          </table:table-cell>
          <table:table-cell office:value-type="float" office:value="615241000" calcext:value-type="float">
            <text:p>615241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22000" calcext:value-type="float">
            <text:p>615222000</text:p>
          </table:table-cell>
          <table:table-cell office:value-type="float" office:value="615117000" calcext:value-type="float">
            <text:p>615117000</text:p>
          </table:table-cell>
          <table:table-cell office:value-type="float" office:value="615197000" calcext:value-type="float">
            <text:p>615197000</text:p>
          </table:table-cell>
          <table:table-cell office:value-type="float" office:value="615229000" calcext:value-type="float">
            <text:p>615229000</text:p>
          </table:table-cell>
          <table:table-cell office:value-type="float" office:value="615139000" calcext:value-type="float">
            <text:p>615139000</text:p>
          </table:table-cell>
          <table:table-cell office:value-type="float" office:value="615057000" calcext:value-type="float">
            <text:p>615057000</text:p>
          </table:table-cell>
          <table:table-cell office:value-type="float" office:value="615022000" calcext:value-type="float">
            <text:p>615022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3769000" calcext:value-type="float">
            <text:p>613769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42000" calcext:value-type="float">
            <text:p>615242000</text:p>
          </table:table-cell>
          <table:table-cell office:value-type="float" office:value="615247000" calcext:value-type="float">
            <text:p>615247000</text:p>
          </table:table-cell>
          <table:table-cell office:value-type="float" office:value="615333000" calcext:value-type="float">
            <text:p>615333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193000" calcext:value-type="float">
            <text:p>615193000</text:p>
          </table:table-cell>
          <table:table-cell office:value-type="float" office:value="615252000" calcext:value-type="float">
            <text:p>615252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5283000" calcext:value-type="float">
            <text:p>615283000</text:p>
          </table:table-cell>
          <table:table-cell office:value-type="float" office:value="615240000" calcext:value-type="float">
            <text:p>615240000</text:p>
          </table:table-cell>
          <table:table-cell office:value-type="float" office:value="615076000" calcext:value-type="float">
            <text:p>615076000</text:p>
          </table:table-cell>
          <table:table-cell office:value-type="float" office:value="615018000" calcext:value-type="float">
            <text:p>615018000</text:p>
          </table:table-cell>
          <table:table-cell office:value-type="float" office:value="615230000" calcext:value-type="float">
            <text:p>615230000</text:p>
          </table:table-cell>
          <table:table-cell office:value-type="float" office:value="614903000" calcext:value-type="float">
            <text:p>614903000</text:p>
          </table:table-cell>
          <table:table-cell office:value-type="float" office:value="615019000" calcext:value-type="float">
            <text:p>615019000</text:p>
          </table:table-cell>
          <table:table-cell office:value-type="float" office:value="615239000" calcext:value-type="float">
            <text:p>615239000</text:p>
          </table:table-cell>
          <table:table-cell office:value-type="float" office:value="615040000" calcext:value-type="float">
            <text:p>615040000</text:p>
          </table:table-cell>
          <table:table-cell office:value-type="float" office:value="615246000" calcext:value-type="float">
            <text:p>615246000</text:p>
          </table:table-cell>
          <table:table-cell office:value-type="float" office:value="615231000" calcext:value-type="float">
            <text:p>615231000</text:p>
          </table:table-cell>
          <table:table-cell office:value-type="float" office:value="615248000" calcext:value-type="float">
            <text:p>615248000</text:p>
          </table:table-cell>
          <table:table-cell office:value-type="float" office:value="615238000" calcext:value-type="float">
            <text:p>615238000</text:p>
          </table:table-cell>
          <table:table-cell office:value-type="float" office:value="615953000" calcext:value-type="float">
            <text:p>615953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158000" calcext:value-type="float">
            <text:p>616158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98000" calcext:value-type="float">
            <text:p>616198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29000" calcext:value-type="float">
            <text:p>616229000</text:p>
          </table:table-cell>
          <table:table-cell office:value-type="float" office:value="616040000" calcext:value-type="float">
            <text:p>616040000</text:p>
          </table:table-cell>
          <table:table-cell office:value-type="float" office:value="615149000" calcext:value-type="float">
            <text:p>615149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86000" calcext:value-type="float">
            <text:p>616286000</text:p>
          </table:table-cell>
          <table:table-cell office:value-type="float" office:value="616123000" calcext:value-type="float">
            <text:p>616123000</text:p>
          </table:table-cell>
          <table:table-cell office:value-type="float" office:value="615912000" calcext:value-type="float">
            <text:p>615912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05000" calcext:value-type="float">
            <text:p>616205000</text:p>
          </table:table-cell>
          <table:table-cell office:value-type="float" office:value="615601000" calcext:value-type="float">
            <text:p>615601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5767000" calcext:value-type="float">
            <text:p>615767000</text:p>
          </table:table-cell>
          <table:table-cell office:value-type="float" office:value="615930000" calcext:value-type="float">
            <text:p>615930000</text:p>
          </table:table-cell>
          <table:table-cell office:value-type="float" office:value="616165000" calcext:value-type="float">
            <text:p>616165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6243000" calcext:value-type="float">
            <text:p>616243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5464000" calcext:value-type="float">
            <text:p>615464000</text:p>
          </table:table-cell>
          <table:table-cell office:value-type="float" office:value="615781000" calcext:value-type="float">
            <text:p>615781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5515000" calcext:value-type="float">
            <text:p>615515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6193000" calcext:value-type="float">
            <text:p>616193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07000" calcext:value-type="float">
            <text:p>616207000</text:p>
          </table:table-cell>
          <table:table-cell table:number-columns-repeated="2" office:value-type="float" office:value="616213000" calcext:value-type="float">
            <text:p>616213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903000" calcext:value-type="float">
            <text:p>615903000</text:p>
          </table:table-cell>
          <table:table-cell office:value-type="float" office:value="616274000" calcext:value-type="float">
            <text:p>616274000</text:p>
          </table:table-cell>
          <table:table-cell office:value-type="float" office:value="615819000" calcext:value-type="float">
            <text:p>615819000</text:p>
          </table:table-cell>
          <table:table-cell office:value-type="float" office:value="616115000" calcext:value-type="float">
            <text:p>616115000</text:p>
          </table:table-cell>
          <table:table-cell office:value-type="float" office:value="616168000" calcext:value-type="float">
            <text:p>616168000</text:p>
          </table:table-cell>
          <table:table-cell office:value-type="float" office:value="616322000" calcext:value-type="float">
            <text:p>616322000</text:p>
          </table:table-cell>
          <table:table-cell office:value-type="float" office:value="616168000" calcext:value-type="float">
            <text:p>616168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250000" calcext:value-type="float">
            <text:p>616250000</text:p>
          </table:table-cell>
          <table:table-cell office:value-type="float" office:value="615657000" calcext:value-type="float">
            <text:p>615657000</text:p>
          </table:table-cell>
          <table:table-cell office:value-type="float" office:value="616229000" calcext:value-type="float">
            <text:p>616229000</text:p>
          </table:table-cell>
          <table:table-cell office:value-type="float" office:value="616197000" calcext:value-type="float">
            <text:p>616197000</text:p>
          </table:table-cell>
          <table:table-cell office:value-type="float" office:value="616052000" calcext:value-type="float">
            <text:p>616052000</text:p>
          </table:table-cell>
          <table:table-cell office:value-type="float" office:value="615894000" calcext:value-type="float">
            <text:p>615894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517000" calcext:value-type="float">
            <text:p>615517000</text:p>
          </table:table-cell>
          <table:table-cell office:value-type="float" office:value="615937000" calcext:value-type="float">
            <text:p>615937000</text:p>
          </table:table-cell>
          <table:table-cell office:value-type="float" office:value="616385000" calcext:value-type="float">
            <text:p>616385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202000" calcext:value-type="float">
            <text:p>616202000</text:p>
          </table:table-cell>
          <table:table-cell office:value-type="float" office:value="615683000" calcext:value-type="float">
            <text:p>615683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450000" calcext:value-type="float">
            <text:p>615450000</text:p>
          </table:table-cell>
          <table:table-cell office:value-type="float" office:value="616138000" calcext:value-type="float">
            <text:p>616138000</text:p>
          </table:table-cell>
          <table:table-cell office:value-type="float" office:value="615966000" calcext:value-type="float">
            <text:p>615966000</text:p>
          </table:table-cell>
          <table:table-cell office:value-type="float" office:value="616197000" calcext:value-type="float">
            <text:p>616197000</text:p>
          </table:table-cell>
          <table:table-cell office:value-type="float" office:value="616114000" calcext:value-type="float">
            <text:p>616114000</text:p>
          </table:table-cell>
          <table:table-cell office:value-type="float" office:value="616237000" calcext:value-type="float">
            <text:p>616237000</text:p>
          </table:table-cell>
          <table:table-cell office:value-type="float" office:value="616126000" calcext:value-type="float">
            <text:p>616126000</text:p>
          </table:table-cell>
          <table:table-cell office:value-type="float" office:value="616101000" calcext:value-type="float">
            <text:p>616101000</text:p>
          </table:table-cell>
          <table:table-cell office:value-type="float" office:value="615962000" calcext:value-type="float">
            <text:p>615962000</text:p>
          </table:table-cell>
          <table:table-cell office:value-type="float" office:value="616073000" calcext:value-type="float">
            <text:p>616073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192000" calcext:value-type="float">
            <text:p>616192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118000" calcext:value-type="float">
            <text:p>616118000</text:p>
          </table:table-cell>
          <table:table-cell office:value-type="float" office:value="616084000" calcext:value-type="float">
            <text:p>616084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118000" calcext:value-type="float">
            <text:p>616118000</text:p>
          </table:table-cell>
          <table:table-cell office:value-type="float" office:value="616057000" calcext:value-type="float">
            <text:p>616057000</text:p>
          </table:table-cell>
          <table:table-cell office:value-type="float" office:value="616076000" calcext:value-type="float">
            <text:p>616076000</text:p>
          </table:table-cell>
          <table:table-cell office:value-type="float" office:value="616111000" calcext:value-type="float">
            <text:p>616111000</text:p>
          </table:table-cell>
          <table:table-cell office:value-type="float" office:value="615615000" calcext:value-type="float">
            <text:p>615615000</text:p>
          </table:table-cell>
          <table:table-cell office:value-type="float" office:value="616061000" calcext:value-type="float">
            <text:p>616061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246000" calcext:value-type="float">
            <text:p>616246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5745000" calcext:value-type="float">
            <text:p>615745000</text:p>
          </table:table-cell>
          <table:table-cell table:number-columns-repeated="2" office:value-type="float" office:value="616209000" calcext:value-type="float">
            <text:p>616209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069000" calcext:value-type="float">
            <text:p>616069000</text:p>
          </table:table-cell>
          <table:table-cell office:value-type="float" office:value="615379000" calcext:value-type="float">
            <text:p>615379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5213000" calcext:value-type="float">
            <text:p>615213000</text:p>
          </table:table-cell>
          <table:table-cell office:value-type="float" office:value="615166000" calcext:value-type="float">
            <text:p>615166000</text:p>
          </table:table-cell>
          <table:table-cell office:value-type="float" office:value="616203000" calcext:value-type="float">
            <text:p>616203000</text:p>
          </table:table-cell>
          <table:table-cell office:value-type="float" office:value="615965000" calcext:value-type="float">
            <text:p>615965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02000" calcext:value-type="float">
            <text:p>616202000</text:p>
          </table:table-cell>
          <table:table-cell office:value-type="float" office:value="615857000" calcext:value-type="float">
            <text:p>615857000</text:p>
          </table:table-cell>
          <table:table-cell office:value-type="float" office:value="616201000" calcext:value-type="float">
            <text:p>616201000</text:p>
          </table:table-cell>
          <table:table-cell office:value-type="float" office:value="615382000" calcext:value-type="float">
            <text:p>615382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95000" calcext:value-type="float">
            <text:p>616195000</text:p>
          </table:table-cell>
          <table:table-cell office:value-type="float" office:value="615880000" calcext:value-type="float">
            <text:p>615880000</text:p>
          </table:table-cell>
          <table:table-cell office:value-type="float" office:value="615131000" calcext:value-type="float">
            <text:p>615131000</text:p>
          </table:table-cell>
          <table:table-cell office:value-type="float" office:value="616216000" calcext:value-type="float">
            <text:p>616216000</text:p>
          </table:table-cell>
          <table:table-cell office:value-type="float" office:value="616187000" calcext:value-type="float">
            <text:p>616187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069000" calcext:value-type="float">
            <text:p>616069000</text:p>
          </table:table-cell>
          <table:table-cell office:value-type="float" office:value="616243000" calcext:value-type="float">
            <text:p>616243000</text:p>
          </table:table-cell>
          <table:table-cell office:value-type="float" office:value="616144000" calcext:value-type="float">
            <text:p>616144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02000" calcext:value-type="float">
            <text:p>616202000</text:p>
          </table:table-cell>
          <table:table-cell office:value-type="float" office:value="614929000" calcext:value-type="float">
            <text:p>614929000</text:p>
          </table:table-cell>
          <table:table-cell office:value-type="float" office:value="615622000" calcext:value-type="float">
            <text:p>615622000</text:p>
          </table:table-cell>
          <table:table-cell office:value-type="float" office:value="616479000" calcext:value-type="float">
            <text:p>616479000</text:p>
          </table:table-cell>
          <table:table-cell office:value-type="float" office:value="615171000" calcext:value-type="float">
            <text:p>615171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865000" calcext:value-type="float">
            <text:p>615865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5965000" calcext:value-type="float">
            <text:p>615965000</text:p>
          </table:table-cell>
          <table:table-cell office:value-type="float" office:value="616077000" calcext:value-type="float">
            <text:p>616077000</text:p>
          </table:table-cell>
          <table:table-cell office:value-type="float" office:value="615672000" calcext:value-type="float">
            <text:p>615672000</text:p>
          </table:table-cell>
          <table:table-cell office:value-type="float" office:value="616162000" calcext:value-type="float">
            <text:p>616162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71000" calcext:value-type="float">
            <text:p>616271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177000" calcext:value-type="float">
            <text:p>616177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65000" calcext:value-type="float">
            <text:p>616165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95000" calcext:value-type="float">
            <text:p>616195000</text:p>
          </table:table-cell>
          <table:table-cell office:value-type="float" office:value="615975000" calcext:value-type="float">
            <text:p>615975000</text:p>
          </table:table-cell>
          <table:table-cell office:value-type="float" office:value="616171000" calcext:value-type="float">
            <text:p>616171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5918000" calcext:value-type="float">
            <text:p>615918000</text:p>
          </table:table-cell>
          <table:table-cell office:value-type="float" office:value="616216000" calcext:value-type="float">
            <text:p>616216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97000" calcext:value-type="float">
            <text:p>616197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5969000" calcext:value-type="float">
            <text:p>615969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5402000" calcext:value-type="float">
            <text:p>615402000</text:p>
          </table:table-cell>
          <table:table-cell office:value-type="float" office:value="615641000" calcext:value-type="float">
            <text:p>615641000</text:p>
          </table:table-cell>
          <table:table-cell office:value-type="float" office:value="616201000" calcext:value-type="float">
            <text:p>616201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163000" calcext:value-type="float">
            <text:p>616163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57000" calcext:value-type="float">
            <text:p>616157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779000" calcext:value-type="float">
            <text:p>615779000</text:p>
          </table:table-cell>
          <table:table-cell office:value-type="float" office:value="616096000" calcext:value-type="float">
            <text:p>616096000</text:p>
          </table:table-cell>
          <table:table-cell office:value-type="float" office:value="616189000" calcext:value-type="float">
            <text:p>616189000</text:p>
          </table:table-cell>
          <table:table-cell office:value-type="float" office:value="615572000" calcext:value-type="float">
            <text:p>615572000</text:p>
          </table:table-cell>
          <table:table-cell office:value-type="float" office:value="615760000" calcext:value-type="float">
            <text:p>615760000</text:p>
          </table:table-cell>
          <table:table-cell office:value-type="float" office:value="616172000" calcext:value-type="float">
            <text:p>616172000</text:p>
          </table:table-cell>
          <table:table-cell office:value-type="float" office:value="616055000" calcext:value-type="float">
            <text:p>616055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26000" calcext:value-type="float">
            <text:p>616226000</text:p>
          </table:table-cell>
          <table:table-cell office:value-type="float" office:value="616058000" calcext:value-type="float">
            <text:p>616058000</text:p>
          </table:table-cell>
          <table:table-cell office:value-type="float" office:value="616000000" calcext:value-type="float">
            <text:p>616000000</text:p>
          </table:table-cell>
          <table:table-cell office:value-type="float" office:value="616142000" calcext:value-type="float">
            <text:p>616142000</text:p>
          </table:table-cell>
          <table:table-cell table:number-columns-repeated="3" office:value-type="float" office:value="616209000" calcext:value-type="float">
            <text:p>616209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6155000" calcext:value-type="float">
            <text:p>616155000</text:p>
          </table:table-cell>
          <table:table-cell office:value-type="float" office:value="616191000" calcext:value-type="float">
            <text:p>616191000</text:p>
          </table:table-cell>
          <table:table-cell office:value-type="float" office:value="616347000" calcext:value-type="float">
            <text:p>616347000</text:p>
          </table:table-cell>
          <table:table-cell office:value-type="float" office:value="616220000" calcext:value-type="float">
            <text:p>616220000</text:p>
          </table:table-cell>
          <table:table-cell office:value-type="float" office:value="615765000" calcext:value-type="float">
            <text:p>615765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204000" calcext:value-type="float">
            <text:p>616204000</text:p>
          </table:table-cell>
          <table:table-cell office:value-type="float" office:value="616163000" calcext:value-type="float">
            <text:p>616163000</text:p>
          </table:table-cell>
          <table:table-cell office:value-type="float" office:value="615632000" calcext:value-type="float">
            <text:p>615632000</text:p>
          </table:table-cell>
          <table:table-cell office:value-type="float" office:value="616202000" calcext:value-type="float">
            <text:p>616202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193000" calcext:value-type="float">
            <text:p>616193000</text:p>
          </table:table-cell>
          <table:table-cell office:value-type="float" office:value="615187000" calcext:value-type="float">
            <text:p>615187000</text:p>
          </table:table-cell>
          <table:table-cell office:value-type="float" office:value="616085000" calcext:value-type="float">
            <text:p>616085000</text:p>
          </table:table-cell>
          <table:table-cell office:value-type="float" office:value="615849000" calcext:value-type="float">
            <text:p>615849000</text:p>
          </table:table-cell>
          <table:table-cell office:value-type="float" office:value="615328000" calcext:value-type="float">
            <text:p>615328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045000" calcext:value-type="float">
            <text:p>616045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6184000" calcext:value-type="float">
            <text:p>616184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484000" calcext:value-type="float">
            <text:p>615484000</text:p>
          </table:table-cell>
          <table:table-cell table:number-columns-repeated="2" office:value-type="float" office:value="616210000" calcext:value-type="float">
            <text:p>616210000</text:p>
          </table:table-cell>
          <table:table-cell office:value-type="float" office:value="616266000" calcext:value-type="float">
            <text:p>616266000</text:p>
          </table:table-cell>
          <table:table-cell office:value-type="float" office:value="616077000" calcext:value-type="float">
            <text:p>616077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04000" calcext:value-type="float">
            <text:p>616204000</text:p>
          </table:table-cell>
          <table:table-cell office:value-type="float" office:value="616189000" calcext:value-type="float">
            <text:p>616189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5708000" calcext:value-type="float">
            <text:p>615708000</text:p>
          </table:table-cell>
          <table:table-cell office:value-type="float" office:value="616148000" calcext:value-type="float">
            <text:p>616148000</text:p>
          </table:table-cell>
          <table:table-cell office:value-type="float" office:value="615685000" calcext:value-type="float">
            <text:p>615685000</text:p>
          </table:table-cell>
          <table:table-cell office:value-type="float" office:value="616201000" calcext:value-type="float">
            <text:p>616201000</text:p>
          </table:table-cell>
          <table:table-cell office:value-type="float" office:value="615744000" calcext:value-type="float">
            <text:p>615744000</text:p>
          </table:table-cell>
          <table:table-cell office:value-type="float" office:value="615806000" calcext:value-type="float">
            <text:p>615806000</text:p>
          </table:table-cell>
          <table:table-cell office:value-type="float" office:value="615904000" calcext:value-type="float">
            <text:p>615904000</text:p>
          </table:table-cell>
          <table:table-cell office:value-type="float" office:value="616239000" calcext:value-type="float">
            <text:p>616239000</text:p>
          </table:table-cell>
          <table:table-cell office:value-type="float" office:value="615602000" calcext:value-type="float">
            <text:p>615602000</text:p>
          </table:table-cell>
          <table:table-cell office:value-type="float" office:value="616296000" calcext:value-type="float">
            <text:p>616296000</text:p>
          </table:table-cell>
          <table:table-cell office:value-type="float" office:value="616194000" calcext:value-type="float">
            <text:p>616194000</text:p>
          </table:table-cell>
          <table:table-cell office:value-type="float" office:value="616258000" calcext:value-type="float">
            <text:p>616258000</text:p>
          </table:table-cell>
          <table:table-cell office:value-type="float" office:value="616216000" calcext:value-type="float">
            <text:p>616216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753000" calcext:value-type="float">
            <text:p>615753000</text:p>
          </table:table-cell>
          <table:table-cell office:value-type="float" office:value="616190000" calcext:value-type="float">
            <text:p>616190000</text:p>
          </table:table-cell>
          <table:table-cell office:value-type="float" office:value="615578000" calcext:value-type="float">
            <text:p>615578000</text:p>
          </table:table-cell>
          <table:table-cell office:value-type="float" office:value="616182000" calcext:value-type="float">
            <text:p>616182000</text:p>
          </table:table-cell>
          <table:table-cell office:value-type="float" office:value="616131000" calcext:value-type="float">
            <text:p>616131000</text:p>
          </table:table-cell>
          <table:table-cell office:value-type="float" office:value="616176000" calcext:value-type="float">
            <text:p>616176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183000" calcext:value-type="float">
            <text:p>616183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196000" calcext:value-type="float">
            <text:p>616196000</text:p>
          </table:table-cell>
          <table:table-cell office:value-type="float" office:value="616184000" calcext:value-type="float">
            <text:p>616184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948000" calcext:value-type="float">
            <text:p>615948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5889000" calcext:value-type="float">
            <text:p>615889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042000" calcext:value-type="float">
            <text:p>616042000</text:p>
          </table:table-cell>
          <table:table-cell office:value-type="float" office:value="615762000" calcext:value-type="float">
            <text:p>615762000</text:p>
          </table:table-cell>
          <table:table-cell office:value-type="float" office:value="616189000" calcext:value-type="float">
            <text:p>616189000</text:p>
          </table:table-cell>
          <table:table-cell office:value-type="float" office:value="616228000" calcext:value-type="float">
            <text:p>616228000</text:p>
          </table:table-cell>
          <table:table-cell office:value-type="float" office:value="615561000" calcext:value-type="float">
            <text:p>615561000</text:p>
          </table:table-cell>
          <table:table-cell office:value-type="float" office:value="616219000" calcext:value-type="float">
            <text:p>616219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035000" calcext:value-type="float">
            <text:p>616035000</text:p>
          </table:table-cell>
          <table:table-cell office:value-type="float" office:value="616227000" calcext:value-type="float">
            <text:p>616227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194000" calcext:value-type="float">
            <text:p>616194000</text:p>
          </table:table-cell>
          <table:table-cell office:value-type="float" office:value="616063000" calcext:value-type="float">
            <text:p>616063000</text:p>
          </table:table-cell>
          <table:table-cell office:value-type="float" office:value="616016000" calcext:value-type="float">
            <text:p>616016000</text:p>
          </table:table-cell>
          <table:table-cell office:value-type="float" office:value="616046000" calcext:value-type="float">
            <text:p>616046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5936000" calcext:value-type="float">
            <text:p>615936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098000" calcext:value-type="float">
            <text:p>616098000</text:p>
          </table:table-cell>
          <table:table-cell office:value-type="float" office:value="616194000" calcext:value-type="float">
            <text:p>616194000</text:p>
          </table:table-cell>
          <table:table-cell office:value-type="float" office:value="616015000" calcext:value-type="float">
            <text:p>616015000</text:p>
          </table:table-cell>
          <table:table-cell office:value-type="float" office:value="615897000" calcext:value-type="float">
            <text:p>615897000</text:p>
          </table:table-cell>
          <table:table-cell office:value-type="float" office:value="616205000" calcext:value-type="float">
            <text:p>616205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086000" calcext:value-type="float">
            <text:p>616086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5621000" calcext:value-type="float">
            <text:p>615621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129000" calcext:value-type="float">
            <text:p>616129000</text:p>
          </table:table-cell>
          <table:table-cell office:value-type="float" office:value="616175000" calcext:value-type="float">
            <text:p>616175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5964000" calcext:value-type="float">
            <text:p>615964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6151000" calcext:value-type="float">
            <text:p>616151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192000" calcext:value-type="float">
            <text:p>616192000</text:p>
          </table:table-cell>
          <table:table-cell office:value-type="float" office:value="615860000" calcext:value-type="float">
            <text:p>615860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88000" calcext:value-type="float">
            <text:p>616288000</text:p>
          </table:table-cell>
          <table:table-cell office:value-type="float" office:value="615438000" calcext:value-type="float">
            <text:p>615438000</text:p>
          </table:table-cell>
          <table:table-cell office:value-type="float" office:value="616046000" calcext:value-type="float">
            <text:p>616046000</text:p>
          </table:table-cell>
          <table:table-cell office:value-type="float" office:value="616281000" calcext:value-type="float">
            <text:p>616281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5981000" calcext:value-type="float">
            <text:p>615981000</text:p>
          </table:table-cell>
          <table:table-cell office:value-type="float" office:value="614702000" calcext:value-type="float">
            <text:p>614702000</text:p>
          </table:table-cell>
          <table:table-cell office:value-type="float" office:value="616073000" calcext:value-type="float">
            <text:p>616073000</text:p>
          </table:table-cell>
          <table:table-cell office:value-type="float" office:value="615604000" calcext:value-type="float">
            <text:p>615604000</text:p>
          </table:table-cell>
          <table:table-cell office:value-type="float" office:value="615457000" calcext:value-type="float">
            <text:p>615457000</text:p>
          </table:table-cell>
          <table:table-cell table:number-columns-repeated="2" office:value-type="float" office:value="616211000" calcext:value-type="float">
            <text:p>616211000</text:p>
          </table:table-cell>
          <table:table-cell office:value-type="float" office:value="616025000" calcext:value-type="float">
            <text:p>616025000</text:p>
          </table:table-cell>
          <table:table-cell office:value-type="float" office:value="616190000" calcext:value-type="float">
            <text:p>616190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28000" calcext:value-type="float">
            <text:p>616128000</text:p>
          </table:table-cell>
          <table:table-cell office:value-type="float" office:value="616155000" calcext:value-type="float">
            <text:p>616155000</text:p>
          </table:table-cell>
          <table:table-cell office:value-type="float" office:value="616056000" calcext:value-type="float">
            <text:p>616056000</text:p>
          </table:table-cell>
          <table:table-cell table:number-columns-repeated="2" office:value-type="float" office:value="615891000" calcext:value-type="float">
            <text:p>615891000</text:p>
          </table:table-cell>
          <table:table-cell office:value-type="float" office:value="616190000" calcext:value-type="float">
            <text:p>616190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3000" calcext:value-type="float">
            <text:p>616213000</text:p>
          </table:table-cell>
          <table:table-cell table:number-columns-repeated="2" office:value-type="float" office:value="616208000" calcext:value-type="float">
            <text:p>616208000</text:p>
          </table:table-cell>
          <table:table-cell office:value-type="float" office:value="616132000" calcext:value-type="float">
            <text:p>616132000</text:p>
          </table:table-cell>
          <table:table-cell office:value-type="float" office:value="616038000" calcext:value-type="float">
            <text:p>616038000</text:p>
          </table:table-cell>
          <table:table-cell table:number-columns-repeated="2" office:value-type="float" office:value="616208000" calcext:value-type="float">
            <text:p>616208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5887000" calcext:value-type="float">
            <text:p>615887000</text:p>
          </table:table-cell>
          <table:table-cell office:value-type="float" office:value="615905000" calcext:value-type="float">
            <text:p>615905000</text:p>
          </table:table-cell>
          <table:table-cell office:value-type="float" office:value="616084000" calcext:value-type="float">
            <text:p>616084000</text:p>
          </table:table-cell>
          <table:table-cell office:value-type="float" office:value="615819000" calcext:value-type="float">
            <text:p>615819000</text:p>
          </table:table-cell>
          <table:table-cell office:value-type="float" office:value="615767000" calcext:value-type="float">
            <text:p>615767000</text:p>
          </table:table-cell>
          <table:table-cell office:value-type="float" office:value="615633000" calcext:value-type="float">
            <text:p>615633000</text:p>
          </table:table-cell>
          <table:table-cell office:value-type="float" office:value="614932000" calcext:value-type="float">
            <text:p>614932000</text:p>
          </table:table-cell>
          <table:table-cell office:value-type="float" office:value="616084000" calcext:value-type="float">
            <text:p>616084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690000" calcext:value-type="float">
            <text:p>616690000</text:p>
          </table:table-cell>
          <table:table-cell office:value-type="float" office:value="616147000" calcext:value-type="float">
            <text:p>616147000</text:p>
          </table:table-cell>
          <table:table-cell office:value-type="float" office:value="616110000" calcext:value-type="float">
            <text:p>616110000</text:p>
          </table:table-cell>
          <table:table-cell office:value-type="float" office:value="615792000" calcext:value-type="float">
            <text:p>615792000</text:p>
          </table:table-cell>
          <table:table-cell office:value-type="float" office:value="616035000" calcext:value-type="float">
            <text:p>616035000</text:p>
          </table:table-cell>
          <table:table-cell office:value-type="float" office:value="615845000" calcext:value-type="float">
            <text:p>615845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104000" calcext:value-type="float">
            <text:p>616104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168000" calcext:value-type="float">
            <text:p>616168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053000" calcext:value-type="float">
            <text:p>616053000</text:p>
          </table:table-cell>
          <table:table-cell office:value-type="float" office:value="616165000" calcext:value-type="float">
            <text:p>616165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6188000" calcext:value-type="float">
            <text:p>616188000</text:p>
          </table:table-cell>
          <table:table-cell office:value-type="float" office:value="616073000" calcext:value-type="float">
            <text:p>616073000</text:p>
          </table:table-cell>
          <table:table-cell office:value-type="float" office:value="616195000" calcext:value-type="float">
            <text:p>616195000</text:p>
          </table:table-cell>
          <table:table-cell office:value-type="float" office:value="615959000" calcext:value-type="float">
            <text:p>615959000</text:p>
          </table:table-cell>
          <table:table-cell office:value-type="float" office:value="616050000" calcext:value-type="float">
            <text:p>616050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70000" calcext:value-type="float">
            <text:p>616270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6105000" calcext:value-type="float">
            <text:p>616105000</text:p>
          </table:table-cell>
          <table:table-cell office:value-type="float" office:value="616183000" calcext:value-type="float">
            <text:p>616183000</text:p>
          </table:table-cell>
          <table:table-cell office:value-type="float" office:value="616693000" calcext:value-type="float">
            <text:p>616693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158000" calcext:value-type="float">
            <text:p>616158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468000" calcext:value-type="float">
            <text:p>615468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679000" calcext:value-type="float">
            <text:p>615679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5861000" calcext:value-type="float">
            <text:p>615861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62000" calcext:value-type="float">
            <text:p>616162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5328000" calcext:value-type="float">
            <text:p>615328000</text:p>
          </table:table-cell>
          <table:table-cell office:value-type="float" office:value="616086000" calcext:value-type="float">
            <text:p>616086000</text:p>
          </table:table-cell>
          <table:table-cell office:value-type="float" office:value="615880000" calcext:value-type="float">
            <text:p>615880000</text:p>
          </table:table-cell>
          <table:table-cell office:value-type="float" office:value="616271000" calcext:value-type="float">
            <text:p>616271000</text:p>
          </table:table-cell>
          <table:table-cell office:value-type="float" office:value="616204000" calcext:value-type="float">
            <text:p>616204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147000" calcext:value-type="float">
            <text:p>616147000</text:p>
          </table:table-cell>
          <table:table-cell office:value-type="float" office:value="614333000" calcext:value-type="float">
            <text:p>614333000</text:p>
          </table:table-cell>
          <table:table-cell office:value-type="float" office:value="616150000" calcext:value-type="float">
            <text:p>616150000</text:p>
          </table:table-cell>
          <table:table-cell office:value-type="float" office:value="615866000" calcext:value-type="float">
            <text:p>615866000</text:p>
          </table:table-cell>
          <table:table-cell office:value-type="float" office:value="616190000" calcext:value-type="float">
            <text:p>616190000</text:p>
          </table:table-cell>
          <table:table-cell office:value-type="float" office:value="616191000" calcext:value-type="float">
            <text:p>616191000</text:p>
          </table:table-cell>
          <table:table-cell office:value-type="float" office:value="616083000" calcext:value-type="float">
            <text:p>616083000</text:p>
          </table:table-cell>
          <table:table-cell office:value-type="float" office:value="616098000" calcext:value-type="float">
            <text:p>616098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053000" calcext:value-type="float">
            <text:p>616053000</text:p>
          </table:table-cell>
          <table:table-cell office:value-type="float" office:value="614616000" calcext:value-type="float">
            <text:p>614616000</text:p>
          </table:table-cell>
          <table:table-cell office:value-type="float" office:value="615704000" calcext:value-type="float">
            <text:p>615704000</text:p>
          </table:table-cell>
          <table:table-cell office:value-type="float" office:value="615646000" calcext:value-type="float">
            <text:p>615646000</text:p>
          </table:table-cell>
          <table:table-cell office:value-type="float" office:value="616201000" calcext:value-type="float">
            <text:p>616201000</text:p>
          </table:table-cell>
          <table:table-cell office:value-type="float" office:value="616050000" calcext:value-type="float">
            <text:p>616050000</text:p>
          </table:table-cell>
          <table:table-cell office:value-type="float" office:value="615979000" calcext:value-type="float">
            <text:p>615979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074000" calcext:value-type="float">
            <text:p>616074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068000" calcext:value-type="float">
            <text:p>616068000</text:p>
          </table:table-cell>
          <table:table-cell office:value-type="float" office:value="616265000" calcext:value-type="float">
            <text:p>616265000</text:p>
          </table:table-cell>
          <table:table-cell office:value-type="float" office:value="615867000" calcext:value-type="float">
            <text:p>615867000</text:p>
          </table:table-cell>
          <table:table-cell office:value-type="float" office:value="616179000" calcext:value-type="float">
            <text:p>616179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709000" calcext:value-type="float">
            <text:p>615709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114000" calcext:value-type="float">
            <text:p>615114000</text:p>
          </table:table-cell>
          <table:table-cell office:value-type="float" office:value="616090000" calcext:value-type="float">
            <text:p>616090000</text:p>
          </table:table-cell>
          <table:table-cell office:value-type="float" office:value="616110000" calcext:value-type="float">
            <text:p>616110000</text:p>
          </table:table-cell>
          <table:table-cell office:value-type="float" office:value="615734000" calcext:value-type="float">
            <text:p>615734000</text:p>
          </table:table-cell>
          <table:table-cell office:value-type="float" office:value="616090000" calcext:value-type="float">
            <text:p>616090000</text:p>
          </table:table-cell>
          <table:table-cell office:value-type="float" office:value="615776000" calcext:value-type="float">
            <text:p>615776000</text:p>
          </table:table-cell>
          <table:table-cell office:value-type="float" office:value="615751000" calcext:value-type="float">
            <text:p>615751000</text:p>
          </table:table-cell>
          <table:table-cell office:value-type="float" office:value="616147000" calcext:value-type="float">
            <text:p>616147000</text:p>
          </table:table-cell>
          <table:table-cell office:value-type="float" office:value="615990000" calcext:value-type="float">
            <text:p>615990000</text:p>
          </table:table-cell>
          <table:table-cell office:value-type="float" office:value="616145000" calcext:value-type="float">
            <text:p>616145000</text:p>
          </table:table-cell>
          <table:table-cell office:value-type="float" office:value="615166000" calcext:value-type="float">
            <text:p>615166000</text:p>
          </table:table-cell>
          <table:table-cell office:value-type="float" office:value="615742000" calcext:value-type="float">
            <text:p>615742000</text:p>
          </table:table-cell>
          <table:table-cell office:value-type="float" office:value="615805000" calcext:value-type="float">
            <text:p>615805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821000" calcext:value-type="float">
            <text:p>615821000</text:p>
          </table:table-cell>
          <table:table-cell office:value-type="float" office:value="616045000" calcext:value-type="float">
            <text:p>616045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00000" calcext:value-type="float">
            <text:p>616200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059000" calcext:value-type="float">
            <text:p>616059000</text:p>
          </table:table-cell>
          <table:table-cell office:value-type="float" office:value="616060000" calcext:value-type="float">
            <text:p>616060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130000" calcext:value-type="float">
            <text:p>616130000</text:p>
          </table:table-cell>
          <table:table-cell office:value-type="float" office:value="615639000" calcext:value-type="float">
            <text:p>615639000</text:p>
          </table:table-cell>
          <table:table-cell office:value-type="float" office:value="616218000" calcext:value-type="float">
            <text:p>616218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095000" calcext:value-type="float">
            <text:p>616095000</text:p>
          </table:table-cell>
          <table:table-cell office:value-type="float" office:value="616012000" calcext:value-type="float">
            <text:p>616012000</text:p>
          </table:table-cell>
          <table:table-cell office:value-type="float" office:value="615931000" calcext:value-type="float">
            <text:p>615931000</text:p>
          </table:table-cell>
          <table:table-cell office:value-type="float" office:value="616202000" calcext:value-type="float">
            <text:p>616202000</text:p>
          </table:table-cell>
          <table:table-cell office:value-type="float" office:value="616221000" calcext:value-type="float">
            <text:p>616221000</text:p>
          </table:table-cell>
          <table:table-cell office:value-type="float" office:value="615747000" calcext:value-type="float">
            <text:p>615747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6193000" calcext:value-type="float">
            <text:p>616193000</text:p>
          </table:table-cell>
          <table:table-cell office:value-type="float" office:value="616149000" calcext:value-type="float">
            <text:p>616149000</text:p>
          </table:table-cell>
          <table:table-cell office:value-type="float" office:value="616198000" calcext:value-type="float">
            <text:p>616198000</text:p>
          </table:table-cell>
          <table:table-cell office:value-type="float" office:value="616471000" calcext:value-type="float">
            <text:p>616471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50000" calcext:value-type="float">
            <text:p>616250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83000" calcext:value-type="float">
            <text:p>616183000</text:p>
          </table:table-cell>
          <table:table-cell office:value-type="float" office:value="615847000" calcext:value-type="float">
            <text:p>615847000</text:p>
          </table:table-cell>
          <table:table-cell office:value-type="float" office:value="615887000" calcext:value-type="float">
            <text:p>615887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168000" calcext:value-type="float">
            <text:p>616168000</text:p>
          </table:table-cell>
          <table:table-cell office:value-type="float" office:value="615451000" calcext:value-type="float">
            <text:p>615451000</text:p>
          </table:table-cell>
          <table:table-cell office:value-type="float" office:value="616131000" calcext:value-type="float">
            <text:p>616131000</text:p>
          </table:table-cell>
          <table:table-cell table:number-columns-repeated="2" office:value-type="float" office:value="616207000" calcext:value-type="float">
            <text:p>616207000</text:p>
          </table:table-cell>
          <table:table-cell office:value-type="float" office:value="615767000" calcext:value-type="float">
            <text:p>615767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022000" calcext:value-type="float">
            <text:p>616022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5988000" calcext:value-type="float">
            <text:p>615988000</text:p>
          </table:table-cell>
          <table:table-cell office:value-type="float" office:value="615833000" calcext:value-type="float">
            <text:p>615833000</text:p>
          </table:table-cell>
          <table:table-cell office:value-type="float" office:value="616204000" calcext:value-type="float">
            <text:p>616204000</text:p>
          </table:table-cell>
          <table:table-cell office:value-type="float" office:value="616157000" calcext:value-type="float">
            <text:p>616157000</text:p>
          </table:table-cell>
          <table:table-cell office:value-type="float" office:value="615962000" calcext:value-type="float">
            <text:p>615962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085000" calcext:value-type="float">
            <text:p>616085000</text:p>
          </table:table-cell>
          <table:table-cell office:value-type="float" office:value="616193000" calcext:value-type="float">
            <text:p>616193000</text:p>
          </table:table-cell>
          <table:table-cell office:value-type="float" office:value="616083000" calcext:value-type="float">
            <text:p>616083000</text:p>
          </table:table-cell>
          <table:table-cell office:value-type="float" office:value="616033000" calcext:value-type="float">
            <text:p>616033000</text:p>
          </table:table-cell>
          <table:table-cell office:value-type="float" office:value="615904000" calcext:value-type="float">
            <text:p>615904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5703000" calcext:value-type="float">
            <text:p>615703000</text:p>
          </table:table-cell>
          <table:table-cell office:value-type="float" office:value="615435000" calcext:value-type="float">
            <text:p>615435000</text:p>
          </table:table-cell>
          <table:table-cell office:value-type="float" office:value="616275000" calcext:value-type="float">
            <text:p>616275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013000" calcext:value-type="float">
            <text:p>616013000</text:p>
          </table:table-cell>
          <table:table-cell office:value-type="float" office:value="616179000" calcext:value-type="float">
            <text:p>616179000</text:p>
          </table:table-cell>
          <table:table-cell office:value-type="float" office:value="615200000" calcext:value-type="float">
            <text:p>615200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198000" calcext:value-type="float">
            <text:p>616198000</text:p>
          </table:table-cell>
          <table:table-cell office:value-type="float" office:value="614153000" calcext:value-type="float">
            <text:p>614153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5615000" calcext:value-type="float">
            <text:p>615615000</text:p>
          </table:table-cell>
          <table:table-cell office:value-type="float" office:value="615964000" calcext:value-type="float">
            <text:p>615964000</text:p>
          </table:table-cell>
          <table:table-cell office:value-type="float" office:value="616037000" calcext:value-type="float">
            <text:p>616037000</text:p>
          </table:table-cell>
          <table:table-cell office:value-type="float" office:value="616052000" calcext:value-type="float">
            <text:p>616052000</text:p>
          </table:table-cell>
          <table:table-cell office:value-type="float" office:value="616030000" calcext:value-type="float">
            <text:p>616030000</text:p>
          </table:table-cell>
          <table:table-cell office:value-type="float" office:value="615512000" calcext:value-type="float">
            <text:p>615512000</text:p>
          </table:table-cell>
          <table:table-cell office:value-type="float" office:value="616107000" calcext:value-type="float">
            <text:p>616107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5614000" calcext:value-type="float">
            <text:p>615614000</text:p>
          </table:table-cell>
          <table:table-cell office:value-type="float" office:value="616204000" calcext:value-type="float">
            <text:p>616204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07000" calcext:value-type="float">
            <text:p>616207000</text:p>
          </table:table-cell>
          <table:table-cell table:number-columns-repeated="2" office:value-type="float" office:value="616200000" calcext:value-type="float">
            <text:p>616200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000000" calcext:value-type="float">
            <text:p>616000000</text:p>
          </table:table-cell>
          <table:table-cell office:value-type="float" office:value="616200000" calcext:value-type="float">
            <text:p>616200000</text:p>
          </table:table-cell>
          <table:table-cell office:value-type="float" office:value="615840000" calcext:value-type="float">
            <text:p>615840000</text:p>
          </table:table-cell>
          <table:table-cell office:value-type="float" office:value="616443000" calcext:value-type="float">
            <text:p>616443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5818000" calcext:value-type="float">
            <text:p>615818000</text:p>
          </table:table-cell>
          <table:table-cell office:value-type="float" office:value="616206000" calcext:value-type="float">
            <text:p>616206000</text:p>
          </table:table-cell>
          <table:table-cell office:value-type="float" office:value="616215000" calcext:value-type="float">
            <text:p>616215000</text:p>
          </table:table-cell>
          <table:table-cell office:value-type="float" office:value="616143000" calcext:value-type="float">
            <text:p>616143000</text:p>
          </table:table-cell>
          <table:table-cell office:value-type="float" office:value="616131000" calcext:value-type="float">
            <text:p>616131000</text:p>
          </table:table-cell>
          <table:table-cell office:value-type="float" office:value="616082000" calcext:value-type="float">
            <text:p>616082000</text:p>
          </table:table-cell>
          <table:table-cell office:value-type="float" office:value="616087000" calcext:value-type="float">
            <text:p>616087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188000" calcext:value-type="float">
            <text:p>616188000</text:p>
          </table:table-cell>
          <table:table-cell office:value-type="float" office:value="615882000" calcext:value-type="float">
            <text:p>615882000</text:p>
          </table:table-cell>
          <table:table-cell office:value-type="float" office:value="615985000" calcext:value-type="float">
            <text:p>615985000</text:p>
          </table:table-cell>
          <table:table-cell office:value-type="float" office:value="616177000" calcext:value-type="float">
            <text:p>616177000</text:p>
          </table:table-cell>
          <table:table-cell office:value-type="float" office:value="616158000" calcext:value-type="float">
            <text:p>616158000</text:p>
          </table:table-cell>
          <table:table-cell office:value-type="float" office:value="616027000" calcext:value-type="float">
            <text:p>616027000</text:p>
          </table:table-cell>
          <table:table-cell office:value-type="float" office:value="616189000" calcext:value-type="float">
            <text:p>616189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20000" calcext:value-type="float">
            <text:p>616220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193000" calcext:value-type="float">
            <text:p>616193000</text:p>
          </table:table-cell>
          <table:table-cell office:value-type="float" office:value="616007000" calcext:value-type="float">
            <text:p>616007000</text:p>
          </table:table-cell>
          <table:table-cell office:value-type="float" office:value="616198000" calcext:value-type="float">
            <text:p>616198000</text:p>
          </table:table-cell>
          <table:table-cell office:value-type="float" office:value="615496000" calcext:value-type="float">
            <text:p>615496000</text:p>
          </table:table-cell>
          <table:table-cell office:value-type="float" office:value="614870000" calcext:value-type="float">
            <text:p>614870000</text:p>
          </table:table-cell>
          <table:table-cell office:value-type="float" office:value="616169000" calcext:value-type="float">
            <text:p>616169000</text:p>
          </table:table-cell>
          <table:table-cell office:value-type="float" office:value="616218000" calcext:value-type="float">
            <text:p>616218000</text:p>
          </table:table-cell>
          <table:table-cell office:value-type="float" office:value="615474000" calcext:value-type="float">
            <text:p>615474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22000" calcext:value-type="float">
            <text:p>616222000</text:p>
          </table:table-cell>
          <table:table-cell table:number-columns-repeated="2" office:value-type="float" office:value="616210000" calcext:value-type="float">
            <text:p>616210000</text:p>
          </table:table-cell>
          <table:table-cell office:value-type="float" office:value="616225000" calcext:value-type="float">
            <text:p>616225000</text:p>
          </table:table-cell>
          <table:table-cell office:value-type="float" office:value="615390000" calcext:value-type="float">
            <text:p>615390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25000" calcext:value-type="float">
            <text:p>616225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5948000" calcext:value-type="float">
            <text:p>615948000</text:p>
          </table:table-cell>
          <table:table-cell office:value-type="float" office:value="616194000" calcext:value-type="float">
            <text:p>616194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37000" calcext:value-type="float">
            <text:p>616237000</text:p>
          </table:table-cell>
          <table:table-cell office:value-type="float" office:value="616196000" calcext:value-type="float">
            <text:p>616196000</text:p>
          </table:table-cell>
          <table:table-cell office:value-type="float" office:value="616200000" calcext:value-type="float">
            <text:p>616200000</text:p>
          </table:table-cell>
          <table:table-cell office:value-type="float" office:value="616079000" calcext:value-type="float">
            <text:p>616079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66000" calcext:value-type="float">
            <text:p>616266000</text:p>
          </table:table-cell>
          <table:table-cell office:value-type="float" office:value="616217000" calcext:value-type="float">
            <text:p>616217000</text:p>
          </table:table-cell>
          <table:table-cell office:value-type="float" office:value="615520000" calcext:value-type="float">
            <text:p>615520000</text:p>
          </table:table-cell>
          <table:table-cell office:value-type="float" office:value="616073000" calcext:value-type="float">
            <text:p>616073000</text:p>
          </table:table-cell>
          <table:table-cell office:value-type="float" office:value="616203000" calcext:value-type="float">
            <text:p>616203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5996000" calcext:value-type="float">
            <text:p>615996000</text:p>
          </table:table-cell>
          <table:table-cell office:value-type="float" office:value="616251000" calcext:value-type="float">
            <text:p>616251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184000" calcext:value-type="float">
            <text:p>616184000</text:p>
          </table:table-cell>
          <table:table-cell office:value-type="float" office:value="616242000" calcext:value-type="float">
            <text:p>616242000</text:p>
          </table:table-cell>
          <table:table-cell office:value-type="float" office:value="616204000" calcext:value-type="float">
            <text:p>616204000</text:p>
          </table:table-cell>
          <table:table-cell office:value-type="float" office:value="616153000" calcext:value-type="float">
            <text:p>616153000</text:p>
          </table:table-cell>
          <table:table-cell office:value-type="float" office:value="616201000" calcext:value-type="float">
            <text:p>616201000</text:p>
          </table:table-cell>
          <table:table-cell office:value-type="float" office:value="616154000" calcext:value-type="float">
            <text:p>616154000</text:p>
          </table:table-cell>
          <table:table-cell office:value-type="float" office:value="616189000" calcext:value-type="float">
            <text:p>616189000</text:p>
          </table:table-cell>
          <table:table-cell office:value-type="float" office:value="615924000" calcext:value-type="float">
            <text:p>615924000</text:p>
          </table:table-cell>
          <table:table-cell office:value-type="float" office:value="615944000" calcext:value-type="float">
            <text:p>615944000</text:p>
          </table:table-cell>
          <table:table-cell office:value-type="float" office:value="615423000" calcext:value-type="float">
            <text:p>615423000</text:p>
          </table:table-cell>
          <table:table-cell office:value-type="float" office:value="615916000" calcext:value-type="float">
            <text:p>615916000</text:p>
          </table:table-cell>
          <table:table-cell office:value-type="float" office:value="616151000" calcext:value-type="float">
            <text:p>616151000</text:p>
          </table:table-cell>
          <table:table-cell office:value-type="float" office:value="615958000" calcext:value-type="float">
            <text:p>615958000</text:p>
          </table:table-cell>
          <table:table-cell office:value-type="float" office:value="616393000" calcext:value-type="float">
            <text:p>616393000</text:p>
          </table:table-cell>
          <table:table-cell office:value-type="float" office:value="616214000" calcext:value-type="float">
            <text:p>616214000</text:p>
          </table:table-cell>
          <table:table-cell office:value-type="float" office:value="615660000" calcext:value-type="float">
            <text:p>615660000</text:p>
          </table:table-cell>
          <table:table-cell office:value-type="float" office:value="616026000" calcext:value-type="float">
            <text:p>616026000</text:p>
          </table:table-cell>
          <table:table-cell office:value-type="float" office:value="616247000" calcext:value-type="float">
            <text:p>616247000</text:p>
          </table:table-cell>
          <table:table-cell office:value-type="float" office:value="616212000" calcext:value-type="float">
            <text:p>616212000</text:p>
          </table:table-cell>
          <table:table-cell office:value-type="float" office:value="616160000" calcext:value-type="float">
            <text:p>616160000</text:p>
          </table:table-cell>
          <table:table-cell office:value-type="float" office:value="616046000" calcext:value-type="float">
            <text:p>616046000</text:p>
          </table:table-cell>
          <table:table-cell office:value-type="float" office:value="616209000" calcext:value-type="float">
            <text:p>616209000</text:p>
          </table:table-cell>
          <table:table-cell office:value-type="float" office:value="616207000" calcext:value-type="float">
            <text:p>616207000</text:p>
          </table:table-cell>
          <table:table-cell office:value-type="float" office:value="616083000" calcext:value-type="float">
            <text:p>616083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5706000" calcext:value-type="float">
            <text:p>615706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918000" calcext:value-type="float">
            <text:p>615918000</text:p>
          </table:table-cell>
          <table:table-cell office:value-type="float" office:value="616208000" calcext:value-type="float">
            <text:p>616208000</text:p>
          </table:table-cell>
          <table:table-cell office:value-type="float" office:value="616251000" calcext:value-type="float">
            <text:p>616251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442000" calcext:value-type="float">
            <text:p>615442000</text:p>
          </table:table-cell>
          <table:table-cell office:value-type="float" office:value="615979000" calcext:value-type="float">
            <text:p>615979000</text:p>
          </table:table-cell>
          <table:table-cell office:value-type="float" office:value="616193000" calcext:value-type="float">
            <text:p>616193000</text:p>
          </table:table-cell>
          <table:table-cell table:number-columns-repeated="2" office:value-type="float" office:value="616201000" calcext:value-type="float">
            <text:p>616201000</text:p>
          </table:table-cell>
          <table:table-cell office:value-type="float" office:value="616012000" calcext:value-type="float">
            <text:p>616012000</text:p>
          </table:table-cell>
          <table:table-cell office:value-type="float" office:value="615885000" calcext:value-type="float">
            <text:p>615885000</text:p>
          </table:table-cell>
          <table:table-cell office:value-type="float" office:value="616182000" calcext:value-type="float">
            <text:p>616182000</text:p>
          </table:table-cell>
          <table:table-cell office:value-type="float" office:value="616213000" calcext:value-type="float">
            <text:p>616213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800000" calcext:value-type="float">
            <text:p>615800000</text:p>
          </table:table-cell>
          <table:table-cell office:value-type="float" office:value="615515000" calcext:value-type="float">
            <text:p>615515000</text:p>
          </table:table-cell>
          <table:table-cell office:value-type="float" office:value="616199000" calcext:value-type="float">
            <text:p>616199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5508000" calcext:value-type="float">
            <text:p>615508000</text:p>
          </table:table-cell>
          <table:table-cell office:value-type="float" office:value="616075000" calcext:value-type="float">
            <text:p>616075000</text:p>
          </table:table-cell>
          <table:table-cell office:value-type="float" office:value="615266000" calcext:value-type="float">
            <text:p>615266000</text:p>
          </table:table-cell>
          <table:table-cell office:value-type="float" office:value="616118000" calcext:value-type="float">
            <text:p>616118000</text:p>
          </table:table-cell>
          <table:table-cell office:value-type="float" office:value="616211000" calcext:value-type="float">
            <text:p>616211000</text:p>
          </table:table-cell>
          <table:table-cell office:value-type="float" office:value="616210000" calcext:value-type="float">
            <text:p>616210000</text:p>
          </table:table-cell>
          <table:table-cell office:value-type="float" office:value="616212000" calcext:value-type="float">
            <text:p>61621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swaps</text:p>
          </table:table-cell>
          <table:table-cell office:value-type="float" office:value="633144000" calcext:value-type="float">
            <text:p>633144000</text:p>
          </table:table-cell>
          <table:table-cell office:value-type="float" office:value="633134000" calcext:value-type="float">
            <text:p>633134000</text:p>
          </table:table-cell>
          <table:table-cell office:value-type="float" office:value="633186000" calcext:value-type="float">
            <text:p>633186000</text:p>
          </table:table-cell>
          <table:table-cell office:value-type="float" office:value="633670000" calcext:value-type="float">
            <text:p>633670000</text:p>
          </table:table-cell>
          <table:table-cell office:value-type="float" office:value="633681000" calcext:value-type="float">
            <text:p>633681000</text:p>
          </table:table-cell>
          <table:table-cell office:value-type="float" office:value="633443000" calcext:value-type="float">
            <text:p>633443000</text:p>
          </table:table-cell>
          <table:table-cell office:value-type="float" office:value="633575000" calcext:value-type="float">
            <text:p>633575000</text:p>
          </table:table-cell>
          <table:table-cell office:value-type="float" office:value="633693000" calcext:value-type="float">
            <text:p>633693000</text:p>
          </table:table-cell>
          <table:table-cell office:value-type="float" office:value="633893000" calcext:value-type="float">
            <text:p>633893000</text:p>
          </table:table-cell>
          <table:table-cell office:value-type="float" office:value="632854000" calcext:value-type="float">
            <text:p>632854000</text:p>
          </table:table-cell>
          <table:table-cell office:value-type="float" office:value="632652000" calcext:value-type="float">
            <text:p>632652000</text:p>
          </table:table-cell>
          <table:table-cell office:value-type="float" office:value="632500000" calcext:value-type="float">
            <text:p>632500000</text:p>
          </table:table-cell>
          <table:table-cell office:value-type="float" office:value="632435000" calcext:value-type="float">
            <text:p>632435000</text:p>
          </table:table-cell>
          <table:table-cell office:value-type="float" office:value="633391000" calcext:value-type="float">
            <text:p>633391000</text:p>
          </table:table-cell>
          <table:table-cell office:value-type="float" office:value="633895000" calcext:value-type="float">
            <text:p>633895000</text:p>
          </table:table-cell>
          <table:table-cell office:value-type="float" office:value="631772000" calcext:value-type="float">
            <text:p>631772000</text:p>
          </table:table-cell>
          <table:table-cell office:value-type="float" office:value="633283000" calcext:value-type="float">
            <text:p>633283000</text:p>
          </table:table-cell>
          <table:table-cell office:value-type="float" office:value="633605000" calcext:value-type="float">
            <text:p>633605000</text:p>
          </table:table-cell>
          <table:table-cell office:value-type="float" office:value="633891000" calcext:value-type="float">
            <text:p>633891000</text:p>
          </table:table-cell>
          <table:table-cell office:value-type="float" office:value="632725000" calcext:value-type="float">
            <text:p>632725000</text:p>
          </table:table-cell>
          <table:table-cell office:value-type="float" office:value="632137000" calcext:value-type="float">
            <text:p>632137000</text:p>
          </table:table-cell>
          <table:table-cell office:value-type="float" office:value="633887000" calcext:value-type="float">
            <text:p>633887000</text:p>
          </table:table-cell>
          <table:table-cell office:value-type="float" office:value="633348000" calcext:value-type="float">
            <text:p>633348000</text:p>
          </table:table-cell>
          <table:table-cell office:value-type="float" office:value="633167000" calcext:value-type="float">
            <text:p>633167000</text:p>
          </table:table-cell>
          <table:table-cell office:value-type="float" office:value="633558000" calcext:value-type="float">
            <text:p>633558000</text:p>
          </table:table-cell>
          <table:table-cell office:value-type="float" office:value="633079000" calcext:value-type="float">
            <text:p>633079000</text:p>
          </table:table-cell>
          <table:table-cell office:value-type="float" office:value="632050000" calcext:value-type="float">
            <text:p>632050000</text:p>
          </table:table-cell>
          <table:table-cell office:value-type="float" office:value="632675000" calcext:value-type="float">
            <text:p>632675000</text:p>
          </table:table-cell>
          <table:table-cell office:value-type="float" office:value="632512000" calcext:value-type="float">
            <text:p>632512000</text:p>
          </table:table-cell>
          <table:table-cell office:value-type="float" office:value="633468000" calcext:value-type="float">
            <text:p>633468000</text:p>
          </table:table-cell>
          <table:table-cell office:value-type="float" office:value="632578000" calcext:value-type="float">
            <text:p>632578000</text:p>
          </table:table-cell>
          <table:table-cell office:value-type="float" office:value="633823000" calcext:value-type="float">
            <text:p>633823000</text:p>
          </table:table-cell>
          <table:table-cell office:value-type="float" office:value="633578000" calcext:value-type="float">
            <text:p>633578000</text:p>
          </table:table-cell>
          <table:table-cell office:value-type="float" office:value="633804000" calcext:value-type="float">
            <text:p>633804000</text:p>
          </table:table-cell>
          <table:table-cell office:value-type="float" office:value="633618000" calcext:value-type="float">
            <text:p>633618000</text:p>
          </table:table-cell>
          <table:table-cell office:value-type="float" office:value="633661000" calcext:value-type="float">
            <text:p>633661000</text:p>
          </table:table-cell>
          <table:table-cell office:value-type="float" office:value="633274000" calcext:value-type="float">
            <text:p>633274000</text:p>
          </table:table-cell>
          <table:table-cell office:value-type="float" office:value="632735000" calcext:value-type="float">
            <text:p>632735000</text:p>
          </table:table-cell>
          <table:table-cell office:value-type="float" office:value="633521000" calcext:value-type="float">
            <text:p>633521000</text:p>
          </table:table-cell>
          <table:table-cell office:value-type="float" office:value="633513000" calcext:value-type="float">
            <text:p>633513000</text:p>
          </table:table-cell>
          <table:table-cell office:value-type="float" office:value="633651000" calcext:value-type="float">
            <text:p>633651000</text:p>
          </table:table-cell>
          <table:table-cell office:value-type="float" office:value="633633000" calcext:value-type="float">
            <text:p>633633000</text:p>
          </table:table-cell>
          <table:table-cell office:value-type="float" office:value="633351000" calcext:value-type="float">
            <text:p>633351000</text:p>
          </table:table-cell>
          <table:table-cell office:value-type="float" office:value="633320000" calcext:value-type="float">
            <text:p>633320000</text:p>
          </table:table-cell>
          <table:table-cell office:value-type="float" office:value="633244000" calcext:value-type="float">
            <text:p>633244000</text:p>
          </table:table-cell>
          <table:table-cell office:value-type="float" office:value="632744000" calcext:value-type="float">
            <text:p>632744000</text:p>
          </table:table-cell>
          <table:table-cell office:value-type="float" office:value="632261000" calcext:value-type="float">
            <text:p>632261000</text:p>
          </table:table-cell>
          <table:table-cell office:value-type="float" office:value="633041000" calcext:value-type="float">
            <text:p>633041000</text:p>
          </table:table-cell>
          <table:table-cell office:value-type="float" office:value="632045000" calcext:value-type="float">
            <text:p>632045000</text:p>
          </table:table-cell>
          <table:table-cell office:value-type="float" office:value="633842000" calcext:value-type="float">
            <text:p>633842000</text:p>
          </table:table-cell>
          <table:table-cell office:value-type="float" office:value="633392000" calcext:value-type="float">
            <text:p>633392000</text:p>
          </table:table-cell>
          <table:table-cell office:value-type="float" office:value="633160000" calcext:value-type="float">
            <text:p>633160000</text:p>
          </table:table-cell>
          <table:table-cell office:value-type="float" office:value="633422000" calcext:value-type="float">
            <text:p>633422000</text:p>
          </table:table-cell>
          <table:table-cell office:value-type="float" office:value="633124000" calcext:value-type="float">
            <text:p>633124000</text:p>
          </table:table-cell>
          <table:table-cell office:value-type="float" office:value="632629000" calcext:value-type="float">
            <text:p>632629000</text:p>
          </table:table-cell>
          <table:table-cell office:value-type="float" office:value="632829000" calcext:value-type="float">
            <text:p>632829000</text:p>
          </table:table-cell>
          <table:table-cell office:value-type="float" office:value="633581000" calcext:value-type="float">
            <text:p>633581000</text:p>
          </table:table-cell>
          <table:table-cell office:value-type="float" office:value="633689000" calcext:value-type="float">
            <text:p>633689000</text:p>
          </table:table-cell>
          <table:table-cell office:value-type="float" office:value="633497000" calcext:value-type="float">
            <text:p>633497000</text:p>
          </table:table-cell>
          <table:table-cell office:value-type="float" office:value="631034000" calcext:value-type="float">
            <text:p>631034000</text:p>
          </table:table-cell>
          <table:table-cell office:value-type="float" office:value="632770000" calcext:value-type="float">
            <text:p>632770000</text:p>
          </table:table-cell>
          <table:table-cell office:value-type="float" office:value="633132000" calcext:value-type="float">
            <text:p>633132000</text:p>
          </table:table-cell>
          <table:table-cell office:value-type="float" office:value="633983000" calcext:value-type="float">
            <text:p>633983000</text:p>
          </table:table-cell>
          <table:table-cell office:value-type="float" office:value="633817000" calcext:value-type="float">
            <text:p>633817000</text:p>
          </table:table-cell>
          <table:table-cell office:value-type="float" office:value="632982000" calcext:value-type="float">
            <text:p>632982000</text:p>
          </table:table-cell>
          <table:table-cell office:value-type="float" office:value="632860000" calcext:value-type="float">
            <text:p>632860000</text:p>
          </table:table-cell>
          <table:table-cell office:value-type="float" office:value="632781000" calcext:value-type="float">
            <text:p>632781000</text:p>
          </table:table-cell>
          <table:table-cell office:value-type="float" office:value="633908000" calcext:value-type="float">
            <text:p>633908000</text:p>
          </table:table-cell>
          <table:table-cell office:value-type="float" office:value="633502000" calcext:value-type="float">
            <text:p>633502000</text:p>
          </table:table-cell>
          <table:table-cell office:value-type="float" office:value="632527000" calcext:value-type="float">
            <text:p>632527000</text:p>
          </table:table-cell>
          <table:table-cell office:value-type="float" office:value="633695000" calcext:value-type="float">
            <text:p>633695000</text:p>
          </table:table-cell>
          <table:table-cell office:value-type="float" office:value="631782000" calcext:value-type="float">
            <text:p>631782000</text:p>
          </table:table-cell>
          <table:table-cell office:value-type="float" office:value="633335000" calcext:value-type="float">
            <text:p>633335000</text:p>
          </table:table-cell>
          <table:table-cell office:value-type="float" office:value="633675000" calcext:value-type="float">
            <text:p>633675000</text:p>
          </table:table-cell>
          <table:table-cell office:value-type="float" office:value="633633000" calcext:value-type="float">
            <text:p>633633000</text:p>
          </table:table-cell>
          <table:table-cell office:value-type="float" office:value="633054000" calcext:value-type="float">
            <text:p>633054000</text:p>
          </table:table-cell>
          <table:table-cell office:value-type="float" office:value="632607000" calcext:value-type="float">
            <text:p>632607000</text:p>
          </table:table-cell>
          <table:table-cell office:value-type="float" office:value="633539000" calcext:value-type="float">
            <text:p>633539000</text:p>
          </table:table-cell>
          <table:table-cell office:value-type="float" office:value="632866000" calcext:value-type="float">
            <text:p>632866000</text:p>
          </table:table-cell>
          <table:table-cell office:value-type="float" office:value="631913000" calcext:value-type="float">
            <text:p>631913000</text:p>
          </table:table-cell>
          <table:table-cell office:value-type="float" office:value="632564000" calcext:value-type="float">
            <text:p>632564000</text:p>
          </table:table-cell>
          <table:table-cell office:value-type="float" office:value="632918000" calcext:value-type="float">
            <text:p>632918000</text:p>
          </table:table-cell>
          <table:table-cell office:value-type="float" office:value="632825000" calcext:value-type="float">
            <text:p>632825000</text:p>
          </table:table-cell>
          <table:table-cell office:value-type="float" office:value="633371000" calcext:value-type="float">
            <text:p>633371000</text:p>
          </table:table-cell>
          <table:table-cell office:value-type="float" office:value="633272000" calcext:value-type="float">
            <text:p>633272000</text:p>
          </table:table-cell>
          <table:table-cell office:value-type="float" office:value="632898000" calcext:value-type="float">
            <text:p>632898000</text:p>
          </table:table-cell>
          <table:table-cell office:value-type="float" office:value="633764000" calcext:value-type="float">
            <text:p>633764000</text:p>
          </table:table-cell>
          <table:table-cell office:value-type="float" office:value="633395000" calcext:value-type="float">
            <text:p>633395000</text:p>
          </table:table-cell>
          <table:table-cell office:value-type="float" office:value="632261000" calcext:value-type="float">
            <text:p>632261000</text:p>
          </table:table-cell>
          <table:table-cell office:value-type="float" office:value="633187000" calcext:value-type="float">
            <text:p>633187000</text:p>
          </table:table-cell>
          <table:table-cell office:value-type="float" office:value="633453000" calcext:value-type="float">
            <text:p>633453000</text:p>
          </table:table-cell>
          <table:table-cell office:value-type="float" office:value="632205000" calcext:value-type="float">
            <text:p>632205000</text:p>
          </table:table-cell>
          <table:table-cell office:value-type="float" office:value="633675000" calcext:value-type="float">
            <text:p>633675000</text:p>
          </table:table-cell>
          <table:table-cell office:value-type="float" office:value="633580000" calcext:value-type="float">
            <text:p>633580000</text:p>
          </table:table-cell>
          <table:table-cell office:value-type="float" office:value="633383000" calcext:value-type="float">
            <text:p>633383000</text:p>
          </table:table-cell>
          <table:table-cell office:value-type="float" office:value="632984000" calcext:value-type="float">
            <text:p>632984000</text:p>
          </table:table-cell>
          <table:table-cell office:value-type="float" office:value="632662000" calcext:value-type="float">
            <text:p>632662000</text:p>
          </table:table-cell>
          <table:table-cell office:value-type="float" office:value="633233000" calcext:value-type="float">
            <text:p>633233000</text:p>
          </table:table-cell>
          <table:table-cell office:value-type="float" office:value="633096000" calcext:value-type="float">
            <text:p>633096000</text:p>
          </table:table-cell>
          <table:table-cell office:value-type="float" office:value="633104000" calcext:value-type="float">
            <text:p>633104000</text:p>
          </table:table-cell>
          <table:table-cell office:value-type="float" office:value="633087000" calcext:value-type="float">
            <text:p>633087000</text:p>
          </table:table-cell>
          <table:table-cell office:value-type="float" office:value="633170000" calcext:value-type="float">
            <text:p>633170000</text:p>
          </table:table-cell>
          <table:table-cell office:value-type="float" office:value="633321000" calcext:value-type="float">
            <text:p>633321000</text:p>
          </table:table-cell>
          <table:table-cell office:value-type="float" office:value="633242000" calcext:value-type="float">
            <text:p>633242000</text:p>
          </table:table-cell>
          <table:table-cell office:value-type="float" office:value="633069000" calcext:value-type="float">
            <text:p>633069000</text:p>
          </table:table-cell>
          <table:table-cell office:value-type="float" office:value="633915000" calcext:value-type="float">
            <text:p>633915000</text:p>
          </table:table-cell>
          <table:table-cell office:value-type="float" office:value="633856000" calcext:value-type="float">
            <text:p>633856000</text:p>
          </table:table-cell>
          <table:table-cell office:value-type="float" office:value="631474000" calcext:value-type="float">
            <text:p>631474000</text:p>
          </table:table-cell>
          <table:table-cell table:number-columns-repeated="2" office:value-type="float" office:value="633944000" calcext:value-type="float">
            <text:p>633944000</text:p>
          </table:table-cell>
          <table:table-cell office:value-type="float" office:value="632951000" calcext:value-type="float">
            <text:p>632951000</text:p>
          </table:table-cell>
          <table:table-cell office:value-type="float" office:value="632895000" calcext:value-type="float">
            <text:p>632895000</text:p>
          </table:table-cell>
          <table:table-cell office:value-type="float" office:value="632508000" calcext:value-type="float">
            <text:p>632508000</text:p>
          </table:table-cell>
          <table:table-cell office:value-type="float" office:value="633839000" calcext:value-type="float">
            <text:p>633839000</text:p>
          </table:table-cell>
          <table:table-cell office:value-type="float" office:value="632871000" calcext:value-type="float">
            <text:p>632871000</text:p>
          </table:table-cell>
          <table:table-cell office:value-type="float" office:value="632493000" calcext:value-type="float">
            <text:p>632493000</text:p>
          </table:table-cell>
          <table:table-cell office:value-type="float" office:value="633646000" calcext:value-type="float">
            <text:p>633646000</text:p>
          </table:table-cell>
          <table:table-cell office:value-type="float" office:value="633876000" calcext:value-type="float">
            <text:p>633876000</text:p>
          </table:table-cell>
          <table:table-cell office:value-type="float" office:value="633226000" calcext:value-type="float">
            <text:p>633226000</text:p>
          </table:table-cell>
          <table:table-cell office:value-type="float" office:value="633490000" calcext:value-type="float">
            <text:p>633490000</text:p>
          </table:table-cell>
          <table:table-cell office:value-type="float" office:value="633611000" calcext:value-type="float">
            <text:p>633611000</text:p>
          </table:table-cell>
          <table:table-cell office:value-type="float" office:value="633897000" calcext:value-type="float">
            <text:p>633897000</text:p>
          </table:table-cell>
          <table:table-cell office:value-type="float" office:value="633558000" calcext:value-type="float">
            <text:p>633558000</text:p>
          </table:table-cell>
          <table:table-cell office:value-type="float" office:value="632723000" calcext:value-type="float">
            <text:p>632723000</text:p>
          </table:table-cell>
          <table:table-cell office:value-type="float" office:value="633590000" calcext:value-type="float">
            <text:p>633590000</text:p>
          </table:table-cell>
          <table:table-cell office:value-type="float" office:value="632514000" calcext:value-type="float">
            <text:p>632514000</text:p>
          </table:table-cell>
          <table:table-cell office:value-type="float" office:value="633369000" calcext:value-type="float">
            <text:p>633369000</text:p>
          </table:table-cell>
          <table:table-cell office:value-type="float" office:value="633639000" calcext:value-type="float">
            <text:p>633639000</text:p>
          </table:table-cell>
          <table:table-cell office:value-type="float" office:value="633710000" calcext:value-type="float">
            <text:p>633710000</text:p>
          </table:table-cell>
          <table:table-cell office:value-type="float" office:value="633248000" calcext:value-type="float">
            <text:p>633248000</text:p>
          </table:table-cell>
          <table:table-cell office:value-type="float" office:value="632790000" calcext:value-type="float">
            <text:p>632790000</text:p>
          </table:table-cell>
          <table:table-cell office:value-type="float" office:value="632121000" calcext:value-type="float">
            <text:p>632121000</text:p>
          </table:table-cell>
          <table:table-cell office:value-type="float" office:value="633815000" calcext:value-type="float">
            <text:p>633815000</text:p>
          </table:table-cell>
          <table:table-cell office:value-type="float" office:value="633709000" calcext:value-type="float">
            <text:p>633709000</text:p>
          </table:table-cell>
          <table:table-cell office:value-type="float" office:value="632847000" calcext:value-type="float">
            <text:p>632847000</text:p>
          </table:table-cell>
          <table:table-cell office:value-type="float" office:value="632562000" calcext:value-type="float">
            <text:p>632562000</text:p>
          </table:table-cell>
          <table:table-cell office:value-type="float" office:value="632946000" calcext:value-type="float">
            <text:p>632946000</text:p>
          </table:table-cell>
          <table:table-cell office:value-type="float" office:value="633626000" calcext:value-type="float">
            <text:p>633626000</text:p>
          </table:table-cell>
          <table:table-cell office:value-type="float" office:value="633929000" calcext:value-type="float">
            <text:p>633929000</text:p>
          </table:table-cell>
          <table:table-cell office:value-type="float" office:value="633583000" calcext:value-type="float">
            <text:p>633583000</text:p>
          </table:table-cell>
          <table:table-cell office:value-type="float" office:value="632697000" calcext:value-type="float">
            <text:p>632697000</text:p>
          </table:table-cell>
          <table:table-cell office:value-type="float" office:value="633944000" calcext:value-type="float">
            <text:p>633944000</text:p>
          </table:table-cell>
          <table:table-cell office:value-type="float" office:value="632639000" calcext:value-type="float">
            <text:p>632639000</text:p>
          </table:table-cell>
          <table:table-cell office:value-type="float" office:value="633793000" calcext:value-type="float">
            <text:p>633793000</text:p>
          </table:table-cell>
          <table:table-cell office:value-type="float" office:value="633188000" calcext:value-type="float">
            <text:p>633188000</text:p>
          </table:table-cell>
          <table:table-cell office:value-type="float" office:value="633294000" calcext:value-type="float">
            <text:p>633294000</text:p>
          </table:table-cell>
          <table:table-cell office:value-type="float" office:value="633221000" calcext:value-type="float">
            <text:p>633221000</text:p>
          </table:table-cell>
          <table:table-cell office:value-type="float" office:value="632899000" calcext:value-type="float">
            <text:p>632899000</text:p>
          </table:table-cell>
          <table:table-cell office:value-type="float" office:value="632956000" calcext:value-type="float">
            <text:p>632956000</text:p>
          </table:table-cell>
          <table:table-cell office:value-type="float" office:value="633428000" calcext:value-type="float">
            <text:p>633428000</text:p>
          </table:table-cell>
          <table:table-cell office:value-type="float" office:value="631766000" calcext:value-type="float">
            <text:p>631766000</text:p>
          </table:table-cell>
          <table:table-cell office:value-type="float" office:value="633657000" calcext:value-type="float">
            <text:p>633657000</text:p>
          </table:table-cell>
          <table:table-cell office:value-type="float" office:value="632751000" calcext:value-type="float">
            <text:p>632751000</text:p>
          </table:table-cell>
          <table:table-cell office:value-type="float" office:value="632917000" calcext:value-type="float">
            <text:p>632917000</text:p>
          </table:table-cell>
          <table:table-cell office:value-type="float" office:value="633522000" calcext:value-type="float">
            <text:p>633522000</text:p>
          </table:table-cell>
          <table:table-cell office:value-type="float" office:value="633311000" calcext:value-type="float">
            <text:p>633311000</text:p>
          </table:table-cell>
          <table:table-cell office:value-type="float" office:value="632970000" calcext:value-type="float">
            <text:p>632970000</text:p>
          </table:table-cell>
          <table:table-cell office:value-type="float" office:value="633376000" calcext:value-type="float">
            <text:p>633376000</text:p>
          </table:table-cell>
          <table:table-cell office:value-type="float" office:value="632732000" calcext:value-type="float">
            <text:p>632732000</text:p>
          </table:table-cell>
          <table:table-cell office:value-type="float" office:value="633779000" calcext:value-type="float">
            <text:p>633779000</text:p>
          </table:table-cell>
          <table:table-cell office:value-type="float" office:value="632247000" calcext:value-type="float">
            <text:p>632247000</text:p>
          </table:table-cell>
          <table:table-cell office:value-type="float" office:value="633773000" calcext:value-type="float">
            <text:p>633773000</text:p>
          </table:table-cell>
          <table:table-cell office:value-type="float" office:value="633779000" calcext:value-type="float">
            <text:p>633779000</text:p>
          </table:table-cell>
          <table:table-cell office:value-type="float" office:value="632751000" calcext:value-type="float">
            <text:p>632751000</text:p>
          </table:table-cell>
          <table:table-cell office:value-type="float" office:value="632064000" calcext:value-type="float">
            <text:p>632064000</text:p>
          </table:table-cell>
          <table:table-cell office:value-type="float" office:value="631109000" calcext:value-type="float">
            <text:p>631109000</text:p>
          </table:table-cell>
          <table:table-cell office:value-type="float" office:value="632793000" calcext:value-type="float">
            <text:p>632793000</text:p>
          </table:table-cell>
          <table:table-cell office:value-type="float" office:value="633133000" calcext:value-type="float">
            <text:p>633133000</text:p>
          </table:table-cell>
          <table:table-cell office:value-type="float" office:value="633285000" calcext:value-type="float">
            <text:p>633285000</text:p>
          </table:table-cell>
          <table:table-cell office:value-type="float" office:value="631915000" calcext:value-type="float">
            <text:p>631915000</text:p>
          </table:table-cell>
          <table:table-cell office:value-type="float" office:value="633777000" calcext:value-type="float">
            <text:p>633777000</text:p>
          </table:table-cell>
          <table:table-cell office:value-type="float" office:value="633911000" calcext:value-type="float">
            <text:p>633911000</text:p>
          </table:table-cell>
          <table:table-cell office:value-type="float" office:value="633058000" calcext:value-type="float">
            <text:p>633058000</text:p>
          </table:table-cell>
          <table:table-cell office:value-type="float" office:value="633622000" calcext:value-type="float">
            <text:p>633622000</text:p>
          </table:table-cell>
          <table:table-cell office:value-type="float" office:value="633679000" calcext:value-type="float">
            <text:p>633679000</text:p>
          </table:table-cell>
          <table:table-cell office:value-type="float" office:value="633391000" calcext:value-type="float">
            <text:p>633391000</text:p>
          </table:table-cell>
          <table:table-cell office:value-type="float" office:value="632609000" calcext:value-type="float">
            <text:p>632609000</text:p>
          </table:table-cell>
          <table:table-cell office:value-type="float" office:value="632275000" calcext:value-type="float">
            <text:p>632275000</text:p>
          </table:table-cell>
          <table:table-cell office:value-type="float" office:value="632974000" calcext:value-type="float">
            <text:p>632974000</text:p>
          </table:table-cell>
          <table:table-cell office:value-type="float" office:value="633151000" calcext:value-type="float">
            <text:p>633151000</text:p>
          </table:table-cell>
          <table:table-cell office:value-type="float" office:value="632922000" calcext:value-type="float">
            <text:p>632922000</text:p>
          </table:table-cell>
          <table:table-cell office:value-type="float" office:value="633130000" calcext:value-type="float">
            <text:p>633130000</text:p>
          </table:table-cell>
          <table:table-cell office:value-type="float" office:value="632597000" calcext:value-type="float">
            <text:p>632597000</text:p>
          </table:table-cell>
          <table:table-cell office:value-type="float" office:value="632935000" calcext:value-type="float">
            <text:p>632935000</text:p>
          </table:table-cell>
          <table:table-cell office:value-type="float" office:value="631724000" calcext:value-type="float">
            <text:p>631724000</text:p>
          </table:table-cell>
          <table:table-cell office:value-type="float" office:value="633783000" calcext:value-type="float">
            <text:p>633783000</text:p>
          </table:table-cell>
          <table:table-cell office:value-type="float" office:value="632734000" calcext:value-type="float">
            <text:p>632734000</text:p>
          </table:table-cell>
          <table:table-cell office:value-type="float" office:value="633296000" calcext:value-type="float">
            <text:p>633296000</text:p>
          </table:table-cell>
          <table:table-cell office:value-type="float" office:value="633021000" calcext:value-type="float">
            <text:p>633021000</text:p>
          </table:table-cell>
          <table:table-cell office:value-type="float" office:value="633545000" calcext:value-type="float">
            <text:p>633545000</text:p>
          </table:table-cell>
          <table:table-cell office:value-type="float" office:value="633513000" calcext:value-type="float">
            <text:p>633513000</text:p>
          </table:table-cell>
          <table:table-cell office:value-type="float" office:value="632786000" calcext:value-type="float">
            <text:p>632786000</text:p>
          </table:table-cell>
          <table:table-cell office:value-type="float" office:value="632552000" calcext:value-type="float">
            <text:p>632552000</text:p>
          </table:table-cell>
          <table:table-cell office:value-type="float" office:value="633113000" calcext:value-type="float">
            <text:p>633113000</text:p>
          </table:table-cell>
          <table:table-cell office:value-type="float" office:value="632781000" calcext:value-type="float">
            <text:p>632781000</text:p>
          </table:table-cell>
          <table:table-cell office:value-type="float" office:value="633552000" calcext:value-type="float">
            <text:p>633552000</text:p>
          </table:table-cell>
          <table:table-cell office:value-type="float" office:value="631955000" calcext:value-type="float">
            <text:p>631955000</text:p>
          </table:table-cell>
          <table:table-cell office:value-type="float" office:value="633279000" calcext:value-type="float">
            <text:p>633279000</text:p>
          </table:table-cell>
          <table:table-cell office:value-type="float" office:value="633758000" calcext:value-type="float">
            <text:p>633758000</text:p>
          </table:table-cell>
          <table:table-cell office:value-type="float" office:value="633931000" calcext:value-type="float">
            <text:p>633931000</text:p>
          </table:table-cell>
          <table:table-cell office:value-type="float" office:value="632561000" calcext:value-type="float">
            <text:p>632561000</text:p>
          </table:table-cell>
          <table:table-cell office:value-type="float" office:value="632461000" calcext:value-type="float">
            <text:p>632461000</text:p>
          </table:table-cell>
          <table:table-cell office:value-type="float" office:value="632777000" calcext:value-type="float">
            <text:p>632777000</text:p>
          </table:table-cell>
          <table:table-cell office:value-type="float" office:value="632144000" calcext:value-type="float">
            <text:p>632144000</text:p>
          </table:table-cell>
          <table:table-cell office:value-type="float" office:value="630985000" calcext:value-type="float">
            <text:p>630985000</text:p>
          </table:table-cell>
          <table:table-cell office:value-type="float" office:value="633468000" calcext:value-type="float">
            <text:p>633468000</text:p>
          </table:table-cell>
          <table:table-cell office:value-type="float" office:value="632636000" calcext:value-type="float">
            <text:p>632636000</text:p>
          </table:table-cell>
          <table:table-cell office:value-type="float" office:value="632553000" calcext:value-type="float">
            <text:p>632553000</text:p>
          </table:table-cell>
          <table:table-cell office:value-type="float" office:value="633582000" calcext:value-type="float">
            <text:p>633582000</text:p>
          </table:table-cell>
          <table:table-cell office:value-type="float" office:value="633469000" calcext:value-type="float">
            <text:p>633469000</text:p>
          </table:table-cell>
          <table:table-cell office:value-type="float" office:value="632552000" calcext:value-type="float">
            <text:p>632552000</text:p>
          </table:table-cell>
          <table:table-cell office:value-type="float" office:value="632602000" calcext:value-type="float">
            <text:p>632602000</text:p>
          </table:table-cell>
          <table:table-cell office:value-type="float" office:value="632579000" calcext:value-type="float">
            <text:p>632579000</text:p>
          </table:table-cell>
          <table:table-cell office:value-type="float" office:value="633464000" calcext:value-type="float">
            <text:p>633464000</text:p>
          </table:table-cell>
          <table:table-cell office:value-type="float" office:value="633460000" calcext:value-type="float">
            <text:p>633460000</text:p>
          </table:table-cell>
          <table:table-cell office:value-type="float" office:value="633626000" calcext:value-type="float">
            <text:p>633626000</text:p>
          </table:table-cell>
          <table:table-cell office:value-type="float" office:value="633576000" calcext:value-type="float">
            <text:p>633576000</text:p>
          </table:table-cell>
          <table:table-cell office:value-type="float" office:value="633799000" calcext:value-type="float">
            <text:p>633799000</text:p>
          </table:table-cell>
          <table:table-cell office:value-type="float" office:value="633393000" calcext:value-type="float">
            <text:p>633393000</text:p>
          </table:table-cell>
          <table:table-cell office:value-type="float" office:value="632897000" calcext:value-type="float">
            <text:p>632897000</text:p>
          </table:table-cell>
          <table:table-cell office:value-type="float" office:value="633635000" calcext:value-type="float">
            <text:p>633635000</text:p>
          </table:table-cell>
          <table:table-cell office:value-type="float" office:value="633179000" calcext:value-type="float">
            <text:p>633179000</text:p>
          </table:table-cell>
          <table:table-cell office:value-type="float" office:value="632815000" calcext:value-type="float">
            <text:p>632815000</text:p>
          </table:table-cell>
          <table:table-cell office:value-type="float" office:value="632985000" calcext:value-type="float">
            <text:p>632985000</text:p>
          </table:table-cell>
          <table:table-cell office:value-type="float" office:value="633343000" calcext:value-type="float">
            <text:p>633343000</text:p>
          </table:table-cell>
          <table:table-cell office:value-type="float" office:value="633102000" calcext:value-type="float">
            <text:p>633102000</text:p>
          </table:table-cell>
          <table:table-cell office:value-type="float" office:value="634013000" calcext:value-type="float">
            <text:p>634013000</text:p>
          </table:table-cell>
          <table:table-cell office:value-type="float" office:value="633449000" calcext:value-type="float">
            <text:p>633449000</text:p>
          </table:table-cell>
          <table:table-cell office:value-type="float" office:value="632738000" calcext:value-type="float">
            <text:p>632738000</text:p>
          </table:table-cell>
          <table:table-cell office:value-type="float" office:value="633422000" calcext:value-type="float">
            <text:p>633422000</text:p>
          </table:table-cell>
          <table:table-cell office:value-type="float" office:value="633071000" calcext:value-type="float">
            <text:p>633071000</text:p>
          </table:table-cell>
          <table:table-cell office:value-type="float" office:value="631582000" calcext:value-type="float">
            <text:p>631582000</text:p>
          </table:table-cell>
          <table:table-cell office:value-type="float" office:value="631398000" calcext:value-type="float">
            <text:p>631398000</text:p>
          </table:table-cell>
          <table:table-cell office:value-type="float" office:value="633587000" calcext:value-type="float">
            <text:p>633587000</text:p>
          </table:table-cell>
          <table:table-cell office:value-type="float" office:value="631064000" calcext:value-type="float">
            <text:p>631064000</text:p>
          </table:table-cell>
          <table:table-cell office:value-type="float" office:value="632620000" calcext:value-type="float">
            <text:p>632620000</text:p>
          </table:table-cell>
          <table:table-cell office:value-type="float" office:value="632467000" calcext:value-type="float">
            <text:p>632467000</text:p>
          </table:table-cell>
          <table:table-cell office:value-type="float" office:value="633034000" calcext:value-type="float">
            <text:p>633034000</text:p>
          </table:table-cell>
          <table:table-cell office:value-type="float" office:value="633409000" calcext:value-type="float">
            <text:p>633409000</text:p>
          </table:table-cell>
          <table:table-cell office:value-type="float" office:value="633340000" calcext:value-type="float">
            <text:p>633340000</text:p>
          </table:table-cell>
          <table:table-cell office:value-type="float" office:value="633780000" calcext:value-type="float">
            <text:p>633780000</text:p>
          </table:table-cell>
          <table:table-cell office:value-type="float" office:value="633738000" calcext:value-type="float">
            <text:p>633738000</text:p>
          </table:table-cell>
          <table:table-cell office:value-type="float" office:value="633853000" calcext:value-type="float">
            <text:p>633853000</text:p>
          </table:table-cell>
          <table:table-cell office:value-type="float" office:value="632987000" calcext:value-type="float">
            <text:p>632987000</text:p>
          </table:table-cell>
          <table:table-cell office:value-type="float" office:value="632893000" calcext:value-type="float">
            <text:p>632893000</text:p>
          </table:table-cell>
          <table:table-cell office:value-type="float" office:value="632021000" calcext:value-type="float">
            <text:p>632021000</text:p>
          </table:table-cell>
          <table:table-cell office:value-type="float" office:value="632270000" calcext:value-type="float">
            <text:p>632270000</text:p>
          </table:table-cell>
          <table:table-cell office:value-type="float" office:value="633041000" calcext:value-type="float">
            <text:p>633041000</text:p>
          </table:table-cell>
          <table:table-cell office:value-type="float" office:value="632352000" calcext:value-type="float">
            <text:p>632352000</text:p>
          </table:table-cell>
          <table:table-cell office:value-type="float" office:value="633127000" calcext:value-type="float">
            <text:p>633127000</text:p>
          </table:table-cell>
          <table:table-cell office:value-type="float" office:value="632838000" calcext:value-type="float">
            <text:p>632838000</text:p>
          </table:table-cell>
          <table:table-cell office:value-type="float" office:value="631474000" calcext:value-type="float">
            <text:p>631474000</text:p>
          </table:table-cell>
          <table:table-cell office:value-type="float" office:value="632418000" calcext:value-type="float">
            <text:p>632418000</text:p>
          </table:table-cell>
          <table:table-cell office:value-type="float" office:value="632895000" calcext:value-type="float">
            <text:p>632895000</text:p>
          </table:table-cell>
          <table:table-cell office:value-type="float" office:value="632593000" calcext:value-type="float">
            <text:p>632593000</text:p>
          </table:table-cell>
          <table:table-cell office:value-type="float" office:value="632776000" calcext:value-type="float">
            <text:p>632776000</text:p>
          </table:table-cell>
          <table:table-cell office:value-type="float" office:value="633044000" calcext:value-type="float">
            <text:p>633044000</text:p>
          </table:table-cell>
          <table:table-cell office:value-type="float" office:value="632273000" calcext:value-type="float">
            <text:p>632273000</text:p>
          </table:table-cell>
          <table:table-cell office:value-type="float" office:value="632969000" calcext:value-type="float">
            <text:p>632969000</text:p>
          </table:table-cell>
          <table:table-cell office:value-type="float" office:value="633360000" calcext:value-type="float">
            <text:p>633360000</text:p>
          </table:table-cell>
          <table:table-cell office:value-type="float" office:value="633919000" calcext:value-type="float">
            <text:p>633919000</text:p>
          </table:table-cell>
          <table:table-cell office:value-type="float" office:value="632141000" calcext:value-type="float">
            <text:p>632141000</text:p>
          </table:table-cell>
          <table:table-cell office:value-type="float" office:value="633067000" calcext:value-type="float">
            <text:p>633067000</text:p>
          </table:table-cell>
          <table:table-cell office:value-type="float" office:value="633827000" calcext:value-type="float">
            <text:p>633827000</text:p>
          </table:table-cell>
          <table:table-cell office:value-type="float" office:value="632600000" calcext:value-type="float">
            <text:p>632600000</text:p>
          </table:table-cell>
          <table:table-cell office:value-type="float" office:value="631442000" calcext:value-type="float">
            <text:p>631442000</text:p>
          </table:table-cell>
          <table:table-cell office:value-type="float" office:value="633149000" calcext:value-type="float">
            <text:p>633149000</text:p>
          </table:table-cell>
          <table:table-cell office:value-type="float" office:value="633829000" calcext:value-type="float">
            <text:p>633829000</text:p>
          </table:table-cell>
          <table:table-cell office:value-type="float" office:value="632587000" calcext:value-type="float">
            <text:p>632587000</text:p>
          </table:table-cell>
          <table:table-cell office:value-type="float" office:value="633585000" calcext:value-type="float">
            <text:p>633585000</text:p>
          </table:table-cell>
          <table:table-cell office:value-type="float" office:value="632846000" calcext:value-type="float">
            <text:p>632846000</text:p>
          </table:table-cell>
          <table:table-cell office:value-type="float" office:value="633619000" calcext:value-type="float">
            <text:p>633619000</text:p>
          </table:table-cell>
          <table:table-cell office:value-type="float" office:value="633864000" calcext:value-type="float">
            <text:p>633864000</text:p>
          </table:table-cell>
          <table:table-cell office:value-type="float" office:value="632850000" calcext:value-type="float">
            <text:p>632850000</text:p>
          </table:table-cell>
          <table:table-cell office:value-type="float" office:value="632666000" calcext:value-type="float">
            <text:p>632666000</text:p>
          </table:table-cell>
          <table:table-cell office:value-type="float" office:value="633231000" calcext:value-type="float">
            <text:p>633231000</text:p>
          </table:table-cell>
          <table:table-cell office:value-type="float" office:value="633275000" calcext:value-type="float">
            <text:p>633275000</text:p>
          </table:table-cell>
          <table:table-cell office:value-type="float" office:value="632908000" calcext:value-type="float">
            <text:p>632908000</text:p>
          </table:table-cell>
          <table:table-cell office:value-type="float" office:value="633210000" calcext:value-type="float">
            <text:p>633210000</text:p>
          </table:table-cell>
          <table:table-cell office:value-type="float" office:value="633638000" calcext:value-type="float">
            <text:p>633638000</text:p>
          </table:table-cell>
          <table:table-cell office:value-type="float" office:value="633213000" calcext:value-type="float">
            <text:p>633213000</text:p>
          </table:table-cell>
          <table:table-cell office:value-type="float" office:value="632240000" calcext:value-type="float">
            <text:p>632240000</text:p>
          </table:table-cell>
          <table:table-cell office:value-type="float" office:value="632682000" calcext:value-type="float">
            <text:p>632682000</text:p>
          </table:table-cell>
          <table:table-cell office:value-type="float" office:value="633277000" calcext:value-type="float">
            <text:p>633277000</text:p>
          </table:table-cell>
          <table:table-cell office:value-type="float" office:value="633589000" calcext:value-type="float">
            <text:p>633589000</text:p>
          </table:table-cell>
          <table:table-cell office:value-type="float" office:value="633265000" calcext:value-type="float">
            <text:p>633265000</text:p>
          </table:table-cell>
          <table:table-cell office:value-type="float" office:value="632169000" calcext:value-type="float">
            <text:p>632169000</text:p>
          </table:table-cell>
          <table:table-cell office:value-type="float" office:value="633720000" calcext:value-type="float">
            <text:p>633720000</text:p>
          </table:table-cell>
          <table:table-cell office:value-type="float" office:value="632997000" calcext:value-type="float">
            <text:p>632997000</text:p>
          </table:table-cell>
          <table:table-cell office:value-type="float" office:value="632590000" calcext:value-type="float">
            <text:p>632590000</text:p>
          </table:table-cell>
          <table:table-cell office:value-type="float" office:value="633868000" calcext:value-type="float">
            <text:p>633868000</text:p>
          </table:table-cell>
          <table:table-cell office:value-type="float" office:value="632143000" calcext:value-type="float">
            <text:p>632143000</text:p>
          </table:table-cell>
          <table:table-cell office:value-type="float" office:value="633237000" calcext:value-type="float">
            <text:p>633237000</text:p>
          </table:table-cell>
          <table:table-cell office:value-type="float" office:value="633194000" calcext:value-type="float">
            <text:p>633194000</text:p>
          </table:table-cell>
          <table:table-cell office:value-type="float" office:value="633613000" calcext:value-type="float">
            <text:p>633613000</text:p>
          </table:table-cell>
          <table:table-cell office:value-type="float" office:value="630017000" calcext:value-type="float">
            <text:p>630017000</text:p>
          </table:table-cell>
          <table:table-cell office:value-type="float" office:value="633232000" calcext:value-type="float">
            <text:p>633232000</text:p>
          </table:table-cell>
          <table:table-cell office:value-type="float" office:value="632446000" calcext:value-type="float">
            <text:p>632446000</text:p>
          </table:table-cell>
          <table:table-cell office:value-type="float" office:value="633428000" calcext:value-type="float">
            <text:p>633428000</text:p>
          </table:table-cell>
          <table:table-cell office:value-type="float" office:value="632633000" calcext:value-type="float">
            <text:p>632633000</text:p>
          </table:table-cell>
          <table:table-cell office:value-type="float" office:value="633825000" calcext:value-type="float">
            <text:p>633825000</text:p>
          </table:table-cell>
          <table:table-cell office:value-type="float" office:value="632431000" calcext:value-type="float">
            <text:p>632431000</text:p>
          </table:table-cell>
          <table:table-cell office:value-type="float" office:value="633183000" calcext:value-type="float">
            <text:p>633183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632223000" calcext:value-type="float">
            <text:p>632223000</text:p>
          </table:table-cell>
          <table:table-cell office:value-type="float" office:value="633869000" calcext:value-type="float">
            <text:p>633869000</text:p>
          </table:table-cell>
          <table:table-cell office:value-type="float" office:value="634069000" calcext:value-type="float">
            <text:p>634069000</text:p>
          </table:table-cell>
          <table:table-cell office:value-type="float" office:value="633471000" calcext:value-type="float">
            <text:p>633471000</text:p>
          </table:table-cell>
          <table:table-cell office:value-type="float" office:value="633522000" calcext:value-type="float">
            <text:p>633522000</text:p>
          </table:table-cell>
          <table:table-cell office:value-type="float" office:value="632658000" calcext:value-type="float">
            <text:p>632658000</text:p>
          </table:table-cell>
          <table:table-cell office:value-type="float" office:value="632138000" calcext:value-type="float">
            <text:p>632138000</text:p>
          </table:table-cell>
          <table:table-cell office:value-type="float" office:value="633771000" calcext:value-type="float">
            <text:p>633771000</text:p>
          </table:table-cell>
          <table:table-cell office:value-type="float" office:value="633864000" calcext:value-type="float">
            <text:p>633864000</text:p>
          </table:table-cell>
          <table:table-cell table:number-columns-repeated="2" office:value-type="float" office:value="632392000" calcext:value-type="float">
            <text:p>632392000</text:p>
          </table:table-cell>
          <table:table-cell office:value-type="float" office:value="632813000" calcext:value-type="float">
            <text:p>632813000</text:p>
          </table:table-cell>
          <table:table-cell office:value-type="float" office:value="633921000" calcext:value-type="float">
            <text:p>633921000</text:p>
          </table:table-cell>
          <table:table-cell office:value-type="float" office:value="632633000" calcext:value-type="float">
            <text:p>632633000</text:p>
          </table:table-cell>
          <table:table-cell office:value-type="float" office:value="633057000" calcext:value-type="float">
            <text:p>633057000</text:p>
          </table:table-cell>
          <table:table-cell office:value-type="float" office:value="633878000" calcext:value-type="float">
            <text:p>633878000</text:p>
          </table:table-cell>
          <table:table-cell office:value-type="float" office:value="631652000" calcext:value-type="float">
            <text:p>631652000</text:p>
          </table:table-cell>
          <table:table-cell office:value-type="float" office:value="632183000" calcext:value-type="float">
            <text:p>632183000</text:p>
          </table:table-cell>
          <table:table-cell office:value-type="float" office:value="633585000" calcext:value-type="float">
            <text:p>633585000</text:p>
          </table:table-cell>
          <table:table-cell office:value-type="float" office:value="633766000" calcext:value-type="float">
            <text:p>633766000</text:p>
          </table:table-cell>
          <table:table-cell office:value-type="float" office:value="632890000" calcext:value-type="float">
            <text:p>632890000</text:p>
          </table:table-cell>
          <table:table-cell office:value-type="float" office:value="632992000" calcext:value-type="float">
            <text:p>632992000</text:p>
          </table:table-cell>
          <table:table-cell office:value-type="float" office:value="633083000" calcext:value-type="float">
            <text:p>633083000</text:p>
          </table:table-cell>
          <table:table-cell office:value-type="float" office:value="633505000" calcext:value-type="float">
            <text:p>633505000</text:p>
          </table:table-cell>
          <table:table-cell office:value-type="float" office:value="632588000" calcext:value-type="float">
            <text:p>632588000</text:p>
          </table:table-cell>
          <table:table-cell office:value-type="float" office:value="633323000" calcext:value-type="float">
            <text:p>633323000</text:p>
          </table:table-cell>
          <table:table-cell office:value-type="float" office:value="632888000" calcext:value-type="float">
            <text:p>632888000</text:p>
          </table:table-cell>
          <table:table-cell office:value-type="float" office:value="633722000" calcext:value-type="float">
            <text:p>633722000</text:p>
          </table:table-cell>
          <table:table-cell office:value-type="float" office:value="633176000" calcext:value-type="float">
            <text:p>633176000</text:p>
          </table:table-cell>
          <table:table-cell office:value-type="float" office:value="632288000" calcext:value-type="float">
            <text:p>632288000</text:p>
          </table:table-cell>
          <table:table-cell office:value-type="float" office:value="629956000" calcext:value-type="float">
            <text:p>629956000</text:p>
          </table:table-cell>
          <table:table-cell office:value-type="float" office:value="633435000" calcext:value-type="float">
            <text:p>633435000</text:p>
          </table:table-cell>
          <table:table-cell office:value-type="float" office:value="633902000" calcext:value-type="float">
            <text:p>633902000</text:p>
          </table:table-cell>
          <table:table-cell office:value-type="float" office:value="633328000" calcext:value-type="float">
            <text:p>633328000</text:p>
          </table:table-cell>
          <table:table-cell office:value-type="float" office:value="632564000" calcext:value-type="float">
            <text:p>632564000</text:p>
          </table:table-cell>
          <table:table-cell office:value-type="float" office:value="632999000" calcext:value-type="float">
            <text:p>632999000</text:p>
          </table:table-cell>
          <table:table-cell office:value-type="float" office:value="632835000" calcext:value-type="float">
            <text:p>632835000</text:p>
          </table:table-cell>
          <table:table-cell office:value-type="float" office:value="633103000" calcext:value-type="float">
            <text:p>633103000</text:p>
          </table:table-cell>
          <table:table-cell office:value-type="float" office:value="633013000" calcext:value-type="float">
            <text:p>633013000</text:p>
          </table:table-cell>
          <table:table-cell office:value-type="float" office:value="633419000" calcext:value-type="float">
            <text:p>633419000</text:p>
          </table:table-cell>
          <table:table-cell office:value-type="float" office:value="632869000" calcext:value-type="float">
            <text:p>632869000</text:p>
          </table:table-cell>
          <table:table-cell office:value-type="float" office:value="632493000" calcext:value-type="float">
            <text:p>632493000</text:p>
          </table:table-cell>
          <table:table-cell office:value-type="float" office:value="633551000" calcext:value-type="float">
            <text:p>633551000</text:p>
          </table:table-cell>
          <table:table-cell office:value-type="float" office:value="633706000" calcext:value-type="float">
            <text:p>633706000</text:p>
          </table:table-cell>
          <table:table-cell office:value-type="float" office:value="631894000" calcext:value-type="float">
            <text:p>631894000</text:p>
          </table:table-cell>
          <table:table-cell office:value-type="float" office:value="633456000" calcext:value-type="float">
            <text:p>633456000</text:p>
          </table:table-cell>
          <table:table-cell office:value-type="float" office:value="632670000" calcext:value-type="float">
            <text:p>632670000</text:p>
          </table:table-cell>
          <table:table-cell office:value-type="float" office:value="633708000" calcext:value-type="float">
            <text:p>633708000</text:p>
          </table:table-cell>
          <table:table-cell office:value-type="float" office:value="632184000" calcext:value-type="float">
            <text:p>632184000</text:p>
          </table:table-cell>
          <table:table-cell office:value-type="float" office:value="632885000" calcext:value-type="float">
            <text:p>632885000</text:p>
          </table:table-cell>
          <table:table-cell office:value-type="float" office:value="632304000" calcext:value-type="float">
            <text:p>632304000</text:p>
          </table:table-cell>
          <table:table-cell office:value-type="float" office:value="632788000" calcext:value-type="float">
            <text:p>632788000</text:p>
          </table:table-cell>
          <table:table-cell office:value-type="float" office:value="633163000" calcext:value-type="float">
            <text:p>633163000</text:p>
          </table:table-cell>
          <table:table-cell office:value-type="float" office:value="633544000" calcext:value-type="float">
            <text:p>633544000</text:p>
          </table:table-cell>
          <table:table-cell office:value-type="float" office:value="633855000" calcext:value-type="float">
            <text:p>633855000</text:p>
          </table:table-cell>
          <table:table-cell office:value-type="float" office:value="633694000" calcext:value-type="float">
            <text:p>633694000</text:p>
          </table:table-cell>
          <table:table-cell office:value-type="float" office:value="632834000" calcext:value-type="float">
            <text:p>632834000</text:p>
          </table:table-cell>
          <table:table-cell office:value-type="float" office:value="632990000" calcext:value-type="float">
            <text:p>632990000</text:p>
          </table:table-cell>
          <table:table-cell office:value-type="float" office:value="632092000" calcext:value-type="float">
            <text:p>632092000</text:p>
          </table:table-cell>
          <table:table-cell office:value-type="float" office:value="633796000" calcext:value-type="float">
            <text:p>633796000</text:p>
          </table:table-cell>
          <table:table-cell office:value-type="float" office:value="633262000" calcext:value-type="float">
            <text:p>633262000</text:p>
          </table:table-cell>
          <table:table-cell office:value-type="float" office:value="633383000" calcext:value-type="float">
            <text:p>633383000</text:p>
          </table:table-cell>
          <table:table-cell office:value-type="float" office:value="633601000" calcext:value-type="float">
            <text:p>633601000</text:p>
          </table:table-cell>
          <table:table-cell office:value-type="float" office:value="633928000" calcext:value-type="float">
            <text:p>633928000</text:p>
          </table:table-cell>
          <table:table-cell office:value-type="float" office:value="632952000" calcext:value-type="float">
            <text:p>632952000</text:p>
          </table:table-cell>
          <table:table-cell office:value-type="float" office:value="633181000" calcext:value-type="float">
            <text:p>633181000</text:p>
          </table:table-cell>
          <table:table-cell office:value-type="float" office:value="633496000" calcext:value-type="float">
            <text:p>633496000</text:p>
          </table:table-cell>
          <table:table-cell office:value-type="float" office:value="633863000" calcext:value-type="float">
            <text:p>633863000</text:p>
          </table:table-cell>
          <table:table-cell office:value-type="float" office:value="633362000" calcext:value-type="float">
            <text:p>633362000</text:p>
          </table:table-cell>
          <table:table-cell office:value-type="float" office:value="632477000" calcext:value-type="float">
            <text:p>632477000</text:p>
          </table:table-cell>
          <table:table-cell office:value-type="float" office:value="630571000" calcext:value-type="float">
            <text:p>630571000</text:p>
          </table:table-cell>
          <table:table-cell office:value-type="float" office:value="633840000" calcext:value-type="float">
            <text:p>633840000</text:p>
          </table:table-cell>
          <table:table-cell office:value-type="float" office:value="633253000" calcext:value-type="float">
            <text:p>633253000</text:p>
          </table:table-cell>
          <table:table-cell office:value-type="float" office:value="633962000" calcext:value-type="float">
            <text:p>633962000</text:p>
          </table:table-cell>
          <table:table-cell office:value-type="float" office:value="632846000" calcext:value-type="float">
            <text:p>632846000</text:p>
          </table:table-cell>
          <table:table-cell office:value-type="float" office:value="633935000" calcext:value-type="float">
            <text:p>633935000</text:p>
          </table:table-cell>
          <table:table-cell office:value-type="float" office:value="632514000" calcext:value-type="float">
            <text:p>632514000</text:p>
          </table:table-cell>
          <table:table-cell office:value-type="float" office:value="633818000" calcext:value-type="float">
            <text:p>633818000</text:p>
          </table:table-cell>
          <table:table-cell office:value-type="float" office:value="631790000" calcext:value-type="float">
            <text:p>631790000</text:p>
          </table:table-cell>
          <table:table-cell office:value-type="float" office:value="633239000" calcext:value-type="float">
            <text:p>633239000</text:p>
          </table:table-cell>
          <table:table-cell office:value-type="float" office:value="633248000" calcext:value-type="float">
            <text:p>633248000</text:p>
          </table:table-cell>
          <table:table-cell office:value-type="float" office:value="632357000" calcext:value-type="float">
            <text:p>632357000</text:p>
          </table:table-cell>
          <table:table-cell office:value-type="float" office:value="633816000" calcext:value-type="float">
            <text:p>633816000</text:p>
          </table:table-cell>
          <table:table-cell office:value-type="float" office:value="633488000" calcext:value-type="float">
            <text:p>633488000</text:p>
          </table:table-cell>
          <table:table-cell office:value-type="float" office:value="633833000" calcext:value-type="float">
            <text:p>633833000</text:p>
          </table:table-cell>
          <table:table-cell office:value-type="float" office:value="633004000" calcext:value-type="float">
            <text:p>633004000</text:p>
          </table:table-cell>
          <table:table-cell office:value-type="float" office:value="632193000" calcext:value-type="float">
            <text:p>632193000</text:p>
          </table:table-cell>
          <table:table-cell office:value-type="float" office:value="633899000" calcext:value-type="float">
            <text:p>633899000</text:p>
          </table:table-cell>
          <table:table-cell office:value-type="float" office:value="633519000" calcext:value-type="float">
            <text:p>633519000</text:p>
          </table:table-cell>
          <table:table-cell office:value-type="float" office:value="633927000" calcext:value-type="float">
            <text:p>633927000</text:p>
          </table:table-cell>
          <table:table-cell office:value-type="float" office:value="632627000" calcext:value-type="float">
            <text:p>632627000</text:p>
          </table:table-cell>
          <table:table-cell office:value-type="float" office:value="633588000" calcext:value-type="float">
            <text:p>633588000</text:p>
          </table:table-cell>
          <table:table-cell office:value-type="float" office:value="633417000" calcext:value-type="float">
            <text:p>633417000</text:p>
          </table:table-cell>
          <table:table-cell office:value-type="float" office:value="631920000" calcext:value-type="float">
            <text:p>631920000</text:p>
          </table:table-cell>
          <table:table-cell office:value-type="float" office:value="633576000" calcext:value-type="float">
            <text:p>633576000</text:p>
          </table:table-cell>
          <table:table-cell office:value-type="float" office:value="633181000" calcext:value-type="float">
            <text:p>633181000</text:p>
          </table:table-cell>
          <table:table-cell office:value-type="float" office:value="632246000" calcext:value-type="float">
            <text:p>632246000</text:p>
          </table:table-cell>
          <table:table-cell office:value-type="float" office:value="633904000" calcext:value-type="float">
            <text:p>633904000</text:p>
          </table:table-cell>
          <table:table-cell office:value-type="float" office:value="633338000" calcext:value-type="float">
            <text:p>633338000</text:p>
          </table:table-cell>
          <table:table-cell office:value-type="float" office:value="630778000" calcext:value-type="float">
            <text:p>630778000</text:p>
          </table:table-cell>
          <table:table-cell office:value-type="float" office:value="634462000" calcext:value-type="float">
            <text:p>634462000</text:p>
          </table:table-cell>
          <table:table-cell office:value-type="float" office:value="630038000" calcext:value-type="float">
            <text:p>630038000</text:p>
          </table:table-cell>
          <table:table-cell office:value-type="float" office:value="633315000" calcext:value-type="float">
            <text:p>633315000</text:p>
          </table:table-cell>
          <table:table-cell office:value-type="float" office:value="633269000" calcext:value-type="float">
            <text:p>633269000</text:p>
          </table:table-cell>
          <table:table-cell office:value-type="float" office:value="633537000" calcext:value-type="float">
            <text:p>633537000</text:p>
          </table:table-cell>
          <table:table-cell office:value-type="float" office:value="633760000" calcext:value-type="float">
            <text:p>633760000</text:p>
          </table:table-cell>
          <table:table-cell office:value-type="float" office:value="631976000" calcext:value-type="float">
            <text:p>631976000</text:p>
          </table:table-cell>
          <table:table-cell office:value-type="float" office:value="633108000" calcext:value-type="float">
            <text:p>633108000</text:p>
          </table:table-cell>
          <table:table-cell office:value-type="float" office:value="633244000" calcext:value-type="float">
            <text:p>633244000</text:p>
          </table:table-cell>
          <table:table-cell office:value-type="float" office:value="633609000" calcext:value-type="float">
            <text:p>633609000</text:p>
          </table:table-cell>
          <table:table-cell office:value-type="float" office:value="632830000" calcext:value-type="float">
            <text:p>632830000</text:p>
          </table:table-cell>
          <table:table-cell office:value-type="float" office:value="633251000" calcext:value-type="float">
            <text:p>633251000</text:p>
          </table:table-cell>
          <table:table-cell office:value-type="float" office:value="633620000" calcext:value-type="float">
            <text:p>633620000</text:p>
          </table:table-cell>
          <table:table-cell office:value-type="float" office:value="632848000" calcext:value-type="float">
            <text:p>632848000</text:p>
          </table:table-cell>
          <table:table-cell office:value-type="float" office:value="633252000" calcext:value-type="float">
            <text:p>633252000</text:p>
          </table:table-cell>
          <table:table-cell office:value-type="float" office:value="632782000" calcext:value-type="float">
            <text:p>632782000</text:p>
          </table:table-cell>
          <table:table-cell office:value-type="float" office:value="633800000" calcext:value-type="float">
            <text:p>633800000</text:p>
          </table:table-cell>
          <table:table-cell office:value-type="float" office:value="633150000" calcext:value-type="float">
            <text:p>633150000</text:p>
          </table:table-cell>
          <table:table-cell office:value-type="float" office:value="634011000" calcext:value-type="float">
            <text:p>634011000</text:p>
          </table:table-cell>
          <table:table-cell office:value-type="float" office:value="633119000" calcext:value-type="float">
            <text:p>633119000</text:p>
          </table:table-cell>
          <table:table-cell office:value-type="float" office:value="633117000" calcext:value-type="float">
            <text:p>633117000</text:p>
          </table:table-cell>
          <table:table-cell office:value-type="float" office:value="632895000" calcext:value-type="float">
            <text:p>632895000</text:p>
          </table:table-cell>
          <table:table-cell office:value-type="float" office:value="633286000" calcext:value-type="float">
            <text:p>633286000</text:p>
          </table:table-cell>
          <table:table-cell office:value-type="float" office:value="633866000" calcext:value-type="float">
            <text:p>633866000</text:p>
          </table:table-cell>
          <table:table-cell office:value-type="float" office:value="632857000" calcext:value-type="float">
            <text:p>632857000</text:p>
          </table:table-cell>
          <table:table-cell office:value-type="float" office:value="632423000" calcext:value-type="float">
            <text:p>632423000</text:p>
          </table:table-cell>
          <table:table-cell office:value-type="float" office:value="632878000" calcext:value-type="float">
            <text:p>632878000</text:p>
          </table:table-cell>
          <table:table-cell office:value-type="float" office:value="632906000" calcext:value-type="float">
            <text:p>632906000</text:p>
          </table:table-cell>
          <table:table-cell office:value-type="float" office:value="633051000" calcext:value-type="float">
            <text:p>633051000</text:p>
          </table:table-cell>
          <table:table-cell office:value-type="float" office:value="633532000" calcext:value-type="float">
            <text:p>633532000</text:p>
          </table:table-cell>
          <table:table-cell office:value-type="float" office:value="633734000" calcext:value-type="float">
            <text:p>633734000</text:p>
          </table:table-cell>
          <table:table-cell office:value-type="float" office:value="632739000" calcext:value-type="float">
            <text:p>632739000</text:p>
          </table:table-cell>
          <table:table-cell office:value-type="float" office:value="634096000" calcext:value-type="float">
            <text:p>634096000</text:p>
          </table:table-cell>
          <table:table-cell office:value-type="float" office:value="633420000" calcext:value-type="float">
            <text:p>633420000</text:p>
          </table:table-cell>
          <table:table-cell office:value-type="float" office:value="633180000" calcext:value-type="float">
            <text:p>633180000</text:p>
          </table:table-cell>
          <table:table-cell office:value-type="float" office:value="632408000" calcext:value-type="float">
            <text:p>632408000</text:p>
          </table:table-cell>
          <table:table-cell office:value-type="float" office:value="633079000" calcext:value-type="float">
            <text:p>633079000</text:p>
          </table:table-cell>
          <table:table-cell office:value-type="float" office:value="633914000" calcext:value-type="float">
            <text:p>633914000</text:p>
          </table:table-cell>
          <table:table-cell office:value-type="float" office:value="632320000" calcext:value-type="float">
            <text:p>632320000</text:p>
          </table:table-cell>
          <table:table-cell office:value-type="float" office:value="633007000" calcext:value-type="float">
            <text:p>633007000</text:p>
          </table:table-cell>
          <table:table-cell office:value-type="float" office:value="633705000" calcext:value-type="float">
            <text:p>633705000</text:p>
          </table:table-cell>
          <table:table-cell office:value-type="float" office:value="633523000" calcext:value-type="float">
            <text:p>633523000</text:p>
          </table:table-cell>
          <table:table-cell office:value-type="float" office:value="631641000" calcext:value-type="float">
            <text:p>631641000</text:p>
          </table:table-cell>
          <table:table-cell office:value-type="float" office:value="632414000" calcext:value-type="float">
            <text:p>632414000</text:p>
          </table:table-cell>
          <table:table-cell office:value-type="float" office:value="632747000" calcext:value-type="float">
            <text:p>632747000</text:p>
          </table:table-cell>
          <table:table-cell office:value-type="float" office:value="632982000" calcext:value-type="float">
            <text:p>632982000</text:p>
          </table:table-cell>
          <table:table-cell office:value-type="float" office:value="633749000" calcext:value-type="float">
            <text:p>633749000</text:p>
          </table:table-cell>
          <table:table-cell office:value-type="float" office:value="632907000" calcext:value-type="float">
            <text:p>632907000</text:p>
          </table:table-cell>
          <table:table-cell office:value-type="float" office:value="633577000" calcext:value-type="float">
            <text:p>633577000</text:p>
          </table:table-cell>
          <table:table-cell office:value-type="float" office:value="633348000" calcext:value-type="float">
            <text:p>633348000</text:p>
          </table:table-cell>
          <table:table-cell office:value-type="float" office:value="632718000" calcext:value-type="float">
            <text:p>632718000</text:p>
          </table:table-cell>
          <table:table-cell office:value-type="float" office:value="634037000" calcext:value-type="float">
            <text:p>634037000</text:p>
          </table:table-cell>
          <table:table-cell office:value-type="float" office:value="633607000" calcext:value-type="float">
            <text:p>633607000</text:p>
          </table:table-cell>
          <table:table-cell office:value-type="float" office:value="633753000" calcext:value-type="float">
            <text:p>633753000</text:p>
          </table:table-cell>
          <table:table-cell office:value-type="float" office:value="631847000" calcext:value-type="float">
            <text:p>631847000</text:p>
          </table:table-cell>
          <table:table-cell office:value-type="float" office:value="633723000" calcext:value-type="float">
            <text:p>633723000</text:p>
          </table:table-cell>
          <table:table-cell office:value-type="float" office:value="633484000" calcext:value-type="float">
            <text:p>633484000</text:p>
          </table:table-cell>
          <table:table-cell office:value-type="float" office:value="632638000" calcext:value-type="float">
            <text:p>632638000</text:p>
          </table:table-cell>
          <table:table-cell office:value-type="float" office:value="632700000" calcext:value-type="float">
            <text:p>632700000</text:p>
          </table:table-cell>
          <table:table-cell office:value-type="float" office:value="631951000" calcext:value-type="float">
            <text:p>631951000</text:p>
          </table:table-cell>
          <table:table-cell office:value-type="float" office:value="633083000" calcext:value-type="float">
            <text:p>633083000</text:p>
          </table:table-cell>
          <table:table-cell office:value-type="float" office:value="633785000" calcext:value-type="float">
            <text:p>633785000</text:p>
          </table:table-cell>
          <table:table-cell office:value-type="float" office:value="632930000" calcext:value-type="float">
            <text:p>632930000</text:p>
          </table:table-cell>
          <table:table-cell office:value-type="float" office:value="632877000" calcext:value-type="float">
            <text:p>632877000</text:p>
          </table:table-cell>
          <table:table-cell office:value-type="float" office:value="632859000" calcext:value-type="float">
            <text:p>632859000</text:p>
          </table:table-cell>
          <table:table-cell office:value-type="float" office:value="633665000" calcext:value-type="float">
            <text:p>633665000</text:p>
          </table:table-cell>
          <table:table-cell office:value-type="float" office:value="631086000" calcext:value-type="float">
            <text:p>631086000</text:p>
          </table:table-cell>
          <table:table-cell office:value-type="float" office:value="631921000" calcext:value-type="float">
            <text:p>631921000</text:p>
          </table:table-cell>
          <table:table-cell office:value-type="float" office:value="633030000" calcext:value-type="float">
            <text:p>633030000</text:p>
          </table:table-cell>
          <table:table-cell office:value-type="float" office:value="633723000" calcext:value-type="float">
            <text:p>633723000</text:p>
          </table:table-cell>
          <table:table-cell office:value-type="float" office:value="631642000" calcext:value-type="float">
            <text:p>631642000</text:p>
          </table:table-cell>
          <table:table-cell office:value-type="float" office:value="632763000" calcext:value-type="float">
            <text:p>632763000</text:p>
          </table:table-cell>
          <table:table-cell office:value-type="float" office:value="632697000" calcext:value-type="float">
            <text:p>632697000</text:p>
          </table:table-cell>
          <table:table-cell office:value-type="float" office:value="633010000" calcext:value-type="float">
            <text:p>633010000</text:p>
          </table:table-cell>
          <table:table-cell office:value-type="float" office:value="633726000" calcext:value-type="float">
            <text:p>633726000</text:p>
          </table:table-cell>
          <table:table-cell office:value-type="float" office:value="632034000" calcext:value-type="float">
            <text:p>632034000</text:p>
          </table:table-cell>
          <table:table-cell office:value-type="float" office:value="633731000" calcext:value-type="float">
            <text:p>633731000</text:p>
          </table:table-cell>
          <table:table-cell office:value-type="float" office:value="632063000" calcext:value-type="float">
            <text:p>632063000</text:p>
          </table:table-cell>
          <table:table-cell office:value-type="float" office:value="632325000" calcext:value-type="float">
            <text:p>632325000</text:p>
          </table:table-cell>
          <table:table-cell office:value-type="float" office:value="633568000" calcext:value-type="float">
            <text:p>633568000</text:p>
          </table:table-cell>
          <table:table-cell office:value-type="float" office:value="633493000" calcext:value-type="float">
            <text:p>633493000</text:p>
          </table:table-cell>
          <table:table-cell office:value-type="float" office:value="632090000" calcext:value-type="float">
            <text:p>632090000</text:p>
          </table:table-cell>
          <table:table-cell office:value-type="float" office:value="633286000" calcext:value-type="float">
            <text:p>633286000</text:p>
          </table:table-cell>
          <table:table-cell office:value-type="float" office:value="631402000" calcext:value-type="float">
            <text:p>631402000</text:p>
          </table:table-cell>
          <table:table-cell office:value-type="float" office:value="633523000" calcext:value-type="float">
            <text:p>633523000</text:p>
          </table:table-cell>
          <table:table-cell office:value-type="float" office:value="632647000" calcext:value-type="float">
            <text:p>632647000</text:p>
          </table:table-cell>
          <table:table-cell office:value-type="float" office:value="633580000" calcext:value-type="float">
            <text:p>633580000</text:p>
          </table:table-cell>
          <table:table-cell office:value-type="float" office:value="633176000" calcext:value-type="float">
            <text:p>633176000</text:p>
          </table:table-cell>
          <table:table-cell office:value-type="float" office:value="632451000" calcext:value-type="float">
            <text:p>632451000</text:p>
          </table:table-cell>
          <table:table-cell office:value-type="float" office:value="632574000" calcext:value-type="float">
            <text:p>632574000</text:p>
          </table:table-cell>
          <table:table-cell office:value-type="float" office:value="632937000" calcext:value-type="float">
            <text:p>632937000</text:p>
          </table:table-cell>
          <table:table-cell office:value-type="float" office:value="633322000" calcext:value-type="float">
            <text:p>633322000</text:p>
          </table:table-cell>
          <table:table-cell office:value-type="float" office:value="633265000" calcext:value-type="float">
            <text:p>633265000</text:p>
          </table:table-cell>
          <table:table-cell office:value-type="float" office:value="633794000" calcext:value-type="float">
            <text:p>633794000</text:p>
          </table:table-cell>
          <table:table-cell office:value-type="float" office:value="632240000" calcext:value-type="float">
            <text:p>632240000</text:p>
          </table:table-cell>
          <table:table-cell office:value-type="float" office:value="633821000" calcext:value-type="float">
            <text:p>633821000</text:p>
          </table:table-cell>
          <table:table-cell office:value-type="float" office:value="631392000" calcext:value-type="float">
            <text:p>631392000</text:p>
          </table:table-cell>
          <table:table-cell office:value-type="float" office:value="633001000" calcext:value-type="float">
            <text:p>633001000</text:p>
          </table:table-cell>
          <table:table-cell office:value-type="float" office:value="633502000" calcext:value-type="float">
            <text:p>633502000</text:p>
          </table:table-cell>
          <table:table-cell office:value-type="float" office:value="633346000" calcext:value-type="float">
            <text:p>633346000</text:p>
          </table:table-cell>
          <table:table-cell office:value-type="float" office:value="632682000" calcext:value-type="float">
            <text:p>632682000</text:p>
          </table:table-cell>
          <table:table-cell office:value-type="float" office:value="633881000" calcext:value-type="float">
            <text:p>633881000</text:p>
          </table:table-cell>
          <table:table-cell office:value-type="float" office:value="633149000" calcext:value-type="float">
            <text:p>633149000</text:p>
          </table:table-cell>
          <table:table-cell office:value-type="float" office:value="632360000" calcext:value-type="float">
            <text:p>632360000</text:p>
          </table:table-cell>
          <table:table-cell office:value-type="float" office:value="632966000" calcext:value-type="float">
            <text:p>632966000</text:p>
          </table:table-cell>
          <table:table-cell office:value-type="float" office:value="632982000" calcext:value-type="float">
            <text:p>632982000</text:p>
          </table:table-cell>
          <table:table-cell office:value-type="float" office:value="632923000" calcext:value-type="float">
            <text:p>632923000</text:p>
          </table:table-cell>
          <table:table-cell office:value-type="float" office:value="633576000" calcext:value-type="float">
            <text:p>633576000</text:p>
          </table:table-cell>
          <table:table-cell office:value-type="float" office:value="632229000" calcext:value-type="float">
            <text:p>632229000</text:p>
          </table:table-cell>
          <table:table-cell office:value-type="float" office:value="633530000" calcext:value-type="float">
            <text:p>633530000</text:p>
          </table:table-cell>
          <table:table-cell office:value-type="float" office:value="633157000" calcext:value-type="float">
            <text:p>633157000</text:p>
          </table:table-cell>
          <table:table-cell office:value-type="float" office:value="633656000" calcext:value-type="float">
            <text:p>633656000</text:p>
          </table:table-cell>
          <table:table-cell office:value-type="float" office:value="633862000" calcext:value-type="float">
            <text:p>633862000</text:p>
          </table:table-cell>
          <table:table-cell office:value-type="float" office:value="633608000" calcext:value-type="float">
            <text:p>633608000</text:p>
          </table:table-cell>
          <table:table-cell office:value-type="float" office:value="633742000" calcext:value-type="float">
            <text:p>633742000</text:p>
          </table:table-cell>
          <table:table-cell office:value-type="float" office:value="633823000" calcext:value-type="float">
            <text:p>633823000</text:p>
          </table:table-cell>
          <table:table-cell office:value-type="float" office:value="633720000" calcext:value-type="float">
            <text:p>633720000</text:p>
          </table:table-cell>
          <table:table-cell office:value-type="float" office:value="633857000" calcext:value-type="float">
            <text:p>633857000</text:p>
          </table:table-cell>
          <table:table-cell office:value-type="float" office:value="633150000" calcext:value-type="float">
            <text:p>633150000</text:p>
          </table:table-cell>
          <table:table-cell office:value-type="float" office:value="633548000" calcext:value-type="float">
            <text:p>633548000</text:p>
          </table:table-cell>
          <table:table-cell office:value-type="float" office:value="632627000" calcext:value-type="float">
            <text:p>632627000</text:p>
          </table:table-cell>
          <table:table-cell office:value-type="float" office:value="632314000" calcext:value-type="float">
            <text:p>632314000</text:p>
          </table:table-cell>
          <table:table-cell office:value-type="float" office:value="631953000" calcext:value-type="float">
            <text:p>631953000</text:p>
          </table:table-cell>
          <table:table-cell office:value-type="float" office:value="633843000" calcext:value-type="float">
            <text:p>633843000</text:p>
          </table:table-cell>
          <table:table-cell office:value-type="float" office:value="633478000" calcext:value-type="float">
            <text:p>633478000</text:p>
          </table:table-cell>
          <table:table-cell office:value-type="float" office:value="633643000" calcext:value-type="float">
            <text:p>633643000</text:p>
          </table:table-cell>
          <table:table-cell office:value-type="float" office:value="631488000" calcext:value-type="float">
            <text:p>631488000</text:p>
          </table:table-cell>
          <table:table-cell office:value-type="float" office:value="633884000" calcext:value-type="float">
            <text:p>633884000</text:p>
          </table:table-cell>
          <table:table-cell office:value-type="float" office:value="631685000" calcext:value-type="float">
            <text:p>631685000</text:p>
          </table:table-cell>
          <table:table-cell office:value-type="float" office:value="632487000" calcext:value-type="float">
            <text:p>632487000</text:p>
          </table:table-cell>
          <table:table-cell office:value-type="float" office:value="633652000" calcext:value-type="float">
            <text:p>633652000</text:p>
          </table:table-cell>
          <table:table-cell office:value-type="float" office:value="633635000" calcext:value-type="float">
            <text:p>633635000</text:p>
          </table:table-cell>
          <table:table-cell office:value-type="float" office:value="633649000" calcext:value-type="float">
            <text:p>633649000</text:p>
          </table:table-cell>
          <table:table-cell office:value-type="float" office:value="633235000" calcext:value-type="float">
            <text:p>633235000</text:p>
          </table:table-cell>
          <table:table-cell office:value-type="float" office:value="632803000" calcext:value-type="float">
            <text:p>632803000</text:p>
          </table:table-cell>
          <table:table-cell office:value-type="float" office:value="632673000" calcext:value-type="float">
            <text:p>632673000</text:p>
          </table:table-cell>
          <table:table-cell office:value-type="float" office:value="632808000" calcext:value-type="float">
            <text:p>632808000</text:p>
          </table:table-cell>
          <table:table-cell office:value-type="float" office:value="633577000" calcext:value-type="float">
            <text:p>633577000</text:p>
          </table:table-cell>
          <table:table-cell office:value-type="float" office:value="633569000" calcext:value-type="float">
            <text:p>633569000</text:p>
          </table:table-cell>
          <table:table-cell office:value-type="float" office:value="633797000" calcext:value-type="float">
            <text:p>633797000</text:p>
          </table:table-cell>
          <table:table-cell office:value-type="float" office:value="633258000" calcext:value-type="float">
            <text:p>633258000</text:p>
          </table:table-cell>
          <table:table-cell office:value-type="float" office:value="633486000" calcext:value-type="float">
            <text:p>633486000</text:p>
          </table:table-cell>
          <table:table-cell office:value-type="float" office:value="633389000" calcext:value-type="float">
            <text:p>633389000</text:p>
          </table:table-cell>
          <table:table-cell office:value-type="float" office:value="631992000" calcext:value-type="float">
            <text:p>631992000</text:p>
          </table:table-cell>
          <table:table-cell office:value-type="float" office:value="631421000" calcext:value-type="float">
            <text:p>631421000</text:p>
          </table:table-cell>
          <table:table-cell office:value-type="float" office:value="633277000" calcext:value-type="float">
            <text:p>633277000</text:p>
          </table:table-cell>
          <table:table-cell office:value-type="float" office:value="633206000" calcext:value-type="float">
            <text:p>633206000</text:p>
          </table:table-cell>
          <table:table-cell office:value-type="float" office:value="632730000" calcext:value-type="float">
            <text:p>632730000</text:p>
          </table:table-cell>
          <table:table-cell office:value-type="float" office:value="632369000" calcext:value-type="float">
            <text:p>632369000</text:p>
          </table:table-cell>
          <table:table-cell office:value-type="float" office:value="633409000" calcext:value-type="float">
            <text:p>633409000</text:p>
          </table:table-cell>
          <table:table-cell office:value-type="float" office:value="632960000" calcext:value-type="float">
            <text:p>632960000</text:p>
          </table:table-cell>
          <table:table-cell office:value-type="float" office:value="632259000" calcext:value-type="float">
            <text:p>632259000</text:p>
          </table:table-cell>
          <table:table-cell office:value-type="float" office:value="633361000" calcext:value-type="float">
            <text:p>633361000</text:p>
          </table:table-cell>
          <table:table-cell office:value-type="float" office:value="633442000" calcext:value-type="float">
            <text:p>633442000</text:p>
          </table:table-cell>
          <table:table-cell table:number-columns-repeated="2" office:value-type="float" office:value="633914000" calcext:value-type="float">
            <text:p>633914000</text:p>
          </table:table-cell>
          <table:table-cell office:value-type="float" office:value="632755000" calcext:value-type="float">
            <text:p>632755000</text:p>
          </table:table-cell>
          <table:table-cell office:value-type="float" office:value="633828000" calcext:value-type="float">
            <text:p>633828000</text:p>
          </table:table-cell>
          <table:table-cell office:value-type="float" office:value="633517000" calcext:value-type="float">
            <text:p>633517000</text:p>
          </table:table-cell>
          <table:table-cell office:value-type="float" office:value="632020000" calcext:value-type="float">
            <text:p>632020000</text:p>
          </table:table-cell>
          <table:table-cell office:value-type="float" office:value="633384000" calcext:value-type="float">
            <text:p>633384000</text:p>
          </table:table-cell>
          <table:table-cell office:value-type="float" office:value="632781000" calcext:value-type="float">
            <text:p>632781000</text:p>
          </table:table-cell>
          <table:table-cell office:value-type="float" office:value="633774000" calcext:value-type="float">
            <text:p>633774000</text:p>
          </table:table-cell>
          <table:table-cell office:value-type="float" office:value="633915000" calcext:value-type="float">
            <text:p>633915000</text:p>
          </table:table-cell>
          <table:table-cell office:value-type="float" office:value="633672000" calcext:value-type="float">
            <text:p>633672000</text:p>
          </table:table-cell>
          <table:table-cell office:value-type="float" office:value="632866000" calcext:value-type="float">
            <text:p>632866000</text:p>
          </table:table-cell>
          <table:table-cell office:value-type="float" office:value="633663000" calcext:value-type="float">
            <text:p>633663000</text:p>
          </table:table-cell>
          <table:table-cell office:value-type="float" office:value="632653000" calcext:value-type="float">
            <text:p>632653000</text:p>
          </table:table-cell>
          <table:table-cell office:value-type="float" office:value="633330000" calcext:value-type="float">
            <text:p>633330000</text:p>
          </table:table-cell>
          <table:table-cell office:value-type="float" office:value="633837000" calcext:value-type="float">
            <text:p>633837000</text:p>
          </table:table-cell>
          <table:table-cell office:value-type="float" office:value="633089000" calcext:value-type="float">
            <text:p>633089000</text:p>
          </table:table-cell>
          <table:table-cell office:value-type="float" office:value="632093000" calcext:value-type="float">
            <text:p>632093000</text:p>
          </table:table-cell>
          <table:table-cell office:value-type="float" office:value="633323000" calcext:value-type="float">
            <text:p>633323000</text:p>
          </table:table-cell>
          <table:table-cell office:value-type="float" office:value="632813000" calcext:value-type="float">
            <text:p>632813000</text:p>
          </table:table-cell>
          <table:table-cell office:value-type="float" office:value="632681000" calcext:value-type="float">
            <text:p>632681000</text:p>
          </table:table-cell>
          <table:table-cell office:value-type="float" office:value="633219000" calcext:value-type="float">
            <text:p>633219000</text:p>
          </table:table-cell>
          <table:table-cell office:value-type="float" office:value="633789000" calcext:value-type="float">
            <text:p>633789000</text:p>
          </table:table-cell>
          <table:table-cell office:value-type="float" office:value="633080000" calcext:value-type="float">
            <text:p>633080000</text:p>
          </table:table-cell>
          <table:table-cell office:value-type="float" office:value="632984000" calcext:value-type="float">
            <text:p>632984000</text:p>
          </table:table-cell>
          <table:table-cell office:value-type="float" office:value="632767000" calcext:value-type="float">
            <text:p>632767000</text:p>
          </table:table-cell>
          <table:table-cell office:value-type="float" office:value="633661000" calcext:value-type="float">
            <text:p>633661000</text:p>
          </table:table-cell>
          <table:table-cell office:value-type="float" office:value="632836000" calcext:value-type="float">
            <text:p>632836000</text:p>
          </table:table-cell>
          <table:table-cell office:value-type="float" office:value="632597000" calcext:value-type="float">
            <text:p>632597000</text:p>
          </table:table-cell>
          <table:table-cell office:value-type="float" office:value="633029000" calcext:value-type="float">
            <text:p>633029000</text:p>
          </table:table-cell>
          <table:table-cell office:value-type="float" office:value="633471000" calcext:value-type="float">
            <text:p>633471000</text:p>
          </table:table-cell>
          <table:table-cell office:value-type="float" office:value="632883000" calcext:value-type="float">
            <text:p>632883000</text:p>
          </table:table-cell>
          <table:table-cell office:value-type="float" office:value="631435000" calcext:value-type="float">
            <text:p>631435000</text:p>
          </table:table-cell>
          <table:table-cell office:value-type="float" office:value="631694000" calcext:value-type="float">
            <text:p>631694000</text:p>
          </table:table-cell>
          <table:table-cell office:value-type="float" office:value="633180000" calcext:value-type="float">
            <text:p>633180000</text:p>
          </table:table-cell>
          <table:table-cell office:value-type="float" office:value="632565000" calcext:value-type="float">
            <text:p>632565000</text:p>
          </table:table-cell>
          <table:table-cell office:value-type="float" office:value="632923000" calcext:value-type="float">
            <text:p>632923000</text:p>
          </table:table-cell>
          <table:table-cell table:number-columns-repeated="2" office:value-type="float" office:value="633165000" calcext:value-type="float">
            <text:p>633165000</text:p>
          </table:table-cell>
          <table:table-cell office:value-type="float" office:value="633074000" calcext:value-type="float">
            <text:p>633074000</text:p>
          </table:table-cell>
          <table:table-cell office:value-type="float" office:value="633124000" calcext:value-type="float">
            <text:p>633124000</text:p>
          </table:table-cell>
          <table:table-cell office:value-type="float" office:value="632613000" calcext:value-type="float">
            <text:p>632613000</text:p>
          </table:table-cell>
          <table:table-cell office:value-type="float" office:value="633737000" calcext:value-type="float">
            <text:p>633737000</text:p>
          </table:table-cell>
          <table:table-cell office:value-type="float" office:value="631996000" calcext:value-type="float">
            <text:p>631996000</text:p>
          </table:table-cell>
          <table:table-cell office:value-type="float" office:value="633932000" calcext:value-type="float">
            <text:p>633932000</text:p>
          </table:table-cell>
          <table:table-cell office:value-type="float" office:value="633374000" calcext:value-type="float">
            <text:p>633374000</text:p>
          </table:table-cell>
          <table:table-cell office:value-type="float" office:value="633484000" calcext:value-type="float">
            <text:p>633484000</text:p>
          </table:table-cell>
          <table:table-cell office:value-type="float" office:value="633575000" calcext:value-type="float">
            <text:p>633575000</text:p>
          </table:table-cell>
          <table:table-cell office:value-type="float" office:value="632995000" calcext:value-type="float">
            <text:p>632995000</text:p>
          </table:table-cell>
          <table:table-cell office:value-type="float" office:value="633678000" calcext:value-type="float">
            <text:p>633678000</text:p>
          </table:table-cell>
          <table:table-cell office:value-type="float" office:value="632491000" calcext:value-type="float">
            <text:p>632491000</text:p>
          </table:table-cell>
          <table:table-cell office:value-type="float" office:value="633122000" calcext:value-type="float">
            <text:p>633122000</text:p>
          </table:table-cell>
          <table:table-cell office:value-type="float" office:value="633842000" calcext:value-type="float">
            <text:p>633842000</text:p>
          </table:table-cell>
          <table:table-cell office:value-type="float" office:value="633436000" calcext:value-type="float">
            <text:p>633436000</text:p>
          </table:table-cell>
          <table:table-cell office:value-type="float" office:value="633823000" calcext:value-type="float">
            <text:p>633823000</text:p>
          </table:table-cell>
          <table:table-cell office:value-type="float" office:value="632897000" calcext:value-type="float">
            <text:p>632897000</text:p>
          </table:table-cell>
          <table:table-cell office:value-type="float" office:value="631465000" calcext:value-type="float">
            <text:p>631465000</text:p>
          </table:table-cell>
          <table:table-cell office:value-type="float" office:value="633385000" calcext:value-type="float">
            <text:p>633385000</text:p>
          </table:table-cell>
          <table:table-cell office:value-type="float" office:value="634040000" calcext:value-type="float">
            <text:p>634040000</text:p>
          </table:table-cell>
          <table:table-cell office:value-type="float" office:value="632585000" calcext:value-type="float">
            <text:p>632585000</text:p>
          </table:table-cell>
          <table:table-cell office:value-type="float" office:value="633805000" calcext:value-type="float">
            <text:p>633805000</text:p>
          </table:table-cell>
          <table:table-cell office:value-type="float" office:value="633491000" calcext:value-type="float">
            <text:p>633491000</text:p>
          </table:table-cell>
          <table:table-cell office:value-type="float" office:value="633950000" calcext:value-type="float">
            <text:p>633950000</text:p>
          </table:table-cell>
          <table:table-cell office:value-type="float" office:value="633869000" calcext:value-type="float">
            <text:p>633869000</text:p>
          </table:table-cell>
          <table:table-cell office:value-type="float" office:value="633825000" calcext:value-type="float">
            <text:p>633825000</text:p>
          </table:table-cell>
          <table:table-cell office:value-type="float" office:value="633754000" calcext:value-type="float">
            <text:p>633754000</text:p>
          </table:table-cell>
          <table:table-cell office:value-type="float" office:value="633052000" calcext:value-type="float">
            <text:p>633052000</text:p>
          </table:table-cell>
          <table:table-cell office:value-type="float" office:value="633458000" calcext:value-type="float">
            <text:p>633458000</text:p>
          </table:table-cell>
          <table:table-cell office:value-type="float" office:value="633627000" calcext:value-type="float">
            <text:p>633627000</text:p>
          </table:table-cell>
          <table:table-cell office:value-type="float" office:value="631972000" calcext:value-type="float">
            <text:p>631972000</text:p>
          </table:table-cell>
          <table:table-cell office:value-type="float" office:value="633154000" calcext:value-type="float">
            <text:p>633154000</text:p>
          </table:table-cell>
          <table:table-cell office:value-type="float" office:value="629968000" calcext:value-type="float">
            <text:p>629968000</text:p>
          </table:table-cell>
          <table:table-cell office:value-type="float" office:value="633173000" calcext:value-type="float">
            <text:p>633173000</text:p>
          </table:table-cell>
          <table:table-cell office:value-type="float" office:value="633097000" calcext:value-type="float">
            <text:p>633097000</text:p>
          </table:table-cell>
          <table:table-cell office:value-type="float" office:value="632966000" calcext:value-type="float">
            <text:p>632966000</text:p>
          </table:table-cell>
          <table:table-cell office:value-type="float" office:value="633883000" calcext:value-type="float">
            <text:p>633883000</text:p>
          </table:table-cell>
          <table:table-cell office:value-type="float" office:value="633239000" calcext:value-type="float">
            <text:p>633239000</text:p>
          </table:table-cell>
          <table:table-cell office:value-type="float" office:value="633309000" calcext:value-type="float">
            <text:p>633309000</text:p>
          </table:table-cell>
          <table:table-cell office:value-type="float" office:value="633590000" calcext:value-type="float">
            <text:p>633590000</text:p>
          </table:table-cell>
          <table:table-cell office:value-type="float" office:value="632495000" calcext:value-type="float">
            <text:p>632495000</text:p>
          </table:table-cell>
          <table:table-cell office:value-type="float" office:value="632567000" calcext:value-type="float">
            <text:p>632567000</text:p>
          </table:table-cell>
          <table:table-cell office:value-type="float" office:value="633348000" calcext:value-type="float">
            <text:p>633348000</text:p>
          </table:table-cell>
          <table:table-cell office:value-type="float" office:value="633607000" calcext:value-type="float">
            <text:p>633607000</text:p>
          </table:table-cell>
          <table:table-cell office:value-type="float" office:value="633954000" calcext:value-type="float">
            <text:p>633954000</text:p>
          </table:table-cell>
          <table:table-cell office:value-type="float" office:value="633109000" calcext:value-type="float">
            <text:p>633109000</text:p>
          </table:table-cell>
          <table:table-cell office:value-type="float" office:value="633153000" calcext:value-type="float">
            <text:p>633153000</text:p>
          </table:table-cell>
          <table:table-cell office:value-type="float" office:value="632733000" calcext:value-type="float">
            <text:p>632733000</text:p>
          </table:table-cell>
          <table:table-cell office:value-type="float" office:value="633122000" calcext:value-type="float">
            <text:p>633122000</text:p>
          </table:table-cell>
          <table:table-cell office:value-type="float" office:value="632800000" calcext:value-type="float">
            <text:p>632800000</text:p>
          </table:table-cell>
          <table:table-cell office:value-type="float" office:value="633820000" calcext:value-type="float">
            <text:p>633820000</text:p>
          </table:table-cell>
          <table:table-cell office:value-type="float" office:value="633157000" calcext:value-type="float">
            <text:p>633157000</text:p>
          </table:table-cell>
          <table:table-cell office:value-type="float" office:value="633055000" calcext:value-type="float">
            <text:p>633055000</text:p>
          </table:table-cell>
          <table:table-cell office:value-type="float" office:value="633831000" calcext:value-type="float">
            <text:p>633831000</text:p>
          </table:table-cell>
          <table:table-cell office:value-type="float" office:value="633310000" calcext:value-type="float">
            <text:p>633310000</text:p>
          </table:table-cell>
          <table:table-cell office:value-type="float" office:value="633817000" calcext:value-type="float">
            <text:p>633817000</text:p>
          </table:table-cell>
          <table:table-cell office:value-type="float" office:value="632162000" calcext:value-type="float">
            <text:p>632162000</text:p>
          </table:table-cell>
          <table:table-cell office:value-type="float" office:value="632143000" calcext:value-type="float">
            <text:p>632143000</text:p>
          </table:table-cell>
          <table:table-cell office:value-type="float" office:value="633147000" calcext:value-type="float">
            <text:p>633147000</text:p>
          </table:table-cell>
          <table:table-cell office:value-type="float" office:value="633124000" calcext:value-type="float">
            <text:p>633124000</text:p>
          </table:table-cell>
          <table:table-cell office:value-type="float" office:value="632186000" calcext:value-type="float">
            <text:p>632186000</text:p>
          </table:table-cell>
          <table:table-cell office:value-type="float" office:value="632420000" calcext:value-type="float">
            <text:p>632420000</text:p>
          </table:table-cell>
          <table:table-cell office:value-type="float" office:value="633861000" calcext:value-type="float">
            <text:p>633861000</text:p>
          </table:table-cell>
          <table:table-cell office:value-type="float" office:value="632632000" calcext:value-type="float">
            <text:p>632632000</text:p>
          </table:table-cell>
          <table:table-cell office:value-type="float" office:value="631917000" calcext:value-type="float">
            <text:p>631917000</text:p>
          </table:table-cell>
          <table:table-cell office:value-type="float" office:value="633903000" calcext:value-type="float">
            <text:p>633903000</text:p>
          </table:table-cell>
          <table:table-cell office:value-type="float" office:value="632729000" calcext:value-type="float">
            <text:p>632729000</text:p>
          </table:table-cell>
          <table:table-cell office:value-type="float" office:value="633863000" calcext:value-type="float">
            <text:p>633863000</text:p>
          </table:table-cell>
          <table:table-cell office:value-type="float" office:value="633490000" calcext:value-type="float">
            <text:p>633490000</text:p>
          </table:table-cell>
          <table:table-cell office:value-type="float" office:value="632704000" calcext:value-type="float">
            <text:p>632704000</text:p>
          </table:table-cell>
          <table:table-cell office:value-type="float" office:value="633951000" calcext:value-type="float">
            <text:p>633951000</text:p>
          </table:table-cell>
          <table:table-cell office:value-type="float" office:value="633523000" calcext:value-type="float">
            <text:p>633523000</text:p>
          </table:table-cell>
          <table:table-cell office:value-type="float" office:value="632736000" calcext:value-type="float">
            <text:p>632736000</text:p>
          </table:table-cell>
          <table:table-cell office:value-type="float" office:value="632459000" calcext:value-type="float">
            <text:p>632459000</text:p>
          </table:table-cell>
          <table:table-cell office:value-type="float" office:value="633410000" calcext:value-type="float">
            <text:p>633410000</text:p>
          </table:table-cell>
          <table:table-cell office:value-type="float" office:value="633514000" calcext:value-type="float">
            <text:p>633514000</text:p>
          </table:table-cell>
          <table:table-cell office:value-type="float" office:value="632739000" calcext:value-type="float">
            <text:p>632739000</text:p>
          </table:table-cell>
          <table:table-cell office:value-type="float" office:value="633876000" calcext:value-type="float">
            <text:p>633876000</text:p>
          </table:table-cell>
          <table:table-cell office:value-type="float" office:value="631826000" calcext:value-type="float">
            <text:p>631826000</text:p>
          </table:table-cell>
          <table:table-cell office:value-type="float" office:value="633293000" calcext:value-type="float">
            <text:p>633293000</text:p>
          </table:table-cell>
          <table:table-cell office:value-type="float" office:value="631722000" calcext:value-type="float">
            <text:p>631722000</text:p>
          </table:table-cell>
          <table:table-cell office:value-type="float" office:value="632902000" calcext:value-type="float">
            <text:p>632902000</text:p>
          </table:table-cell>
          <table:table-cell office:value-type="float" office:value="633043000" calcext:value-type="float">
            <text:p>633043000</text:p>
          </table:table-cell>
          <table:table-cell office:value-type="float" office:value="633126000" calcext:value-type="float">
            <text:p>633126000</text:p>
          </table:table-cell>
          <table:table-cell office:value-type="float" office:value="632775000" calcext:value-type="float">
            <text:p>632775000</text:p>
          </table:table-cell>
          <table:table-cell office:value-type="float" office:value="633242000" calcext:value-type="float">
            <text:p>633242000</text:p>
          </table:table-cell>
          <table:table-cell office:value-type="float" office:value="633709000" calcext:value-type="float">
            <text:p>633709000</text:p>
          </table:table-cell>
          <table:table-cell office:value-type="float" office:value="632389000" calcext:value-type="float">
            <text:p>632389000</text:p>
          </table:table-cell>
          <table:table-cell office:value-type="float" office:value="632864000" calcext:value-type="float">
            <text:p>632864000</text:p>
          </table:table-cell>
          <table:table-cell office:value-type="float" office:value="633584000" calcext:value-type="float">
            <text:p>633584000</text:p>
          </table:table-cell>
          <table:table-cell office:value-type="float" office:value="632978000" calcext:value-type="float">
            <text:p>632978000</text:p>
          </table:table-cell>
          <table:table-cell office:value-type="float" office:value="631052000" calcext:value-type="float">
            <text:p>631052000</text:p>
          </table:table-cell>
          <table:table-cell office:value-type="float" office:value="633412000" calcext:value-type="float">
            <text:p>633412000</text:p>
          </table:table-cell>
          <table:table-cell office:value-type="float" office:value="632118000" calcext:value-type="float">
            <text:p>632118000</text:p>
          </table:table-cell>
          <table:table-cell office:value-type="float" office:value="632958000" calcext:value-type="float">
            <text:p>632958000</text:p>
          </table:table-cell>
          <table:table-cell office:value-type="float" office:value="632503000" calcext:value-type="float">
            <text:p>632503000</text:p>
          </table:table-cell>
          <table:table-cell office:value-type="float" office:value="633041000" calcext:value-type="float">
            <text:p>633041000</text:p>
          </table:table-cell>
          <table:table-cell office:value-type="float" office:value="633095000" calcext:value-type="float">
            <text:p>633095000</text:p>
          </table:table-cell>
          <table:table-cell office:value-type="float" office:value="632154000" calcext:value-type="float">
            <text:p>632154000</text:p>
          </table:table-cell>
          <table:table-cell office:value-type="float" office:value="633229000" calcext:value-type="float">
            <text:p>633229000</text:p>
          </table:table-cell>
          <table:table-cell office:value-type="float" office:value="633095000" calcext:value-type="float">
            <text:p>633095000</text:p>
          </table:table-cell>
          <table:table-cell office:value-type="float" office:value="632820000" calcext:value-type="float">
            <text:p>632820000</text:p>
          </table:table-cell>
          <table:table-cell office:value-type="float" office:value="632918000" calcext:value-type="float">
            <text:p>632918000</text:p>
          </table:table-cell>
          <table:table-cell office:value-type="float" office:value="633531000" calcext:value-type="float">
            <text:p>633531000</text:p>
          </table:table-cell>
          <table:table-cell office:value-type="float" office:value="632108000" calcext:value-type="float">
            <text:p>632108000</text:p>
          </table:table-cell>
          <table:table-cell office:value-type="float" office:value="631987000" calcext:value-type="float">
            <text:p>631987000</text:p>
          </table:table-cell>
          <table:table-cell office:value-type="float" office:value="632720000" calcext:value-type="float">
            <text:p>632720000</text:p>
          </table:table-cell>
          <table:table-cell office:value-type="float" office:value="632172000" calcext:value-type="float">
            <text:p>632172000</text:p>
          </table:table-cell>
          <table:table-cell office:value-type="float" office:value="633899000" calcext:value-type="float">
            <text:p>633899000</text:p>
          </table:table-cell>
          <table:table-cell office:value-type="float" office:value="631916000" calcext:value-type="float">
            <text:p>631916000</text:p>
          </table:table-cell>
          <table:table-cell office:value-type="float" office:value="633297000" calcext:value-type="float">
            <text:p>633297000</text:p>
          </table:table-cell>
          <table:table-cell office:value-type="float" office:value="632972000" calcext:value-type="float">
            <text:p>632972000</text:p>
          </table:table-cell>
          <table:table-cell office:value-type="float" office:value="633848000" calcext:value-type="float">
            <text:p>633848000</text:p>
          </table:table-cell>
          <table:table-cell office:value-type="float" office:value="633585000" calcext:value-type="float">
            <text:p>633585000</text:p>
          </table:table-cell>
          <table:table-cell office:value-type="float" office:value="633113000" calcext:value-type="float">
            <text:p>633113000</text:p>
          </table:table-cell>
          <table:table-cell office:value-type="float" office:value="633266000" calcext:value-type="float">
            <text:p>633266000</text:p>
          </table:table-cell>
          <table:table-cell office:value-type="float" office:value="631643000" calcext:value-type="float">
            <text:p>631643000</text:p>
          </table:table-cell>
          <table:table-cell office:value-type="float" office:value="633104000" calcext:value-type="float">
            <text:p>633104000</text:p>
          </table:table-cell>
          <table:table-cell office:value-type="float" office:value="633694000" calcext:value-type="float">
            <text:p>633694000</text:p>
          </table:table-cell>
          <table:table-cell office:value-type="float" office:value="633518000" calcext:value-type="float">
            <text:p>633518000</text:p>
          </table:table-cell>
          <table:table-cell office:value-type="float" office:value="633211000" calcext:value-type="float">
            <text:p>633211000</text:p>
          </table:table-cell>
          <table:table-cell office:value-type="float" office:value="633685000" calcext:value-type="float">
            <text:p>633685000</text:p>
          </table:table-cell>
          <table:table-cell office:value-type="float" office:value="633738000" calcext:value-type="float">
            <text:p>633738000</text:p>
          </table:table-cell>
          <table:table-cell office:value-type="float" office:value="630833000" calcext:value-type="float">
            <text:p>630833000</text:p>
          </table:table-cell>
          <table:table-cell office:value-type="float" office:value="633839000" calcext:value-type="float">
            <text:p>633839000</text:p>
          </table:table-cell>
          <table:table-cell office:value-type="float" office:value="632274000" calcext:value-type="float">
            <text:p>632274000</text:p>
          </table:table-cell>
          <table:table-cell office:value-type="float" office:value="632301000" calcext:value-type="float">
            <text:p>632301000</text:p>
          </table:table-cell>
          <table:table-cell office:value-type="float" office:value="633501000" calcext:value-type="float">
            <text:p>633501000</text:p>
          </table:table-cell>
          <table:table-cell office:value-type="float" office:value="633805000" calcext:value-type="float">
            <text:p>633805000</text:p>
          </table:table-cell>
          <table:table-cell office:value-type="float" office:value="632276000" calcext:value-type="float">
            <text:p>632276000</text:p>
          </table:table-cell>
          <table:table-cell office:value-type="float" office:value="632219000" calcext:value-type="float">
            <text:p>632219000</text:p>
          </table:table-cell>
          <table:table-cell office:value-type="float" office:value="632766000" calcext:value-type="float">
            <text:p>632766000</text:p>
          </table:table-cell>
          <table:table-cell office:value-type="float" office:value="633893000" calcext:value-type="float">
            <text:p>633893000</text:p>
          </table:table-cell>
          <table:table-cell office:value-type="float" office:value="633400000" calcext:value-type="float">
            <text:p>633400000</text:p>
          </table:table-cell>
          <table:table-cell office:value-type="float" office:value="632938000" calcext:value-type="float">
            <text:p>632938000</text:p>
          </table:table-cell>
          <table:table-cell office:value-type="float" office:value="633876000" calcext:value-type="float">
            <text:p>633876000</text:p>
          </table:table-cell>
          <table:table-cell office:value-type="float" office:value="633933000" calcext:value-type="float">
            <text:p>633933000</text:p>
          </table:table-cell>
          <table:table-cell office:value-type="float" office:value="632496000" calcext:value-type="float">
            <text:p>632496000</text:p>
          </table:table-cell>
          <table:table-cell office:value-type="float" office:value="631575000" calcext:value-type="float">
            <text:p>631575000</text:p>
          </table:table-cell>
          <table:table-cell office:value-type="float" office:value="632171000" calcext:value-type="float">
            <text:p>632171000</text:p>
          </table:table-cell>
          <table:table-cell office:value-type="float" office:value="632691000" calcext:value-type="float">
            <text:p>632691000</text:p>
          </table:table-cell>
          <table:table-cell office:value-type="float" office:value="633018000" calcext:value-type="float">
            <text:p>633018000</text:p>
          </table:table-cell>
          <table:table-cell office:value-type="float" office:value="632571000" calcext:value-type="float">
            <text:p>632571000</text:p>
          </table:table-cell>
          <table:table-cell office:value-type="float" office:value="633326000" calcext:value-type="float">
            <text:p>633326000</text:p>
          </table:table-cell>
          <table:table-cell office:value-type="float" office:value="633593000" calcext:value-type="float">
            <text:p>633593000</text:p>
          </table:table-cell>
          <table:table-cell office:value-type="float" office:value="633625000" calcext:value-type="float">
            <text:p>633625000</text:p>
          </table:table-cell>
          <table:table-cell office:value-type="float" office:value="633609000" calcext:value-type="float">
            <text:p>633609000</text:p>
          </table:table-cell>
          <table:table-cell office:value-type="float" office:value="630206000" calcext:value-type="float">
            <text:p>630206000</text:p>
          </table:table-cell>
          <table:table-cell office:value-type="float" office:value="632383000" calcext:value-type="float">
            <text:p>632383000</text:p>
          </table:table-cell>
          <table:table-cell office:value-type="float" office:value="633119000" calcext:value-type="float">
            <text:p>633119000</text:p>
          </table:table-cell>
          <table:table-cell office:value-type="float" office:value="633538000" calcext:value-type="float">
            <text:p>633538000</text:p>
          </table:table-cell>
          <table:table-cell office:value-type="float" office:value="633878000" calcext:value-type="float">
            <text:p>633878000</text:p>
          </table:table-cell>
          <table:table-cell office:value-type="float" office:value="633208000" calcext:value-type="float">
            <text:p>633208000</text:p>
          </table:table-cell>
          <table:table-cell office:value-type="float" office:value="632446000" calcext:value-type="float">
            <text:p>632446000</text:p>
          </table:table-cell>
          <table:table-cell office:value-type="float" office:value="632695000" calcext:value-type="float">
            <text:p>632695000</text:p>
          </table:table-cell>
          <table:table-cell office:value-type="float" office:value="632320000" calcext:value-type="float">
            <text:p>632320000</text:p>
          </table:table-cell>
          <table:table-cell office:value-type="float" office:value="633838000" calcext:value-type="float">
            <text:p>633838000</text:p>
          </table:table-cell>
          <table:table-cell office:value-type="float" office:value="633421000" calcext:value-type="float">
            <text:p>633421000</text:p>
          </table:table-cell>
          <table:table-cell office:value-type="float" office:value="633413000" calcext:value-type="float">
            <text:p>633413000</text:p>
          </table:table-cell>
          <table:table-cell office:value-type="float" office:value="633360000" calcext:value-type="float">
            <text:p>633360000</text:p>
          </table:table-cell>
          <table:table-cell office:value-type="float" office:value="633450000" calcext:value-type="float">
            <text:p>633450000</text:p>
          </table:table-cell>
          <table:table-cell office:value-type="float" office:value="633749000" calcext:value-type="float">
            <text:p>633749000</text:p>
          </table:table-cell>
          <table:table-cell office:value-type="float" office:value="633229000" calcext:value-type="float">
            <text:p>633229000</text:p>
          </table:table-cell>
          <table:table-cell office:value-type="float" office:value="632868000" calcext:value-type="float">
            <text:p>632868000</text:p>
          </table:table-cell>
          <table:table-cell office:value-type="float" office:value="633908000" calcext:value-type="float">
            <text:p>633908000</text:p>
          </table:table-cell>
          <table:table-cell office:value-type="float" office:value="633638000" calcext:value-type="float">
            <text:p>633638000</text:p>
          </table:table-cell>
          <table:table-cell office:value-type="float" office:value="633157000" calcext:value-type="float">
            <text:p>633157000</text:p>
          </table:table-cell>
          <table:table-cell office:value-type="float" office:value="631915000" calcext:value-type="float">
            <text:p>631915000</text:p>
          </table:table-cell>
          <table:table-cell office:value-type="float" office:value="633830000" calcext:value-type="float">
            <text:p>633830000</text:p>
          </table:table-cell>
          <table:table-cell office:value-type="float" office:value="633602000" calcext:value-type="float">
            <text:p>633602000</text:p>
          </table:table-cell>
          <table:table-cell office:value-type="float" office:value="633067000" calcext:value-type="float">
            <text:p>633067000</text:p>
          </table:table-cell>
          <table:table-cell office:value-type="float" office:value="632741000" calcext:value-type="float">
            <text:p>632741000</text:p>
          </table:table-cell>
          <table:table-cell office:value-type="float" office:value="631533000" calcext:value-type="float">
            <text:p>631533000</text:p>
          </table:table-cell>
          <table:table-cell office:value-type="float" office:value="632863000" calcext:value-type="float">
            <text:p>632863000</text:p>
          </table:table-cell>
          <table:table-cell office:value-type="float" office:value="632362000" calcext:value-type="float">
            <text:p>632362000</text:p>
          </table:table-cell>
          <table:table-cell office:value-type="float" office:value="632688000" calcext:value-type="float">
            <text:p>632688000</text:p>
          </table:table-cell>
          <table:table-cell office:value-type="float" office:value="633116000" calcext:value-type="float">
            <text:p>633116000</text:p>
          </table:table-cell>
          <table:table-cell office:value-type="float" office:value="632297000" calcext:value-type="float">
            <text:p>632297000</text:p>
          </table:table-cell>
          <table:table-cell office:value-type="float" office:value="632985000" calcext:value-type="float">
            <text:p>632985000</text:p>
          </table:table-cell>
          <table:table-cell office:value-type="float" office:value="631118000" calcext:value-type="float">
            <text:p>631118000</text:p>
          </table:table-cell>
          <table:table-cell office:value-type="float" office:value="632874000" calcext:value-type="float">
            <text:p>632874000</text:p>
          </table:table-cell>
          <table:table-cell office:value-type="float" office:value="633291000" calcext:value-type="float">
            <text:p>633291000</text:p>
          </table:table-cell>
          <table:table-cell office:value-type="float" office:value="632316000" calcext:value-type="float">
            <text:p>632316000</text:p>
          </table:table-cell>
          <table:table-cell office:value-type="float" office:value="633416000" calcext:value-type="float">
            <text:p>633416000</text:p>
          </table:table-cell>
          <table:table-cell office:value-type="float" office:value="633827000" calcext:value-type="float">
            <text:p>633827000</text:p>
          </table:table-cell>
          <table:table-cell office:value-type="float" office:value="633149000" calcext:value-type="float">
            <text:p>633149000</text:p>
          </table:table-cell>
          <table:table-cell office:value-type="float" office:value="631894000" calcext:value-type="float">
            <text:p>631894000</text:p>
          </table:table-cell>
          <table:table-cell office:value-type="float" office:value="632314000" calcext:value-type="float">
            <text:p>632314000</text:p>
          </table:table-cell>
          <table:table-cell office:value-type="float" office:value="633776000" calcext:value-type="float">
            <text:p>633776000</text:p>
          </table:table-cell>
          <table:table-cell office:value-type="float" office:value="633037000" calcext:value-type="float">
            <text:p>633037000</text:p>
          </table:table-cell>
          <table:table-cell office:value-type="float" office:value="633930000" calcext:value-type="float">
            <text:p>633930000</text:p>
          </table:table-cell>
          <table:table-cell office:value-type="float" office:value="633907000" calcext:value-type="float">
            <text:p>633907000</text:p>
          </table:table-cell>
          <table:table-cell office:value-type="float" office:value="633825000" calcext:value-type="float">
            <text:p>633825000</text:p>
          </table:table-cell>
          <table:table-cell office:value-type="float" office:value="632861000" calcext:value-type="float">
            <text:p>632861000</text:p>
          </table:table-cell>
          <table:table-cell office:value-type="float" office:value="633267000" calcext:value-type="float">
            <text:p>633267000</text:p>
          </table:table-cell>
          <table:table-cell office:value-type="float" office:value="633407000" calcext:value-type="float">
            <text:p>633407000</text:p>
          </table:table-cell>
          <table:table-cell office:value-type="float" office:value="633389000" calcext:value-type="float">
            <text:p>633389000</text:p>
          </table:table-cell>
          <table:table-cell office:value-type="float" office:value="633197000" calcext:value-type="float">
            <text:p>633197000</text:p>
          </table:table-cell>
          <table:table-cell office:value-type="float" office:value="633534000" calcext:value-type="float">
            <text:p>633534000</text:p>
          </table:table-cell>
          <table:table-cell office:value-type="float" office:value="633803000" calcext:value-type="float">
            <text:p>633803000</text:p>
          </table:table-cell>
          <table:table-cell office:value-type="float" office:value="632953000" calcext:value-type="float">
            <text:p>632953000</text:p>
          </table:table-cell>
          <table:table-cell office:value-type="float" office:value="633005000" calcext:value-type="float">
            <text:p>633005000</text:p>
          </table:table-cell>
          <table:table-cell office:value-type="float" office:value="633119000" calcext:value-type="float">
            <text:p>633119000</text:p>
          </table:table-cell>
          <table:table-cell office:value-type="float" office:value="633514000" calcext:value-type="float">
            <text:p>633514000</text:p>
          </table:table-cell>
          <table:table-cell office:value-type="float" office:value="633881000" calcext:value-type="float">
            <text:p>633881000</text:p>
          </table:table-cell>
          <table:table-cell office:value-type="float" office:value="634017000" calcext:value-type="float">
            <text:p>634017000</text:p>
          </table:table-cell>
          <table:table-cell office:value-type="float" office:value="633617000" calcext:value-type="float">
            <text:p>633617000</text:p>
          </table:table-cell>
          <table:table-cell table:number-columns-repeated="219"/>
        </table:table-row>
        <table:table-row table:style-name="ro1">
          <table:table-cell office:value-type="string" calcext:value-type="string">
            <text:p>10 swaps</text:p>
          </table:table-cell>
          <table:table-cell office:value-type="float" office:value="589953000" calcext:value-type="float">
            <text:p>589953000</text:p>
          </table:table-cell>
          <table:table-cell office:value-type="float" office:value="591158000" calcext:value-type="float">
            <text:p>591158000</text:p>
          </table:table-cell>
          <table:table-cell office:value-type="float" office:value="589443000" calcext:value-type="float">
            <text:p>589443000</text:p>
          </table:table-cell>
          <table:table-cell office:value-type="float" office:value="590523000" calcext:value-type="float">
            <text:p>590523000</text:p>
          </table:table-cell>
          <table:table-cell office:value-type="float" office:value="588866000" calcext:value-type="float">
            <text:p>588866000</text:p>
          </table:table-cell>
          <table:table-cell office:value-type="float" office:value="588393000" calcext:value-type="float">
            <text:p>588393000</text:p>
          </table:table-cell>
          <table:table-cell office:value-type="float" office:value="587471000" calcext:value-type="float">
            <text:p>587471000</text:p>
          </table:table-cell>
          <table:table-cell office:value-type="float" office:value="588843000" calcext:value-type="float">
            <text:p>588843000</text:p>
          </table:table-cell>
          <table:table-cell office:value-type="float" office:value="589841000" calcext:value-type="float">
            <text:p>589841000</text:p>
          </table:table-cell>
          <table:table-cell office:value-type="float" office:value="588388000" calcext:value-type="float">
            <text:p>588388000</text:p>
          </table:table-cell>
          <table:table-cell office:value-type="float" office:value="589484000" calcext:value-type="float">
            <text:p>589484000</text:p>
          </table:table-cell>
          <table:table-cell office:value-type="float" office:value="589491000" calcext:value-type="float">
            <text:p>589491000</text:p>
          </table:table-cell>
          <table:table-cell office:value-type="float" office:value="588397000" calcext:value-type="float">
            <text:p>588397000</text:p>
          </table:table-cell>
          <table:table-cell office:value-type="float" office:value="590853000" calcext:value-type="float">
            <text:p>590853000</text:p>
          </table:table-cell>
          <table:table-cell office:value-type="float" office:value="589051000" calcext:value-type="float">
            <text:p>589051000</text:p>
          </table:table-cell>
          <table:table-cell office:value-type="float" office:value="590010000" calcext:value-type="float">
            <text:p>590010000</text:p>
          </table:table-cell>
          <table:table-cell office:value-type="float" office:value="589580000" calcext:value-type="float">
            <text:p>589580000</text:p>
          </table:table-cell>
          <table:table-cell office:value-type="float" office:value="588587000" calcext:value-type="float">
            <text:p>588587000</text:p>
          </table:table-cell>
          <table:table-cell office:value-type="float" office:value="589779000" calcext:value-type="float">
            <text:p>589779000</text:p>
          </table:table-cell>
          <table:table-cell office:value-type="float" office:value="590119000" calcext:value-type="float">
            <text:p>590119000</text:p>
          </table:table-cell>
          <table:table-cell office:value-type="float" office:value="589365000" calcext:value-type="float">
            <text:p>589365000</text:p>
          </table:table-cell>
          <table:table-cell office:value-type="float" office:value="589236000" calcext:value-type="float">
            <text:p>589236000</text:p>
          </table:table-cell>
          <table:table-cell office:value-type="float" office:value="589342000" calcext:value-type="float">
            <text:p>589342000</text:p>
          </table:table-cell>
          <table:table-cell office:value-type="float" office:value="588532000" calcext:value-type="float">
            <text:p>588532000</text:p>
          </table:table-cell>
          <table:table-cell office:value-type="float" office:value="589683000" calcext:value-type="float">
            <text:p>589683000</text:p>
          </table:table-cell>
          <table:table-cell office:value-type="float" office:value="589339000" calcext:value-type="float">
            <text:p>589339000</text:p>
          </table:table-cell>
          <table:table-cell office:value-type="float" office:value="589825000" calcext:value-type="float">
            <text:p>589825000</text:p>
          </table:table-cell>
          <table:table-cell office:value-type="float" office:value="588721000" calcext:value-type="float">
            <text:p>588721000</text:p>
          </table:table-cell>
          <table:table-cell office:value-type="float" office:value="589163000" calcext:value-type="float">
            <text:p>589163000</text:p>
          </table:table-cell>
          <table:table-cell office:value-type="float" office:value="589505000" calcext:value-type="float">
            <text:p>589505000</text:p>
          </table:table-cell>
          <table:table-cell office:value-type="float" office:value="589168000" calcext:value-type="float">
            <text:p>589168000</text:p>
          </table:table-cell>
          <table:table-cell office:value-type="float" office:value="590033000" calcext:value-type="float">
            <text:p>590033000</text:p>
          </table:table-cell>
          <table:table-cell office:value-type="float" office:value="589597000" calcext:value-type="float">
            <text:p>589597000</text:p>
          </table:table-cell>
          <table:table-cell office:value-type="float" office:value="589104000" calcext:value-type="float">
            <text:p>589104000</text:p>
          </table:table-cell>
          <table:table-cell office:value-type="float" office:value="588704000" calcext:value-type="float">
            <text:p>588704000</text:p>
          </table:table-cell>
          <table:table-cell office:value-type="float" office:value="588385000" calcext:value-type="float">
            <text:p>588385000</text:p>
          </table:table-cell>
          <table:table-cell office:value-type="float" office:value="589645000" calcext:value-type="float">
            <text:p>589645000</text:p>
          </table:table-cell>
          <table:table-cell office:value-type="float" office:value="588953000" calcext:value-type="float">
            <text:p>588953000</text:p>
          </table:table-cell>
          <table:table-cell office:value-type="float" office:value="589469000" calcext:value-type="float">
            <text:p>589469000</text:p>
          </table:table-cell>
          <table:table-cell office:value-type="float" office:value="590587000" calcext:value-type="float">
            <text:p>590587000</text:p>
          </table:table-cell>
          <table:table-cell office:value-type="float" office:value="589946000" calcext:value-type="float">
            <text:p>589946000</text:p>
          </table:table-cell>
          <table:table-cell office:value-type="float" office:value="590297000" calcext:value-type="float">
            <text:p>590297000</text:p>
          </table:table-cell>
          <table:table-cell office:value-type="float" office:value="589167000" calcext:value-type="float">
            <text:p>589167000</text:p>
          </table:table-cell>
          <table:table-cell office:value-type="float" office:value="591101000" calcext:value-type="float">
            <text:p>591101000</text:p>
          </table:table-cell>
          <table:table-cell office:value-type="float" office:value="589448000" calcext:value-type="float">
            <text:p>589448000</text:p>
          </table:table-cell>
          <table:table-cell office:value-type="float" office:value="589046000" calcext:value-type="float">
            <text:p>589046000</text:p>
          </table:table-cell>
          <table:table-cell office:value-type="float" office:value="589305000" calcext:value-type="float">
            <text:p>589305000</text:p>
          </table:table-cell>
          <table:table-cell office:value-type="float" office:value="588252000" calcext:value-type="float">
            <text:p>588252000</text:p>
          </table:table-cell>
          <table:table-cell office:value-type="float" office:value="589574000" calcext:value-type="float">
            <text:p>589574000</text:p>
          </table:table-cell>
          <table:table-cell office:value-type="float" office:value="588330000" calcext:value-type="float">
            <text:p>588330000</text:p>
          </table:table-cell>
          <table:table-cell office:value-type="float" office:value="588806000" calcext:value-type="float">
            <text:p>588806000</text:p>
          </table:table-cell>
          <table:table-cell office:value-type="float" office:value="589105000" calcext:value-type="float">
            <text:p>589105000</text:p>
          </table:table-cell>
          <table:table-cell office:value-type="float" office:value="591027000" calcext:value-type="float">
            <text:p>591027000</text:p>
          </table:table-cell>
          <table:table-cell office:value-type="float" office:value="590315000" calcext:value-type="float">
            <text:p>590315000</text:p>
          </table:table-cell>
          <table:table-cell office:value-type="float" office:value="589738000" calcext:value-type="float">
            <text:p>589738000</text:p>
          </table:table-cell>
          <table:table-cell office:value-type="float" office:value="588686000" calcext:value-type="float">
            <text:p>588686000</text:p>
          </table:table-cell>
          <table:table-cell office:value-type="float" office:value="588649000" calcext:value-type="float">
            <text:p>588649000</text:p>
          </table:table-cell>
          <table:table-cell office:value-type="float" office:value="590254000" calcext:value-type="float">
            <text:p>590254000</text:p>
          </table:table-cell>
          <table:table-cell office:value-type="float" office:value="586778000" calcext:value-type="float">
            <text:p>586778000</text:p>
          </table:table-cell>
          <table:table-cell office:value-type="float" office:value="590025000" calcext:value-type="float">
            <text:p>590025000</text:p>
          </table:table-cell>
          <table:table-cell office:value-type="float" office:value="591493000" calcext:value-type="float">
            <text:p>591493000</text:p>
          </table:table-cell>
          <table:table-cell office:value-type="float" office:value="588682000" calcext:value-type="float">
            <text:p>588682000</text:p>
          </table:table-cell>
          <table:table-cell office:value-type="float" office:value="589014000" calcext:value-type="float">
            <text:p>589014000</text:p>
          </table:table-cell>
          <table:table-cell office:value-type="float" office:value="588776000" calcext:value-type="float">
            <text:p>588776000</text:p>
          </table:table-cell>
          <table:table-cell office:value-type="float" office:value="589706000" calcext:value-type="float">
            <text:p>589706000</text:p>
          </table:table-cell>
          <table:table-cell office:value-type="float" office:value="589225000" calcext:value-type="float">
            <text:p>589225000</text:p>
          </table:table-cell>
          <table:table-cell office:value-type="float" office:value="590549000" calcext:value-type="float">
            <text:p>590549000</text:p>
          </table:table-cell>
          <table:table-cell office:value-type="float" office:value="590555000" calcext:value-type="float">
            <text:p>590555000</text:p>
          </table:table-cell>
          <table:table-cell office:value-type="float" office:value="589383000" calcext:value-type="float">
            <text:p>589383000</text:p>
          </table:table-cell>
          <table:table-cell office:value-type="float" office:value="588348000" calcext:value-type="float">
            <text:p>588348000</text:p>
          </table:table-cell>
          <table:table-cell office:value-type="float" office:value="588594000" calcext:value-type="float">
            <text:p>588594000</text:p>
          </table:table-cell>
          <table:table-cell office:value-type="float" office:value="590413000" calcext:value-type="float">
            <text:p>590413000</text:p>
          </table:table-cell>
          <table:table-cell office:value-type="float" office:value="590629000" calcext:value-type="float">
            <text:p>590629000</text:p>
          </table:table-cell>
          <table:table-cell office:value-type="float" office:value="589467000" calcext:value-type="float">
            <text:p>589467000</text:p>
          </table:table-cell>
          <table:table-cell office:value-type="float" office:value="588033000" calcext:value-type="float">
            <text:p>588033000</text:p>
          </table:table-cell>
          <table:table-cell table:number-columns-repeated="2" office:value-type="float" office:value="590968000" calcext:value-type="float">
            <text:p>590968000</text:p>
          </table:table-cell>
          <table:table-cell office:value-type="float" office:value="588221000" calcext:value-type="float">
            <text:p>588221000</text:p>
          </table:table-cell>
          <table:table-cell office:value-type="float" office:value="586652000" calcext:value-type="float">
            <text:p>586652000</text:p>
          </table:table-cell>
          <table:table-cell office:value-type="float" office:value="590098000" calcext:value-type="float">
            <text:p>590098000</text:p>
          </table:table-cell>
          <table:table-cell office:value-type="float" office:value="590710000" calcext:value-type="float">
            <text:p>590710000</text:p>
          </table:table-cell>
          <table:table-cell office:value-type="float" office:value="590572000" calcext:value-type="float">
            <text:p>590572000</text:p>
          </table:table-cell>
          <table:table-cell office:value-type="float" office:value="588592000" calcext:value-type="float">
            <text:p>588592000</text:p>
          </table:table-cell>
          <table:table-cell office:value-type="float" office:value="589432000" calcext:value-type="float">
            <text:p>589432000</text:p>
          </table:table-cell>
          <table:table-cell office:value-type="float" office:value="589469000" calcext:value-type="float">
            <text:p>589469000</text:p>
          </table:table-cell>
          <table:table-cell office:value-type="float" office:value="588638000" calcext:value-type="float">
            <text:p>588638000</text:p>
          </table:table-cell>
          <table:table-cell office:value-type="float" office:value="588128000" calcext:value-type="float">
            <text:p>588128000</text:p>
          </table:table-cell>
          <table:table-cell office:value-type="float" office:value="589254000" calcext:value-type="float">
            <text:p>589254000</text:p>
          </table:table-cell>
          <table:table-cell office:value-type="float" office:value="590228000" calcext:value-type="float">
            <text:p>590228000</text:p>
          </table:table-cell>
          <table:table-cell office:value-type="float" office:value="590200000" calcext:value-type="float">
            <text:p>590200000</text:p>
          </table:table-cell>
          <table:table-cell office:value-type="float" office:value="589350000" calcext:value-type="float">
            <text:p>589350000</text:p>
          </table:table-cell>
          <table:table-cell office:value-type="float" office:value="590732000" calcext:value-type="float">
            <text:p>590732000</text:p>
          </table:table-cell>
          <table:table-cell office:value-type="float" office:value="589318000" calcext:value-type="float">
            <text:p>589318000</text:p>
          </table:table-cell>
          <table:table-cell office:value-type="float" office:value="588755000" calcext:value-type="float">
            <text:p>588755000</text:p>
          </table:table-cell>
          <table:table-cell office:value-type="float" office:value="588165000" calcext:value-type="float">
            <text:p>588165000</text:p>
          </table:table-cell>
          <table:table-cell office:value-type="float" office:value="590118000" calcext:value-type="float">
            <text:p>590118000</text:p>
          </table:table-cell>
          <table:table-cell office:value-type="float" office:value="590130000" calcext:value-type="float">
            <text:p>590130000</text:p>
          </table:table-cell>
          <table:table-cell office:value-type="float" office:value="588165000" calcext:value-type="float">
            <text:p>588165000</text:p>
          </table:table-cell>
          <table:table-cell office:value-type="float" office:value="589218000" calcext:value-type="float">
            <text:p>589218000</text:p>
          </table:table-cell>
          <table:table-cell office:value-type="float" office:value="590424000" calcext:value-type="float">
            <text:p>590424000</text:p>
          </table:table-cell>
          <table:table-cell office:value-type="float" office:value="589831000" calcext:value-type="float">
            <text:p>589831000</text:p>
          </table:table-cell>
          <table:table-cell office:value-type="float" office:value="590125000" calcext:value-type="float">
            <text:p>590125000</text:p>
          </table:table-cell>
          <table:table-cell office:value-type="float" office:value="590705000" calcext:value-type="float">
            <text:p>590705000</text:p>
          </table:table-cell>
          <table:table-cell office:value-type="float" office:value="589584000" calcext:value-type="float">
            <text:p>589584000</text:p>
          </table:table-cell>
          <table:table-cell office:value-type="float" office:value="589466000" calcext:value-type="float">
            <text:p>589466000</text:p>
          </table:table-cell>
          <table:table-cell office:value-type="float" office:value="589779000" calcext:value-type="float">
            <text:p>589779000</text:p>
          </table:table-cell>
          <table:table-cell office:value-type="float" office:value="590545000" calcext:value-type="float">
            <text:p>590545000</text:p>
          </table:table-cell>
          <table:table-cell office:value-type="float" office:value="589836000" calcext:value-type="float">
            <text:p>589836000</text:p>
          </table:table-cell>
          <table:table-cell office:value-type="float" office:value="589230000" calcext:value-type="float">
            <text:p>589230000</text:p>
          </table:table-cell>
          <table:table-cell office:value-type="float" office:value="589279000" calcext:value-type="float">
            <text:p>589279000</text:p>
          </table:table-cell>
          <table:table-cell office:value-type="float" office:value="587725000" calcext:value-type="float">
            <text:p>587725000</text:p>
          </table:table-cell>
          <table:table-cell office:value-type="float" office:value="587039000" calcext:value-type="float">
            <text:p>587039000</text:p>
          </table:table-cell>
          <table:table-cell office:value-type="float" office:value="589816000" calcext:value-type="float">
            <text:p>589816000</text:p>
          </table:table-cell>
          <table:table-cell office:value-type="float" office:value="590550000" calcext:value-type="float">
            <text:p>590550000</text:p>
          </table:table-cell>
          <table:table-cell office:value-type="float" office:value="589427000" calcext:value-type="float">
            <text:p>589427000</text:p>
          </table:table-cell>
          <table:table-cell office:value-type="float" office:value="589691000" calcext:value-type="float">
            <text:p>589691000</text:p>
          </table:table-cell>
          <table:table-cell office:value-type="float" office:value="589347000" calcext:value-type="float">
            <text:p>589347000</text:p>
          </table:table-cell>
          <table:table-cell office:value-type="float" office:value="589061000" calcext:value-type="float">
            <text:p>589061000</text:p>
          </table:table-cell>
          <table:table-cell office:value-type="float" office:value="589774000" calcext:value-type="float">
            <text:p>589774000</text:p>
          </table:table-cell>
          <table:table-cell office:value-type="float" office:value="589626000" calcext:value-type="float">
            <text:p>589626000</text:p>
          </table:table-cell>
          <table:table-cell office:value-type="float" office:value="590140000" calcext:value-type="float">
            <text:p>590140000</text:p>
          </table:table-cell>
          <table:table-cell office:value-type="float" office:value="589625000" calcext:value-type="float">
            <text:p>589625000</text:p>
          </table:table-cell>
          <table:table-cell office:value-type="float" office:value="590394000" calcext:value-type="float">
            <text:p>590394000</text:p>
          </table:table-cell>
          <table:table-cell office:value-type="float" office:value="589427000" calcext:value-type="float">
            <text:p>589427000</text:p>
          </table:table-cell>
          <table:table-cell office:value-type="float" office:value="589279000" calcext:value-type="float">
            <text:p>589279000</text:p>
          </table:table-cell>
          <table:table-cell office:value-type="float" office:value="590005000" calcext:value-type="float">
            <text:p>590005000</text:p>
          </table:table-cell>
          <table:table-cell office:value-type="float" office:value="589545000" calcext:value-type="float">
            <text:p>589545000</text:p>
          </table:table-cell>
          <table:table-cell office:value-type="float" office:value="590386000" calcext:value-type="float">
            <text:p>590386000</text:p>
          </table:table-cell>
          <table:table-cell office:value-type="float" office:value="589721000" calcext:value-type="float">
            <text:p>589721000</text:p>
          </table:table-cell>
          <table:table-cell office:value-type="float" office:value="588853000" calcext:value-type="float">
            <text:p>588853000</text:p>
          </table:table-cell>
          <table:table-cell office:value-type="float" office:value="590113000" calcext:value-type="float">
            <text:p>590113000</text:p>
          </table:table-cell>
          <table:table-cell office:value-type="float" office:value="589575000" calcext:value-type="float">
            <text:p>589575000</text:p>
          </table:table-cell>
          <table:table-cell office:value-type="float" office:value="588426000" calcext:value-type="float">
            <text:p>588426000</text:p>
          </table:table-cell>
          <table:table-cell office:value-type="float" office:value="589252000" calcext:value-type="float">
            <text:p>589252000</text:p>
          </table:table-cell>
          <table:table-cell office:value-type="float" office:value="589268000" calcext:value-type="float">
            <text:p>589268000</text:p>
          </table:table-cell>
          <table:table-cell office:value-type="float" office:value="586629000" calcext:value-type="float">
            <text:p>586629000</text:p>
          </table:table-cell>
          <table:table-cell office:value-type="float" office:value="588660000" calcext:value-type="float">
            <text:p>588660000</text:p>
          </table:table-cell>
          <table:table-cell office:value-type="float" office:value="590187000" calcext:value-type="float">
            <text:p>590187000</text:p>
          </table:table-cell>
          <table:table-cell office:value-type="float" office:value="588844000" calcext:value-type="float">
            <text:p>588844000</text:p>
          </table:table-cell>
          <table:table-cell office:value-type="float" office:value="590582000" calcext:value-type="float">
            <text:p>590582000</text:p>
          </table:table-cell>
          <table:table-cell office:value-type="float" office:value="590091000" calcext:value-type="float">
            <text:p>590091000</text:p>
          </table:table-cell>
          <table:table-cell office:value-type="float" office:value="589077000" calcext:value-type="float">
            <text:p>589077000</text:p>
          </table:table-cell>
          <table:table-cell office:value-type="float" office:value="589253000" calcext:value-type="float">
            <text:p>589253000</text:p>
          </table:table-cell>
          <table:table-cell office:value-type="float" office:value="588146000" calcext:value-type="float">
            <text:p>588146000</text:p>
          </table:table-cell>
          <table:table-cell office:value-type="float" office:value="589229000" calcext:value-type="float">
            <text:p>589229000</text:p>
          </table:table-cell>
          <table:table-cell office:value-type="float" office:value="590776000" calcext:value-type="float">
            <text:p>590776000</text:p>
          </table:table-cell>
          <table:table-cell office:value-type="float" office:value="590202000" calcext:value-type="float">
            <text:p>590202000</text:p>
          </table:table-cell>
          <table:table-cell office:value-type="float" office:value="589456000" calcext:value-type="float">
            <text:p>589456000</text:p>
          </table:table-cell>
          <table:table-cell office:value-type="float" office:value="589678000" calcext:value-type="float">
            <text:p>589678000</text:p>
          </table:table-cell>
          <table:table-cell office:value-type="float" office:value="589073000" calcext:value-type="float">
            <text:p>589073000</text:p>
          </table:table-cell>
          <table:table-cell office:value-type="float" office:value="590933000" calcext:value-type="float">
            <text:p>590933000</text:p>
          </table:table-cell>
          <table:table-cell office:value-type="float" office:value="589347000" calcext:value-type="float">
            <text:p>589347000</text:p>
          </table:table-cell>
          <table:table-cell office:value-type="float" office:value="589322000" calcext:value-type="float">
            <text:p>589322000</text:p>
          </table:table-cell>
          <table:table-cell office:value-type="float" office:value="588974000" calcext:value-type="float">
            <text:p>588974000</text:p>
          </table:table-cell>
          <table:table-cell office:value-type="float" office:value="589987000" calcext:value-type="float">
            <text:p>589987000</text:p>
          </table:table-cell>
          <table:table-cell office:value-type="float" office:value="589399000" calcext:value-type="float">
            <text:p>589399000</text:p>
          </table:table-cell>
          <table:table-cell office:value-type="float" office:value="589072000" calcext:value-type="float">
            <text:p>589072000</text:p>
          </table:table-cell>
          <table:table-cell office:value-type="float" office:value="589502000" calcext:value-type="float">
            <text:p>589502000</text:p>
          </table:table-cell>
          <table:table-cell office:value-type="float" office:value="588876000" calcext:value-type="float">
            <text:p>588876000</text:p>
          </table:table-cell>
          <table:table-cell office:value-type="float" office:value="590330000" calcext:value-type="float">
            <text:p>590330000</text:p>
          </table:table-cell>
          <table:table-cell office:value-type="float" office:value="589423000" calcext:value-type="float">
            <text:p>589423000</text:p>
          </table:table-cell>
          <table:table-cell office:value-type="float" office:value="588914000" calcext:value-type="float">
            <text:p>588914000</text:p>
          </table:table-cell>
          <table:table-cell office:value-type="float" office:value="589559000" calcext:value-type="float">
            <text:p>589559000</text:p>
          </table:table-cell>
          <table:table-cell office:value-type="float" office:value="589589000" calcext:value-type="float">
            <text:p>589589000</text:p>
          </table:table-cell>
          <table:table-cell office:value-type="float" office:value="590121000" calcext:value-type="float">
            <text:p>590121000</text:p>
          </table:table-cell>
          <table:table-cell office:value-type="float" office:value="588731000" calcext:value-type="float">
            <text:p>588731000</text:p>
          </table:table-cell>
          <table:table-cell office:value-type="float" office:value="590324000" calcext:value-type="float">
            <text:p>590324000</text:p>
          </table:table-cell>
          <table:table-cell office:value-type="float" office:value="589975000" calcext:value-type="float">
            <text:p>589975000</text:p>
          </table:table-cell>
          <table:table-cell office:value-type="float" office:value="587429000" calcext:value-type="float">
            <text:p>587429000</text:p>
          </table:table-cell>
          <table:table-cell office:value-type="float" office:value="588709000" calcext:value-type="float">
            <text:p>588709000</text:p>
          </table:table-cell>
          <table:table-cell office:value-type="float" office:value="589033000" calcext:value-type="float">
            <text:p>589033000</text:p>
          </table:table-cell>
          <table:table-cell office:value-type="float" office:value="588978000" calcext:value-type="float">
            <text:p>588978000</text:p>
          </table:table-cell>
          <table:table-cell office:value-type="float" office:value="590169000" calcext:value-type="float">
            <text:p>590169000</text:p>
          </table:table-cell>
          <table:table-cell office:value-type="float" office:value="588104000" calcext:value-type="float">
            <text:p>588104000</text:p>
          </table:table-cell>
          <table:table-cell office:value-type="float" office:value="590267000" calcext:value-type="float">
            <text:p>590267000</text:p>
          </table:table-cell>
          <table:table-cell office:value-type="float" office:value="589137000" calcext:value-type="float">
            <text:p>589137000</text:p>
          </table:table-cell>
          <table:table-cell office:value-type="float" office:value="590434000" calcext:value-type="float">
            <text:p>590434000</text:p>
          </table:table-cell>
          <table:table-cell office:value-type="float" office:value="588392000" calcext:value-type="float">
            <text:p>588392000</text:p>
          </table:table-cell>
          <table:table-cell office:value-type="float" office:value="589476000" calcext:value-type="float">
            <text:p>589476000</text:p>
          </table:table-cell>
          <table:table-cell office:value-type="float" office:value="588405000" calcext:value-type="float">
            <text:p>588405000</text:p>
          </table:table-cell>
          <table:table-cell office:value-type="float" office:value="590173000" calcext:value-type="float">
            <text:p>590173000</text:p>
          </table:table-cell>
          <table:table-cell office:value-type="float" office:value="588959000" calcext:value-type="float">
            <text:p>588959000</text:p>
          </table:table-cell>
          <table:table-cell office:value-type="float" office:value="589791000" calcext:value-type="float">
            <text:p>589791000</text:p>
          </table:table-cell>
          <table:table-cell office:value-type="float" office:value="589489000" calcext:value-type="float">
            <text:p>589489000</text:p>
          </table:table-cell>
          <table:table-cell office:value-type="float" office:value="587557000" calcext:value-type="float">
            <text:p>587557000</text:p>
          </table:table-cell>
          <table:table-cell office:value-type="float" office:value="589823000" calcext:value-type="float">
            <text:p>589823000</text:p>
          </table:table-cell>
          <table:table-cell office:value-type="float" office:value="588602000" calcext:value-type="float">
            <text:p>588602000</text:p>
          </table:table-cell>
          <table:table-cell office:value-type="float" office:value="590155000" calcext:value-type="float">
            <text:p>590155000</text:p>
          </table:table-cell>
          <table:table-cell office:value-type="float" office:value="589623000" calcext:value-type="float">
            <text:p>589623000</text:p>
          </table:table-cell>
          <table:table-cell office:value-type="float" office:value="591633000" calcext:value-type="float">
            <text:p>591633000</text:p>
          </table:table-cell>
          <table:table-cell office:value-type="float" office:value="590067000" calcext:value-type="float">
            <text:p>590067000</text:p>
          </table:table-cell>
          <table:table-cell office:value-type="float" office:value="589522000" calcext:value-type="float">
            <text:p>589522000</text:p>
          </table:table-cell>
          <table:table-cell office:value-type="float" office:value="590100000" calcext:value-type="float">
            <text:p>590100000</text:p>
          </table:table-cell>
          <table:table-cell office:value-type="float" office:value="589273000" calcext:value-type="float">
            <text:p>589273000</text:p>
          </table:table-cell>
          <table:table-cell office:value-type="float" office:value="587785000" calcext:value-type="float">
            <text:p>587785000</text:p>
          </table:table-cell>
          <table:table-cell office:value-type="float" office:value="588437000" calcext:value-type="float">
            <text:p>588437000</text:p>
          </table:table-cell>
          <table:table-cell office:value-type="float" office:value="589051000" calcext:value-type="float">
            <text:p>589051000</text:p>
          </table:table-cell>
          <table:table-cell office:value-type="float" office:value="588502000" calcext:value-type="float">
            <text:p>588502000</text:p>
          </table:table-cell>
          <table:table-cell office:value-type="float" office:value="590396000" calcext:value-type="float">
            <text:p>590396000</text:p>
          </table:table-cell>
          <table:table-cell office:value-type="float" office:value="590361000" calcext:value-type="float">
            <text:p>590361000</text:p>
          </table:table-cell>
          <table:table-cell office:value-type="float" office:value="589981000" calcext:value-type="float">
            <text:p>589981000</text:p>
          </table:table-cell>
          <table:table-cell office:value-type="float" office:value="590813000" calcext:value-type="float">
            <text:p>590813000</text:p>
          </table:table-cell>
          <table:table-cell office:value-type="float" office:value="590209000" calcext:value-type="float">
            <text:p>590209000</text:p>
          </table:table-cell>
          <table:table-cell office:value-type="float" office:value="590024000" calcext:value-type="float">
            <text:p>590024000</text:p>
          </table:table-cell>
          <table:table-cell office:value-type="float" office:value="591061000" calcext:value-type="float">
            <text:p>591061000</text:p>
          </table:table-cell>
          <table:table-cell office:value-type="float" office:value="590332000" calcext:value-type="float">
            <text:p>590332000</text:p>
          </table:table-cell>
          <table:table-cell office:value-type="float" office:value="591283000" calcext:value-type="float">
            <text:p>591283000</text:p>
          </table:table-cell>
          <table:table-cell office:value-type="float" office:value="590642000" calcext:value-type="float">
            <text:p>590642000</text:p>
          </table:table-cell>
          <table:table-cell office:value-type="float" office:value="590896000" calcext:value-type="float">
            <text:p>590896000</text:p>
          </table:table-cell>
          <table:table-cell office:value-type="float" office:value="589500000" calcext:value-type="float">
            <text:p>589500000</text:p>
          </table:table-cell>
          <table:table-cell office:value-type="float" office:value="590624000" calcext:value-type="float">
            <text:p>590624000</text:p>
          </table:table-cell>
          <table:table-cell office:value-type="float" office:value="589641000" calcext:value-type="float">
            <text:p>589641000</text:p>
          </table:table-cell>
          <table:table-cell office:value-type="float" office:value="590806000" calcext:value-type="float">
            <text:p>590806000</text:p>
          </table:table-cell>
          <table:table-cell office:value-type="float" office:value="590296000" calcext:value-type="float">
            <text:p>590296000</text:p>
          </table:table-cell>
          <table:table-cell office:value-type="float" office:value="590509000" calcext:value-type="float">
            <text:p>590509000</text:p>
          </table:table-cell>
          <table:table-cell office:value-type="float" office:value="590405000" calcext:value-type="float">
            <text:p>590405000</text:p>
          </table:table-cell>
          <table:table-cell office:value-type="float" office:value="589881000" calcext:value-type="float">
            <text:p>589881000</text:p>
          </table:table-cell>
          <table:table-cell office:value-type="float" office:value="590987000" calcext:value-type="float">
            <text:p>590987000</text:p>
          </table:table-cell>
          <table:table-cell office:value-type="float" office:value="590560000" calcext:value-type="float">
            <text:p>590560000</text:p>
          </table:table-cell>
          <table:table-cell office:value-type="float" office:value="591558000" calcext:value-type="float">
            <text:p>591558000</text:p>
          </table:table-cell>
          <table:table-cell office:value-type="float" office:value="590574000" calcext:value-type="float">
            <text:p>590574000</text:p>
          </table:table-cell>
          <table:table-cell office:value-type="float" office:value="591115000" calcext:value-type="float">
            <text:p>591115000</text:p>
          </table:table-cell>
          <table:table-cell office:value-type="float" office:value="590397000" calcext:value-type="float">
            <text:p>590397000</text:p>
          </table:table-cell>
          <table:table-cell office:value-type="float" office:value="590647000" calcext:value-type="float">
            <text:p>590647000</text:p>
          </table:table-cell>
          <table:table-cell office:value-type="float" office:value="590236000" calcext:value-type="float">
            <text:p>590236000</text:p>
          </table:table-cell>
          <table:table-cell office:value-type="float" office:value="591186000" calcext:value-type="float">
            <text:p>591186000</text:p>
          </table:table-cell>
          <table:table-cell office:value-type="float" office:value="590447000" calcext:value-type="float">
            <text:p>590447000</text:p>
          </table:table-cell>
          <table:table-cell office:value-type="float" office:value="590941000" calcext:value-type="float">
            <text:p>590941000</text:p>
          </table:table-cell>
          <table:table-cell office:value-type="float" office:value="590580000" calcext:value-type="float">
            <text:p>590580000</text:p>
          </table:table-cell>
          <table:table-cell office:value-type="float" office:value="590744000" calcext:value-type="float">
            <text:p>590744000</text:p>
          </table:table-cell>
          <table:table-cell office:value-type="float" office:value="589525000" calcext:value-type="float">
            <text:p>589525000</text:p>
          </table:table-cell>
          <table:table-cell office:value-type="float" office:value="591029000" calcext:value-type="float">
            <text:p>591029000</text:p>
          </table:table-cell>
          <table:table-cell office:value-type="float" office:value="589920000" calcext:value-type="float">
            <text:p>589920000</text:p>
          </table:table-cell>
          <table:table-cell office:value-type="float" office:value="591447000" calcext:value-type="float">
            <text:p>591447000</text:p>
          </table:table-cell>
          <table:table-cell office:value-type="float" office:value="591367000" calcext:value-type="float">
            <text:p>591367000</text:p>
          </table:table-cell>
          <table:table-cell office:value-type="float" office:value="590891000" calcext:value-type="float">
            <text:p>590891000</text:p>
          </table:table-cell>
          <table:table-cell office:value-type="float" office:value="590904000" calcext:value-type="float">
            <text:p>590904000</text:p>
          </table:table-cell>
          <table:table-cell office:value-type="float" office:value="591036000" calcext:value-type="float">
            <text:p>591036000</text:p>
          </table:table-cell>
          <table:table-cell office:value-type="float" office:value="590393000" calcext:value-type="float">
            <text:p>590393000</text:p>
          </table:table-cell>
          <table:table-cell office:value-type="float" office:value="589886000" calcext:value-type="float">
            <text:p>589886000</text:p>
          </table:table-cell>
          <table:table-cell office:value-type="float" office:value="590090000" calcext:value-type="float">
            <text:p>590090000</text:p>
          </table:table-cell>
          <table:table-cell office:value-type="float" office:value="590470000" calcext:value-type="float">
            <text:p>590470000</text:p>
          </table:table-cell>
          <table:table-cell office:value-type="float" office:value="591213000" calcext:value-type="float">
            <text:p>591213000</text:p>
          </table:table-cell>
          <table:table-cell office:value-type="float" office:value="591305000" calcext:value-type="float">
            <text:p>591305000</text:p>
          </table:table-cell>
          <table:table-cell office:value-type="float" office:value="591349000" calcext:value-type="float">
            <text:p>591349000</text:p>
          </table:table-cell>
          <table:table-cell office:value-type="float" office:value="590930000" calcext:value-type="float">
            <text:p>590930000</text:p>
          </table:table-cell>
          <table:table-cell office:value-type="float" office:value="589887000" calcext:value-type="float">
            <text:p>589887000</text:p>
          </table:table-cell>
          <table:table-cell office:value-type="float" office:value="589481000" calcext:value-type="float">
            <text:p>589481000</text:p>
          </table:table-cell>
          <table:table-cell office:value-type="float" office:value="590846000" calcext:value-type="float">
            <text:p>590846000</text:p>
          </table:table-cell>
          <table:table-cell office:value-type="float" office:value="591434000" calcext:value-type="float">
            <text:p>591434000</text:p>
          </table:table-cell>
          <table:table-cell office:value-type="float" office:value="591179000" calcext:value-type="float">
            <text:p>591179000</text:p>
          </table:table-cell>
          <table:table-cell office:value-type="float" office:value="591174000" calcext:value-type="float">
            <text:p>591174000</text:p>
          </table:table-cell>
          <table:table-cell office:value-type="float" office:value="590243000" calcext:value-type="float">
            <text:p>590243000</text:p>
          </table:table-cell>
          <table:table-cell office:value-type="float" office:value="591433000" calcext:value-type="float">
            <text:p>591433000</text:p>
          </table:table-cell>
          <table:table-cell office:value-type="float" office:value="590862000" calcext:value-type="float">
            <text:p>590862000</text:p>
          </table:table-cell>
          <table:table-cell office:value-type="float" office:value="589678000" calcext:value-type="float">
            <text:p>589678000</text:p>
          </table:table-cell>
          <table:table-cell office:value-type="float" office:value="590528000" calcext:value-type="float">
            <text:p>590528000</text:p>
          </table:table-cell>
          <table:table-cell office:value-type="float" office:value="591139000" calcext:value-type="float">
            <text:p>591139000</text:p>
          </table:table-cell>
          <table:table-cell office:value-type="float" office:value="590602000" calcext:value-type="float">
            <text:p>590602000</text:p>
          </table:table-cell>
          <table:table-cell office:value-type="float" office:value="590771000" calcext:value-type="float">
            <text:p>590771000</text:p>
          </table:table-cell>
          <table:table-cell office:value-type="float" office:value="589467000" calcext:value-type="float">
            <text:p>589467000</text:p>
          </table:table-cell>
          <table:table-cell office:value-type="float" office:value="589316000" calcext:value-type="float">
            <text:p>589316000</text:p>
          </table:table-cell>
          <table:table-cell office:value-type="float" office:value="590274000" calcext:value-type="float">
            <text:p>590274000</text:p>
          </table:table-cell>
          <table:table-cell office:value-type="float" office:value="591332000" calcext:value-type="float">
            <text:p>591332000</text:p>
          </table:table-cell>
          <table:table-cell office:value-type="float" office:value="589446000" calcext:value-type="float">
            <text:p>589446000</text:p>
          </table:table-cell>
          <table:table-cell office:value-type="float" office:value="590663000" calcext:value-type="float">
            <text:p>590663000</text:p>
          </table:table-cell>
          <table:table-cell office:value-type="float" office:value="591175000" calcext:value-type="float">
            <text:p>591175000</text:p>
          </table:table-cell>
          <table:table-cell office:value-type="float" office:value="589412000" calcext:value-type="float">
            <text:p>589412000</text:p>
          </table:table-cell>
          <table:table-cell office:value-type="float" office:value="590345000" calcext:value-type="float">
            <text:p>590345000</text:p>
          </table:table-cell>
          <table:table-cell office:value-type="float" office:value="590489000" calcext:value-type="float">
            <text:p>590489000</text:p>
          </table:table-cell>
          <table:table-cell office:value-type="float" office:value="590248000" calcext:value-type="float">
            <text:p>590248000</text:p>
          </table:table-cell>
          <table:table-cell office:value-type="float" office:value="590558000" calcext:value-type="float">
            <text:p>590558000</text:p>
          </table:table-cell>
          <table:table-cell office:value-type="float" office:value="590992000" calcext:value-type="float">
            <text:p>590992000</text:p>
          </table:table-cell>
          <table:table-cell office:value-type="float" office:value="590270000" calcext:value-type="float">
            <text:p>590270000</text:p>
          </table:table-cell>
          <table:table-cell office:value-type="float" office:value="590533000" calcext:value-type="float">
            <text:p>590533000</text:p>
          </table:table-cell>
          <table:table-cell office:value-type="float" office:value="588359000" calcext:value-type="float">
            <text:p>588359000</text:p>
          </table:table-cell>
          <table:table-cell office:value-type="float" office:value="590994000" calcext:value-type="float">
            <text:p>590994000</text:p>
          </table:table-cell>
          <table:table-cell office:value-type="float" office:value="590852000" calcext:value-type="float">
            <text:p>590852000</text:p>
          </table:table-cell>
          <table:table-cell office:value-type="float" office:value="590679000" calcext:value-type="float">
            <text:p>590679000</text:p>
          </table:table-cell>
          <table:table-cell office:value-type="float" office:value="590361000" calcext:value-type="float">
            <text:p>590361000</text:p>
          </table:table-cell>
          <table:table-cell office:value-type="float" office:value="590162000" calcext:value-type="float">
            <text:p>590162000</text:p>
          </table:table-cell>
          <table:table-cell office:value-type="float" office:value="590634000" calcext:value-type="float">
            <text:p>590634000</text:p>
          </table:table-cell>
          <table:table-cell office:value-type="float" office:value="590997000" calcext:value-type="float">
            <text:p>590997000</text:p>
          </table:table-cell>
          <table:table-cell office:value-type="float" office:value="590383000" calcext:value-type="float">
            <text:p>590383000</text:p>
          </table:table-cell>
          <table:table-cell office:value-type="float" office:value="590186000" calcext:value-type="float">
            <text:p>590186000</text:p>
          </table:table-cell>
          <table:table-cell office:value-type="float" office:value="590827000" calcext:value-type="float">
            <text:p>590827000</text:p>
          </table:table-cell>
          <table:table-cell office:value-type="float" office:value="589581000" calcext:value-type="float">
            <text:p>589581000</text:p>
          </table:table-cell>
          <table:table-cell office:value-type="float" office:value="589424000" calcext:value-type="float">
            <text:p>589424000</text:p>
          </table:table-cell>
          <table:table-cell office:value-type="float" office:value="589070000" calcext:value-type="float">
            <text:p>589070000</text:p>
          </table:table-cell>
          <table:table-cell office:value-type="float" office:value="590118000" calcext:value-type="float">
            <text:p>590118000</text:p>
          </table:table-cell>
          <table:table-cell office:value-type="float" office:value="590462000" calcext:value-type="float">
            <text:p>590462000</text:p>
          </table:table-cell>
          <table:table-cell office:value-type="float" office:value="590194000" calcext:value-type="float">
            <text:p>590194000</text:p>
          </table:table-cell>
          <table:table-cell office:value-type="float" office:value="591277000" calcext:value-type="float">
            <text:p>591277000</text:p>
          </table:table-cell>
          <table:table-cell office:value-type="float" office:value="590840000" calcext:value-type="float">
            <text:p>590840000</text:p>
          </table:table-cell>
          <table:table-cell office:value-type="float" office:value="589287000" calcext:value-type="float">
            <text:p>589287000</text:p>
          </table:table-cell>
          <table:table-cell office:value-type="float" office:value="590006000" calcext:value-type="float">
            <text:p>590006000</text:p>
          </table:table-cell>
          <table:table-cell office:value-type="float" office:value="590483000" calcext:value-type="float">
            <text:p>590483000</text:p>
          </table:table-cell>
          <table:table-cell office:value-type="float" office:value="589900000" calcext:value-type="float">
            <text:p>589900000</text:p>
          </table:table-cell>
          <table:table-cell office:value-type="float" office:value="591249000" calcext:value-type="float">
            <text:p>591249000</text:p>
          </table:table-cell>
          <table:table-cell office:value-type="float" office:value="589875000" calcext:value-type="float">
            <text:p>589875000</text:p>
          </table:table-cell>
          <table:table-cell office:value-type="float" office:value="590858000" calcext:value-type="float">
            <text:p>590858000</text:p>
          </table:table-cell>
          <table:table-cell office:value-type="float" office:value="590639000" calcext:value-type="float">
            <text:p>590639000</text:p>
          </table:table-cell>
          <table:table-cell office:value-type="float" office:value="590835000" calcext:value-type="float">
            <text:p>590835000</text:p>
          </table:table-cell>
          <table:table-cell office:value-type="float" office:value="590491000" calcext:value-type="float">
            <text:p>590491000</text:p>
          </table:table-cell>
          <table:table-cell office:value-type="float" office:value="590305000" calcext:value-type="float">
            <text:p>590305000</text:p>
          </table:table-cell>
          <table:table-cell office:value-type="float" office:value="591150000" calcext:value-type="float">
            <text:p>591150000</text:p>
          </table:table-cell>
          <table:table-cell office:value-type="float" office:value="590706000" calcext:value-type="float">
            <text:p>590706000</text:p>
          </table:table-cell>
          <table:table-cell office:value-type="float" office:value="590406000" calcext:value-type="float">
            <text:p>590406000</text:p>
          </table:table-cell>
          <table:table-cell office:value-type="float" office:value="590049000" calcext:value-type="float">
            <text:p>590049000</text:p>
          </table:table-cell>
          <table:table-cell office:value-type="float" office:value="591005000" calcext:value-type="float">
            <text:p>591005000</text:p>
          </table:table-cell>
          <table:table-cell office:value-type="float" office:value="591077000" calcext:value-type="float">
            <text:p>591077000</text:p>
          </table:table-cell>
          <table:table-cell office:value-type="float" office:value="591576000" calcext:value-type="float">
            <text:p>591576000</text:p>
          </table:table-cell>
          <table:table-cell office:value-type="float" office:value="590002000" calcext:value-type="float">
            <text:p>590002000</text:p>
          </table:table-cell>
          <table:table-cell office:value-type="float" office:value="590628000" calcext:value-type="float">
            <text:p>590628000</text:p>
          </table:table-cell>
          <table:table-cell office:value-type="float" office:value="590231000" calcext:value-type="float">
            <text:p>590231000</text:p>
          </table:table-cell>
          <table:table-cell office:value-type="float" office:value="590992000" calcext:value-type="float">
            <text:p>590992000</text:p>
          </table:table-cell>
          <table:table-cell office:value-type="float" office:value="589549000" calcext:value-type="float">
            <text:p>589549000</text:p>
          </table:table-cell>
          <table:table-cell office:value-type="float" office:value="590946000" calcext:value-type="float">
            <text:p>590946000</text:p>
          </table:table-cell>
          <table:table-cell office:value-type="float" office:value="590737000" calcext:value-type="float">
            <text:p>590737000</text:p>
          </table:table-cell>
          <table:table-cell office:value-type="float" office:value="590130000" calcext:value-type="float">
            <text:p>590130000</text:p>
          </table:table-cell>
          <table:table-cell office:value-type="float" office:value="590025000" calcext:value-type="float">
            <text:p>590025000</text:p>
          </table:table-cell>
          <table:table-cell office:value-type="float" office:value="591237000" calcext:value-type="float">
            <text:p>591237000</text:p>
          </table:table-cell>
          <table:table-cell office:value-type="float" office:value="589903000" calcext:value-type="float">
            <text:p>589903000</text:p>
          </table:table-cell>
          <table:table-cell office:value-type="float" office:value="590653000" calcext:value-type="float">
            <text:p>590653000</text:p>
          </table:table-cell>
          <table:table-cell office:value-type="float" office:value="589806000" calcext:value-type="float">
            <text:p>589806000</text:p>
          </table:table-cell>
          <table:table-cell office:value-type="float" office:value="589914000" calcext:value-type="float">
            <text:p>589914000</text:p>
          </table:table-cell>
          <table:table-cell office:value-type="float" office:value="590298000" calcext:value-type="float">
            <text:p>590298000</text:p>
          </table:table-cell>
          <table:table-cell office:value-type="float" office:value="590360000" calcext:value-type="float">
            <text:p>590360000</text:p>
          </table:table-cell>
          <table:table-cell office:value-type="float" office:value="590814000" calcext:value-type="float">
            <text:p>590814000</text:p>
          </table:table-cell>
          <table:table-cell office:value-type="float" office:value="590359000" calcext:value-type="float">
            <text:p>590359000</text:p>
          </table:table-cell>
          <table:table-cell office:value-type="float" office:value="591407000" calcext:value-type="float">
            <text:p>591407000</text:p>
          </table:table-cell>
          <table:table-cell office:value-type="float" office:value="590122000" calcext:value-type="float">
            <text:p>590122000</text:p>
          </table:table-cell>
          <table:table-cell office:value-type="float" office:value="590604000" calcext:value-type="float">
            <text:p>590604000</text:p>
          </table:table-cell>
          <table:table-cell office:value-type="float" office:value="588436000" calcext:value-type="float">
            <text:p>588436000</text:p>
          </table:table-cell>
          <table:table-cell office:value-type="float" office:value="591062000" calcext:value-type="float">
            <text:p>591062000</text:p>
          </table:table-cell>
          <table:table-cell office:value-type="float" office:value="590538000" calcext:value-type="float">
            <text:p>590538000</text:p>
          </table:table-cell>
          <table:table-cell office:value-type="float" office:value="591074000" calcext:value-type="float">
            <text:p>591074000</text:p>
          </table:table-cell>
          <table:table-cell office:value-type="float" office:value="589666000" calcext:value-type="float">
            <text:p>589666000</text:p>
          </table:table-cell>
          <table:table-cell office:value-type="float" office:value="591389000" calcext:value-type="float">
            <text:p>591389000</text:p>
          </table:table-cell>
          <table:table-cell office:value-type="float" office:value="589266000" calcext:value-type="float">
            <text:p>589266000</text:p>
          </table:table-cell>
          <table:table-cell office:value-type="float" office:value="590236000" calcext:value-type="float">
            <text:p>590236000</text:p>
          </table:table-cell>
          <table:table-cell office:value-type="float" office:value="590806000" calcext:value-type="float">
            <text:p>590806000</text:p>
          </table:table-cell>
          <table:table-cell office:value-type="float" office:value="591631000" calcext:value-type="float">
            <text:p>591631000</text:p>
          </table:table-cell>
          <table:table-cell office:value-type="float" office:value="591628000" calcext:value-type="float">
            <text:p>591628000</text:p>
          </table:table-cell>
          <table:table-cell office:value-type="float" office:value="590100000" calcext:value-type="float">
            <text:p>590100000</text:p>
          </table:table-cell>
          <table:table-cell office:value-type="float" office:value="590054000" calcext:value-type="float">
            <text:p>590054000</text:p>
          </table:table-cell>
          <table:table-cell office:value-type="float" office:value="590022000" calcext:value-type="float">
            <text:p>590022000</text:p>
          </table:table-cell>
          <table:table-cell office:value-type="float" office:value="591421000" calcext:value-type="float">
            <text:p>591421000</text:p>
          </table:table-cell>
          <table:table-cell office:value-type="float" office:value="588917000" calcext:value-type="float">
            <text:p>588917000</text:p>
          </table:table-cell>
          <table:table-cell office:value-type="float" office:value="590488000" calcext:value-type="float">
            <text:p>590488000</text:p>
          </table:table-cell>
          <table:table-cell office:value-type="float" office:value="590576000" calcext:value-type="float">
            <text:p>590576000</text:p>
          </table:table-cell>
          <table:table-cell office:value-type="float" office:value="589625000" calcext:value-type="float">
            <text:p>589625000</text:p>
          </table:table-cell>
          <table:table-cell office:value-type="float" office:value="591145000" calcext:value-type="float">
            <text:p>591145000</text:p>
          </table:table-cell>
          <table:table-cell office:value-type="float" office:value="590143000" calcext:value-type="float">
            <text:p>590143000</text:p>
          </table:table-cell>
          <table:table-cell office:value-type="float" office:value="590980000" calcext:value-type="float">
            <text:p>590980000</text:p>
          </table:table-cell>
          <table:table-cell office:value-type="float" office:value="591409000" calcext:value-type="float">
            <text:p>591409000</text:p>
          </table:table-cell>
          <table:table-cell office:value-type="float" office:value="590354000" calcext:value-type="float">
            <text:p>590354000</text:p>
          </table:table-cell>
          <table:table-cell office:value-type="float" office:value="591298000" calcext:value-type="float">
            <text:p>591298000</text:p>
          </table:table-cell>
          <table:table-cell office:value-type="float" office:value="590624000" calcext:value-type="float">
            <text:p>590624000</text:p>
          </table:table-cell>
          <table:table-cell office:value-type="float" office:value="590440000" calcext:value-type="float">
            <text:p>590440000</text:p>
          </table:table-cell>
          <table:table-cell office:value-type="float" office:value="591237000" calcext:value-type="float">
            <text:p>591237000</text:p>
          </table:table-cell>
          <table:table-cell office:value-type="float" office:value="590580000" calcext:value-type="float">
            <text:p>590580000</text:p>
          </table:table-cell>
          <table:table-cell office:value-type="float" office:value="590575000" calcext:value-type="float">
            <text:p>590575000</text:p>
          </table:table-cell>
          <table:table-cell office:value-type="float" office:value="591459000" calcext:value-type="float">
            <text:p>591459000</text:p>
          </table:table-cell>
          <table:table-cell office:value-type="float" office:value="590430000" calcext:value-type="float">
            <text:p>590430000</text:p>
          </table:table-cell>
          <table:table-cell office:value-type="float" office:value="590478000" calcext:value-type="float">
            <text:p>590478000</text:p>
          </table:table-cell>
          <table:table-cell office:value-type="float" office:value="589079000" calcext:value-type="float">
            <text:p>589079000</text:p>
          </table:table-cell>
          <table:table-cell office:value-type="float" office:value="591481000" calcext:value-type="float">
            <text:p>591481000</text:p>
          </table:table-cell>
          <table:table-cell office:value-type="float" office:value="590532000" calcext:value-type="float">
            <text:p>590532000</text:p>
          </table:table-cell>
          <table:table-cell office:value-type="float" office:value="590883000" calcext:value-type="float">
            <text:p>590883000</text:p>
          </table:table-cell>
          <table:table-cell office:value-type="float" office:value="591092000" calcext:value-type="float">
            <text:p>591092000</text:p>
          </table:table-cell>
          <table:table-cell office:value-type="float" office:value="590525000" calcext:value-type="float">
            <text:p>590525000</text:p>
          </table:table-cell>
          <table:table-cell office:value-type="float" office:value="590800000" calcext:value-type="float">
            <text:p>590800000</text:p>
          </table:table-cell>
          <table:table-cell office:value-type="float" office:value="591406000" calcext:value-type="float">
            <text:p>591406000</text:p>
          </table:table-cell>
          <table:table-cell office:value-type="float" office:value="591607000" calcext:value-type="float">
            <text:p>591607000</text:p>
          </table:table-cell>
          <table:table-cell office:value-type="float" office:value="590583000" calcext:value-type="float">
            <text:p>590583000</text:p>
          </table:table-cell>
          <table:table-cell office:value-type="float" office:value="589975000" calcext:value-type="float">
            <text:p>589975000</text:p>
          </table:table-cell>
          <table:table-cell office:value-type="float" office:value="589594000" calcext:value-type="float">
            <text:p>589594000</text:p>
          </table:table-cell>
          <table:table-cell office:value-type="float" office:value="590919000" calcext:value-type="float">
            <text:p>590919000</text:p>
          </table:table-cell>
          <table:table-cell office:value-type="float" office:value="590898000" calcext:value-type="float">
            <text:p>590898000</text:p>
          </table:table-cell>
          <table:table-cell office:value-type="float" office:value="590008000" calcext:value-type="float">
            <text:p>590008000</text:p>
          </table:table-cell>
          <table:table-cell office:value-type="float" office:value="591277000" calcext:value-type="float">
            <text:p>591277000</text:p>
          </table:table-cell>
          <table:table-cell office:value-type="float" office:value="590259000" calcext:value-type="float">
            <text:p>590259000</text:p>
          </table:table-cell>
          <table:table-cell office:value-type="float" office:value="591183000" calcext:value-type="float">
            <text:p>591183000</text:p>
          </table:table-cell>
          <table:table-cell office:value-type="float" office:value="591015000" calcext:value-type="float">
            <text:p>591015000</text:p>
          </table:table-cell>
          <table:table-cell office:value-type="float" office:value="589728000" calcext:value-type="float">
            <text:p>589728000</text:p>
          </table:table-cell>
          <table:table-cell office:value-type="float" office:value="590180000" calcext:value-type="float">
            <text:p>590180000</text:p>
          </table:table-cell>
          <table:table-cell office:value-type="float" office:value="590761000" calcext:value-type="float">
            <text:p>590761000</text:p>
          </table:table-cell>
          <table:table-cell office:value-type="float" office:value="591052000" calcext:value-type="float">
            <text:p>591052000</text:p>
          </table:table-cell>
          <table:table-cell office:value-type="float" office:value="590821000" calcext:value-type="float">
            <text:p>590821000</text:p>
          </table:table-cell>
          <table:table-cell office:value-type="float" office:value="590403000" calcext:value-type="float">
            <text:p>590403000</text:p>
          </table:table-cell>
          <table:table-cell office:value-type="float" office:value="591064000" calcext:value-type="float">
            <text:p>591064000</text:p>
          </table:table-cell>
          <table:table-cell office:value-type="float" office:value="591275000" calcext:value-type="float">
            <text:p>591275000</text:p>
          </table:table-cell>
          <table:table-cell office:value-type="float" office:value="591167000" calcext:value-type="float">
            <text:p>591167000</text:p>
          </table:table-cell>
          <table:table-cell office:value-type="float" office:value="591099000" calcext:value-type="float">
            <text:p>591099000</text:p>
          </table:table-cell>
          <table:table-cell office:value-type="float" office:value="590592000" calcext:value-type="float">
            <text:p>590592000</text:p>
          </table:table-cell>
          <table:table-cell office:value-type="float" office:value="590801000" calcext:value-type="float">
            <text:p>590801000</text:p>
          </table:table-cell>
          <table:table-cell office:value-type="float" office:value="590716000" calcext:value-type="float">
            <text:p>590716000</text:p>
          </table:table-cell>
          <table:table-cell office:value-type="float" office:value="591083000" calcext:value-type="float">
            <text:p>591083000</text:p>
          </table:table-cell>
          <table:table-cell office:value-type="float" office:value="590272000" calcext:value-type="float">
            <text:p>590272000</text:p>
          </table:table-cell>
          <table:table-cell office:value-type="float" office:value="590460000" calcext:value-type="float">
            <text:p>590460000</text:p>
          </table:table-cell>
          <table:table-cell office:value-type="float" office:value="591032000" calcext:value-type="float">
            <text:p>591032000</text:p>
          </table:table-cell>
          <table:table-cell office:value-type="float" office:value="589832000" calcext:value-type="float">
            <text:p>589832000</text:p>
          </table:table-cell>
          <table:table-cell office:value-type="float" office:value="591080000" calcext:value-type="float">
            <text:p>591080000</text:p>
          </table:table-cell>
          <table:table-cell office:value-type="float" office:value="591749000" calcext:value-type="float">
            <text:p>591749000</text:p>
          </table:table-cell>
          <table:table-cell office:value-type="float" office:value="590964000" calcext:value-type="float">
            <text:p>590964000</text:p>
          </table:table-cell>
          <table:table-cell office:value-type="float" office:value="591034000" calcext:value-type="float">
            <text:p>591034000</text:p>
          </table:table-cell>
          <table:table-cell office:value-type="float" office:value="590669000" calcext:value-type="float">
            <text:p>590669000</text:p>
          </table:table-cell>
          <table:table-cell office:value-type="float" office:value="590394000" calcext:value-type="float">
            <text:p>590394000</text:p>
          </table:table-cell>
          <table:table-cell office:value-type="float" office:value="590280000" calcext:value-type="float">
            <text:p>590280000</text:p>
          </table:table-cell>
          <table:table-cell office:value-type="float" office:value="591540000" calcext:value-type="float">
            <text:p>591540000</text:p>
          </table:table-cell>
          <table:table-cell office:value-type="float" office:value="590492000" calcext:value-type="float">
            <text:p>590492000</text:p>
          </table:table-cell>
          <table:table-cell office:value-type="float" office:value="590442000" calcext:value-type="float">
            <text:p>590442000</text:p>
          </table:table-cell>
          <table:table-cell office:value-type="float" office:value="589985000" calcext:value-type="float">
            <text:p>589985000</text:p>
          </table:table-cell>
          <table:table-cell office:value-type="float" office:value="589336000" calcext:value-type="float">
            <text:p>589336000</text:p>
          </table:table-cell>
          <table:table-cell office:value-type="float" office:value="590262000" calcext:value-type="float">
            <text:p>590262000</text:p>
          </table:table-cell>
          <table:table-cell office:value-type="float" office:value="589827000" calcext:value-type="float">
            <text:p>589827000</text:p>
          </table:table-cell>
          <table:table-cell office:value-type="float" office:value="590186000" calcext:value-type="float">
            <text:p>590186000</text:p>
          </table:table-cell>
          <table:table-cell office:value-type="float" office:value="590957000" calcext:value-type="float">
            <text:p>590957000</text:p>
          </table:table-cell>
          <table:table-cell office:value-type="float" office:value="591420000" calcext:value-type="float">
            <text:p>591420000</text:p>
          </table:table-cell>
          <table:table-cell office:value-type="float" office:value="590097000" calcext:value-type="float">
            <text:p>590097000</text:p>
          </table:table-cell>
          <table:table-cell office:value-type="float" office:value="589941000" calcext:value-type="float">
            <text:p>589941000</text:p>
          </table:table-cell>
          <table:table-cell office:value-type="float" office:value="591164000" calcext:value-type="float">
            <text:p>591164000</text:p>
          </table:table-cell>
          <table:table-cell office:value-type="float" office:value="591561000" calcext:value-type="float">
            <text:p>591561000</text:p>
          </table:table-cell>
          <table:table-cell office:value-type="float" office:value="590894000" calcext:value-type="float">
            <text:p>590894000</text:p>
          </table:table-cell>
          <table:table-cell office:value-type="float" office:value="590274000" calcext:value-type="float">
            <text:p>590274000</text:p>
          </table:table-cell>
          <table:table-cell office:value-type="float" office:value="590035000" calcext:value-type="float">
            <text:p>590035000</text:p>
          </table:table-cell>
          <table:table-cell office:value-type="float" office:value="587565000" calcext:value-type="float">
            <text:p>587565000</text:p>
          </table:table-cell>
          <table:table-cell office:value-type="float" office:value="589922000" calcext:value-type="float">
            <text:p>589922000</text:p>
          </table:table-cell>
          <table:table-cell office:value-type="float" office:value="589027000" calcext:value-type="float">
            <text:p>589027000</text:p>
          </table:table-cell>
          <table:table-cell office:value-type="float" office:value="590265000" calcext:value-type="float">
            <text:p>590265000</text:p>
          </table:table-cell>
          <table:table-cell office:value-type="float" office:value="591258000" calcext:value-type="float">
            <text:p>591258000</text:p>
          </table:table-cell>
          <table:table-cell office:value-type="float" office:value="590135000" calcext:value-type="float">
            <text:p>590135000</text:p>
          </table:table-cell>
          <table:table-cell office:value-type="float" office:value="590108000" calcext:value-type="float">
            <text:p>590108000</text:p>
          </table:table-cell>
          <table:table-cell office:value-type="float" office:value="589865000" calcext:value-type="float">
            <text:p>589865000</text:p>
          </table:table-cell>
          <table:table-cell office:value-type="float" office:value="591296000" calcext:value-type="float">
            <text:p>591296000</text:p>
          </table:table-cell>
          <table:table-cell office:value-type="float" office:value="591364000" calcext:value-type="float">
            <text:p>591364000</text:p>
          </table:table-cell>
          <table:table-cell office:value-type="float" office:value="589856000" calcext:value-type="float">
            <text:p>589856000</text:p>
          </table:table-cell>
          <table:table-cell office:value-type="float" office:value="590039000" calcext:value-type="float">
            <text:p>590039000</text:p>
          </table:table-cell>
          <table:table-cell office:value-type="float" office:value="590150000" calcext:value-type="float">
            <text:p>590150000</text:p>
          </table:table-cell>
          <table:table-cell office:value-type="float" office:value="591333000" calcext:value-type="float">
            <text:p>591333000</text:p>
          </table:table-cell>
          <table:table-cell office:value-type="float" office:value="590157000" calcext:value-type="float">
            <text:p>590157000</text:p>
          </table:table-cell>
          <table:table-cell office:value-type="float" office:value="591208000" calcext:value-type="float">
            <text:p>591208000</text:p>
          </table:table-cell>
          <table:table-cell office:value-type="float" office:value="590937000" calcext:value-type="float">
            <text:p>590937000</text:p>
          </table:table-cell>
          <table:table-cell office:value-type="float" office:value="590557000" calcext:value-type="float">
            <text:p>590557000</text:p>
          </table:table-cell>
          <table:table-cell office:value-type="float" office:value="589086000" calcext:value-type="float">
            <text:p>589086000</text:p>
          </table:table-cell>
          <table:table-cell office:value-type="float" office:value="591356000" calcext:value-type="float">
            <text:p>591356000</text:p>
          </table:table-cell>
          <table:table-cell office:value-type="float" office:value="591046000" calcext:value-type="float">
            <text:p>591046000</text:p>
          </table:table-cell>
          <table:table-cell office:value-type="float" office:value="590464000" calcext:value-type="float">
            <text:p>590464000</text:p>
          </table:table-cell>
          <table:table-cell office:value-type="float" office:value="590630000" calcext:value-type="float">
            <text:p>590630000</text:p>
          </table:table-cell>
          <table:table-cell office:value-type="float" office:value="590425000" calcext:value-type="float">
            <text:p>590425000</text:p>
          </table:table-cell>
          <table:table-cell office:value-type="float" office:value="590454000" calcext:value-type="float">
            <text:p>590454000</text:p>
          </table:table-cell>
          <table:table-cell office:value-type="float" office:value="590481000" calcext:value-type="float">
            <text:p>590481000</text:p>
          </table:table-cell>
          <table:table-cell office:value-type="float" office:value="591187000" calcext:value-type="float">
            <text:p>591187000</text:p>
          </table:table-cell>
          <table:table-cell office:value-type="float" office:value="591126000" calcext:value-type="float">
            <text:p>591126000</text:p>
          </table:table-cell>
          <table:table-cell office:value-type="float" office:value="590494000" calcext:value-type="float">
            <text:p>590494000</text:p>
          </table:table-cell>
          <table:table-cell office:value-type="float" office:value="590440000" calcext:value-type="float">
            <text:p>590440000</text:p>
          </table:table-cell>
          <table:table-cell office:value-type="float" office:value="591777000" calcext:value-type="float">
            <text:p>591777000</text:p>
          </table:table-cell>
          <table:table-cell office:value-type="float" office:value="589980000" calcext:value-type="float">
            <text:p>589980000</text:p>
          </table:table-cell>
          <table:table-cell office:value-type="float" office:value="589612000" calcext:value-type="float">
            <text:p>589612000</text:p>
          </table:table-cell>
          <table:table-cell office:value-type="float" office:value="590638000" calcext:value-type="float">
            <text:p>590638000</text:p>
          </table:table-cell>
          <table:table-cell office:value-type="float" office:value="590619000" calcext:value-type="float">
            <text:p>590619000</text:p>
          </table:table-cell>
          <table:table-cell office:value-type="float" office:value="589882000" calcext:value-type="float">
            <text:p>589882000</text:p>
          </table:table-cell>
          <table:table-cell office:value-type="float" office:value="590744000" calcext:value-type="float">
            <text:p>590744000</text:p>
          </table:table-cell>
          <table:table-cell office:value-type="float" office:value="590264000" calcext:value-type="float">
            <text:p>590264000</text:p>
          </table:table-cell>
          <table:table-cell office:value-type="float" office:value="591405000" calcext:value-type="float">
            <text:p>591405000</text:p>
          </table:table-cell>
          <table:table-cell office:value-type="float" office:value="590813000" calcext:value-type="float">
            <text:p>590813000</text:p>
          </table:table-cell>
          <table:table-cell office:value-type="float" office:value="590981000" calcext:value-type="float">
            <text:p>590981000</text:p>
          </table:table-cell>
          <table:table-cell office:value-type="float" office:value="591275000" calcext:value-type="float">
            <text:p>591275000</text:p>
          </table:table-cell>
          <table:table-cell office:value-type="float" office:value="590280000" calcext:value-type="float">
            <text:p>590280000</text:p>
          </table:table-cell>
          <table:table-cell office:value-type="float" office:value="591226000" calcext:value-type="float">
            <text:p>591226000</text:p>
          </table:table-cell>
          <table:table-cell office:value-type="float" office:value="590283000" calcext:value-type="float">
            <text:p>590283000</text:p>
          </table:table-cell>
          <table:table-cell office:value-type="float" office:value="590813000" calcext:value-type="float">
            <text:p>590813000</text:p>
          </table:table-cell>
          <table:table-cell office:value-type="float" office:value="589361000" calcext:value-type="float">
            <text:p>589361000</text:p>
          </table:table-cell>
          <table:table-cell office:value-type="float" office:value="591156000" calcext:value-type="float">
            <text:p>591156000</text:p>
          </table:table-cell>
          <table:table-cell office:value-type="float" office:value="590598000" calcext:value-type="float">
            <text:p>590598000</text:p>
          </table:table-cell>
          <table:table-cell office:value-type="float" office:value="589653000" calcext:value-type="float">
            <text:p>589653000</text:p>
          </table:table-cell>
          <table:table-cell office:value-type="float" office:value="590427000" calcext:value-type="float">
            <text:p>590427000</text:p>
          </table:table-cell>
          <table:table-cell office:value-type="float" office:value="589167000" calcext:value-type="float">
            <text:p>589167000</text:p>
          </table:table-cell>
          <table:table-cell office:value-type="float" office:value="590159000" calcext:value-type="float">
            <text:p>590159000</text:p>
          </table:table-cell>
          <table:table-cell office:value-type="float" office:value="590496000" calcext:value-type="float">
            <text:p>590496000</text:p>
          </table:table-cell>
          <table:table-cell office:value-type="float" office:value="590347000" calcext:value-type="float">
            <text:p>590347000</text:p>
          </table:table-cell>
          <table:table-cell office:value-type="float" office:value="589458000" calcext:value-type="float">
            <text:p>589458000</text:p>
          </table:table-cell>
          <table:table-cell office:value-type="float" office:value="589827000" calcext:value-type="float">
            <text:p>589827000</text:p>
          </table:table-cell>
          <table:table-cell office:value-type="float" office:value="589847000" calcext:value-type="float">
            <text:p>589847000</text:p>
          </table:table-cell>
          <table:table-cell office:value-type="float" office:value="591195000" calcext:value-type="float">
            <text:p>591195000</text:p>
          </table:table-cell>
          <table:table-cell office:value-type="float" office:value="590120000" calcext:value-type="float">
            <text:p>590120000</text:p>
          </table:table-cell>
          <table:table-cell office:value-type="float" office:value="591243000" calcext:value-type="float">
            <text:p>591243000</text:p>
          </table:table-cell>
          <table:table-cell office:value-type="float" office:value="591145000" calcext:value-type="float">
            <text:p>591145000</text:p>
          </table:table-cell>
          <table:table-cell office:value-type="float" office:value="591611000" calcext:value-type="float">
            <text:p>591611000</text:p>
          </table:table-cell>
          <table:table-cell office:value-type="float" office:value="589906000" calcext:value-type="float">
            <text:p>589906000</text:p>
          </table:table-cell>
          <table:table-cell office:value-type="float" office:value="589861000" calcext:value-type="float">
            <text:p>589861000</text:p>
          </table:table-cell>
          <table:table-cell office:value-type="float" office:value="590002000" calcext:value-type="float">
            <text:p>590002000</text:p>
          </table:table-cell>
          <table:table-cell office:value-type="float" office:value="591297000" calcext:value-type="float">
            <text:p>591297000</text:p>
          </table:table-cell>
          <table:table-cell office:value-type="float" office:value="589890000" calcext:value-type="float">
            <text:p>589890000</text:p>
          </table:table-cell>
          <table:table-cell office:value-type="float" office:value="590838000" calcext:value-type="float">
            <text:p>590838000</text:p>
          </table:table-cell>
          <table:table-cell office:value-type="float" office:value="590232000" calcext:value-type="float">
            <text:p>590232000</text:p>
          </table:table-cell>
          <table:table-cell office:value-type="float" office:value="590484000" calcext:value-type="float">
            <text:p>590484000</text:p>
          </table:table-cell>
          <table:table-cell office:value-type="float" office:value="590182000" calcext:value-type="float">
            <text:p>590182000</text:p>
          </table:table-cell>
          <table:table-cell office:value-type="float" office:value="590407000" calcext:value-type="float">
            <text:p>590407000</text:p>
          </table:table-cell>
          <table:table-cell office:value-type="float" office:value="590406000" calcext:value-type="float">
            <text:p>590406000</text:p>
          </table:table-cell>
          <table:table-cell office:value-type="float" office:value="591315000" calcext:value-type="float">
            <text:p>591315000</text:p>
          </table:table-cell>
          <table:table-cell office:value-type="float" office:value="590945000" calcext:value-type="float">
            <text:p>590945000</text:p>
          </table:table-cell>
          <table:table-cell office:value-type="float" office:value="590373000" calcext:value-type="float">
            <text:p>590373000</text:p>
          </table:table-cell>
          <table:table-cell office:value-type="float" office:value="590280000" calcext:value-type="float">
            <text:p>590280000</text:p>
          </table:table-cell>
          <table:table-cell office:value-type="float" office:value="590977000" calcext:value-type="float">
            <text:p>590977000</text:p>
          </table:table-cell>
          <table:table-cell office:value-type="float" office:value="590131000" calcext:value-type="float">
            <text:p>590131000</text:p>
          </table:table-cell>
          <table:table-cell office:value-type="float" office:value="591566000" calcext:value-type="float">
            <text:p>591566000</text:p>
          </table:table-cell>
          <table:table-cell office:value-type="float" office:value="590572000" calcext:value-type="float">
            <text:p>590572000</text:p>
          </table:table-cell>
          <table:table-cell office:value-type="float" office:value="589579000" calcext:value-type="float">
            <text:p>589579000</text:p>
          </table:table-cell>
          <table:table-cell office:value-type="float" office:value="590554000" calcext:value-type="float">
            <text:p>590554000</text:p>
          </table:table-cell>
          <table:table-cell office:value-type="float" office:value="589473000" calcext:value-type="float">
            <text:p>589473000</text:p>
          </table:table-cell>
          <table:table-cell office:value-type="float" office:value="590245000" calcext:value-type="float">
            <text:p>590245000</text:p>
          </table:table-cell>
          <table:table-cell office:value-type="float" office:value="590366000" calcext:value-type="float">
            <text:p>590366000</text:p>
          </table:table-cell>
          <table:table-cell office:value-type="float" office:value="589581000" calcext:value-type="float">
            <text:p>589581000</text:p>
          </table:table-cell>
          <table:table-cell office:value-type="float" office:value="591443000" calcext:value-type="float">
            <text:p>591443000</text:p>
          </table:table-cell>
          <table:table-cell office:value-type="float" office:value="590723000" calcext:value-type="float">
            <text:p>590723000</text:p>
          </table:table-cell>
          <table:table-cell office:value-type="float" office:value="591970000" calcext:value-type="float">
            <text:p>591970000</text:p>
          </table:table-cell>
          <table:table-cell office:value-type="float" office:value="590670000" calcext:value-type="float">
            <text:p>590670000</text:p>
          </table:table-cell>
          <table:table-cell office:value-type="float" office:value="591463000" calcext:value-type="float">
            <text:p>591463000</text:p>
          </table:table-cell>
          <table:table-cell office:value-type="float" office:value="590707000" calcext:value-type="float">
            <text:p>590707000</text:p>
          </table:table-cell>
          <table:table-cell office:value-type="float" office:value="590183000" calcext:value-type="float">
            <text:p>590183000</text:p>
          </table:table-cell>
          <table:table-cell office:value-type="float" office:value="590061000" calcext:value-type="float">
            <text:p>590061000</text:p>
          </table:table-cell>
          <table:table-cell office:value-type="float" office:value="590929000" calcext:value-type="float">
            <text:p>590929000</text:p>
          </table:table-cell>
          <table:table-cell office:value-type="float" office:value="590955000" calcext:value-type="float">
            <text:p>590955000</text:p>
          </table:table-cell>
          <table:table-cell office:value-type="float" office:value="590273000" calcext:value-type="float">
            <text:p>590273000</text:p>
          </table:table-cell>
          <table:table-cell office:value-type="float" office:value="591410000" calcext:value-type="float">
            <text:p>591410000</text:p>
          </table:table-cell>
          <table:table-cell office:value-type="float" office:value="591759000" calcext:value-type="float">
            <text:p>591759000</text:p>
          </table:table-cell>
          <table:table-cell office:value-type="float" office:value="590147000" calcext:value-type="float">
            <text:p>590147000</text:p>
          </table:table-cell>
          <table:table-cell office:value-type="float" office:value="590144000" calcext:value-type="float">
            <text:p>590144000</text:p>
          </table:table-cell>
          <table:table-cell office:value-type="float" office:value="589449000" calcext:value-type="float">
            <text:p>589449000</text:p>
          </table:table-cell>
          <table:table-cell office:value-type="float" office:value="590964000" calcext:value-type="float">
            <text:p>590964000</text:p>
          </table:table-cell>
          <table:table-cell office:value-type="float" office:value="590451000" calcext:value-type="float">
            <text:p>590451000</text:p>
          </table:table-cell>
          <table:table-cell office:value-type="float" office:value="590478000" calcext:value-type="float">
            <text:p>590478000</text:p>
          </table:table-cell>
          <table:table-cell office:value-type="float" office:value="590083000" calcext:value-type="float">
            <text:p>590083000</text:p>
          </table:table-cell>
          <table:table-cell office:value-type="float" office:value="590802000" calcext:value-type="float">
            <text:p>590802000</text:p>
          </table:table-cell>
          <table:table-cell office:value-type="float" office:value="590955000" calcext:value-type="float">
            <text:p>590955000</text:p>
          </table:table-cell>
          <table:table-cell office:value-type="float" office:value="590022000" calcext:value-type="float">
            <text:p>590022000</text:p>
          </table:table-cell>
          <table:table-cell office:value-type="float" office:value="592245000" calcext:value-type="float">
            <text:p>592245000</text:p>
          </table:table-cell>
          <table:table-cell office:value-type="float" office:value="591254000" calcext:value-type="float">
            <text:p>591254000</text:p>
          </table:table-cell>
          <table:table-cell office:value-type="float" office:value="589946000" calcext:value-type="float">
            <text:p>589946000</text:p>
          </table:table-cell>
          <table:table-cell office:value-type="float" office:value="591379000" calcext:value-type="float">
            <text:p>591379000</text:p>
          </table:table-cell>
          <table:table-cell office:value-type="float" office:value="588878000" calcext:value-type="float">
            <text:p>588878000</text:p>
          </table:table-cell>
          <table:table-cell office:value-type="float" office:value="591192000" calcext:value-type="float">
            <text:p>591192000</text:p>
          </table:table-cell>
          <table:table-cell office:value-type="float" office:value="588609000" calcext:value-type="float">
            <text:p>588609000</text:p>
          </table:table-cell>
          <table:table-cell office:value-type="float" office:value="592226000" calcext:value-type="float">
            <text:p>592226000</text:p>
          </table:table-cell>
          <table:table-cell office:value-type="float" office:value="589611000" calcext:value-type="float">
            <text:p>589611000</text:p>
          </table:table-cell>
          <table:table-cell office:value-type="float" office:value="591379000" calcext:value-type="float">
            <text:p>591379000</text:p>
          </table:table-cell>
          <table:table-cell office:value-type="float" office:value="591301000" calcext:value-type="float">
            <text:p>591301000</text:p>
          </table:table-cell>
          <table:table-cell office:value-type="float" office:value="590181000" calcext:value-type="float">
            <text:p>590181000</text:p>
          </table:table-cell>
          <table:table-cell office:value-type="float" office:value="590215000" calcext:value-type="float">
            <text:p>590215000</text:p>
          </table:table-cell>
          <table:table-cell office:value-type="float" office:value="590143000" calcext:value-type="float">
            <text:p>590143000</text:p>
          </table:table-cell>
          <table:table-cell office:value-type="float" office:value="590891000" calcext:value-type="float">
            <text:p>590891000</text:p>
          </table:table-cell>
          <table:table-cell office:value-type="float" office:value="589749000" calcext:value-type="float">
            <text:p>589749000</text:p>
          </table:table-cell>
          <table:table-cell office:value-type="float" office:value="590651000" calcext:value-type="float">
            <text:p>590651000</text:p>
          </table:table-cell>
          <table:table-cell office:value-type="float" office:value="591125000" calcext:value-type="float">
            <text:p>591125000</text:p>
          </table:table-cell>
          <table:table-cell office:value-type="float" office:value="591078000" calcext:value-type="float">
            <text:p>591078000</text:p>
          </table:table-cell>
          <table:table-cell office:value-type="float" office:value="589276000" calcext:value-type="float">
            <text:p>589276000</text:p>
          </table:table-cell>
          <table:table-cell office:value-type="float" office:value="591066000" calcext:value-type="float">
            <text:p>591066000</text:p>
          </table:table-cell>
          <table:table-cell office:value-type="float" office:value="591217000" calcext:value-type="float">
            <text:p>591217000</text:p>
          </table:table-cell>
          <table:table-cell office:value-type="float" office:value="589509000" calcext:value-type="float">
            <text:p>589509000</text:p>
          </table:table-cell>
          <table:table-cell office:value-type="float" office:value="590928000" calcext:value-type="float">
            <text:p>590928000</text:p>
          </table:table-cell>
          <table:table-cell office:value-type="float" office:value="591248000" calcext:value-type="float">
            <text:p>591248000</text:p>
          </table:table-cell>
          <table:table-cell office:value-type="float" office:value="590553000" calcext:value-type="float">
            <text:p>590553000</text:p>
          </table:table-cell>
          <table:table-cell office:value-type="float" office:value="589415000" calcext:value-type="float">
            <text:p>589415000</text:p>
          </table:table-cell>
          <table:table-cell office:value-type="float" office:value="590667000" calcext:value-type="float">
            <text:p>590667000</text:p>
          </table:table-cell>
          <table:table-cell office:value-type="float" office:value="590946000" calcext:value-type="float">
            <text:p>590946000</text:p>
          </table:table-cell>
          <table:table-cell office:value-type="float" office:value="590777000" calcext:value-type="float">
            <text:p>590777000</text:p>
          </table:table-cell>
          <table:table-cell office:value-type="float" office:value="590880000" calcext:value-type="float">
            <text:p>590880000</text:p>
          </table:table-cell>
          <table:table-cell office:value-type="float" office:value="590751000" calcext:value-type="float">
            <text:p>590751000</text:p>
          </table:table-cell>
          <table:table-cell office:value-type="float" office:value="590084000" calcext:value-type="float">
            <text:p>590084000</text:p>
          </table:table-cell>
          <table:table-cell office:value-type="float" office:value="590587000" calcext:value-type="float">
            <text:p>590587000</text:p>
          </table:table-cell>
          <table:table-cell office:value-type="float" office:value="590174000" calcext:value-type="float">
            <text:p>590174000</text:p>
          </table:table-cell>
          <table:table-cell office:value-type="float" office:value="590281000" calcext:value-type="float">
            <text:p>590281000</text:p>
          </table:table-cell>
          <table:table-cell office:value-type="float" office:value="590331000" calcext:value-type="float">
            <text:p>590331000</text:p>
          </table:table-cell>
          <table:table-cell office:value-type="float" office:value="590635000" calcext:value-type="float">
            <text:p>590635000</text:p>
          </table:table-cell>
          <table:table-cell office:value-type="float" office:value="591580000" calcext:value-type="float">
            <text:p>591580000</text:p>
          </table:table-cell>
          <table:table-cell office:value-type="float" office:value="591110000" calcext:value-type="float">
            <text:p>591110000</text:p>
          </table:table-cell>
          <table:table-cell office:value-type="float" office:value="590676000" calcext:value-type="float">
            <text:p>590676000</text:p>
          </table:table-cell>
          <table:table-cell office:value-type="float" office:value="590930000" calcext:value-type="float">
            <text:p>590930000</text:p>
          </table:table-cell>
          <table:table-cell office:value-type="float" office:value="589237000" calcext:value-type="float">
            <text:p>589237000</text:p>
          </table:table-cell>
          <table:table-cell office:value-type="float" office:value="590691000" calcext:value-type="float">
            <text:p>590691000</text:p>
          </table:table-cell>
          <table:table-cell office:value-type="float" office:value="588859000" calcext:value-type="float">
            <text:p>588859000</text:p>
          </table:table-cell>
          <table:table-cell office:value-type="float" office:value="591219000" calcext:value-type="float">
            <text:p>591219000</text:p>
          </table:table-cell>
          <table:table-cell office:value-type="float" office:value="590042000" calcext:value-type="float">
            <text:p>590042000</text:p>
          </table:table-cell>
          <table:table-cell office:value-type="float" office:value="588463000" calcext:value-type="float">
            <text:p>588463000</text:p>
          </table:table-cell>
          <table:table-cell office:value-type="float" office:value="590912000" calcext:value-type="float">
            <text:p>590912000</text:p>
          </table:table-cell>
          <table:table-cell office:value-type="float" office:value="591030000" calcext:value-type="float">
            <text:p>591030000</text:p>
          </table:table-cell>
          <table:table-cell office:value-type="float" office:value="589761000" calcext:value-type="float">
            <text:p>589761000</text:p>
          </table:table-cell>
          <table:table-cell office:value-type="float" office:value="590979000" calcext:value-type="float">
            <text:p>590979000</text:p>
          </table:table-cell>
          <table:table-cell office:value-type="float" office:value="590921000" calcext:value-type="float">
            <text:p>590921000</text:p>
          </table:table-cell>
          <table:table-cell office:value-type="float" office:value="588600000" calcext:value-type="float">
            <text:p>588600000</text:p>
          </table:table-cell>
          <table:table-cell office:value-type="float" office:value="591389000" calcext:value-type="float">
            <text:p>591389000</text:p>
          </table:table-cell>
          <table:table-cell office:value-type="float" office:value="589626000" calcext:value-type="float">
            <text:p>589626000</text:p>
          </table:table-cell>
          <table:table-cell office:value-type="float" office:value="591444000" calcext:value-type="float">
            <text:p>591444000</text:p>
          </table:table-cell>
          <table:table-cell office:value-type="float" office:value="590714000" calcext:value-type="float">
            <text:p>590714000</text:p>
          </table:table-cell>
          <table:table-cell office:value-type="float" office:value="590338000" calcext:value-type="float">
            <text:p>590338000</text:p>
          </table:table-cell>
          <table:table-cell office:value-type="float" office:value="591492000" calcext:value-type="float">
            <text:p>591492000</text:p>
          </table:table-cell>
          <table:table-cell office:value-type="float" office:value="591036000" calcext:value-type="float">
            <text:p>591036000</text:p>
          </table:table-cell>
          <table:table-cell office:value-type="float" office:value="591468000" calcext:value-type="float">
            <text:p>591468000</text:p>
          </table:table-cell>
          <table:table-cell office:value-type="float" office:value="589634000" calcext:value-type="float">
            <text:p>589634000</text:p>
          </table:table-cell>
          <table:table-cell office:value-type="float" office:value="590354000" calcext:value-type="float">
            <text:p>590354000</text:p>
          </table:table-cell>
          <table:table-cell office:value-type="float" office:value="589446000" calcext:value-type="float">
            <text:p>589446000</text:p>
          </table:table-cell>
          <table:table-cell office:value-type="float" office:value="590300000" calcext:value-type="float">
            <text:p>590300000</text:p>
          </table:table-cell>
          <table:table-cell office:value-type="float" office:value="589096000" calcext:value-type="float">
            <text:p>589096000</text:p>
          </table:table-cell>
          <table:table-cell office:value-type="float" office:value="591546000" calcext:value-type="float">
            <text:p>591546000</text:p>
          </table:table-cell>
          <table:table-cell office:value-type="float" office:value="590826000" calcext:value-type="float">
            <text:p>590826000</text:p>
          </table:table-cell>
          <table:table-cell office:value-type="float" office:value="591186000" calcext:value-type="float">
            <text:p>591186000</text:p>
          </table:table-cell>
          <table:table-cell office:value-type="float" office:value="590169000" calcext:value-type="float">
            <text:p>590169000</text:p>
          </table:table-cell>
          <table:table-cell office:value-type="float" office:value="590640000" calcext:value-type="float">
            <text:p>590640000</text:p>
          </table:table-cell>
          <table:table-cell office:value-type="float" office:value="590672000" calcext:value-type="float">
            <text:p>590672000</text:p>
          </table:table-cell>
          <table:table-cell office:value-type="float" office:value="590678000" calcext:value-type="float">
            <text:p>590678000</text:p>
          </table:table-cell>
          <table:table-cell office:value-type="float" office:value="589509000" calcext:value-type="float">
            <text:p>589509000</text:p>
          </table:table-cell>
          <table:table-cell office:value-type="float" office:value="591293000" calcext:value-type="float">
            <text:p>591293000</text:p>
          </table:table-cell>
          <table:table-cell office:value-type="float" office:value="591399000" calcext:value-type="float">
            <text:p>591399000</text:p>
          </table:table-cell>
          <table:table-cell office:value-type="float" office:value="591017000" calcext:value-type="float">
            <text:p>591017000</text:p>
          </table:table-cell>
          <table:table-cell office:value-type="float" office:value="591273000" calcext:value-type="float">
            <text:p>591273000</text:p>
          </table:table-cell>
          <table:table-cell office:value-type="float" office:value="591016000" calcext:value-type="float">
            <text:p>591016000</text:p>
          </table:table-cell>
          <table:table-cell office:value-type="float" office:value="590996000" calcext:value-type="float">
            <text:p>590996000</text:p>
          </table:table-cell>
          <table:table-cell office:value-type="float" office:value="590293000" calcext:value-type="float">
            <text:p>590293000</text:p>
          </table:table-cell>
          <table:table-cell office:value-type="float" office:value="590501000" calcext:value-type="float">
            <text:p>590501000</text:p>
          </table:table-cell>
          <table:table-cell office:value-type="float" office:value="590335000" calcext:value-type="float">
            <text:p>590335000</text:p>
          </table:table-cell>
          <table:table-cell office:value-type="float" office:value="590228000" calcext:value-type="float">
            <text:p>590228000</text:p>
          </table:table-cell>
          <table:table-cell office:value-type="float" office:value="590975000" calcext:value-type="float">
            <text:p>590975000</text:p>
          </table:table-cell>
          <table:table-cell office:value-type="float" office:value="590074000" calcext:value-type="float">
            <text:p>590074000</text:p>
          </table:table-cell>
          <table:table-cell office:value-type="float" office:value="590316000" calcext:value-type="float">
            <text:p>590316000</text:p>
          </table:table-cell>
          <table:table-cell office:value-type="float" office:value="590399000" calcext:value-type="float">
            <text:p>590399000</text:p>
          </table:table-cell>
          <table:table-cell office:value-type="float" office:value="591720000" calcext:value-type="float">
            <text:p>591720000</text:p>
          </table:table-cell>
          <table:table-cell office:value-type="float" office:value="590751000" calcext:value-type="float">
            <text:p>590751000</text:p>
          </table:table-cell>
          <table:table-cell office:value-type="float" office:value="590431000" calcext:value-type="float">
            <text:p>590431000</text:p>
          </table:table-cell>
          <table:table-cell office:value-type="float" office:value="590891000" calcext:value-type="float">
            <text:p>590891000</text:p>
          </table:table-cell>
          <table:table-cell office:value-type="float" office:value="589321000" calcext:value-type="float">
            <text:p>589321000</text:p>
          </table:table-cell>
          <table:table-cell office:value-type="float" office:value="589628000" calcext:value-type="float">
            <text:p>589628000</text:p>
          </table:table-cell>
          <table:table-cell office:value-type="float" office:value="591174000" calcext:value-type="float">
            <text:p>591174000</text:p>
          </table:table-cell>
          <table:table-cell office:value-type="float" office:value="591067000" calcext:value-type="float">
            <text:p>591067000</text:p>
          </table:table-cell>
          <table:table-cell office:value-type="float" office:value="590759000" calcext:value-type="float">
            <text:p>590759000</text:p>
          </table:table-cell>
          <table:table-cell office:value-type="float" office:value="589941000" calcext:value-type="float">
            <text:p>589941000</text:p>
          </table:table-cell>
          <table:table-cell office:value-type="float" office:value="590320000" calcext:value-type="float">
            <text:p>590320000</text:p>
          </table:table-cell>
          <table:table-cell office:value-type="float" office:value="590444000" calcext:value-type="float">
            <text:p>590444000</text:p>
          </table:table-cell>
          <table:table-cell office:value-type="float" office:value="590378000" calcext:value-type="float">
            <text:p>590378000</text:p>
          </table:table-cell>
          <table:table-cell office:value-type="float" office:value="591604000" calcext:value-type="float">
            <text:p>591604000</text:p>
          </table:table-cell>
          <table:table-cell office:value-type="float" office:value="589224000" calcext:value-type="float">
            <text:p>589224000</text:p>
          </table:table-cell>
          <table:table-cell office:value-type="float" office:value="591480000" calcext:value-type="float">
            <text:p>591480000</text:p>
          </table:table-cell>
          <table:table-cell office:value-type="float" office:value="590414000" calcext:value-type="float">
            <text:p>590414000</text:p>
          </table:table-cell>
          <table:table-cell office:value-type="float" office:value="590759000" calcext:value-type="float">
            <text:p>590759000</text:p>
          </table:table-cell>
          <table:table-cell office:value-type="float" office:value="591436000" calcext:value-type="float">
            <text:p>591436000</text:p>
          </table:table-cell>
          <table:table-cell office:value-type="float" office:value="591237000" calcext:value-type="float">
            <text:p>591237000</text:p>
          </table:table-cell>
          <table:table-cell office:value-type="float" office:value="591630000" calcext:value-type="float">
            <text:p>591630000</text:p>
          </table:table-cell>
          <table:table-cell office:value-type="float" office:value="590709000" calcext:value-type="float">
            <text:p>590709000</text:p>
          </table:table-cell>
          <table:table-cell office:value-type="float" office:value="590523000" calcext:value-type="float">
            <text:p>590523000</text:p>
          </table:table-cell>
          <table:table-cell office:value-type="float" office:value="590500000" calcext:value-type="float">
            <text:p>590500000</text:p>
          </table:table-cell>
          <table:table-cell office:value-type="float" office:value="591072000" calcext:value-type="float">
            <text:p>591072000</text:p>
          </table:table-cell>
          <table:table-cell office:value-type="float" office:value="591255000" calcext:value-type="float">
            <text:p>591255000</text:p>
          </table:table-cell>
          <table:table-cell office:value-type="float" office:value="591087000" calcext:value-type="float">
            <text:p>591087000</text:p>
          </table:table-cell>
          <table:table-cell office:value-type="float" office:value="590601000" calcext:value-type="float">
            <text:p>590601000</text:p>
          </table:table-cell>
          <table:table-cell office:value-type="float" office:value="590369000" calcext:value-type="float">
            <text:p>590369000</text:p>
          </table:table-cell>
          <table:table-cell office:value-type="float" office:value="589826000" calcext:value-type="float">
            <text:p>589826000</text:p>
          </table:table-cell>
          <table:table-cell office:value-type="float" office:value="590426000" calcext:value-type="float">
            <text:p>590426000</text:p>
          </table:table-cell>
          <table:table-cell office:value-type="float" office:value="590183000" calcext:value-type="float">
            <text:p>590183000</text:p>
          </table:table-cell>
          <table:table-cell office:value-type="float" office:value="589309000" calcext:value-type="float">
            <text:p>589309000</text:p>
          </table:table-cell>
          <table:table-cell office:value-type="float" office:value="590815000" calcext:value-type="float">
            <text:p>590815000</text:p>
          </table:table-cell>
          <table:table-cell office:value-type="float" office:value="591254000" calcext:value-type="float">
            <text:p>591254000</text:p>
          </table:table-cell>
          <table:table-cell office:value-type="float" office:value="591022000" calcext:value-type="float">
            <text:p>591022000</text:p>
          </table:table-cell>
          <table:table-cell office:value-type="float" office:value="591043000" calcext:value-type="float">
            <text:p>591043000</text:p>
          </table:table-cell>
          <table:table-cell office:value-type="float" office:value="591438000" calcext:value-type="float">
            <text:p>591438000</text:p>
          </table:table-cell>
          <table:table-cell office:value-type="float" office:value="590864000" calcext:value-type="float">
            <text:p>590864000</text:p>
          </table:table-cell>
          <table:table-cell office:value-type="float" office:value="588821000" calcext:value-type="float">
            <text:p>588821000</text:p>
          </table:table-cell>
          <table:table-cell office:value-type="float" office:value="590590000" calcext:value-type="float">
            <text:p>590590000</text:p>
          </table:table-cell>
          <table:table-cell office:value-type="float" office:value="589683000" calcext:value-type="float">
            <text:p>589683000</text:p>
          </table:table-cell>
          <table:table-cell office:value-type="float" office:value="590817000" calcext:value-type="float">
            <text:p>590817000</text:p>
          </table:table-cell>
          <table:table-cell office:value-type="float" office:value="589270000" calcext:value-type="float">
            <text:p>589270000</text:p>
          </table:table-cell>
          <table:table-cell office:value-type="float" office:value="590542000" calcext:value-type="float">
            <text:p>590542000</text:p>
          </table:table-cell>
          <table:table-cell office:value-type="float" office:value="590386000" calcext:value-type="float">
            <text:p>590386000</text:p>
          </table:table-cell>
          <table:table-cell office:value-type="float" office:value="591056000" calcext:value-type="float">
            <text:p>591056000</text:p>
          </table:table-cell>
          <table:table-cell office:value-type="float" office:value="590834000" calcext:value-type="float">
            <text:p>590834000</text:p>
          </table:table-cell>
          <table:table-cell office:value-type="float" office:value="591181000" calcext:value-type="float">
            <text:p>591181000</text:p>
          </table:table-cell>
          <table:table-cell office:value-type="float" office:value="592191000" calcext:value-type="float">
            <text:p>592191000</text:p>
          </table:table-cell>
          <table:table-cell office:value-type="float" office:value="590720000" calcext:value-type="float">
            <text:p>590720000</text:p>
          </table:table-cell>
          <table:table-cell office:value-type="float" office:value="589725000" calcext:value-type="float">
            <text:p>589725000</text:p>
          </table:table-cell>
          <table:table-cell office:value-type="float" office:value="590339000" calcext:value-type="float">
            <text:p>590339000</text:p>
          </table:table-cell>
          <table:table-cell office:value-type="float" office:value="590635000" calcext:value-type="float">
            <text:p>590635000</text:p>
          </table:table-cell>
          <table:table-cell office:value-type="float" office:value="590209000" calcext:value-type="float">
            <text:p>590209000</text:p>
          </table:table-cell>
          <table:table-cell office:value-type="float" office:value="590924000" calcext:value-type="float">
            <text:p>590924000</text:p>
          </table:table-cell>
          <table:table-cell office:value-type="float" office:value="590308000" calcext:value-type="float">
            <text:p>590308000</text:p>
          </table:table-cell>
          <table:table-cell office:value-type="float" office:value="590066000" calcext:value-type="float">
            <text:p>590066000</text:p>
          </table:table-cell>
          <table:table-cell office:value-type="float" office:value="590212000" calcext:value-type="float">
            <text:p>590212000</text:p>
          </table:table-cell>
          <table:table-cell office:value-type="float" office:value="587690000" calcext:value-type="float">
            <text:p>587690000</text:p>
          </table:table-cell>
          <table:table-cell office:value-type="float" office:value="591758000" calcext:value-type="float">
            <text:p>591758000</text:p>
          </table:table-cell>
          <table:table-cell office:value-type="float" office:value="591133000" calcext:value-type="float">
            <text:p>591133000</text:p>
          </table:table-cell>
          <table:table-cell office:value-type="float" office:value="590463000" calcext:value-type="float">
            <text:p>590463000</text:p>
          </table:table-cell>
          <table:table-cell office:value-type="float" office:value="591196000" calcext:value-type="float">
            <text:p>591196000</text:p>
          </table:table-cell>
          <table:table-cell office:value-type="float" office:value="590813000" calcext:value-type="float">
            <text:p>590813000</text:p>
          </table:table-cell>
          <table:table-cell office:value-type="float" office:value="590883000" calcext:value-type="float">
            <text:p>590883000</text:p>
          </table:table-cell>
          <table:table-cell office:value-type="float" office:value="590326000" calcext:value-type="float">
            <text:p>590326000</text:p>
          </table:table-cell>
          <table:table-cell office:value-type="float" office:value="590160000" calcext:value-type="float">
            <text:p>590160000</text:p>
          </table:table-cell>
          <table:table-cell office:value-type="float" office:value="590642000" calcext:value-type="float">
            <text:p>590642000</text:p>
          </table:table-cell>
          <table:table-cell office:value-type="float" office:value="590813000" calcext:value-type="float">
            <text:p>590813000</text:p>
          </table:table-cell>
          <table:table-cell office:value-type="float" office:value="590571000" calcext:value-type="float">
            <text:p>590571000</text:p>
          </table:table-cell>
          <table:table-cell office:value-type="float" office:value="590041000" calcext:value-type="float">
            <text:p>590041000</text:p>
          </table:table-cell>
          <table:table-cell office:value-type="float" office:value="590531000" calcext:value-type="float">
            <text:p>590531000</text:p>
          </table:table-cell>
          <table:table-cell office:value-type="float" office:value="591298000" calcext:value-type="float">
            <text:p>591298000</text:p>
          </table:table-cell>
          <table:table-cell office:value-type="float" office:value="590680000" calcext:value-type="float">
            <text:p>590680000</text:p>
          </table:table-cell>
          <table:table-cell office:value-type="float" office:value="591251000" calcext:value-type="float">
            <text:p>591251000</text:p>
          </table:table-cell>
          <table:table-cell office:value-type="float" office:value="591072000" calcext:value-type="float">
            <text:p>591072000</text:p>
          </table:table-cell>
          <table:table-cell office:value-type="float" office:value="591797000" calcext:value-type="float">
            <text:p>591797000</text:p>
          </table:table-cell>
          <table:table-cell office:value-type="float" office:value="589784000" calcext:value-type="float">
            <text:p>589784000</text:p>
          </table:table-cell>
          <table:table-cell office:value-type="float" office:value="591327000" calcext:value-type="float">
            <text:p>591327000</text:p>
          </table:table-cell>
          <table:table-cell office:value-type="float" office:value="589704000" calcext:value-type="float">
            <text:p>589704000</text:p>
          </table:table-cell>
          <table:table-cell office:value-type="float" office:value="589717000" calcext:value-type="float">
            <text:p>589717000</text:p>
          </table:table-cell>
          <table:table-cell office:value-type="float" office:value="590834000" calcext:value-type="float">
            <text:p>590834000</text:p>
          </table:table-cell>
          <table:table-cell office:value-type="float" office:value="590716000" calcext:value-type="float">
            <text:p>590716000</text:p>
          </table:table-cell>
          <table:table-cell office:value-type="float" office:value="590804000" calcext:value-type="float">
            <text:p>590804000</text:p>
          </table:table-cell>
          <table:table-cell office:value-type="float" office:value="590367000" calcext:value-type="float">
            <text:p>590367000</text:p>
          </table:table-cell>
          <table:table-cell office:value-type="float" office:value="588631000" calcext:value-type="float">
            <text:p>588631000</text:p>
          </table:table-cell>
          <table:table-cell table:number-columns-repeated="2" office:value-type="float" office:value="590736000" calcext:value-type="float">
            <text:p>590736000</text:p>
          </table:table-cell>
          <table:table-cell office:value-type="float" office:value="590683000" calcext:value-type="float">
            <text:p>590683000</text:p>
          </table:table-cell>
          <table:table-cell office:value-type="float" office:value="590236000" calcext:value-type="float">
            <text:p>590236000</text:p>
          </table:table-cell>
          <table:table-cell office:value-type="float" office:value="590745000" calcext:value-type="float">
            <text:p>590745000</text:p>
          </table:table-cell>
          <table:table-cell office:value-type="float" office:value="590381000" calcext:value-type="float">
            <text:p>590381000</text:p>
          </table:table-cell>
          <table:table-cell office:value-type="float" office:value="589080000" calcext:value-type="float">
            <text:p>589080000</text:p>
          </table:table-cell>
          <table:table-cell office:value-type="float" office:value="590336000" calcext:value-type="float">
            <text:p>590336000</text:p>
          </table:table-cell>
          <table:table-cell office:value-type="float" office:value="590097000" calcext:value-type="float">
            <text:p>590097000</text:p>
          </table:table-cell>
          <table:table-cell office:value-type="float" office:value="590955000" calcext:value-type="float">
            <text:p>590955000</text:p>
          </table:table-cell>
          <table:table-cell office:value-type="float" office:value="590949000" calcext:value-type="float">
            <text:p>590949000</text:p>
          </table:table-cell>
          <table:table-cell office:value-type="float" office:value="590582000" calcext:value-type="float">
            <text:p>590582000</text:p>
          </table:table-cell>
          <table:table-cell office:value-type="float" office:value="590593000" calcext:value-type="float">
            <text:p>590593000</text:p>
          </table:table-cell>
          <table:table-cell office:value-type="float" office:value="591535000" calcext:value-type="float">
            <text:p>591535000</text:p>
          </table:table-cell>
          <table:table-cell office:value-type="float" office:value="591073000" calcext:value-type="float">
            <text:p>591073000</text:p>
          </table:table-cell>
          <table:table-cell office:value-type="float" office:value="591083000" calcext:value-type="float">
            <text:p>591083000</text:p>
          </table:table-cell>
          <table:table-cell office:value-type="float" office:value="590362000" calcext:value-type="float">
            <text:p>590362000</text:p>
          </table:table-cell>
          <table:table-cell office:value-type="float" office:value="590803000" calcext:value-type="float">
            <text:p>590803000</text:p>
          </table:table-cell>
          <table:table-cell office:value-type="float" office:value="591262000" calcext:value-type="float">
            <text:p>591262000</text:p>
          </table:table-cell>
          <table:table-cell office:value-type="float" office:value="590878000" calcext:value-type="float">
            <text:p>590878000</text:p>
          </table:table-cell>
          <table:table-cell office:value-type="float" office:value="591728000" calcext:value-type="float">
            <text:p>591728000</text:p>
          </table:table-cell>
          <table:table-cell office:value-type="float" office:value="590065000" calcext:value-type="float">
            <text:p>590065000</text:p>
          </table:table-cell>
          <table:table-cell office:value-type="float" office:value="589986000" calcext:value-type="float">
            <text:p>589986000</text:p>
          </table:table-cell>
          <table:table-cell office:value-type="float" office:value="591158000" calcext:value-type="float">
            <text:p>591158000</text:p>
          </table:table-cell>
          <table:table-cell office:value-type="float" office:value="589911000" calcext:value-type="float">
            <text:p>589911000</text:p>
          </table:table-cell>
          <table:table-cell office:value-type="float" office:value="589425000" calcext:value-type="float">
            <text:p>589425000</text:p>
          </table:table-cell>
          <table:table-cell office:value-type="float" office:value="590556000" calcext:value-type="float">
            <text:p>590556000</text:p>
          </table:table-cell>
          <table:table-cell office:value-type="float" office:value="589987000" calcext:value-type="float">
            <text:p>589987000</text:p>
          </table:table-cell>
          <table:table-cell office:value-type="float" office:value="589966000" calcext:value-type="float">
            <text:p>589966000</text:p>
          </table:table-cell>
          <table:table-cell office:value-type="float" office:value="589143000" calcext:value-type="float">
            <text:p>589143000</text:p>
          </table:table-cell>
          <table:table-cell office:value-type="float" office:value="588735000" calcext:value-type="float">
            <text:p>588735000</text:p>
          </table:table-cell>
          <table:table-cell office:value-type="float" office:value="590346000" calcext:value-type="float">
            <text:p>590346000</text:p>
          </table:table-cell>
          <table:table-cell office:value-type="float" office:value="590042000" calcext:value-type="float">
            <text:p>590042000</text:p>
          </table:table-cell>
          <table:table-cell office:value-type="float" office:value="591103000" calcext:value-type="float">
            <text:p>591103000</text:p>
          </table:table-cell>
          <table:table-cell office:value-type="float" office:value="590764000" calcext:value-type="float">
            <text:p>590764000</text:p>
          </table:table-cell>
          <table:table-cell office:value-type="float" office:value="590387000" calcext:value-type="float">
            <text:p>590387000</text:p>
          </table:table-cell>
          <table:table-cell office:value-type="float" office:value="590915000" calcext:value-type="float">
            <text:p>590915000</text:p>
          </table:table-cell>
          <table:table-cell office:value-type="float" office:value="590893000" calcext:value-type="float">
            <text:p>590893000</text:p>
          </table:table-cell>
          <table:table-cell office:value-type="float" office:value="588637000" calcext:value-type="float">
            <text:p>588637000</text:p>
          </table:table-cell>
          <table:table-cell office:value-type="float" office:value="591286000" calcext:value-type="float">
            <text:p>591286000</text:p>
          </table:table-cell>
          <table:table-cell office:value-type="float" office:value="591218000" calcext:value-type="float">
            <text:p>591218000</text:p>
          </table:table-cell>
          <table:table-cell office:value-type="float" office:value="590945000" calcext:value-type="float">
            <text:p>590945000</text:p>
          </table:table-cell>
          <table:table-cell office:value-type="float" office:value="590685000" calcext:value-type="float">
            <text:p>590685000</text:p>
          </table:table-cell>
          <table:table-cell office:value-type="float" office:value="590666000" calcext:value-type="float">
            <text:p>590666000</text:p>
          </table:table-cell>
          <table:table-cell office:value-type="float" office:value="591198000" calcext:value-type="float">
            <text:p>591198000</text:p>
          </table:table-cell>
          <table:table-cell office:value-type="float" office:value="590890000" calcext:value-type="float">
            <text:p>590890000</text:p>
          </table:table-cell>
          <table:table-cell office:value-type="float" office:value="590751000" calcext:value-type="float">
            <text:p>590751000</text:p>
          </table:table-cell>
          <table:table-cell office:value-type="float" office:value="590474000" calcext:value-type="float">
            <text:p>590474000</text:p>
          </table:table-cell>
          <table:table-cell office:value-type="float" office:value="590333000" calcext:value-type="float">
            <text:p>590333000</text:p>
          </table:table-cell>
          <table:table-cell office:value-type="float" office:value="591709000" calcext:value-type="float">
            <text:p>591709000</text:p>
          </table:table-cell>
          <table:table-cell office:value-type="float" office:value="591725000" calcext:value-type="float">
            <text:p>591725000</text:p>
          </table:table-cell>
          <table:table-cell office:value-type="float" office:value="590721000" calcext:value-type="float">
            <text:p>590721000</text:p>
          </table:table-cell>
          <table:table-cell office:value-type="float" office:value="590879000" calcext:value-type="float">
            <text:p>590879000</text:p>
          </table:table-cell>
          <table:table-cell office:value-type="float" office:value="590443000" calcext:value-type="float">
            <text:p>590443000</text:p>
          </table:table-cell>
          <table:table-cell office:value-type="float" office:value="591342000" calcext:value-type="float">
            <text:p>591342000</text:p>
          </table:table-cell>
          <table:table-cell office:value-type="float" office:value="590345000" calcext:value-type="float">
            <text:p>590345000</text:p>
          </table:table-cell>
          <table:table-cell office:value-type="float" office:value="590021000" calcext:value-type="float">
            <text:p>590021000</text:p>
          </table:table-cell>
          <table:table-cell office:value-type="float" office:value="590613000" calcext:value-type="float">
            <text:p>590613000</text:p>
          </table:table-cell>
          <table:table-cell office:value-type="float" office:value="590161000" calcext:value-type="float">
            <text:p>590161000</text:p>
          </table:table-cell>
          <table:table-cell office:value-type="float" office:value="589816000" calcext:value-type="float">
            <text:p>589816000</text:p>
          </table:table-cell>
          <table:table-cell office:value-type="float" office:value="590200000" calcext:value-type="float">
            <text:p>590200000</text:p>
          </table:table-cell>
          <table:table-cell office:value-type="float" office:value="590418000" calcext:value-type="float">
            <text:p>590418000</text:p>
          </table:table-cell>
          <table:table-cell office:value-type="float" office:value="590295000" calcext:value-type="float">
            <text:p>590295000</text:p>
          </table:table-cell>
          <table:table-cell office:value-type="float" office:value="591298000" calcext:value-type="float">
            <text:p>591298000</text:p>
          </table:table-cell>
          <table:table-cell office:value-type="float" office:value="590079000" calcext:value-type="float">
            <text:p>590079000</text:p>
          </table:table-cell>
          <table:table-cell office:value-type="float" office:value="589829000" calcext:value-type="float">
            <text:p>589829000</text:p>
          </table:table-cell>
          <table:table-cell office:value-type="float" office:value="591648000" calcext:value-type="float">
            <text:p>591648000</text:p>
          </table:table-cell>
          <table:table-cell office:value-type="float" office:value="589310000" calcext:value-type="float">
            <text:p>589310000</text:p>
          </table:table-cell>
          <table:table-cell office:value-type="float" office:value="591082000" calcext:value-type="float">
            <text:p>591082000</text:p>
          </table:table-cell>
          <table:table-cell office:value-type="float" office:value="590000000" calcext:value-type="float">
            <text:p>590000000</text:p>
          </table:table-cell>
          <table:table-cell office:value-type="float" office:value="590097000" calcext:value-type="float">
            <text:p>590097000</text:p>
          </table:table-cell>
          <table:table-cell office:value-type="float" office:value="589832000" calcext:value-type="float">
            <text:p>589832000</text:p>
          </table:table-cell>
          <table:table-cell office:value-type="float" office:value="588614000" calcext:value-type="float">
            <text:p>588614000</text:p>
          </table:table-cell>
          <table:table-cell office:value-type="float" office:value="590203000" calcext:value-type="float">
            <text:p>590203000</text:p>
          </table:table-cell>
          <table:table-cell office:value-type="float" office:value="591145000" calcext:value-type="float">
            <text:p>591145000</text:p>
          </table:table-cell>
          <table:table-cell office:value-type="float" office:value="589035000" calcext:value-type="float">
            <text:p>589035000</text:p>
          </table:table-cell>
          <table:table-cell office:value-type="float" office:value="591363000" calcext:value-type="float">
            <text:p>591363000</text:p>
          </table:table-cell>
          <table:table-cell office:value-type="float" office:value="591095000" calcext:value-type="float">
            <text:p>591095000</text:p>
          </table:table-cell>
          <table:table-cell office:value-type="float" office:value="591416000" calcext:value-type="float">
            <text:p>591416000</text:p>
          </table:table-cell>
          <table:table-cell office:value-type="float" office:value="589952000" calcext:value-type="float">
            <text:p>589952000</text:p>
          </table:table-cell>
          <table:table-cell office:value-type="float" office:value="590429000" calcext:value-type="float">
            <text:p>590429000</text:p>
          </table:table-cell>
          <table:table-cell office:value-type="float" office:value="590606000" calcext:value-type="float">
            <text:p>590606000</text:p>
          </table:table-cell>
          <table:table-cell office:value-type="float" office:value="590627000" calcext:value-type="float">
            <text:p>590627000</text:p>
          </table:table-cell>
          <table:table-cell office:value-type="float" office:value="590682000" calcext:value-type="float">
            <text:p>590682000</text:p>
          </table:table-cell>
          <table:table-cell office:value-type="float" office:value="590826000" calcext:value-type="float">
            <text:p>590826000</text:p>
          </table:table-cell>
          <table:table-cell office:value-type="float" office:value="590872000" calcext:value-type="float">
            <text:p>590872000</text:p>
          </table:table-cell>
          <table:table-cell office:value-type="float" office:value="590760000" calcext:value-type="float">
            <text:p>590760000</text:p>
          </table:table-cell>
          <table:table-cell office:value-type="float" office:value="590750000" calcext:value-type="float">
            <text:p>590750000</text:p>
          </table:table-cell>
          <table:table-cell table:number-columns-repeated="221"/>
        </table:table-row>
        <table:table-row table:style-name="ro1">
          <table:table-cell table:style-name="ce1" office:value-type="string" calcext:value-type="string">
            <text:p>100 swaps</text:p>
          </table:table-cell>
          <table:table-cell office:value-type="float" office:value="611037000" calcext:value-type="float">
            <text:p>611037000</text:p>
          </table:table-cell>
          <table:table-cell office:value-type="float" office:value="614467000" calcext:value-type="float">
            <text:p>614467000</text:p>
          </table:table-cell>
          <table:table-cell office:value-type="float" office:value="613200000" calcext:value-type="float">
            <text:p>613200000</text:p>
          </table:table-cell>
          <table:table-cell office:value-type="float" office:value="614968000" calcext:value-type="float">
            <text:p>614968000</text:p>
          </table:table-cell>
          <table:table-cell office:value-type="float" office:value="612447000" calcext:value-type="float">
            <text:p>612447000</text:p>
          </table:table-cell>
          <table:table-cell office:value-type="float" office:value="615252000" calcext:value-type="float">
            <text:p>615252000</text:p>
          </table:table-cell>
          <table:table-cell office:value-type="float" office:value="611612000" calcext:value-type="float">
            <text:p>611612000</text:p>
          </table:table-cell>
          <table:table-cell office:value-type="float" office:value="613489000" calcext:value-type="float">
            <text:p>613489000</text:p>
          </table:table-cell>
          <table:table-cell office:value-type="float" office:value="614503000" calcext:value-type="float">
            <text:p>614503000</text:p>
          </table:table-cell>
          <table:table-cell office:value-type="float" office:value="610983000" calcext:value-type="float">
            <text:p>610983000</text:p>
          </table:table-cell>
          <table:table-cell office:value-type="float" office:value="614919000" calcext:value-type="float">
            <text:p>614919000</text:p>
          </table:table-cell>
          <table:table-cell office:value-type="float" office:value="613483000" calcext:value-type="float">
            <text:p>613483000</text:p>
          </table:table-cell>
          <table:table-cell office:value-type="float" office:value="610588000" calcext:value-type="float">
            <text:p>610588000</text:p>
          </table:table-cell>
          <table:table-cell office:value-type="float" office:value="614175000" calcext:value-type="float">
            <text:p>614175000</text:p>
          </table:table-cell>
          <table:table-cell office:value-type="float" office:value="614299000" calcext:value-type="float">
            <text:p>614299000</text:p>
          </table:table-cell>
          <table:table-cell office:value-type="float" office:value="615617000" calcext:value-type="float">
            <text:p>615617000</text:p>
          </table:table-cell>
          <table:table-cell office:value-type="float" office:value="612413000" calcext:value-type="float">
            <text:p>612413000</text:p>
          </table:table-cell>
          <table:table-cell office:value-type="float" office:value="609542000" calcext:value-type="float">
            <text:p>609542000</text:p>
          </table:table-cell>
          <table:table-cell office:value-type="float" office:value="611865000" calcext:value-type="float">
            <text:p>611865000</text:p>
          </table:table-cell>
          <table:table-cell office:value-type="float" office:value="611343000" calcext:value-type="float">
            <text:p>611343000</text:p>
          </table:table-cell>
          <table:table-cell office:value-type="float" office:value="612630000" calcext:value-type="float">
            <text:p>612630000</text:p>
          </table:table-cell>
          <table:table-cell office:value-type="float" office:value="611759000" calcext:value-type="float">
            <text:p>611759000</text:p>
          </table:table-cell>
          <table:table-cell office:value-type="float" office:value="610715000" calcext:value-type="float">
            <text:p>610715000</text:p>
          </table:table-cell>
          <table:table-cell office:value-type="float" office:value="612345000" calcext:value-type="float">
            <text:p>612345000</text:p>
          </table:table-cell>
          <table:table-cell office:value-type="float" office:value="612695000" calcext:value-type="float">
            <text:p>612695000</text:p>
          </table:table-cell>
          <table:table-cell office:value-type="float" office:value="610421000" calcext:value-type="float">
            <text:p>610421000</text:p>
          </table:table-cell>
          <table:table-cell office:value-type="float" office:value="614265000" calcext:value-type="float">
            <text:p>614265000</text:p>
          </table:table-cell>
          <table:table-cell office:value-type="float" office:value="612899000" calcext:value-type="float">
            <text:p>612899000</text:p>
          </table:table-cell>
          <table:table-cell office:value-type="float" office:value="613227000" calcext:value-type="float">
            <text:p>613227000</text:p>
          </table:table-cell>
          <table:table-cell office:value-type="float" office:value="611322000" calcext:value-type="float">
            <text:p>611322000</text:p>
          </table:table-cell>
          <table:table-cell office:value-type="float" office:value="614615000" calcext:value-type="float">
            <text:p>614615000</text:p>
          </table:table-cell>
          <table:table-cell office:value-type="float" office:value="610530000" calcext:value-type="float">
            <text:p>610530000</text:p>
          </table:table-cell>
          <table:table-cell office:value-type="float" office:value="613525000" calcext:value-type="float">
            <text:p>613525000</text:p>
          </table:table-cell>
          <table:table-cell office:value-type="float" office:value="611692000" calcext:value-type="float">
            <text:p>611692000</text:p>
          </table:table-cell>
          <table:table-cell office:value-type="float" office:value="612964000" calcext:value-type="float">
            <text:p>612964000</text:p>
          </table:table-cell>
          <table:table-cell office:value-type="float" office:value="613567000" calcext:value-type="float">
            <text:p>613567000</text:p>
          </table:table-cell>
          <table:table-cell office:value-type="float" office:value="612807000" calcext:value-type="float">
            <text:p>612807000</text:p>
          </table:table-cell>
          <table:table-cell office:value-type="float" office:value="611005000" calcext:value-type="float">
            <text:p>611005000</text:p>
          </table:table-cell>
          <table:table-cell office:value-type="float" office:value="612337000" calcext:value-type="float">
            <text:p>612337000</text:p>
          </table:table-cell>
          <table:table-cell office:value-type="float" office:value="613124000" calcext:value-type="float">
            <text:p>613124000</text:p>
          </table:table-cell>
          <table:table-cell office:value-type="float" office:value="613281000" calcext:value-type="float">
            <text:p>613281000</text:p>
          </table:table-cell>
          <table:table-cell office:value-type="float" office:value="610299000" calcext:value-type="float">
            <text:p>610299000</text:p>
          </table:table-cell>
          <table:table-cell office:value-type="float" office:value="610759000" calcext:value-type="float">
            <text:p>610759000</text:p>
          </table:table-cell>
          <table:table-cell office:value-type="float" office:value="613732000" calcext:value-type="float">
            <text:p>613732000</text:p>
          </table:table-cell>
          <table:table-cell office:value-type="float" office:value="614549000" calcext:value-type="float">
            <text:p>614549000</text:p>
          </table:table-cell>
          <table:table-cell office:value-type="float" office:value="613071000" calcext:value-type="float">
            <text:p>613071000</text:p>
          </table:table-cell>
          <table:table-cell office:value-type="float" office:value="614391000" calcext:value-type="float">
            <text:p>614391000</text:p>
          </table:table-cell>
          <table:table-cell office:value-type="float" office:value="612825000" calcext:value-type="float">
            <text:p>612825000</text:p>
          </table:table-cell>
          <table:table-cell office:value-type="float" office:value="611494000" calcext:value-type="float">
            <text:p>611494000</text:p>
          </table:table-cell>
          <table:table-cell office:value-type="float" office:value="612922000" calcext:value-type="float">
            <text:p>612922000</text:p>
          </table:table-cell>
          <table:table-cell office:value-type="float" office:value="612021000" calcext:value-type="float">
            <text:p>612021000</text:p>
          </table:table-cell>
          <table:table-cell office:value-type="float" office:value="612052000" calcext:value-type="float">
            <text:p>612052000</text:p>
          </table:table-cell>
          <table:table-cell office:value-type="float" office:value="614416000" calcext:value-type="float">
            <text:p>614416000</text:p>
          </table:table-cell>
          <table:table-cell office:value-type="float" office:value="611821000" calcext:value-type="float">
            <text:p>611821000</text:p>
          </table:table-cell>
          <table:table-cell office:value-type="float" office:value="613344000" calcext:value-type="float">
            <text:p>613344000</text:p>
          </table:table-cell>
          <table:table-cell office:value-type="float" office:value="615851000" calcext:value-type="float">
            <text:p>615851000</text:p>
          </table:table-cell>
          <table:table-cell office:value-type="float" office:value="614631000" calcext:value-type="float">
            <text:p>614631000</text:p>
          </table:table-cell>
          <table:table-cell office:value-type="float" office:value="613346000" calcext:value-type="float">
            <text:p>613346000</text:p>
          </table:table-cell>
          <table:table-cell office:value-type="float" office:value="614720000" calcext:value-type="float">
            <text:p>614720000</text:p>
          </table:table-cell>
          <table:table-cell office:value-type="float" office:value="610981000" calcext:value-type="float">
            <text:p>610981000</text:p>
          </table:table-cell>
          <table:table-cell office:value-type="float" office:value="615025000" calcext:value-type="float">
            <text:p>615025000</text:p>
          </table:table-cell>
          <table:table-cell office:value-type="float" office:value="612658000" calcext:value-type="float">
            <text:p>612658000</text:p>
          </table:table-cell>
          <table:table-cell office:value-type="float" office:value="612458000" calcext:value-type="float">
            <text:p>612458000</text:p>
          </table:table-cell>
          <table:table-cell office:value-type="float" office:value="614424000" calcext:value-type="float">
            <text:p>614424000</text:p>
          </table:table-cell>
          <table:table-cell office:value-type="float" office:value="613400000" calcext:value-type="float">
            <text:p>613400000</text:p>
          </table:table-cell>
          <table:table-cell office:value-type="float" office:value="612438000" calcext:value-type="float">
            <text:p>612438000</text:p>
          </table:table-cell>
          <table:table-cell office:value-type="float" office:value="615977000" calcext:value-type="float">
            <text:p>615977000</text:p>
          </table:table-cell>
          <table:table-cell office:value-type="float" office:value="612937000" calcext:value-type="float">
            <text:p>612937000</text:p>
          </table:table-cell>
          <table:table-cell office:value-type="float" office:value="613251000" calcext:value-type="float">
            <text:p>613251000</text:p>
          </table:table-cell>
          <table:table-cell office:value-type="float" office:value="614291000" calcext:value-type="float">
            <text:p>614291000</text:p>
          </table:table-cell>
          <table:table-cell office:value-type="float" office:value="613765000" calcext:value-type="float">
            <text:p>613765000</text:p>
          </table:table-cell>
          <table:table-cell office:value-type="float" office:value="613842000" calcext:value-type="float">
            <text:p>613842000</text:p>
          </table:table-cell>
          <table:table-cell office:value-type="float" office:value="614417000" calcext:value-type="float">
            <text:p>614417000</text:p>
          </table:table-cell>
          <table:table-cell office:value-type="float" office:value="610855000" calcext:value-type="float">
            <text:p>610855000</text:p>
          </table:table-cell>
          <table:table-cell office:value-type="float" office:value="614802000" calcext:value-type="float">
            <text:p>614802000</text:p>
          </table:table-cell>
          <table:table-cell office:value-type="float" office:value="613009000" calcext:value-type="float">
            <text:p>613009000</text:p>
          </table:table-cell>
          <table:table-cell office:value-type="float" office:value="612610000" calcext:value-type="float">
            <text:p>612610000</text:p>
          </table:table-cell>
          <table:table-cell office:value-type="float" office:value="611412000" calcext:value-type="float">
            <text:p>611412000</text:p>
          </table:table-cell>
          <table:table-cell office:value-type="float" office:value="614265000" calcext:value-type="float">
            <text:p>614265000</text:p>
          </table:table-cell>
          <table:table-cell office:value-type="float" office:value="612983000" calcext:value-type="float">
            <text:p>612983000</text:p>
          </table:table-cell>
          <table:table-cell office:value-type="float" office:value="610589000" calcext:value-type="float">
            <text:p>610589000</text:p>
          </table:table-cell>
          <table:table-cell office:value-type="float" office:value="614056000" calcext:value-type="float">
            <text:p>614056000</text:p>
          </table:table-cell>
          <table:table-cell office:value-type="float" office:value="614661000" calcext:value-type="float">
            <text:p>614661000</text:p>
          </table:table-cell>
          <table:table-cell office:value-type="float" office:value="616964000" calcext:value-type="float">
            <text:p>616964000</text:p>
          </table:table-cell>
          <table:table-cell office:value-type="float" office:value="615386000" calcext:value-type="float">
            <text:p>615386000</text:p>
          </table:table-cell>
          <table:table-cell office:value-type="float" office:value="615320000" calcext:value-type="float">
            <text:p>615320000</text:p>
          </table:table-cell>
          <table:table-cell office:value-type="float" office:value="612213000" calcext:value-type="float">
            <text:p>612213000</text:p>
          </table:table-cell>
          <table:table-cell office:value-type="float" office:value="613893000" calcext:value-type="float">
            <text:p>613893000</text:p>
          </table:table-cell>
          <table:table-cell office:value-type="float" office:value="613461000" calcext:value-type="float">
            <text:p>613461000</text:p>
          </table:table-cell>
          <table:table-cell office:value-type="float" office:value="610703000" calcext:value-type="float">
            <text:p>610703000</text:p>
          </table:table-cell>
          <table:table-cell office:value-type="float" office:value="613076000" calcext:value-type="float">
            <text:p>613076000</text:p>
          </table:table-cell>
          <table:table-cell office:value-type="float" office:value="613610000" calcext:value-type="float">
            <text:p>613610000</text:p>
          </table:table-cell>
          <table:table-cell office:value-type="float" office:value="613355000" calcext:value-type="float">
            <text:p>613355000</text:p>
          </table:table-cell>
          <table:table-cell office:value-type="float" office:value="613561000" calcext:value-type="float">
            <text:p>613561000</text:p>
          </table:table-cell>
          <table:table-cell office:value-type="float" office:value="614157000" calcext:value-type="float">
            <text:p>614157000</text:p>
          </table:table-cell>
          <table:table-cell office:value-type="float" office:value="613829000" calcext:value-type="float">
            <text:p>613829000</text:p>
          </table:table-cell>
          <table:table-cell office:value-type="float" office:value="612620000" calcext:value-type="float">
            <text:p>612620000</text:p>
          </table:table-cell>
          <table:table-cell office:value-type="float" office:value="614349000" calcext:value-type="float">
            <text:p>614349000</text:p>
          </table:table-cell>
          <table:table-cell office:value-type="float" office:value="611488000" calcext:value-type="float">
            <text:p>611488000</text:p>
          </table:table-cell>
          <table:table-cell office:value-type="float" office:value="611869000" calcext:value-type="float">
            <text:p>611869000</text:p>
          </table:table-cell>
          <table:table-cell office:value-type="float" office:value="610036000" calcext:value-type="float">
            <text:p>610036000</text:p>
          </table:table-cell>
          <table:table-cell office:value-type="float" office:value="612096000" calcext:value-type="float">
            <text:p>612096000</text:p>
          </table:table-cell>
          <table:table-cell office:value-type="float" office:value="613083000" calcext:value-type="float">
            <text:p>613083000</text:p>
          </table:table-cell>
          <table:table-cell office:value-type="float" office:value="612435000" calcext:value-type="float">
            <text:p>612435000</text:p>
          </table:table-cell>
          <table:table-cell office:value-type="float" office:value="612567000" calcext:value-type="float">
            <text:p>612567000</text:p>
          </table:table-cell>
          <table:table-cell office:value-type="float" office:value="613024000" calcext:value-type="float">
            <text:p>613024000</text:p>
          </table:table-cell>
          <table:table-cell office:value-type="float" office:value="614911000" calcext:value-type="float">
            <text:p>614911000</text:p>
          </table:table-cell>
          <table:table-cell office:value-type="float" office:value="609592000" calcext:value-type="float">
            <text:p>609592000</text:p>
          </table:table-cell>
          <table:table-cell office:value-type="float" office:value="611480000" calcext:value-type="float">
            <text:p>611480000</text:p>
          </table:table-cell>
          <table:table-cell office:value-type="float" office:value="611267000" calcext:value-type="float">
            <text:p>611267000</text:p>
          </table:table-cell>
          <table:table-cell office:value-type="float" office:value="614048000" calcext:value-type="float">
            <text:p>614048000</text:p>
          </table:table-cell>
          <table:table-cell office:value-type="float" office:value="614114000" calcext:value-type="float">
            <text:p>614114000</text:p>
          </table:table-cell>
          <table:table-cell office:value-type="float" office:value="612201000" calcext:value-type="float">
            <text:p>612201000</text:p>
          </table:table-cell>
          <table:table-cell office:value-type="float" office:value="614339000" calcext:value-type="float">
            <text:p>614339000</text:p>
          </table:table-cell>
          <table:table-cell office:value-type="float" office:value="613356000" calcext:value-type="float">
            <text:p>613356000</text:p>
          </table:table-cell>
          <table:table-cell office:value-type="float" office:value="611876000" calcext:value-type="float">
            <text:p>611876000</text:p>
          </table:table-cell>
          <table:table-cell office:value-type="float" office:value="612851000" calcext:value-type="float">
            <text:p>612851000</text:p>
          </table:table-cell>
          <table:table-cell office:value-type="float" office:value="612799000" calcext:value-type="float">
            <text:p>612799000</text:p>
          </table:table-cell>
          <table:table-cell office:value-type="float" office:value="612971000" calcext:value-type="float">
            <text:p>612971000</text:p>
          </table:table-cell>
          <table:table-cell office:value-type="float" office:value="613638000" calcext:value-type="float">
            <text:p>613638000</text:p>
          </table:table-cell>
          <table:table-cell office:value-type="float" office:value="614486000" calcext:value-type="float">
            <text:p>614486000</text:p>
          </table:table-cell>
          <table:table-cell office:value-type="float" office:value="611890000" calcext:value-type="float">
            <text:p>611890000</text:p>
          </table:table-cell>
          <table:table-cell office:value-type="float" office:value="613551000" calcext:value-type="float">
            <text:p>613551000</text:p>
          </table:table-cell>
          <table:table-cell office:value-type="float" office:value="615290000" calcext:value-type="float">
            <text:p>615290000</text:p>
          </table:table-cell>
          <table:table-cell office:value-type="float" office:value="612042000" calcext:value-type="float">
            <text:p>612042000</text:p>
          </table:table-cell>
          <table:table-cell office:value-type="float" office:value="615824000" calcext:value-type="float">
            <text:p>615824000</text:p>
          </table:table-cell>
          <table:table-cell office:value-type="float" office:value="612573000" calcext:value-type="float">
            <text:p>612573000</text:p>
          </table:table-cell>
          <table:table-cell office:value-type="float" office:value="613713000" calcext:value-type="float">
            <text:p>613713000</text:p>
          </table:table-cell>
          <table:table-cell office:value-type="float" office:value="613224000" calcext:value-type="float">
            <text:p>613224000</text:p>
          </table:table-cell>
          <table:table-cell office:value-type="float" office:value="613377000" calcext:value-type="float">
            <text:p>613377000</text:p>
          </table:table-cell>
          <table:table-cell office:value-type="float" office:value="614067000" calcext:value-type="float">
            <text:p>614067000</text:p>
          </table:table-cell>
          <table:table-cell office:value-type="float" office:value="613178000" calcext:value-type="float">
            <text:p>613178000</text:p>
          </table:table-cell>
          <table:table-cell office:value-type="float" office:value="613653000" calcext:value-type="float">
            <text:p>613653000</text:p>
          </table:table-cell>
          <table:table-cell office:value-type="float" office:value="613347000" calcext:value-type="float">
            <text:p>613347000</text:p>
          </table:table-cell>
          <table:table-cell office:value-type="float" office:value="612247000" calcext:value-type="float">
            <text:p>612247000</text:p>
          </table:table-cell>
          <table:table-cell office:value-type="float" office:value="612315000" calcext:value-type="float">
            <text:p>612315000</text:p>
          </table:table-cell>
          <table:table-cell office:value-type="float" office:value="613747000" calcext:value-type="float">
            <text:p>613747000</text:p>
          </table:table-cell>
          <table:table-cell office:value-type="float" office:value="613229000" calcext:value-type="float">
            <text:p>613229000</text:p>
          </table:table-cell>
          <table:table-cell office:value-type="float" office:value="614475000" calcext:value-type="float">
            <text:p>614475000</text:p>
          </table:table-cell>
          <table:table-cell office:value-type="float" office:value="614280000" calcext:value-type="float">
            <text:p>614280000</text:p>
          </table:table-cell>
          <table:table-cell office:value-type="float" office:value="614421000" calcext:value-type="float">
            <text:p>614421000</text:p>
          </table:table-cell>
          <table:table-cell office:value-type="float" office:value="609971000" calcext:value-type="float">
            <text:p>609971000</text:p>
          </table:table-cell>
          <table:table-cell office:value-type="float" office:value="611831000" calcext:value-type="float">
            <text:p>611831000</text:p>
          </table:table-cell>
          <table:table-cell office:value-type="float" office:value="612362000" calcext:value-type="float">
            <text:p>612362000</text:p>
          </table:table-cell>
          <table:table-cell office:value-type="float" office:value="612843000" calcext:value-type="float">
            <text:p>612843000</text:p>
          </table:table-cell>
          <table:table-cell office:value-type="float" office:value="612312000" calcext:value-type="float">
            <text:p>612312000</text:p>
          </table:table-cell>
          <table:table-cell office:value-type="float" office:value="613205000" calcext:value-type="float">
            <text:p>613205000</text:p>
          </table:table-cell>
          <table:table-cell office:value-type="float" office:value="613670000" calcext:value-type="float">
            <text:p>613670000</text:p>
          </table:table-cell>
          <table:table-cell office:value-type="float" office:value="612804000" calcext:value-type="float">
            <text:p>612804000</text:p>
          </table:table-cell>
          <table:table-cell office:value-type="float" office:value="613998000" calcext:value-type="float">
            <text:p>613998000</text:p>
          </table:table-cell>
          <table:table-cell office:value-type="float" office:value="614603000" calcext:value-type="float">
            <text:p>614603000</text:p>
          </table:table-cell>
          <table:table-cell office:value-type="float" office:value="612758000" calcext:value-type="float">
            <text:p>612758000</text:p>
          </table:table-cell>
          <table:table-cell office:value-type="float" office:value="612437000" calcext:value-type="float">
            <text:p>612437000</text:p>
          </table:table-cell>
          <table:table-cell office:value-type="float" office:value="613677000" calcext:value-type="float">
            <text:p>613677000</text:p>
          </table:table-cell>
          <table:table-cell office:value-type="float" office:value="611175000" calcext:value-type="float">
            <text:p>611175000</text:p>
          </table:table-cell>
          <table:table-cell office:value-type="float" office:value="610369000" calcext:value-type="float">
            <text:p>610369000</text:p>
          </table:table-cell>
          <table:table-cell office:value-type="float" office:value="612750000" calcext:value-type="float">
            <text:p>612750000</text:p>
          </table:table-cell>
          <table:table-cell office:value-type="float" office:value="614117000" calcext:value-type="float">
            <text:p>614117000</text:p>
          </table:table-cell>
          <table:table-cell office:value-type="float" office:value="614391000" calcext:value-type="float">
            <text:p>614391000</text:p>
          </table:table-cell>
          <table:table-cell office:value-type="float" office:value="612985000" calcext:value-type="float">
            <text:p>612985000</text:p>
          </table:table-cell>
          <table:table-cell office:value-type="float" office:value="609463000" calcext:value-type="float">
            <text:p>609463000</text:p>
          </table:table-cell>
          <table:table-cell office:value-type="float" office:value="612527000" calcext:value-type="float">
            <text:p>612527000</text:p>
          </table:table-cell>
          <table:table-cell office:value-type="float" office:value="612751000" calcext:value-type="float">
            <text:p>612751000</text:p>
          </table:table-cell>
          <table:table-cell office:value-type="float" office:value="614245000" calcext:value-type="float">
            <text:p>614245000</text:p>
          </table:table-cell>
          <table:table-cell office:value-type="float" office:value="612814000" calcext:value-type="float">
            <text:p>612814000</text:p>
          </table:table-cell>
          <table:table-cell office:value-type="float" office:value="612141000" calcext:value-type="float">
            <text:p>612141000</text:p>
          </table:table-cell>
          <table:table-cell office:value-type="float" office:value="614833000" calcext:value-type="float">
            <text:p>614833000</text:p>
          </table:table-cell>
          <table:table-cell office:value-type="float" office:value="612412000" calcext:value-type="float">
            <text:p>612412000</text:p>
          </table:table-cell>
          <table:table-cell office:value-type="float" office:value="613300000" calcext:value-type="float">
            <text:p>613300000</text:p>
          </table:table-cell>
          <table:table-cell office:value-type="float" office:value="613790000" calcext:value-type="float">
            <text:p>613790000</text:p>
          </table:table-cell>
          <table:table-cell office:value-type="float" office:value="612229000" calcext:value-type="float">
            <text:p>612229000</text:p>
          </table:table-cell>
          <table:table-cell office:value-type="float" office:value="610784000" calcext:value-type="float">
            <text:p>610784000</text:p>
          </table:table-cell>
          <table:table-cell office:value-type="float" office:value="612205000" calcext:value-type="float">
            <text:p>612205000</text:p>
          </table:table-cell>
          <table:table-cell office:value-type="float" office:value="614084000" calcext:value-type="float">
            <text:p>614084000</text:p>
          </table:table-cell>
          <table:table-cell office:value-type="float" office:value="615191000" calcext:value-type="float">
            <text:p>615191000</text:p>
          </table:table-cell>
          <table:table-cell office:value-type="float" office:value="614286000" calcext:value-type="float">
            <text:p>614286000</text:p>
          </table:table-cell>
          <table:table-cell office:value-type="float" office:value="612045000" calcext:value-type="float">
            <text:p>612045000</text:p>
          </table:table-cell>
          <table:table-cell office:value-type="float" office:value="613227000" calcext:value-type="float">
            <text:p>613227000</text:p>
          </table:table-cell>
          <table:table-cell office:value-type="float" office:value="614401000" calcext:value-type="float">
            <text:p>614401000</text:p>
          </table:table-cell>
          <table:table-cell office:value-type="float" office:value="612981000" calcext:value-type="float">
            <text:p>612981000</text:p>
          </table:table-cell>
          <table:table-cell office:value-type="float" office:value="613837000" calcext:value-type="float">
            <text:p>613837000</text:p>
          </table:table-cell>
          <table:table-cell office:value-type="float" office:value="611059000" calcext:value-type="float">
            <text:p>611059000</text:p>
          </table:table-cell>
          <table:table-cell office:value-type="float" office:value="614767000" calcext:value-type="float">
            <text:p>614767000</text:p>
          </table:table-cell>
          <table:table-cell office:value-type="float" office:value="610919000" calcext:value-type="float">
            <text:p>610919000</text:p>
          </table:table-cell>
          <table:table-cell office:value-type="float" office:value="613288000" calcext:value-type="float">
            <text:p>613288000</text:p>
          </table:table-cell>
          <table:table-cell office:value-type="float" office:value="613701000" calcext:value-type="float">
            <text:p>613701000</text:p>
          </table:table-cell>
          <table:table-cell office:value-type="float" office:value="611432000" calcext:value-type="float">
            <text:p>611432000</text:p>
          </table:table-cell>
          <table:table-cell office:value-type="float" office:value="611593000" calcext:value-type="float">
            <text:p>611593000</text:p>
          </table:table-cell>
          <table:table-cell office:value-type="float" office:value="613180000" calcext:value-type="float">
            <text:p>613180000</text:p>
          </table:table-cell>
          <table:table-cell office:value-type="float" office:value="614218000" calcext:value-type="float">
            <text:p>614218000</text:p>
          </table:table-cell>
          <table:table-cell office:value-type="float" office:value="610888000" calcext:value-type="float">
            <text:p>610888000</text:p>
          </table:table-cell>
          <table:table-cell office:value-type="float" office:value="612674000" calcext:value-type="float">
            <text:p>612674000</text:p>
          </table:table-cell>
          <table:table-cell office:value-type="float" office:value="610695000" calcext:value-type="float">
            <text:p>610695000</text:p>
          </table:table-cell>
          <table:table-cell office:value-type="float" office:value="613903000" calcext:value-type="float">
            <text:p>613903000</text:p>
          </table:table-cell>
          <table:table-cell office:value-type="float" office:value="613676000" calcext:value-type="float">
            <text:p>613676000</text:p>
          </table:table-cell>
          <table:table-cell office:value-type="float" office:value="613649000" calcext:value-type="float">
            <text:p>613649000</text:p>
          </table:table-cell>
          <table:table-cell office:value-type="float" office:value="613123000" calcext:value-type="float">
            <text:p>613123000</text:p>
          </table:table-cell>
          <table:table-cell office:value-type="float" office:value="613608000" calcext:value-type="float">
            <text:p>613608000</text:p>
          </table:table-cell>
          <table:table-cell office:value-type="float" office:value="614367000" calcext:value-type="float">
            <text:p>614367000</text:p>
          </table:table-cell>
          <table:table-cell office:value-type="float" office:value="611563000" calcext:value-type="float">
            <text:p>611563000</text:p>
          </table:table-cell>
          <table:table-cell office:value-type="float" office:value="613445000" calcext:value-type="float">
            <text:p>613445000</text:p>
          </table:table-cell>
          <table:table-cell office:value-type="float" office:value="613972000" calcext:value-type="float">
            <text:p>613972000</text:p>
          </table:table-cell>
          <table:table-cell office:value-type="float" office:value="610969000" calcext:value-type="float">
            <text:p>610969000</text:p>
          </table:table-cell>
          <table:table-cell office:value-type="float" office:value="614848000" calcext:value-type="float">
            <text:p>614848000</text:p>
          </table:table-cell>
          <table:table-cell office:value-type="float" office:value="614246000" calcext:value-type="float">
            <text:p>614246000</text:p>
          </table:table-cell>
          <table:table-cell office:value-type="float" office:value="613220000" calcext:value-type="float">
            <text:p>613220000</text:p>
          </table:table-cell>
          <table:table-cell office:value-type="float" office:value="612248000" calcext:value-type="float">
            <text:p>612248000</text:p>
          </table:table-cell>
          <table:table-cell office:value-type="float" office:value="613101000" calcext:value-type="float">
            <text:p>613101000</text:p>
          </table:table-cell>
          <table:table-cell office:value-type="float" office:value="613017000" calcext:value-type="float">
            <text:p>613017000</text:p>
          </table:table-cell>
          <table:table-cell office:value-type="float" office:value="613597000" calcext:value-type="float">
            <text:p>613597000</text:p>
          </table:table-cell>
          <table:table-cell office:value-type="float" office:value="613213000" calcext:value-type="float">
            <text:p>613213000</text:p>
          </table:table-cell>
          <table:table-cell office:value-type="float" office:value="610846000" calcext:value-type="float">
            <text:p>610846000</text:p>
          </table:table-cell>
          <table:table-cell office:value-type="float" office:value="614299000" calcext:value-type="float">
            <text:p>614299000</text:p>
          </table:table-cell>
          <table:table-cell office:value-type="float" office:value="613429000" calcext:value-type="float">
            <text:p>613429000</text:p>
          </table:table-cell>
          <table:table-cell office:value-type="float" office:value="612404000" calcext:value-type="float">
            <text:p>612404000</text:p>
          </table:table-cell>
          <table:table-cell office:value-type="float" office:value="613330000" calcext:value-type="float">
            <text:p>613330000</text:p>
          </table:table-cell>
          <table:table-cell office:value-type="float" office:value="610472000" calcext:value-type="float">
            <text:p>610472000</text:p>
          </table:table-cell>
          <table:table-cell office:value-type="float" office:value="612618000" calcext:value-type="float">
            <text:p>612618000</text:p>
          </table:table-cell>
          <table:table-cell office:value-type="float" office:value="611557000" calcext:value-type="float">
            <text:p>611557000</text:p>
          </table:table-cell>
          <table:table-cell office:value-type="float" office:value="614993000" calcext:value-type="float">
            <text:p>614993000</text:p>
          </table:table-cell>
          <table:table-cell office:value-type="float" office:value="614039000" calcext:value-type="float">
            <text:p>614039000</text:p>
          </table:table-cell>
          <table:table-cell office:value-type="float" office:value="613036000" calcext:value-type="float">
            <text:p>613036000</text:p>
          </table:table-cell>
          <table:table-cell office:value-type="float" office:value="614071000" calcext:value-type="float">
            <text:p>614071000</text:p>
          </table:table-cell>
          <table:table-cell office:value-type="float" office:value="614211000" calcext:value-type="float">
            <text:p>614211000</text:p>
          </table:table-cell>
          <table:table-cell office:value-type="float" office:value="615437000" calcext:value-type="float">
            <text:p>615437000</text:p>
          </table:table-cell>
          <table:table-cell office:value-type="float" office:value="613108000" calcext:value-type="float">
            <text:p>613108000</text:p>
          </table:table-cell>
          <table:table-cell office:value-type="float" office:value="611065000" calcext:value-type="float">
            <text:p>611065000</text:p>
          </table:table-cell>
          <table:table-cell office:value-type="float" office:value="613060000" calcext:value-type="float">
            <text:p>613060000</text:p>
          </table:table-cell>
          <table:table-cell office:value-type="float" office:value="613992000" calcext:value-type="float">
            <text:p>613992000</text:p>
          </table:table-cell>
          <table:table-cell office:value-type="float" office:value="616185000" calcext:value-type="float">
            <text:p>616185000</text:p>
          </table:table-cell>
          <table:table-cell office:value-type="float" office:value="614024000" calcext:value-type="float">
            <text:p>614024000</text:p>
          </table:table-cell>
          <table:table-cell office:value-type="float" office:value="614002000" calcext:value-type="float">
            <text:p>614002000</text:p>
          </table:table-cell>
          <table:table-cell office:value-type="float" office:value="614868000" calcext:value-type="float">
            <text:p>614868000</text:p>
          </table:table-cell>
          <table:table-cell office:value-type="float" office:value="609020000" calcext:value-type="float">
            <text:p>609020000</text:p>
          </table:table-cell>
          <table:table-cell office:value-type="float" office:value="610226000" calcext:value-type="float">
            <text:p>610226000</text:p>
          </table:table-cell>
          <table:table-cell office:value-type="float" office:value="612139000" calcext:value-type="float">
            <text:p>612139000</text:p>
          </table:table-cell>
          <table:table-cell office:value-type="float" office:value="615458000" calcext:value-type="float">
            <text:p>615458000</text:p>
          </table:table-cell>
          <table:table-cell office:value-type="float" office:value="613025000" calcext:value-type="float">
            <text:p>613025000</text:p>
          </table:table-cell>
          <table:table-cell office:value-type="float" office:value="613556000" calcext:value-type="float">
            <text:p>613556000</text:p>
          </table:table-cell>
          <table:table-cell office:value-type="float" office:value="614146000" calcext:value-type="float">
            <text:p>614146000</text:p>
          </table:table-cell>
          <table:table-cell office:value-type="float" office:value="612450000" calcext:value-type="float">
            <text:p>612450000</text:p>
          </table:table-cell>
          <table:table-cell office:value-type="float" office:value="615145000" calcext:value-type="float">
            <text:p>615145000</text:p>
          </table:table-cell>
          <table:table-cell office:value-type="float" office:value="611548000" calcext:value-type="float">
            <text:p>611548000</text:p>
          </table:table-cell>
          <table:table-cell office:value-type="float" office:value="611472000" calcext:value-type="float">
            <text:p>611472000</text:p>
          </table:table-cell>
          <table:table-cell office:value-type="float" office:value="613262000" calcext:value-type="float">
            <text:p>613262000</text:p>
          </table:table-cell>
          <table:table-cell office:value-type="float" office:value="614011000" calcext:value-type="float">
            <text:p>614011000</text:p>
          </table:table-cell>
          <table:table-cell office:value-type="float" office:value="613053000" calcext:value-type="float">
            <text:p>613053000</text:p>
          </table:table-cell>
          <table:table-cell office:value-type="float" office:value="614456000" calcext:value-type="float">
            <text:p>614456000</text:p>
          </table:table-cell>
          <table:table-cell office:value-type="float" office:value="612870000" calcext:value-type="float">
            <text:p>612870000</text:p>
          </table:table-cell>
          <table:table-cell office:value-type="float" office:value="613613000" calcext:value-type="float">
            <text:p>613613000</text:p>
          </table:table-cell>
          <table:table-cell office:value-type="float" office:value="613580000" calcext:value-type="float">
            <text:p>613580000</text:p>
          </table:table-cell>
          <table:table-cell office:value-type="float" office:value="615453000" calcext:value-type="float">
            <text:p>615453000</text:p>
          </table:table-cell>
          <table:table-cell office:value-type="float" office:value="611921000" calcext:value-type="float">
            <text:p>611921000</text:p>
          </table:table-cell>
          <table:table-cell office:value-type="float" office:value="611889000" calcext:value-type="float">
            <text:p>611889000</text:p>
          </table:table-cell>
          <table:table-cell office:value-type="float" office:value="611880000" calcext:value-type="float">
            <text:p>611880000</text:p>
          </table:table-cell>
          <table:table-cell office:value-type="float" office:value="613133000" calcext:value-type="float">
            <text:p>613133000</text:p>
          </table:table-cell>
          <table:table-cell office:value-type="float" office:value="612464000" calcext:value-type="float">
            <text:p>612464000</text:p>
          </table:table-cell>
          <table:table-cell office:value-type="float" office:value="613031000" calcext:value-type="float">
            <text:p>613031000</text:p>
          </table:table-cell>
          <table:table-cell office:value-type="float" office:value="614156000" calcext:value-type="float">
            <text:p>614156000</text:p>
          </table:table-cell>
          <table:table-cell office:value-type="float" office:value="612408000" calcext:value-type="float">
            <text:p>612408000</text:p>
          </table:table-cell>
          <table:table-cell office:value-type="float" office:value="615080000" calcext:value-type="float">
            <text:p>615080000</text:p>
          </table:table-cell>
          <table:table-cell office:value-type="float" office:value="612355000" calcext:value-type="float">
            <text:p>612355000</text:p>
          </table:table-cell>
          <table:table-cell office:value-type="float" office:value="613365000" calcext:value-type="float">
            <text:p>613365000</text:p>
          </table:table-cell>
          <table:table-cell office:value-type="float" office:value="614356000" calcext:value-type="float">
            <text:p>614356000</text:p>
          </table:table-cell>
          <table:table-cell office:value-type="float" office:value="611937000" calcext:value-type="float">
            <text:p>611937000</text:p>
          </table:table-cell>
          <table:table-cell office:value-type="float" office:value="610460000" calcext:value-type="float">
            <text:p>610460000</text:p>
          </table:table-cell>
          <table:table-cell office:value-type="float" office:value="611133000" calcext:value-type="float">
            <text:p>611133000</text:p>
          </table:table-cell>
          <table:table-cell office:value-type="float" office:value="609990000" calcext:value-type="float">
            <text:p>609990000</text:p>
          </table:table-cell>
          <table:table-cell office:value-type="float" office:value="608876000" calcext:value-type="float">
            <text:p>608876000</text:p>
          </table:table-cell>
          <table:table-cell office:value-type="float" office:value="613893000" calcext:value-type="float">
            <text:p>613893000</text:p>
          </table:table-cell>
          <table:table-cell office:value-type="float" office:value="614403000" calcext:value-type="float">
            <text:p>614403000</text:p>
          </table:table-cell>
          <table:table-cell office:value-type="float" office:value="613550000" calcext:value-type="float">
            <text:p>613550000</text:p>
          </table:table-cell>
          <table:table-cell office:value-type="float" office:value="610655000" calcext:value-type="float">
            <text:p>610655000</text:p>
          </table:table-cell>
          <table:table-cell office:value-type="float" office:value="612492000" calcext:value-type="float">
            <text:p>612492000</text:p>
          </table:table-cell>
          <table:table-cell office:value-type="float" office:value="610752000" calcext:value-type="float">
            <text:p>610752000</text:p>
          </table:table-cell>
          <table:table-cell office:value-type="float" office:value="612107000" calcext:value-type="float">
            <text:p>612107000</text:p>
          </table:table-cell>
          <table:table-cell office:value-type="float" office:value="611083000" calcext:value-type="float">
            <text:p>611083000</text:p>
          </table:table-cell>
          <table:table-cell office:value-type="float" office:value="612116000" calcext:value-type="float">
            <text:p>612116000</text:p>
          </table:table-cell>
          <table:table-cell office:value-type="float" office:value="613412000" calcext:value-type="float">
            <text:p>613412000</text:p>
          </table:table-cell>
          <table:table-cell office:value-type="float" office:value="614875000" calcext:value-type="float">
            <text:p>614875000</text:p>
          </table:table-cell>
          <table:table-cell office:value-type="float" office:value="611397000" calcext:value-type="float">
            <text:p>611397000</text:p>
          </table:table-cell>
          <table:table-cell office:value-type="float" office:value="611682000" calcext:value-type="float">
            <text:p>611682000</text:p>
          </table:table-cell>
          <table:table-cell office:value-type="float" office:value="611364000" calcext:value-type="float">
            <text:p>611364000</text:p>
          </table:table-cell>
          <table:table-cell office:value-type="float" office:value="610566000" calcext:value-type="float">
            <text:p>610566000</text:p>
          </table:table-cell>
          <table:table-cell office:value-type="float" office:value="613119000" calcext:value-type="float">
            <text:p>613119000</text:p>
          </table:table-cell>
          <table:table-cell office:value-type="float" office:value="611516000" calcext:value-type="float">
            <text:p>611516000</text:p>
          </table:table-cell>
          <table:table-cell office:value-type="float" office:value="613697000" calcext:value-type="float">
            <text:p>613697000</text:p>
          </table:table-cell>
          <table:table-cell office:value-type="float" office:value="614440000" calcext:value-type="float">
            <text:p>614440000</text:p>
          </table:table-cell>
          <table:table-cell office:value-type="float" office:value="614104000" calcext:value-type="float">
            <text:p>614104000</text:p>
          </table:table-cell>
          <table:table-cell office:value-type="float" office:value="613914000" calcext:value-type="float">
            <text:p>613914000</text:p>
          </table:table-cell>
          <table:table-cell office:value-type="float" office:value="611132000" calcext:value-type="float">
            <text:p>611132000</text:p>
          </table:table-cell>
          <table:table-cell office:value-type="float" office:value="612607000" calcext:value-type="float">
            <text:p>612607000</text:p>
          </table:table-cell>
          <table:table-cell office:value-type="float" office:value="610133000" calcext:value-type="float">
            <text:p>610133000</text:p>
          </table:table-cell>
          <table:table-cell office:value-type="float" office:value="614052000" calcext:value-type="float">
            <text:p>614052000</text:p>
          </table:table-cell>
          <table:table-cell office:value-type="float" office:value="614152000" calcext:value-type="float">
            <text:p>614152000</text:p>
          </table:table-cell>
          <table:table-cell office:value-type="float" office:value="612614000" calcext:value-type="float">
            <text:p>612614000</text:p>
          </table:table-cell>
          <table:table-cell office:value-type="float" office:value="614403000" calcext:value-type="float">
            <text:p>614403000</text:p>
          </table:table-cell>
          <table:table-cell office:value-type="float" office:value="612046000" calcext:value-type="float">
            <text:p>612046000</text:p>
          </table:table-cell>
          <table:table-cell office:value-type="float" office:value="611466000" calcext:value-type="float">
            <text:p>611466000</text:p>
          </table:table-cell>
          <table:table-cell office:value-type="float" office:value="614928000" calcext:value-type="float">
            <text:p>614928000</text:p>
          </table:table-cell>
          <table:table-cell office:value-type="float" office:value="614431000" calcext:value-type="float">
            <text:p>614431000</text:p>
          </table:table-cell>
          <table:table-cell office:value-type="float" office:value="614288000" calcext:value-type="float">
            <text:p>614288000</text:p>
          </table:table-cell>
          <table:table-cell office:value-type="float" office:value="613968000" calcext:value-type="float">
            <text:p>613968000</text:p>
          </table:table-cell>
          <table:table-cell office:value-type="float" office:value="612494000" calcext:value-type="float">
            <text:p>612494000</text:p>
          </table:table-cell>
          <table:table-cell office:value-type="float" office:value="611220000" calcext:value-type="float">
            <text:p>611220000</text:p>
          </table:table-cell>
          <table:table-cell office:value-type="float" office:value="613206000" calcext:value-type="float">
            <text:p>613206000</text:p>
          </table:table-cell>
          <table:table-cell office:value-type="float" office:value="613313000" calcext:value-type="float">
            <text:p>613313000</text:p>
          </table:table-cell>
          <table:table-cell office:value-type="float" office:value="611776000" calcext:value-type="float">
            <text:p>611776000</text:p>
          </table:table-cell>
          <table:table-cell office:value-type="float" office:value="611137000" calcext:value-type="float">
            <text:p>611137000</text:p>
          </table:table-cell>
          <table:table-cell office:value-type="float" office:value="614525000" calcext:value-type="float">
            <text:p>614525000</text:p>
          </table:table-cell>
          <table:table-cell office:value-type="float" office:value="613197000" calcext:value-type="float">
            <text:p>613197000</text:p>
          </table:table-cell>
          <table:table-cell office:value-type="float" office:value="612218000" calcext:value-type="float">
            <text:p>612218000</text:p>
          </table:table-cell>
          <table:table-cell office:value-type="float" office:value="614615000" calcext:value-type="float">
            <text:p>614615000</text:p>
          </table:table-cell>
          <table:table-cell office:value-type="float" office:value="613511000" calcext:value-type="float">
            <text:p>613511000</text:p>
          </table:table-cell>
          <table:table-cell office:value-type="float" office:value="612748000" calcext:value-type="float">
            <text:p>612748000</text:p>
          </table:table-cell>
          <table:table-cell office:value-type="float" office:value="613394000" calcext:value-type="float">
            <text:p>613394000</text:p>
          </table:table-cell>
          <table:table-cell office:value-type="float" office:value="614017000" calcext:value-type="float">
            <text:p>614017000</text:p>
          </table:table-cell>
          <table:table-cell office:value-type="float" office:value="610782000" calcext:value-type="float">
            <text:p>610782000</text:p>
          </table:table-cell>
          <table:table-cell office:value-type="float" office:value="614047000" calcext:value-type="float">
            <text:p>614047000</text:p>
          </table:table-cell>
          <table:table-cell office:value-type="float" office:value="614661000" calcext:value-type="float">
            <text:p>614661000</text:p>
          </table:table-cell>
          <table:table-cell office:value-type="float" office:value="611293000" calcext:value-type="float">
            <text:p>611293000</text:p>
          </table:table-cell>
          <table:table-cell office:value-type="float" office:value="610525000" calcext:value-type="float">
            <text:p>610525000</text:p>
          </table:table-cell>
          <table:table-cell office:value-type="float" office:value="612151000" calcext:value-type="float">
            <text:p>612151000</text:p>
          </table:table-cell>
          <table:table-cell office:value-type="float" office:value="613693000" calcext:value-type="float">
            <text:p>613693000</text:p>
          </table:table-cell>
          <table:table-cell office:value-type="float" office:value="613035000" calcext:value-type="float">
            <text:p>613035000</text:p>
          </table:table-cell>
          <table:table-cell office:value-type="float" office:value="613998000" calcext:value-type="float">
            <text:p>613998000</text:p>
          </table:table-cell>
          <table:table-cell office:value-type="float" office:value="610706000" calcext:value-type="float">
            <text:p>610706000</text:p>
          </table:table-cell>
          <table:table-cell office:value-type="float" office:value="611926000" calcext:value-type="float">
            <text:p>611926000</text:p>
          </table:table-cell>
          <table:table-cell office:value-type="float" office:value="614355000" calcext:value-type="float">
            <text:p>614355000</text:p>
          </table:table-cell>
          <table:table-cell office:value-type="float" office:value="613317000" calcext:value-type="float">
            <text:p>613317000</text:p>
          </table:table-cell>
          <table:table-cell office:value-type="float" office:value="611360000" calcext:value-type="float">
            <text:p>611360000</text:p>
          </table:table-cell>
          <table:table-cell office:value-type="float" office:value="612287000" calcext:value-type="float">
            <text:p>612287000</text:p>
          </table:table-cell>
          <table:table-cell office:value-type="float" office:value="614495000" calcext:value-type="float">
            <text:p>614495000</text:p>
          </table:table-cell>
          <table:table-cell office:value-type="float" office:value="612416000" calcext:value-type="float">
            <text:p>612416000</text:p>
          </table:table-cell>
          <table:table-cell office:value-type="float" office:value="612995000" calcext:value-type="float">
            <text:p>612995000</text:p>
          </table:table-cell>
          <table:table-cell office:value-type="float" office:value="612624000" calcext:value-type="float">
            <text:p>612624000</text:p>
          </table:table-cell>
          <table:table-cell office:value-type="float" office:value="611260000" calcext:value-type="float">
            <text:p>611260000</text:p>
          </table:table-cell>
          <table:table-cell office:value-type="float" office:value="610611000" calcext:value-type="float">
            <text:p>610611000</text:p>
          </table:table-cell>
          <table:table-cell office:value-type="float" office:value="613034000" calcext:value-type="float">
            <text:p>613034000</text:p>
          </table:table-cell>
          <table:table-cell office:value-type="float" office:value="615705000" calcext:value-type="float">
            <text:p>615705000</text:p>
          </table:table-cell>
          <table:table-cell office:value-type="float" office:value="610965000" calcext:value-type="float">
            <text:p>610965000</text:p>
          </table:table-cell>
          <table:table-cell office:value-type="float" office:value="614335000" calcext:value-type="float">
            <text:p>614335000</text:p>
          </table:table-cell>
          <table:table-cell office:value-type="float" office:value="613694000" calcext:value-type="float">
            <text:p>613694000</text:p>
          </table:table-cell>
          <table:table-cell office:value-type="float" office:value="611556000" calcext:value-type="float">
            <text:p>611556000</text:p>
          </table:table-cell>
          <table:table-cell office:value-type="float" office:value="615335000" calcext:value-type="float">
            <text:p>615335000</text:p>
          </table:table-cell>
          <table:table-cell office:value-type="float" office:value="613876000" calcext:value-type="float">
            <text:p>613876000</text:p>
          </table:table-cell>
          <table:table-cell office:value-type="float" office:value="613668000" calcext:value-type="float">
            <text:p>613668000</text:p>
          </table:table-cell>
          <table:table-cell office:value-type="float" office:value="612248000" calcext:value-type="float">
            <text:p>612248000</text:p>
          </table:table-cell>
          <table:table-cell office:value-type="float" office:value="611974000" calcext:value-type="float">
            <text:p>611974000</text:p>
          </table:table-cell>
          <table:table-cell office:value-type="float" office:value="614030000" calcext:value-type="float">
            <text:p>614030000</text:p>
          </table:table-cell>
          <table:table-cell office:value-type="float" office:value="610262000" calcext:value-type="float">
            <text:p>610262000</text:p>
          </table:table-cell>
          <table:table-cell office:value-type="float" office:value="610922000" calcext:value-type="float">
            <text:p>610922000</text:p>
          </table:table-cell>
          <table:table-cell office:value-type="float" office:value="613328000" calcext:value-type="float">
            <text:p>613328000</text:p>
          </table:table-cell>
          <table:table-cell office:value-type="float" office:value="613298000" calcext:value-type="float">
            <text:p>613298000</text:p>
          </table:table-cell>
          <table:table-cell table:number-columns-repeated="2" office:value-type="float" office:value="613405000" calcext:value-type="float">
            <text:p>613405000</text:p>
          </table:table-cell>
          <table:table-cell office:value-type="float" office:value="614674000" calcext:value-type="float">
            <text:p>614674000</text:p>
          </table:table-cell>
          <table:table-cell office:value-type="float" office:value="610795000" calcext:value-type="float">
            <text:p>610795000</text:p>
          </table:table-cell>
          <table:table-cell office:value-type="float" office:value="612386000" calcext:value-type="float">
            <text:p>612386000</text:p>
          </table:table-cell>
          <table:table-cell office:value-type="float" office:value="611911000" calcext:value-type="float">
            <text:p>611911000</text:p>
          </table:table-cell>
          <table:table-cell office:value-type="float" office:value="615102000" calcext:value-type="float">
            <text:p>615102000</text:p>
          </table:table-cell>
          <table:table-cell office:value-type="float" office:value="614409000" calcext:value-type="float">
            <text:p>614409000</text:p>
          </table:table-cell>
          <table:table-cell office:value-type="float" office:value="614474000" calcext:value-type="float">
            <text:p>614474000</text:p>
          </table:table-cell>
          <table:table-cell office:value-type="float" office:value="613827000" calcext:value-type="float">
            <text:p>613827000</text:p>
          </table:table-cell>
          <table:table-cell office:value-type="float" office:value="614716000" calcext:value-type="float">
            <text:p>614716000</text:p>
          </table:table-cell>
          <table:table-cell office:value-type="float" office:value="613734000" calcext:value-type="float">
            <text:p>613734000</text:p>
          </table:table-cell>
          <table:table-cell office:value-type="float" office:value="612353000" calcext:value-type="float">
            <text:p>612353000</text:p>
          </table:table-cell>
          <table:table-cell office:value-type="float" office:value="614699000" calcext:value-type="float">
            <text:p>614699000</text:p>
          </table:table-cell>
          <table:table-cell office:value-type="float" office:value="614554000" calcext:value-type="float">
            <text:p>614554000</text:p>
          </table:table-cell>
          <table:table-cell office:value-type="float" office:value="614127000" calcext:value-type="float">
            <text:p>614127000</text:p>
          </table:table-cell>
          <table:table-cell office:value-type="float" office:value="615158000" calcext:value-type="float">
            <text:p>615158000</text:p>
          </table:table-cell>
          <table:table-cell office:value-type="float" office:value="612891000" calcext:value-type="float">
            <text:p>612891000</text:p>
          </table:table-cell>
          <table:table-cell office:value-type="float" office:value="614125000" calcext:value-type="float">
            <text:p>614125000</text:p>
          </table:table-cell>
          <table:table-cell office:value-type="float" office:value="613571000" calcext:value-type="float">
            <text:p>613571000</text:p>
          </table:table-cell>
          <table:table-cell office:value-type="float" office:value="610774000" calcext:value-type="float">
            <text:p>610774000</text:p>
          </table:table-cell>
          <table:table-cell office:value-type="float" office:value="613843000" calcext:value-type="float">
            <text:p>613843000</text:p>
          </table:table-cell>
          <table:table-cell office:value-type="float" office:value="612844000" calcext:value-type="float">
            <text:p>612844000</text:p>
          </table:table-cell>
          <table:table-cell office:value-type="float" office:value="614090000" calcext:value-type="float">
            <text:p>614090000</text:p>
          </table:table-cell>
          <table:table-cell office:value-type="float" office:value="613795000" calcext:value-type="float">
            <text:p>613795000</text:p>
          </table:table-cell>
          <table:table-cell office:value-type="float" office:value="615095000" calcext:value-type="float">
            <text:p>615095000</text:p>
          </table:table-cell>
          <table:table-cell office:value-type="float" office:value="610641000" calcext:value-type="float">
            <text:p>610641000</text:p>
          </table:table-cell>
          <table:table-cell office:value-type="float" office:value="612248000" calcext:value-type="float">
            <text:p>612248000</text:p>
          </table:table-cell>
          <table:table-cell office:value-type="float" office:value="613357000" calcext:value-type="float">
            <text:p>613357000</text:p>
          </table:table-cell>
          <table:table-cell office:value-type="float" office:value="616334000" calcext:value-type="float">
            <text:p>616334000</text:p>
          </table:table-cell>
          <table:table-cell office:value-type="float" office:value="613092000" calcext:value-type="float">
            <text:p>613092000</text:p>
          </table:table-cell>
          <table:table-cell office:value-type="float" office:value="613007000" calcext:value-type="float">
            <text:p>613007000</text:p>
          </table:table-cell>
          <table:table-cell office:value-type="float" office:value="615039000" calcext:value-type="float">
            <text:p>615039000</text:p>
          </table:table-cell>
          <table:table-cell office:value-type="float" office:value="611208000" calcext:value-type="float">
            <text:p>611208000</text:p>
          </table:table-cell>
          <table:table-cell office:value-type="float" office:value="614522000" calcext:value-type="float">
            <text:p>614522000</text:p>
          </table:table-cell>
          <table:table-cell office:value-type="float" office:value="611958000" calcext:value-type="float">
            <text:p>611958000</text:p>
          </table:table-cell>
          <table:table-cell office:value-type="float" office:value="615265000" calcext:value-type="float">
            <text:p>615265000</text:p>
          </table:table-cell>
          <table:table-cell office:value-type="float" office:value="612241000" calcext:value-type="float">
            <text:p>612241000</text:p>
          </table:table-cell>
          <table:table-cell office:value-type="float" office:value="611806000" calcext:value-type="float">
            <text:p>611806000</text:p>
          </table:table-cell>
          <table:table-cell office:value-type="float" office:value="613872000" calcext:value-type="float">
            <text:p>613872000</text:p>
          </table:table-cell>
          <table:table-cell office:value-type="float" office:value="614163000" calcext:value-type="float">
            <text:p>614163000</text:p>
          </table:table-cell>
          <table:table-cell office:value-type="float" office:value="614916000" calcext:value-type="float">
            <text:p>614916000</text:p>
          </table:table-cell>
          <table:table-cell office:value-type="float" office:value="610459000" calcext:value-type="float">
            <text:p>610459000</text:p>
          </table:table-cell>
          <table:table-cell office:value-type="float" office:value="613735000" calcext:value-type="float">
            <text:p>613735000</text:p>
          </table:table-cell>
          <table:table-cell office:value-type="float" office:value="613898000" calcext:value-type="float">
            <text:p>613898000</text:p>
          </table:table-cell>
          <table:table-cell office:value-type="float" office:value="611815000" calcext:value-type="float">
            <text:p>611815000</text:p>
          </table:table-cell>
          <table:table-cell office:value-type="float" office:value="611194000" calcext:value-type="float">
            <text:p>611194000</text:p>
          </table:table-cell>
          <table:table-cell office:value-type="float" office:value="612648000" calcext:value-type="float">
            <text:p>612648000</text:p>
          </table:table-cell>
          <table:table-cell office:value-type="float" office:value="612252000" calcext:value-type="float">
            <text:p>612252000</text:p>
          </table:table-cell>
          <table:table-cell office:value-type="float" office:value="613551000" calcext:value-type="float">
            <text:p>613551000</text:p>
          </table:table-cell>
          <table:table-cell office:value-type="float" office:value="613568000" calcext:value-type="float">
            <text:p>613568000</text:p>
          </table:table-cell>
          <table:table-cell office:value-type="float" office:value="613540000" calcext:value-type="float">
            <text:p>613540000</text:p>
          </table:table-cell>
          <table:table-cell office:value-type="float" office:value="613183000" calcext:value-type="float">
            <text:p>613183000</text:p>
          </table:table-cell>
          <table:table-cell office:value-type="float" office:value="613205000" calcext:value-type="float">
            <text:p>613205000</text:p>
          </table:table-cell>
          <table:table-cell office:value-type="float" office:value="611476000" calcext:value-type="float">
            <text:p>611476000</text:p>
          </table:table-cell>
          <table:table-cell office:value-type="float" office:value="611331000" calcext:value-type="float">
            <text:p>611331000</text:p>
          </table:table-cell>
          <table:table-cell office:value-type="float" office:value="612742000" calcext:value-type="float">
            <text:p>612742000</text:p>
          </table:table-cell>
          <table:table-cell office:value-type="float" office:value="614878000" calcext:value-type="float">
            <text:p>614878000</text:p>
          </table:table-cell>
          <table:table-cell office:value-type="float" office:value="612240000" calcext:value-type="float">
            <text:p>612240000</text:p>
          </table:table-cell>
          <table:table-cell office:value-type="float" office:value="614455000" calcext:value-type="float">
            <text:p>614455000</text:p>
          </table:table-cell>
          <table:table-cell office:value-type="float" office:value="615497000" calcext:value-type="float">
            <text:p>615497000</text:p>
          </table:table-cell>
          <table:table-cell office:value-type="float" office:value="612376000" calcext:value-type="float">
            <text:p>612376000</text:p>
          </table:table-cell>
          <table:table-cell office:value-type="float" office:value="612668000" calcext:value-type="float">
            <text:p>612668000</text:p>
          </table:table-cell>
          <table:table-cell office:value-type="float" office:value="614426000" calcext:value-type="float">
            <text:p>614426000</text:p>
          </table:table-cell>
          <table:table-cell office:value-type="float" office:value="613953000" calcext:value-type="float">
            <text:p>613953000</text:p>
          </table:table-cell>
          <table:table-cell office:value-type="float" office:value="613544000" calcext:value-type="float">
            <text:p>613544000</text:p>
          </table:table-cell>
          <table:table-cell office:value-type="float" office:value="613691000" calcext:value-type="float">
            <text:p>613691000</text:p>
          </table:table-cell>
          <table:table-cell office:value-type="float" office:value="614448000" calcext:value-type="float">
            <text:p>614448000</text:p>
          </table:table-cell>
          <table:table-cell office:value-type="float" office:value="613623000" calcext:value-type="float">
            <text:p>613623000</text:p>
          </table:table-cell>
          <table:table-cell office:value-type="float" office:value="612457000" calcext:value-type="float">
            <text:p>612457000</text:p>
          </table:table-cell>
          <table:table-cell office:value-type="float" office:value="610510000" calcext:value-type="float">
            <text:p>610510000</text:p>
          </table:table-cell>
          <table:table-cell office:value-type="float" office:value="615219000" calcext:value-type="float">
            <text:p>615219000</text:p>
          </table:table-cell>
          <table:table-cell office:value-type="float" office:value="612998000" calcext:value-type="float">
            <text:p>612998000</text:p>
          </table:table-cell>
          <table:table-cell office:value-type="float" office:value="614371000" calcext:value-type="float">
            <text:p>614371000</text:p>
          </table:table-cell>
          <table:table-cell office:value-type="float" office:value="610990000" calcext:value-type="float">
            <text:p>610990000</text:p>
          </table:table-cell>
          <table:table-cell office:value-type="float" office:value="614661000" calcext:value-type="float">
            <text:p>614661000</text:p>
          </table:table-cell>
          <table:table-cell office:value-type="float" office:value="614360000" calcext:value-type="float">
            <text:p>614360000</text:p>
          </table:table-cell>
          <table:table-cell office:value-type="float" office:value="614594000" calcext:value-type="float">
            <text:p>614594000</text:p>
          </table:table-cell>
          <table:table-cell office:value-type="float" office:value="610697000" calcext:value-type="float">
            <text:p>610697000</text:p>
          </table:table-cell>
          <table:table-cell office:value-type="float" office:value="613420000" calcext:value-type="float">
            <text:p>613420000</text:p>
          </table:table-cell>
          <table:table-cell office:value-type="float" office:value="613414000" calcext:value-type="float">
            <text:p>613414000</text:p>
          </table:table-cell>
          <table:table-cell office:value-type="float" office:value="613231000" calcext:value-type="float">
            <text:p>613231000</text:p>
          </table:table-cell>
          <table:table-cell office:value-type="float" office:value="613393000" calcext:value-type="float">
            <text:p>613393000</text:p>
          </table:table-cell>
          <table:table-cell office:value-type="float" office:value="614130000" calcext:value-type="float">
            <text:p>614130000</text:p>
          </table:table-cell>
          <table:table-cell office:value-type="float" office:value="616713000" calcext:value-type="float">
            <text:p>616713000</text:p>
          </table:table-cell>
          <table:table-cell office:value-type="float" office:value="611526000" calcext:value-type="float">
            <text:p>611526000</text:p>
          </table:table-cell>
          <table:table-cell office:value-type="float" office:value="615701000" calcext:value-type="float">
            <text:p>615701000</text:p>
          </table:table-cell>
          <table:table-cell office:value-type="float" office:value="613672000" calcext:value-type="float">
            <text:p>613672000</text:p>
          </table:table-cell>
          <table:table-cell office:value-type="float" office:value="614352000" calcext:value-type="float">
            <text:p>614352000</text:p>
          </table:table-cell>
          <table:table-cell office:value-type="float" office:value="613685000" calcext:value-type="float">
            <text:p>613685000</text:p>
          </table:table-cell>
          <table:table-cell office:value-type="float" office:value="613763000" calcext:value-type="float">
            <text:p>613763000</text:p>
          </table:table-cell>
          <table:table-cell office:value-type="float" office:value="613966000" calcext:value-type="float">
            <text:p>613966000</text:p>
          </table:table-cell>
          <table:table-cell office:value-type="float" office:value="614049000" calcext:value-type="float">
            <text:p>614049000</text:p>
          </table:table-cell>
          <table:table-cell office:value-type="float" office:value="613425000" calcext:value-type="float">
            <text:p>613425000</text:p>
          </table:table-cell>
          <table:table-cell office:value-type="float" office:value="610510000" calcext:value-type="float">
            <text:p>610510000</text:p>
          </table:table-cell>
          <table:table-cell office:value-type="float" office:value="612025000" calcext:value-type="float">
            <text:p>612025000</text:p>
          </table:table-cell>
          <table:table-cell office:value-type="float" office:value="613556000" calcext:value-type="float">
            <text:p>613556000</text:p>
          </table:table-cell>
          <table:table-cell office:value-type="float" office:value="614127000" calcext:value-type="float">
            <text:p>614127000</text:p>
          </table:table-cell>
          <table:table-cell office:value-type="float" office:value="612691000" calcext:value-type="float">
            <text:p>612691000</text:p>
          </table:table-cell>
          <table:table-cell office:value-type="float" office:value="614225000" calcext:value-type="float">
            <text:p>614225000</text:p>
          </table:table-cell>
          <table:table-cell office:value-type="float" office:value="612585000" calcext:value-type="float">
            <text:p>612585000</text:p>
          </table:table-cell>
          <table:table-cell office:value-type="float" office:value="611563000" calcext:value-type="float">
            <text:p>611563000</text:p>
          </table:table-cell>
          <table:table-cell office:value-type="float" office:value="612512000" calcext:value-type="float">
            <text:p>612512000</text:p>
          </table:table-cell>
          <table:table-cell office:value-type="float" office:value="613411000" calcext:value-type="float">
            <text:p>613411000</text:p>
          </table:table-cell>
          <table:table-cell office:value-type="float" office:value="612710000" calcext:value-type="float">
            <text:p>612710000</text:p>
          </table:table-cell>
          <table:table-cell office:value-type="float" office:value="613895000" calcext:value-type="float">
            <text:p>613895000</text:p>
          </table:table-cell>
          <table:table-cell office:value-type="float" office:value="613773000" calcext:value-type="float">
            <text:p>613773000</text:p>
          </table:table-cell>
          <table:table-cell office:value-type="float" office:value="613002000" calcext:value-type="float">
            <text:p>613002000</text:p>
          </table:table-cell>
          <table:table-cell office:value-type="float" office:value="610652000" calcext:value-type="float">
            <text:p>610652000</text:p>
          </table:table-cell>
          <table:table-cell office:value-type="float" office:value="611066000" calcext:value-type="float">
            <text:p>611066000</text:p>
          </table:table-cell>
          <table:table-cell office:value-type="float" office:value="612009000" calcext:value-type="float">
            <text:p>612009000</text:p>
          </table:table-cell>
          <table:table-cell office:value-type="float" office:value="614617000" calcext:value-type="float">
            <text:p>614617000</text:p>
          </table:table-cell>
          <table:table-cell office:value-type="float" office:value="611984000" calcext:value-type="float">
            <text:p>611984000</text:p>
          </table:table-cell>
          <table:table-cell office:value-type="float" office:value="615251000" calcext:value-type="float">
            <text:p>615251000</text:p>
          </table:table-cell>
          <table:table-cell office:value-type="float" office:value="614166000" calcext:value-type="float">
            <text:p>614166000</text:p>
          </table:table-cell>
          <table:table-cell office:value-type="float" office:value="614912000" calcext:value-type="float">
            <text:p>614912000</text:p>
          </table:table-cell>
          <table:table-cell office:value-type="float" office:value="613509000" calcext:value-type="float">
            <text:p>613509000</text:p>
          </table:table-cell>
          <table:table-cell office:value-type="float" office:value="612201000" calcext:value-type="float">
            <text:p>612201000</text:p>
          </table:table-cell>
          <table:table-cell office:value-type="float" office:value="614190000" calcext:value-type="float">
            <text:p>614190000</text:p>
          </table:table-cell>
          <table:table-cell office:value-type="float" office:value="611861000" calcext:value-type="float">
            <text:p>611861000</text:p>
          </table:table-cell>
          <table:table-cell office:value-type="float" office:value="613613000" calcext:value-type="float">
            <text:p>613613000</text:p>
          </table:table-cell>
          <table:table-cell office:value-type="float" office:value="614626000" calcext:value-type="float">
            <text:p>614626000</text:p>
          </table:table-cell>
          <table:table-cell office:value-type="float" office:value="613317000" calcext:value-type="float">
            <text:p>613317000</text:p>
          </table:table-cell>
          <table:table-cell office:value-type="float" office:value="614515000" calcext:value-type="float">
            <text:p>614515000</text:p>
          </table:table-cell>
          <table:table-cell office:value-type="float" office:value="613609000" calcext:value-type="float">
            <text:p>613609000</text:p>
          </table:table-cell>
          <table:table-cell office:value-type="float" office:value="612921000" calcext:value-type="float">
            <text:p>612921000</text:p>
          </table:table-cell>
          <table:table-cell office:value-type="float" office:value="611855000" calcext:value-type="float">
            <text:p>611855000</text:p>
          </table:table-cell>
          <table:table-cell office:value-type="float" office:value="610626000" calcext:value-type="float">
            <text:p>610626000</text:p>
          </table:table-cell>
          <table:table-cell office:value-type="float" office:value="614993000" calcext:value-type="float">
            <text:p>614993000</text:p>
          </table:table-cell>
          <table:table-cell office:value-type="float" office:value="609517000" calcext:value-type="float">
            <text:p>609517000</text:p>
          </table:table-cell>
          <table:table-cell office:value-type="float" office:value="613823000" calcext:value-type="float">
            <text:p>613823000</text:p>
          </table:table-cell>
          <table:table-cell office:value-type="float" office:value="614696000" calcext:value-type="float">
            <text:p>614696000</text:p>
          </table:table-cell>
          <table:table-cell office:value-type="float" office:value="613405000" calcext:value-type="float">
            <text:p>613405000</text:p>
          </table:table-cell>
          <table:table-cell office:value-type="float" office:value="609154000" calcext:value-type="float">
            <text:p>609154000</text:p>
          </table:table-cell>
          <table:table-cell office:value-type="float" office:value="611158000" calcext:value-type="float">
            <text:p>611158000</text:p>
          </table:table-cell>
          <table:table-cell office:value-type="float" office:value="612269000" calcext:value-type="float">
            <text:p>612269000</text:p>
          </table:table-cell>
          <table:table-cell office:value-type="float" office:value="612198000" calcext:value-type="float">
            <text:p>612198000</text:p>
          </table:table-cell>
          <table:table-cell office:value-type="float" office:value="610507000" calcext:value-type="float">
            <text:p>610507000</text:p>
          </table:table-cell>
          <table:table-cell office:value-type="float" office:value="611323000" calcext:value-type="float">
            <text:p>611323000</text:p>
          </table:table-cell>
          <table:table-cell office:value-type="float" office:value="614339000" calcext:value-type="float">
            <text:p>614339000</text:p>
          </table:table-cell>
          <table:table-cell office:value-type="float" office:value="611254000" calcext:value-type="float">
            <text:p>611254000</text:p>
          </table:table-cell>
          <table:table-cell office:value-type="float" office:value="613082000" calcext:value-type="float">
            <text:p>613082000</text:p>
          </table:table-cell>
          <table:table-cell office:value-type="float" office:value="613876000" calcext:value-type="float">
            <text:p>613876000</text:p>
          </table:table-cell>
          <table:table-cell office:value-type="float" office:value="611497000" calcext:value-type="float">
            <text:p>611497000</text:p>
          </table:table-cell>
          <table:table-cell office:value-type="float" office:value="610615000" calcext:value-type="float">
            <text:p>610615000</text:p>
          </table:table-cell>
          <table:table-cell office:value-type="float" office:value="613187000" calcext:value-type="float">
            <text:p>613187000</text:p>
          </table:table-cell>
          <table:table-cell office:value-type="float" office:value="611978000" calcext:value-type="float">
            <text:p>611978000</text:p>
          </table:table-cell>
          <table:table-cell office:value-type="float" office:value="611388000" calcext:value-type="float">
            <text:p>611388000</text:p>
          </table:table-cell>
          <table:table-cell office:value-type="float" office:value="615084000" calcext:value-type="float">
            <text:p>615084000</text:p>
          </table:table-cell>
          <table:table-cell office:value-type="float" office:value="612916000" calcext:value-type="float">
            <text:p>612916000</text:p>
          </table:table-cell>
          <table:table-cell office:value-type="float" office:value="612509000" calcext:value-type="float">
            <text:p>612509000</text:p>
          </table:table-cell>
          <table:table-cell office:value-type="float" office:value="614244000" calcext:value-type="float">
            <text:p>614244000</text:p>
          </table:table-cell>
          <table:table-cell office:value-type="float" office:value="613657000" calcext:value-type="float">
            <text:p>613657000</text:p>
          </table:table-cell>
          <table:table-cell office:value-type="float" office:value="612827000" calcext:value-type="float">
            <text:p>612827000</text:p>
          </table:table-cell>
          <table:table-cell office:value-type="float" office:value="612751000" calcext:value-type="float">
            <text:p>612751000</text:p>
          </table:table-cell>
          <table:table-cell office:value-type="float" office:value="610522000" calcext:value-type="float">
            <text:p>610522000</text:p>
          </table:table-cell>
          <table:table-cell office:value-type="float" office:value="614409000" calcext:value-type="float">
            <text:p>614409000</text:p>
          </table:table-cell>
          <table:table-cell office:value-type="float" office:value="613325000" calcext:value-type="float">
            <text:p>613325000</text:p>
          </table:table-cell>
          <table:table-cell office:value-type="float" office:value="611582000" calcext:value-type="float">
            <text:p>611582000</text:p>
          </table:table-cell>
          <table:table-cell office:value-type="float" office:value="613143000" calcext:value-type="float">
            <text:p>613143000</text:p>
          </table:table-cell>
          <table:table-cell office:value-type="float" office:value="612855000" calcext:value-type="float">
            <text:p>612855000</text:p>
          </table:table-cell>
          <table:table-cell office:value-type="float" office:value="614714000" calcext:value-type="float">
            <text:p>614714000</text:p>
          </table:table-cell>
          <table:table-cell office:value-type="float" office:value="612504000" calcext:value-type="float">
            <text:p>612504000</text:p>
          </table:table-cell>
          <table:table-cell office:value-type="float" office:value="611340000" calcext:value-type="float">
            <text:p>611340000</text:p>
          </table:table-cell>
          <table:table-cell office:value-type="float" office:value="612543000" calcext:value-type="float">
            <text:p>612543000</text:p>
          </table:table-cell>
          <table:table-cell office:value-type="float" office:value="610993000" calcext:value-type="float">
            <text:p>610993000</text:p>
          </table:table-cell>
          <table:table-cell office:value-type="float" office:value="612906000" calcext:value-type="float">
            <text:p>612906000</text:p>
          </table:table-cell>
          <table:table-cell office:value-type="float" office:value="613802000" calcext:value-type="float">
            <text:p>613802000</text:p>
          </table:table-cell>
          <table:table-cell office:value-type="float" office:value="612784000" calcext:value-type="float">
            <text:p>612784000</text:p>
          </table:table-cell>
          <table:table-cell office:value-type="float" office:value="611080000" calcext:value-type="float">
            <text:p>611080000</text:p>
          </table:table-cell>
          <table:table-cell office:value-type="float" office:value="612786000" calcext:value-type="float">
            <text:p>612786000</text:p>
          </table:table-cell>
          <table:table-cell office:value-type="float" office:value="613299000" calcext:value-type="float">
            <text:p>613299000</text:p>
          </table:table-cell>
          <table:table-cell office:value-type="float" office:value="612183000" calcext:value-type="float">
            <text:p>612183000</text:p>
          </table:table-cell>
          <table:table-cell office:value-type="float" office:value="611048000" calcext:value-type="float">
            <text:p>611048000</text:p>
          </table:table-cell>
          <table:table-cell office:value-type="float" office:value="614347000" calcext:value-type="float">
            <text:p>614347000</text:p>
          </table:table-cell>
          <table:table-cell office:value-type="float" office:value="610653000" calcext:value-type="float">
            <text:p>610653000</text:p>
          </table:table-cell>
          <table:table-cell office:value-type="float" office:value="613467000" calcext:value-type="float">
            <text:p>613467000</text:p>
          </table:table-cell>
          <table:table-cell office:value-type="float" office:value="613617000" calcext:value-type="float">
            <text:p>613617000</text:p>
          </table:table-cell>
          <table:table-cell office:value-type="float" office:value="611638000" calcext:value-type="float">
            <text:p>611638000</text:p>
          </table:table-cell>
          <table:table-cell office:value-type="float" office:value="612824000" calcext:value-type="float">
            <text:p>612824000</text:p>
          </table:table-cell>
          <table:table-cell office:value-type="float" office:value="613393000" calcext:value-type="float">
            <text:p>613393000</text:p>
          </table:table-cell>
          <table:table-cell office:value-type="float" office:value="611850000" calcext:value-type="float">
            <text:p>611850000</text:p>
          </table:table-cell>
          <table:table-cell office:value-type="float" office:value="613567000" calcext:value-type="float">
            <text:p>613567000</text:p>
          </table:table-cell>
          <table:table-cell office:value-type="float" office:value="610522000" calcext:value-type="float">
            <text:p>610522000</text:p>
          </table:table-cell>
          <table:table-cell office:value-type="float" office:value="612805000" calcext:value-type="float">
            <text:p>612805000</text:p>
          </table:table-cell>
          <table:table-cell office:value-type="float" office:value="612202000" calcext:value-type="float">
            <text:p>612202000</text:p>
          </table:table-cell>
          <table:table-cell office:value-type="float" office:value="614064000" calcext:value-type="float">
            <text:p>614064000</text:p>
          </table:table-cell>
          <table:table-cell office:value-type="float" office:value="613880000" calcext:value-type="float">
            <text:p>613880000</text:p>
          </table:table-cell>
          <table:table-cell office:value-type="float" office:value="613224000" calcext:value-type="float">
            <text:p>613224000</text:p>
          </table:table-cell>
          <table:table-cell office:value-type="float" office:value="612771000" calcext:value-type="float">
            <text:p>612771000</text:p>
          </table:table-cell>
          <table:table-cell office:value-type="float" office:value="613671000" calcext:value-type="float">
            <text:p>613671000</text:p>
          </table:table-cell>
          <table:table-cell office:value-type="float" office:value="610381000" calcext:value-type="float">
            <text:p>610381000</text:p>
          </table:table-cell>
          <table:table-cell office:value-type="float" office:value="614331000" calcext:value-type="float">
            <text:p>614331000</text:p>
          </table:table-cell>
          <table:table-cell table:number-columns-repeated="2" office:value-type="float" office:value="612356000" calcext:value-type="float">
            <text:p>612356000</text:p>
          </table:table-cell>
          <table:table-cell office:value-type="float" office:value="614757000" calcext:value-type="float">
            <text:p>614757000</text:p>
          </table:table-cell>
          <table:table-cell office:value-type="float" office:value="612455000" calcext:value-type="float">
            <text:p>612455000</text:p>
          </table:table-cell>
          <table:table-cell office:value-type="float" office:value="614606000" calcext:value-type="float">
            <text:p>614606000</text:p>
          </table:table-cell>
          <table:table-cell office:value-type="float" office:value="613580000" calcext:value-type="float">
            <text:p>613580000</text:p>
          </table:table-cell>
          <table:table-cell office:value-type="float" office:value="613055000" calcext:value-type="float">
            <text:p>613055000</text:p>
          </table:table-cell>
          <table:table-cell office:value-type="float" office:value="611982000" calcext:value-type="float">
            <text:p>611982000</text:p>
          </table:table-cell>
          <table:table-cell office:value-type="float" office:value="615863000" calcext:value-type="float">
            <text:p>615863000</text:p>
          </table:table-cell>
          <table:table-cell office:value-type="float" office:value="611630000" calcext:value-type="float">
            <text:p>611630000</text:p>
          </table:table-cell>
          <table:table-cell office:value-type="float" office:value="609594000" calcext:value-type="float">
            <text:p>609594000</text:p>
          </table:table-cell>
          <table:table-cell office:value-type="float" office:value="610219000" calcext:value-type="float">
            <text:p>610219000</text:p>
          </table:table-cell>
          <table:table-cell office:value-type="float" office:value="613486000" calcext:value-type="float">
            <text:p>613486000</text:p>
          </table:table-cell>
          <table:table-cell office:value-type="float" office:value="610386000" calcext:value-type="float">
            <text:p>610386000</text:p>
          </table:table-cell>
          <table:table-cell office:value-type="float" office:value="614264000" calcext:value-type="float">
            <text:p>614264000</text:p>
          </table:table-cell>
          <table:table-cell office:value-type="float" office:value="610811000" calcext:value-type="float">
            <text:p>610811000</text:p>
          </table:table-cell>
          <table:table-cell office:value-type="float" office:value="616630000" calcext:value-type="float">
            <text:p>616630000</text:p>
          </table:table-cell>
          <table:table-cell office:value-type="float" office:value="613233000" calcext:value-type="float">
            <text:p>613233000</text:p>
          </table:table-cell>
          <table:table-cell office:value-type="float" office:value="612529000" calcext:value-type="float">
            <text:p>612529000</text:p>
          </table:table-cell>
          <table:table-cell office:value-type="float" office:value="612948000" calcext:value-type="float">
            <text:p>612948000</text:p>
          </table:table-cell>
          <table:table-cell office:value-type="float" office:value="610906000" calcext:value-type="float">
            <text:p>610906000</text:p>
          </table:table-cell>
          <table:table-cell office:value-type="float" office:value="612031000" calcext:value-type="float">
            <text:p>612031000</text:p>
          </table:table-cell>
          <table:table-cell office:value-type="float" office:value="614382000" calcext:value-type="float">
            <text:p>614382000</text:p>
          </table:table-cell>
          <table:table-cell office:value-type="float" office:value="613280000" calcext:value-type="float">
            <text:p>613280000</text:p>
          </table:table-cell>
          <table:table-cell office:value-type="float" office:value="614016000" calcext:value-type="float">
            <text:p>614016000</text:p>
          </table:table-cell>
          <table:table-cell office:value-type="float" office:value="613474000" calcext:value-type="float">
            <text:p>613474000</text:p>
          </table:table-cell>
          <table:table-cell office:value-type="float" office:value="613651000" calcext:value-type="float">
            <text:p>613651000</text:p>
          </table:table-cell>
          <table:table-cell office:value-type="float" office:value="612843000" calcext:value-type="float">
            <text:p>612843000</text:p>
          </table:table-cell>
          <table:table-cell office:value-type="float" office:value="614140000" calcext:value-type="float">
            <text:p>614140000</text:p>
          </table:table-cell>
          <table:table-cell office:value-type="float" office:value="611565000" calcext:value-type="float">
            <text:p>611565000</text:p>
          </table:table-cell>
          <table:table-cell office:value-type="float" office:value="613378000" calcext:value-type="float">
            <text:p>613378000</text:p>
          </table:table-cell>
          <table:table-cell office:value-type="float" office:value="611789000" calcext:value-type="float">
            <text:p>611789000</text:p>
          </table:table-cell>
          <table:table-cell office:value-type="float" office:value="615186000" calcext:value-type="float">
            <text:p>615186000</text:p>
          </table:table-cell>
          <table:table-cell office:value-type="float" office:value="614098000" calcext:value-type="float">
            <text:p>614098000</text:p>
          </table:table-cell>
          <table:table-cell office:value-type="float" office:value="610783000" calcext:value-type="float">
            <text:p>610783000</text:p>
          </table:table-cell>
          <table:table-cell office:value-type="float" office:value="613326000" calcext:value-type="float">
            <text:p>613326000</text:p>
          </table:table-cell>
          <table:table-cell office:value-type="float" office:value="613741000" calcext:value-type="float">
            <text:p>613741000</text:p>
          </table:table-cell>
          <table:table-cell office:value-type="float" office:value="612812000" calcext:value-type="float">
            <text:p>612812000</text:p>
          </table:table-cell>
          <table:table-cell office:value-type="float" office:value="613483000" calcext:value-type="float">
            <text:p>613483000</text:p>
          </table:table-cell>
          <table:table-cell office:value-type="float" office:value="611026000" calcext:value-type="float">
            <text:p>611026000</text:p>
          </table:table-cell>
          <table:table-cell office:value-type="float" office:value="612511000" calcext:value-type="float">
            <text:p>612511000</text:p>
          </table:table-cell>
          <table:table-cell office:value-type="float" office:value="612336000" calcext:value-type="float">
            <text:p>612336000</text:p>
          </table:table-cell>
          <table:table-cell office:value-type="float" office:value="613466000" calcext:value-type="float">
            <text:p>613466000</text:p>
          </table:table-cell>
          <table:table-cell office:value-type="float" office:value="611486000" calcext:value-type="float">
            <text:p>611486000</text:p>
          </table:table-cell>
          <table:table-cell office:value-type="float" office:value="616161000" calcext:value-type="float">
            <text:p>616161000</text:p>
          </table:table-cell>
          <table:table-cell office:value-type="float" office:value="614249000" calcext:value-type="float">
            <text:p>614249000</text:p>
          </table:table-cell>
          <table:table-cell office:value-type="float" office:value="612810000" calcext:value-type="float">
            <text:p>612810000</text:p>
          </table:table-cell>
          <table:table-cell office:value-type="float" office:value="610813000" calcext:value-type="float">
            <text:p>610813000</text:p>
          </table:table-cell>
          <table:table-cell office:value-type="float" office:value="611925000" calcext:value-type="float">
            <text:p>611925000</text:p>
          </table:table-cell>
          <table:table-cell office:value-type="float" office:value="612437000" calcext:value-type="float">
            <text:p>612437000</text:p>
          </table:table-cell>
          <table:table-cell office:value-type="float" office:value="613001000" calcext:value-type="float">
            <text:p>613001000</text:p>
          </table:table-cell>
          <table:table-cell office:value-type="float" office:value="614181000" calcext:value-type="float">
            <text:p>614181000</text:p>
          </table:table-cell>
          <table:table-cell office:value-type="float" office:value="612423000" calcext:value-type="float">
            <text:p>612423000</text:p>
          </table:table-cell>
          <table:table-cell office:value-type="float" office:value="612687000" calcext:value-type="float">
            <text:p>612687000</text:p>
          </table:table-cell>
          <table:table-cell office:value-type="float" office:value="615497000" calcext:value-type="float">
            <text:p>615497000</text:p>
          </table:table-cell>
          <table:table-cell office:value-type="float" office:value="613715000" calcext:value-type="float">
            <text:p>613715000</text:p>
          </table:table-cell>
          <table:table-cell office:value-type="float" office:value="610531000" calcext:value-type="float">
            <text:p>610531000</text:p>
          </table:table-cell>
          <table:table-cell office:value-type="float" office:value="616641000" calcext:value-type="float">
            <text:p>616641000</text:p>
          </table:table-cell>
          <table:table-cell office:value-type="float" office:value="615668000" calcext:value-type="float">
            <text:p>615668000</text:p>
          </table:table-cell>
          <table:table-cell table:number-columns-repeated="2" office:value-type="float" office:value="610262000" calcext:value-type="float">
            <text:p>610262000</text:p>
          </table:table-cell>
          <table:table-cell office:value-type="float" office:value="610757000" calcext:value-type="float">
            <text:p>610757000</text:p>
          </table:table-cell>
          <table:table-cell office:value-type="float" office:value="614406000" calcext:value-type="float">
            <text:p>614406000</text:p>
          </table:table-cell>
          <table:table-cell office:value-type="float" office:value="615041000" calcext:value-type="float">
            <text:p>615041000</text:p>
          </table:table-cell>
          <table:table-cell office:value-type="float" office:value="613853000" calcext:value-type="float">
            <text:p>613853000</text:p>
          </table:table-cell>
          <table:table-cell office:value-type="float" office:value="614702000" calcext:value-type="float">
            <text:p>614702000</text:p>
          </table:table-cell>
          <table:table-cell office:value-type="float" office:value="614305000" calcext:value-type="float">
            <text:p>614305000</text:p>
          </table:table-cell>
          <table:table-cell office:value-type="float" office:value="614015000" calcext:value-type="float">
            <text:p>614015000</text:p>
          </table:table-cell>
          <table:table-cell office:value-type="float" office:value="612517000" calcext:value-type="float">
            <text:p>612517000</text:p>
          </table:table-cell>
          <table:table-cell office:value-type="float" office:value="611739000" calcext:value-type="float">
            <text:p>611739000</text:p>
          </table:table-cell>
          <table:table-cell office:value-type="float" office:value="615243000" calcext:value-type="float">
            <text:p>615243000</text:p>
          </table:table-cell>
          <table:table-cell office:value-type="float" office:value="612103000" calcext:value-type="float">
            <text:p>612103000</text:p>
          </table:table-cell>
          <table:table-cell office:value-type="float" office:value="614251000" calcext:value-type="float">
            <text:p>614251000</text:p>
          </table:table-cell>
          <table:table-cell office:value-type="float" office:value="612698000" calcext:value-type="float">
            <text:p>612698000</text:p>
          </table:table-cell>
          <table:table-cell office:value-type="float" office:value="613615000" calcext:value-type="float">
            <text:p>613615000</text:p>
          </table:table-cell>
          <table:table-cell office:value-type="float" office:value="612822000" calcext:value-type="float">
            <text:p>612822000</text:p>
          </table:table-cell>
          <table:table-cell office:value-type="float" office:value="613797000" calcext:value-type="float">
            <text:p>613797000</text:p>
          </table:table-cell>
          <table:table-cell office:value-type="float" office:value="611432000" calcext:value-type="float">
            <text:p>611432000</text:p>
          </table:table-cell>
          <table:table-cell office:value-type="float" office:value="613228000" calcext:value-type="float">
            <text:p>613228000</text:p>
          </table:table-cell>
          <table:table-cell office:value-type="float" office:value="614974000" calcext:value-type="float">
            <text:p>614974000</text:p>
          </table:table-cell>
          <table:table-cell office:value-type="float" office:value="612261000" calcext:value-type="float">
            <text:p>612261000</text:p>
          </table:table-cell>
          <table:table-cell office:value-type="float" office:value="612198000" calcext:value-type="float">
            <text:p>612198000</text:p>
          </table:table-cell>
          <table:table-cell office:value-type="float" office:value="613500000" calcext:value-type="float">
            <text:p>613500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613798000" calcext:value-type="float">
            <text:p>613798000</text:p>
          </table:table-cell>
          <table:table-cell office:value-type="float" office:value="614111000" calcext:value-type="float">
            <text:p>614111000</text:p>
          </table:table-cell>
          <table:table-cell office:value-type="float" office:value="611204000" calcext:value-type="float">
            <text:p>611204000</text:p>
          </table:table-cell>
          <table:table-cell office:value-type="float" office:value="613042000" calcext:value-type="float">
            <text:p>613042000</text:p>
          </table:table-cell>
          <table:table-cell office:value-type="float" office:value="612850000" calcext:value-type="float">
            <text:p>612850000</text:p>
          </table:table-cell>
          <table:table-cell office:value-type="float" office:value="611076000" calcext:value-type="float">
            <text:p>611076000</text:p>
          </table:table-cell>
          <table:table-cell office:value-type="float" office:value="612896000" calcext:value-type="float">
            <text:p>612896000</text:p>
          </table:table-cell>
          <table:table-cell office:value-type="float" office:value="610615000" calcext:value-type="float">
            <text:p>610615000</text:p>
          </table:table-cell>
          <table:table-cell office:value-type="float" office:value="613823000" calcext:value-type="float">
            <text:p>613823000</text:p>
          </table:table-cell>
          <table:table-cell office:value-type="float" office:value="614690000" calcext:value-type="float">
            <text:p>614690000</text:p>
          </table:table-cell>
          <table:table-cell office:value-type="float" office:value="614653000" calcext:value-type="float">
            <text:p>614653000</text:p>
          </table:table-cell>
          <table:table-cell office:value-type="float" office:value="614873000" calcext:value-type="float">
            <text:p>614873000</text:p>
          </table:table-cell>
          <table:table-cell office:value-type="float" office:value="612492000" calcext:value-type="float">
            <text:p>612492000</text:p>
          </table:table-cell>
          <table:table-cell office:value-type="float" office:value="613505000" calcext:value-type="float">
            <text:p>613505000</text:p>
          </table:table-cell>
          <table:table-cell office:value-type="float" office:value="612981000" calcext:value-type="float">
            <text:p>612981000</text:p>
          </table:table-cell>
          <table:table-cell office:value-type="float" office:value="611461000" calcext:value-type="float">
            <text:p>611461000</text:p>
          </table:table-cell>
          <table:table-cell office:value-type="float" office:value="613742000" calcext:value-type="float">
            <text:p>613742000</text:p>
          </table:table-cell>
          <table:table-cell office:value-type="float" office:value="612620000" calcext:value-type="float">
            <text:p>612620000</text:p>
          </table:table-cell>
          <table:table-cell office:value-type="float" office:value="614348000" calcext:value-type="float">
            <text:p>614348000</text:p>
          </table:table-cell>
          <table:table-cell office:value-type="float" office:value="612305000" calcext:value-type="float">
            <text:p>612305000</text:p>
          </table:table-cell>
          <table:table-cell office:value-type="float" office:value="615311000" calcext:value-type="float">
            <text:p>615311000</text:p>
          </table:table-cell>
          <table:table-cell office:value-type="float" office:value="612869000" calcext:value-type="float">
            <text:p>612869000</text:p>
          </table:table-cell>
          <table:table-cell office:value-type="float" office:value="612237000" calcext:value-type="float">
            <text:p>612237000</text:p>
          </table:table-cell>
          <table:table-cell office:value-type="float" office:value="611948000" calcext:value-type="float">
            <text:p>611948000</text:p>
          </table:table-cell>
          <table:table-cell office:value-type="float" office:value="614046000" calcext:value-type="float">
            <text:p>614046000</text:p>
          </table:table-cell>
          <table:table-cell office:value-type="float" office:value="614276000" calcext:value-type="float">
            <text:p>614276000</text:p>
          </table:table-cell>
          <table:table-cell office:value-type="float" office:value="614510000" calcext:value-type="float">
            <text:p>614510000</text:p>
          </table:table-cell>
          <table:table-cell office:value-type="float" office:value="614115000" calcext:value-type="float">
            <text:p>614115000</text:p>
          </table:table-cell>
          <table:table-cell office:value-type="float" office:value="614610000" calcext:value-type="float">
            <text:p>614610000</text:p>
          </table:table-cell>
          <table:table-cell office:value-type="float" office:value="611668000" calcext:value-type="float">
            <text:p>611668000</text:p>
          </table:table-cell>
          <table:table-cell office:value-type="float" office:value="614974000" calcext:value-type="float">
            <text:p>614974000</text:p>
          </table:table-cell>
          <table:table-cell office:value-type="float" office:value="612718000" calcext:value-type="float">
            <text:p>612718000</text:p>
          </table:table-cell>
          <table:table-cell office:value-type="float" office:value="611499000" calcext:value-type="float">
            <text:p>611499000</text:p>
          </table:table-cell>
          <table:table-cell office:value-type="float" office:value="610794000" calcext:value-type="float">
            <text:p>610794000</text:p>
          </table:table-cell>
          <table:table-cell office:value-type="float" office:value="613641000" calcext:value-type="float">
            <text:p>613641000</text:p>
          </table:table-cell>
          <table:table-cell office:value-type="float" office:value="613058000" calcext:value-type="float">
            <text:p>613058000</text:p>
          </table:table-cell>
          <table:table-cell office:value-type="float" office:value="612193000" calcext:value-type="float">
            <text:p>612193000</text:p>
          </table:table-cell>
          <table:table-cell office:value-type="float" office:value="612200000" calcext:value-type="float">
            <text:p>612200000</text:p>
          </table:table-cell>
          <table:table-cell office:value-type="float" office:value="612201000" calcext:value-type="float">
            <text:p>612201000</text:p>
          </table:table-cell>
          <table:table-cell office:value-type="float" office:value="614677000" calcext:value-type="float">
            <text:p>614677000</text:p>
          </table:table-cell>
          <table:table-cell office:value-type="float" office:value="613993000" calcext:value-type="float">
            <text:p>613993000</text:p>
          </table:table-cell>
          <table:table-cell office:value-type="float" office:value="611890000" calcext:value-type="float">
            <text:p>611890000</text:p>
          </table:table-cell>
          <table:table-cell office:value-type="float" office:value="615476000" calcext:value-type="float">
            <text:p>615476000</text:p>
          </table:table-cell>
          <table:table-cell office:value-type="float" office:value="614625000" calcext:value-type="float">
            <text:p>614625000</text:p>
          </table:table-cell>
          <table:table-cell office:value-type="float" office:value="614030000" calcext:value-type="float">
            <text:p>614030000</text:p>
          </table:table-cell>
          <table:table-cell office:value-type="float" office:value="611141000" calcext:value-type="float">
            <text:p>611141000</text:p>
          </table:table-cell>
          <table:table-cell office:value-type="float" office:value="612448000" calcext:value-type="float">
            <text:p>612448000</text:p>
          </table:table-cell>
          <table:table-cell office:value-type="float" office:value="612836000" calcext:value-type="float">
            <text:p>612836000</text:p>
          </table:table-cell>
          <table:table-cell office:value-type="float" office:value="610946000" calcext:value-type="float">
            <text:p>610946000</text:p>
          </table:table-cell>
          <table:table-cell office:value-type="float" office:value="611792000" calcext:value-type="float">
            <text:p>611792000</text:p>
          </table:table-cell>
          <table:table-cell office:value-type="float" office:value="611540000" calcext:value-type="float">
            <text:p>611540000</text:p>
          </table:table-cell>
          <table:table-cell office:value-type="float" office:value="612102000" calcext:value-type="float">
            <text:p>612102000</text:p>
          </table:table-cell>
          <table:table-cell office:value-type="float" office:value="610154000" calcext:value-type="float">
            <text:p>610154000</text:p>
          </table:table-cell>
          <table:table-cell office:value-type="float" office:value="612450000" calcext:value-type="float">
            <text:p>612450000</text:p>
          </table:table-cell>
          <table:table-cell office:value-type="float" office:value="613483000" calcext:value-type="float">
            <text:p>613483000</text:p>
          </table:table-cell>
          <table:table-cell office:value-type="float" office:value="612611000" calcext:value-type="float">
            <text:p>612611000</text:p>
          </table:table-cell>
          <table:table-cell office:value-type="float" office:value="614279000" calcext:value-type="float">
            <text:p>614279000</text:p>
          </table:table-cell>
          <table:table-cell office:value-type="float" office:value="611888000" calcext:value-type="float">
            <text:p>611888000</text:p>
          </table:table-cell>
          <table:table-cell office:value-type="float" office:value="610855000" calcext:value-type="float">
            <text:p>610855000</text:p>
          </table:table-cell>
          <table:table-cell office:value-type="float" office:value="613231000" calcext:value-type="float">
            <text:p>613231000</text:p>
          </table:table-cell>
          <table:table-cell office:value-type="float" office:value="615430000" calcext:value-type="float">
            <text:p>615430000</text:p>
          </table:table-cell>
          <table:table-cell office:value-type="float" office:value="614700000" calcext:value-type="float">
            <text:p>614700000</text:p>
          </table:table-cell>
          <table:table-cell office:value-type="float" office:value="613568000" calcext:value-type="float">
            <text:p>613568000</text:p>
          </table:table-cell>
          <table:table-cell office:value-type="float" office:value="611373000" calcext:value-type="float">
            <text:p>611373000</text:p>
          </table:table-cell>
          <table:table-cell office:value-type="float" office:value="614654000" calcext:value-type="float">
            <text:p>614654000</text:p>
          </table:table-cell>
          <table:table-cell office:value-type="float" office:value="611875000" calcext:value-type="float">
            <text:p>611875000</text:p>
          </table:table-cell>
          <table:table-cell office:value-type="float" office:value="610304000" calcext:value-type="float">
            <text:p>610304000</text:p>
          </table:table-cell>
          <table:table-cell office:value-type="float" office:value="616380000" calcext:value-type="float">
            <text:p>616380000</text:p>
          </table:table-cell>
          <table:table-cell office:value-type="float" office:value="612279000" calcext:value-type="float">
            <text:p>612279000</text:p>
          </table:table-cell>
          <table:table-cell office:value-type="float" office:value="614933000" calcext:value-type="float">
            <text:p>614933000</text:p>
          </table:table-cell>
          <table:table-cell office:value-type="float" office:value="614155000" calcext:value-type="float">
            <text:p>614155000</text:p>
          </table:table-cell>
          <table:table-cell office:value-type="float" office:value="613501000" calcext:value-type="float">
            <text:p>613501000</text:p>
          </table:table-cell>
          <table:table-cell office:value-type="float" office:value="611829000" calcext:value-type="float">
            <text:p>611829000</text:p>
          </table:table-cell>
          <table:table-cell office:value-type="float" office:value="611888000" calcext:value-type="float">
            <text:p>611888000</text:p>
          </table:table-cell>
          <table:table-cell office:value-type="float" office:value="613782000" calcext:value-type="float">
            <text:p>613782000</text:p>
          </table:table-cell>
          <table:table-cell office:value-type="float" office:value="613075000" calcext:value-type="float">
            <text:p>613075000</text:p>
          </table:table-cell>
          <table:table-cell office:value-type="float" office:value="612956000" calcext:value-type="float">
            <text:p>612956000</text:p>
          </table:table-cell>
          <table:table-cell office:value-type="float" office:value="610902000" calcext:value-type="float">
            <text:p>610902000</text:p>
          </table:table-cell>
          <table:table-cell office:value-type="float" office:value="614206000" calcext:value-type="float">
            <text:p>614206000</text:p>
          </table:table-cell>
          <table:table-cell office:value-type="float" office:value="614334000" calcext:value-type="float">
            <text:p>614334000</text:p>
          </table:table-cell>
          <table:table-cell office:value-type="float" office:value="609804000" calcext:value-type="float">
            <text:p>609804000</text:p>
          </table:table-cell>
          <table:table-cell office:value-type="float" office:value="613565000" calcext:value-type="float">
            <text:p>613565000</text:p>
          </table:table-cell>
          <table:table-cell office:value-type="float" office:value="615369000" calcext:value-type="float">
            <text:p>615369000</text:p>
          </table:table-cell>
          <table:table-cell office:value-type="float" office:value="613089000" calcext:value-type="float">
            <text:p>613089000</text:p>
          </table:table-cell>
          <table:table-cell office:value-type="float" office:value="611285000" calcext:value-type="float">
            <text:p>611285000</text:p>
          </table:table-cell>
          <table:table-cell office:value-type="float" office:value="614788000" calcext:value-type="float">
            <text:p>614788000</text:p>
          </table:table-cell>
          <table:table-cell office:value-type="float" office:value="615540000" calcext:value-type="float">
            <text:p>615540000</text:p>
          </table:table-cell>
          <table:table-cell office:value-type="float" office:value="614013000" calcext:value-type="float">
            <text:p>614013000</text:p>
          </table:table-cell>
          <table:table-cell office:value-type="float" office:value="614590000" calcext:value-type="float">
            <text:p>614590000</text:p>
          </table:table-cell>
          <table:table-cell office:value-type="float" office:value="614478000" calcext:value-type="float">
            <text:p>614478000</text:p>
          </table:table-cell>
          <table:table-cell office:value-type="float" office:value="612743000" calcext:value-type="float">
            <text:p>612743000</text:p>
          </table:table-cell>
          <table:table-cell office:value-type="float" office:value="613692000" calcext:value-type="float">
            <text:p>613692000</text:p>
          </table:table-cell>
          <table:table-cell office:value-type="float" office:value="611553000" calcext:value-type="float">
            <text:p>611553000</text:p>
          </table:table-cell>
          <table:table-cell office:value-type="float" office:value="611332000" calcext:value-type="float">
            <text:p>611332000</text:p>
          </table:table-cell>
          <table:table-cell office:value-type="float" office:value="613428000" calcext:value-type="float">
            <text:p>613428000</text:p>
          </table:table-cell>
          <table:table-cell office:value-type="float" office:value="613892000" calcext:value-type="float">
            <text:p>613892000</text:p>
          </table:table-cell>
          <table:table-cell office:value-type="float" office:value="613076000" calcext:value-type="float">
            <text:p>613076000</text:p>
          </table:table-cell>
          <table:table-cell office:value-type="float" office:value="613722000" calcext:value-type="float">
            <text:p>613722000</text:p>
          </table:table-cell>
          <table:table-cell office:value-type="float" office:value="611409000" calcext:value-type="float">
            <text:p>611409000</text:p>
          </table:table-cell>
          <table:table-cell office:value-type="float" office:value="613807000" calcext:value-type="float">
            <text:p>613807000</text:p>
          </table:table-cell>
          <table:table-cell office:value-type="float" office:value="611439000" calcext:value-type="float">
            <text:p>611439000</text:p>
          </table:table-cell>
          <table:table-cell office:value-type="float" office:value="612695000" calcext:value-type="float">
            <text:p>612695000</text:p>
          </table:table-cell>
          <table:table-cell office:value-type="float" office:value="612963000" calcext:value-type="float">
            <text:p>612963000</text:p>
          </table:table-cell>
          <table:table-cell office:value-type="float" office:value="614752000" calcext:value-type="float">
            <text:p>614752000</text:p>
          </table:table-cell>
          <table:table-cell office:value-type="float" office:value="612016000" calcext:value-type="float">
            <text:p>612016000</text:p>
          </table:table-cell>
          <table:table-cell office:value-type="float" office:value="613036000" calcext:value-type="float">
            <text:p>613036000</text:p>
          </table:table-cell>
          <table:table-cell office:value-type="float" office:value="612402000" calcext:value-type="float">
            <text:p>612402000</text:p>
          </table:table-cell>
          <table:table-cell office:value-type="float" office:value="611479000" calcext:value-type="float">
            <text:p>611479000</text:p>
          </table:table-cell>
          <table:table-cell office:value-type="float" office:value="612800000" calcext:value-type="float">
            <text:p>612800000</text:p>
          </table:table-cell>
          <table:table-cell office:value-type="float" office:value="613303000" calcext:value-type="float">
            <text:p>613303000</text:p>
          </table:table-cell>
          <table:table-cell office:value-type="float" office:value="614332000" calcext:value-type="float">
            <text:p>614332000</text:p>
          </table:table-cell>
          <table:table-cell office:value-type="float" office:value="612636000" calcext:value-type="float">
            <text:p>612636000</text:p>
          </table:table-cell>
          <table:table-cell office:value-type="float" office:value="613254000" calcext:value-type="float">
            <text:p>613254000</text:p>
          </table:table-cell>
          <table:table-cell office:value-type="float" office:value="611647000" calcext:value-type="float">
            <text:p>611647000</text:p>
          </table:table-cell>
          <table:table-cell office:value-type="float" office:value="612204000" calcext:value-type="float">
            <text:p>612204000</text:p>
          </table:table-cell>
          <table:table-cell office:value-type="float" office:value="612287000" calcext:value-type="float">
            <text:p>612287000</text:p>
          </table:table-cell>
          <table:table-cell office:value-type="float" office:value="614857000" calcext:value-type="float">
            <text:p>614857000</text:p>
          </table:table-cell>
          <table:table-cell office:value-type="float" office:value="611349000" calcext:value-type="float">
            <text:p>611349000</text:p>
          </table:table-cell>
          <table:table-cell office:value-type="float" office:value="614211000" calcext:value-type="float">
            <text:p>614211000</text:p>
          </table:table-cell>
          <table:table-cell office:value-type="float" office:value="610328000" calcext:value-type="float">
            <text:p>610328000</text:p>
          </table:table-cell>
          <table:table-cell office:value-type="float" office:value="611916000" calcext:value-type="float">
            <text:p>611916000</text:p>
          </table:table-cell>
          <table:table-cell office:value-type="float" office:value="613514000" calcext:value-type="float">
            <text:p>613514000</text:p>
          </table:table-cell>
          <table:table-cell office:value-type="float" office:value="612557000" calcext:value-type="float">
            <text:p>612557000</text:p>
          </table:table-cell>
          <table:table-cell office:value-type="float" office:value="613159000" calcext:value-type="float">
            <text:p>613159000</text:p>
          </table:table-cell>
          <table:table-cell office:value-type="float" office:value="612888000" calcext:value-type="float">
            <text:p>612888000</text:p>
          </table:table-cell>
          <table:table-cell office:value-type="float" office:value="612066000" calcext:value-type="float">
            <text:p>612066000</text:p>
          </table:table-cell>
          <table:table-cell office:value-type="float" office:value="615311000" calcext:value-type="float">
            <text:p>615311000</text:p>
          </table:table-cell>
          <table:table-cell office:value-type="float" office:value="615787000" calcext:value-type="float">
            <text:p>615787000</text:p>
          </table:table-cell>
          <table:table-cell office:value-type="float" office:value="611695000" calcext:value-type="float">
            <text:p>611695000</text:p>
          </table:table-cell>
          <table:table-cell office:value-type="float" office:value="614627000" calcext:value-type="float">
            <text:p>614627000</text:p>
          </table:table-cell>
          <table:table-cell office:value-type="float" office:value="610733000" calcext:value-type="float">
            <text:p>610733000</text:p>
          </table:table-cell>
          <table:table-cell office:value-type="float" office:value="610801000" calcext:value-type="float">
            <text:p>610801000</text:p>
          </table:table-cell>
          <table:table-cell office:value-type="float" office:value="614575000" calcext:value-type="float">
            <text:p>614575000</text:p>
          </table:table-cell>
          <table:table-cell office:value-type="float" office:value="614681000" calcext:value-type="float">
            <text:p>614681000</text:p>
          </table:table-cell>
          <table:table-cell office:value-type="float" office:value="612094000" calcext:value-type="float">
            <text:p>612094000</text:p>
          </table:table-cell>
          <table:table-cell office:value-type="float" office:value="615157000" calcext:value-type="float">
            <text:p>615157000</text:p>
          </table:table-cell>
          <table:table-cell office:value-type="float" office:value="613632000" calcext:value-type="float">
            <text:p>613632000</text:p>
          </table:table-cell>
          <table:table-cell office:value-type="float" office:value="612166000" calcext:value-type="float">
            <text:p>612166000</text:p>
          </table:table-cell>
          <table:table-cell office:value-type="float" office:value="612299000" calcext:value-type="float">
            <text:p>612299000</text:p>
          </table:table-cell>
          <table:table-cell office:value-type="float" office:value="612716000" calcext:value-type="float">
            <text:p>612716000</text:p>
          </table:table-cell>
          <table:table-cell office:value-type="float" office:value="614014000" calcext:value-type="float">
            <text:p>614014000</text:p>
          </table:table-cell>
          <table:table-cell office:value-type="float" office:value="612995000" calcext:value-type="float">
            <text:p>612995000</text:p>
          </table:table-cell>
          <table:table-cell office:value-type="float" office:value="613899000" calcext:value-type="float">
            <text:p>613899000</text:p>
          </table:table-cell>
          <table:table-cell office:value-type="float" office:value="615579000" calcext:value-type="float">
            <text:p>615579000</text:p>
          </table:table-cell>
          <table:table-cell office:value-type="float" office:value="611370000" calcext:value-type="float">
            <text:p>611370000</text:p>
          </table:table-cell>
          <table:table-cell office:value-type="float" office:value="611641000" calcext:value-type="float">
            <text:p>611641000</text:p>
          </table:table-cell>
          <table:table-cell office:value-type="float" office:value="612585000" calcext:value-type="float">
            <text:p>612585000</text:p>
          </table:table-cell>
          <table:table-cell office:value-type="float" office:value="613896000" calcext:value-type="float">
            <text:p>613896000</text:p>
          </table:table-cell>
          <table:table-cell office:value-type="float" office:value="613452000" calcext:value-type="float">
            <text:p>613452000</text:p>
          </table:table-cell>
          <table:table-cell office:value-type="float" office:value="612915000" calcext:value-type="float">
            <text:p>612915000</text:p>
          </table:table-cell>
          <table:table-cell office:value-type="float" office:value="609892000" calcext:value-type="float">
            <text:p>609892000</text:p>
          </table:table-cell>
          <table:table-cell office:value-type="float" office:value="613563000" calcext:value-type="float">
            <text:p>613563000</text:p>
          </table:table-cell>
          <table:table-cell office:value-type="float" office:value="610704000" calcext:value-type="float">
            <text:p>610704000</text:p>
          </table:table-cell>
          <table:table-cell office:value-type="float" office:value="610684000" calcext:value-type="float">
            <text:p>610684000</text:p>
          </table:table-cell>
          <table:table-cell office:value-type="float" office:value="610868000" calcext:value-type="float">
            <text:p>610868000</text:p>
          </table:table-cell>
          <table:table-cell office:value-type="float" office:value="611331000" calcext:value-type="float">
            <text:p>611331000</text:p>
          </table:table-cell>
          <table:table-cell office:value-type="float" office:value="611478000" calcext:value-type="float">
            <text:p>611478000</text:p>
          </table:table-cell>
          <table:table-cell office:value-type="float" office:value="613188000" calcext:value-type="float">
            <text:p>613188000</text:p>
          </table:table-cell>
          <table:table-cell office:value-type="float" office:value="613203000" calcext:value-type="float">
            <text:p>613203000</text:p>
          </table:table-cell>
          <table:table-cell office:value-type="float" office:value="611609000" calcext:value-type="float">
            <text:p>611609000</text:p>
          </table:table-cell>
          <table:table-cell office:value-type="float" office:value="614303000" calcext:value-type="float">
            <text:p>614303000</text:p>
          </table:table-cell>
          <table:table-cell office:value-type="float" office:value="613086000" calcext:value-type="float">
            <text:p>613086000</text:p>
          </table:table-cell>
          <table:table-cell office:value-type="float" office:value="614266000" calcext:value-type="float">
            <text:p>614266000</text:p>
          </table:table-cell>
          <table:table-cell office:value-type="float" office:value="613488000" calcext:value-type="float">
            <text:p>613488000</text:p>
          </table:table-cell>
          <table:table-cell office:value-type="float" office:value="611418000" calcext:value-type="float">
            <text:p>611418000</text:p>
          </table:table-cell>
          <table:table-cell office:value-type="float" office:value="612412000" calcext:value-type="float">
            <text:p>612412000</text:p>
          </table:table-cell>
          <table:table-cell office:value-type="float" office:value="613891000" calcext:value-type="float">
            <text:p>613891000</text:p>
          </table:table-cell>
          <table:table-cell office:value-type="float" office:value="611919000" calcext:value-type="float">
            <text:p>611919000</text:p>
          </table:table-cell>
          <table:table-cell office:value-type="float" office:value="611772000" calcext:value-type="float">
            <text:p>611772000</text:p>
          </table:table-cell>
          <table:table-cell office:value-type="float" office:value="612815000" calcext:value-type="float">
            <text:p>612815000</text:p>
          </table:table-cell>
          <table:table-cell office:value-type="float" office:value="613769000" calcext:value-type="float">
            <text:p>613769000</text:p>
          </table:table-cell>
          <table:table-cell office:value-type="float" office:value="614882000" calcext:value-type="float">
            <text:p>614882000</text:p>
          </table:table-cell>
          <table:table-cell office:value-type="float" office:value="613092000" calcext:value-type="float">
            <text:p>613092000</text:p>
          </table:table-cell>
          <table:table-cell office:value-type="float" office:value="611174000" calcext:value-type="float">
            <text:p>611174000</text:p>
          </table:table-cell>
          <table:table-cell office:value-type="float" office:value="613091000" calcext:value-type="float">
            <text:p>613091000</text:p>
          </table:table-cell>
          <table:table-cell office:value-type="float" office:value="613305000" calcext:value-type="float">
            <text:p>613305000</text:p>
          </table:table-cell>
          <table:table-cell office:value-type="float" office:value="614003000" calcext:value-type="float">
            <text:p>614003000</text:p>
          </table:table-cell>
          <table:table-cell office:value-type="float" office:value="610240000" calcext:value-type="float">
            <text:p>610240000</text:p>
          </table:table-cell>
          <table:table-cell office:value-type="float" office:value="613562000" calcext:value-type="float">
            <text:p>613562000</text:p>
          </table:table-cell>
          <table:table-cell office:value-type="float" office:value="614897000" calcext:value-type="float">
            <text:p>614897000</text:p>
          </table:table-cell>
          <table:table-cell office:value-type="float" office:value="613938000" calcext:value-type="float">
            <text:p>613938000</text:p>
          </table:table-cell>
          <table:table-cell office:value-type="float" office:value="611910000" calcext:value-type="float">
            <text:p>611910000</text:p>
          </table:table-cell>
          <table:table-cell office:value-type="float" office:value="612019000" calcext:value-type="float">
            <text:p>612019000</text:p>
          </table:table-cell>
          <table:table-cell office:value-type="float" office:value="612954000" calcext:value-type="float">
            <text:p>612954000</text:p>
          </table:table-cell>
          <table:table-cell office:value-type="float" office:value="612470000" calcext:value-type="float">
            <text:p>612470000</text:p>
          </table:table-cell>
          <table:table-cell office:value-type="float" office:value="613643000" calcext:value-type="float">
            <text:p>613643000</text:p>
          </table:table-cell>
          <table:table-cell office:value-type="float" office:value="612889000" calcext:value-type="float">
            <text:p>612889000</text:p>
          </table:table-cell>
          <table:table-cell office:value-type="float" office:value="612368000" calcext:value-type="float">
            <text:p>612368000</text:p>
          </table:table-cell>
          <table:table-cell office:value-type="float" office:value="614480000" calcext:value-type="float">
            <text:p>614480000</text:p>
          </table:table-cell>
          <table:table-cell office:value-type="float" office:value="612967000" calcext:value-type="float">
            <text:p>612967000</text:p>
          </table:table-cell>
          <table:table-cell office:value-type="float" office:value="612587000" calcext:value-type="float">
            <text:p>612587000</text:p>
          </table:table-cell>
          <table:table-cell office:value-type="float" office:value="614213000" calcext:value-type="float">
            <text:p>614213000</text:p>
          </table:table-cell>
          <table:table-cell office:value-type="float" office:value="613347000" calcext:value-type="float">
            <text:p>613347000</text:p>
          </table:table-cell>
          <table:table-cell office:value-type="float" office:value="610514000" calcext:value-type="float">
            <text:p>610514000</text:p>
          </table:table-cell>
          <table:table-cell office:value-type="float" office:value="612130000" calcext:value-type="float">
            <text:p>612130000</text:p>
          </table:table-cell>
          <table:table-cell office:value-type="float" office:value="614164000" calcext:value-type="float">
            <text:p>614164000</text:p>
          </table:table-cell>
          <table:table-cell office:value-type="float" office:value="610273000" calcext:value-type="float">
            <text:p>610273000</text:p>
          </table:table-cell>
          <table:table-cell office:value-type="float" office:value="613833000" calcext:value-type="float">
            <text:p>613833000</text:p>
          </table:table-cell>
          <table:table-cell office:value-type="float" office:value="614986000" calcext:value-type="float">
            <text:p>614986000</text:p>
          </table:table-cell>
          <table:table-cell office:value-type="float" office:value="613305000" calcext:value-type="float">
            <text:p>613305000</text:p>
          </table:table-cell>
          <table:table-cell office:value-type="float" office:value="614093000" calcext:value-type="float">
            <text:p>614093000</text:p>
          </table:table-cell>
          <table:table-cell office:value-type="float" office:value="612147000" calcext:value-type="float">
            <text:p>612147000</text:p>
          </table:table-cell>
          <table:table-cell office:value-type="float" office:value="612713000" calcext:value-type="float">
            <text:p>612713000</text:p>
          </table:table-cell>
          <table:table-cell office:value-type="float" office:value="610713000" calcext:value-type="float">
            <text:p>610713000</text:p>
          </table:table-cell>
          <table:table-cell office:value-type="float" office:value="613572000" calcext:value-type="float">
            <text:p>613572000</text:p>
          </table:table-cell>
          <table:table-cell office:value-type="float" office:value="614195000" calcext:value-type="float">
            <text:p>614195000</text:p>
          </table:table-cell>
          <table:table-cell office:value-type="float" office:value="613520000" calcext:value-type="float">
            <text:p>613520000</text:p>
          </table:table-cell>
          <table:table-cell office:value-type="float" office:value="615146000" calcext:value-type="float">
            <text:p>615146000</text:p>
          </table:table-cell>
          <table:table-cell office:value-type="float" office:value="610452000" calcext:value-type="float">
            <text:p>610452000</text:p>
          </table:table-cell>
          <table:table-cell office:value-type="float" office:value="613241000" calcext:value-type="float">
            <text:p>613241000</text:p>
          </table:table-cell>
          <table:table-cell office:value-type="float" office:value="612706000" calcext:value-type="float">
            <text:p>612706000</text:p>
          </table:table-cell>
          <table:table-cell office:value-type="float" office:value="614328000" calcext:value-type="float">
            <text:p>614328000</text:p>
          </table:table-cell>
          <table:table-cell office:value-type="float" office:value="611286000" calcext:value-type="float">
            <text:p>611286000</text:p>
          </table:table-cell>
          <table:table-cell office:value-type="float" office:value="612306000" calcext:value-type="float">
            <text:p>612306000</text:p>
          </table:table-cell>
          <table:table-cell office:value-type="float" office:value="611636000" calcext:value-type="float">
            <text:p>611636000</text:p>
          </table:table-cell>
          <table:table-cell office:value-type="float" office:value="611579000" calcext:value-type="float">
            <text:p>611579000</text:p>
          </table:table-cell>
          <table:table-cell office:value-type="float" office:value="611245000" calcext:value-type="float">
            <text:p>611245000</text:p>
          </table:table-cell>
          <table:table-cell office:value-type="float" office:value="615026000" calcext:value-type="float">
            <text:p>615026000</text:p>
          </table:table-cell>
          <table:table-cell office:value-type="float" office:value="612484000" calcext:value-type="float">
            <text:p>612484000</text:p>
          </table:table-cell>
          <table:table-cell office:value-type="float" office:value="610361000" calcext:value-type="float">
            <text:p>610361000</text:p>
          </table:table-cell>
          <table:table-cell office:value-type="float" office:value="611127000" calcext:value-type="float">
            <text:p>611127000</text:p>
          </table:table-cell>
          <table:table-cell office:value-type="float" office:value="612317000" calcext:value-type="float">
            <text:p>612317000</text:p>
          </table:table-cell>
          <table:table-cell office:value-type="float" office:value="612372000" calcext:value-type="float">
            <text:p>612372000</text:p>
          </table:table-cell>
          <table:table-cell office:value-type="float" office:value="610562000" calcext:value-type="float">
            <text:p>610562000</text:p>
          </table:table-cell>
          <table:table-cell office:value-type="float" office:value="615090000" calcext:value-type="float">
            <text:p>615090000</text:p>
          </table:table-cell>
          <table:table-cell office:value-type="float" office:value="615066000" calcext:value-type="float">
            <text:p>615066000</text:p>
          </table:table-cell>
          <table:table-cell office:value-type="float" office:value="613918000" calcext:value-type="float">
            <text:p>613918000</text:p>
          </table:table-cell>
          <table:table-cell office:value-type="float" office:value="610694000" calcext:value-type="float">
            <text:p>610694000</text:p>
          </table:table-cell>
          <table:table-cell office:value-type="float" office:value="612276000" calcext:value-type="float">
            <text:p>612276000</text:p>
          </table:table-cell>
          <table:table-cell office:value-type="float" office:value="613929000" calcext:value-type="float">
            <text:p>613929000</text:p>
          </table:table-cell>
          <table:table-cell office:value-type="float" office:value="614301000" calcext:value-type="float">
            <text:p>614301000</text:p>
          </table:table-cell>
          <table:table-cell office:value-type="float" office:value="611785000" calcext:value-type="float">
            <text:p>611785000</text:p>
          </table:table-cell>
          <table:table-cell office:value-type="float" office:value="612706000" calcext:value-type="float">
            <text:p>612706000</text:p>
          </table:table-cell>
          <table:table-cell office:value-type="float" office:value="613237000" calcext:value-type="float">
            <text:p>613237000</text:p>
          </table:table-cell>
          <table:table-cell table:number-columns-repeated="2" office:value-type="float" office:value="612665000" calcext:value-type="float">
            <text:p>612665000</text:p>
          </table:table-cell>
          <table:table-cell office:value-type="float" office:value="613656000" calcext:value-type="float">
            <text:p>613656000</text:p>
          </table:table-cell>
          <table:table-cell office:value-type="float" office:value="614425000" calcext:value-type="float">
            <text:p>614425000</text:p>
          </table:table-cell>
          <table:table-cell office:value-type="float" office:value="614350000" calcext:value-type="float">
            <text:p>614350000</text:p>
          </table:table-cell>
          <table:table-cell office:value-type="float" office:value="610712000" calcext:value-type="float">
            <text:p>610712000</text:p>
          </table:table-cell>
          <table:table-cell office:value-type="float" office:value="612931000" calcext:value-type="float">
            <text:p>612931000</text:p>
          </table:table-cell>
          <table:table-cell office:value-type="float" office:value="612434000" calcext:value-type="float">
            <text:p>612434000</text:p>
          </table:table-cell>
          <table:table-cell office:value-type="float" office:value="615722000" calcext:value-type="float">
            <text:p>615722000</text:p>
          </table:table-cell>
          <table:table-cell office:value-type="float" office:value="614055000" calcext:value-type="float">
            <text:p>614055000</text:p>
          </table:table-cell>
          <table:table-cell office:value-type="float" office:value="612176000" calcext:value-type="float">
            <text:p>612176000</text:p>
          </table:table-cell>
          <table:table-cell office:value-type="float" office:value="614156000" calcext:value-type="float">
            <text:p>614156000</text:p>
          </table:table-cell>
          <table:table-cell office:value-type="float" office:value="613526000" calcext:value-type="float">
            <text:p>613526000</text:p>
          </table:table-cell>
          <table:table-cell office:value-type="float" office:value="613901000" calcext:value-type="float">
            <text:p>613901000</text:p>
          </table:table-cell>
          <table:table-cell office:value-type="float" office:value="612699000" calcext:value-type="float">
            <text:p>612699000</text:p>
          </table:table-cell>
          <table:table-cell table:number-columns-repeated="2" office:value-type="float" office:value="611282000" calcext:value-type="float">
            <text:p>611282000</text:p>
          </table:table-cell>
          <table:table-cell office:value-type="float" office:value="612238000" calcext:value-type="float">
            <text:p>612238000</text:p>
          </table:table-cell>
          <table:table-cell office:value-type="float" office:value="610752000" calcext:value-type="float">
            <text:p>610752000</text:p>
          </table:table-cell>
          <table:table-cell office:value-type="float" office:value="612515000" calcext:value-type="float">
            <text:p>612515000</text:p>
          </table:table-cell>
          <table:table-cell office:value-type="float" office:value="613332000" calcext:value-type="float">
            <text:p>613332000</text:p>
          </table:table-cell>
          <table:table-cell office:value-type="float" office:value="615322000" calcext:value-type="float">
            <text:p>615322000</text:p>
          </table:table-cell>
          <table:table-cell office:value-type="float" office:value="609538000" calcext:value-type="float">
            <text:p>609538000</text:p>
          </table:table-cell>
          <table:table-cell office:value-type="float" office:value="615274000" calcext:value-type="float">
            <text:p>615274000</text:p>
          </table:table-cell>
          <table:table-cell office:value-type="float" office:value="613311000" calcext:value-type="float">
            <text:p>613311000</text:p>
          </table:table-cell>
          <table:table-cell office:value-type="float" office:value="614585000" calcext:value-type="float">
            <text:p>614585000</text:p>
          </table:table-cell>
          <table:table-cell office:value-type="float" office:value="612962000" calcext:value-type="float">
            <text:p>612962000</text:p>
          </table:table-cell>
          <table:table-cell office:value-type="float" office:value="612486000" calcext:value-type="float">
            <text:p>612486000</text:p>
          </table:table-cell>
          <table:table-cell office:value-type="float" office:value="612274000" calcext:value-type="float">
            <text:p>612274000</text:p>
          </table:table-cell>
          <table:table-cell office:value-type="float" office:value="612409000" calcext:value-type="float">
            <text:p>612409000</text:p>
          </table:table-cell>
          <table:table-cell office:value-type="float" office:value="612235000" calcext:value-type="float">
            <text:p>612235000</text:p>
          </table:table-cell>
          <table:table-cell office:value-type="float" office:value="613126000" calcext:value-type="float">
            <text:p>613126000</text:p>
          </table:table-cell>
          <table:table-cell office:value-type="float" office:value="614319000" calcext:value-type="float">
            <text:p>614319000</text:p>
          </table:table-cell>
          <table:table-cell office:value-type="float" office:value="612649000" calcext:value-type="float">
            <text:p>612649000</text:p>
          </table:table-cell>
          <table:table-cell office:value-type="float" office:value="612236000" calcext:value-type="float">
            <text:p>612236000</text:p>
          </table:table-cell>
          <table:table-cell office:value-type="float" office:value="612720000" calcext:value-type="float">
            <text:p>612720000</text:p>
          </table:table-cell>
          <table:table-cell office:value-type="float" office:value="613844000" calcext:value-type="float">
            <text:p>613844000</text:p>
          </table:table-cell>
          <table:table-cell office:value-type="float" office:value="613530000" calcext:value-type="float">
            <text:p>613530000</text:p>
          </table:table-cell>
          <table:table-cell office:value-type="float" office:value="611462000" calcext:value-type="float">
            <text:p>611462000</text:p>
          </table:table-cell>
          <table:table-cell office:value-type="float" office:value="613682000" calcext:value-type="float">
            <text:p>613682000</text:p>
          </table:table-cell>
          <table:table-cell office:value-type="float" office:value="611971000" calcext:value-type="float">
            <text:p>611971000</text:p>
          </table:table-cell>
          <table:table-cell office:value-type="float" office:value="612313000" calcext:value-type="float">
            <text:p>612313000</text:p>
          </table:table-cell>
          <table:table-cell office:value-type="float" office:value="613758000" calcext:value-type="float">
            <text:p>613758000</text:p>
          </table:table-cell>
          <table:table-cell office:value-type="float" office:value="614120000" calcext:value-type="float">
            <text:p>614120000</text:p>
          </table:table-cell>
          <table:table-cell office:value-type="float" office:value="613308000" calcext:value-type="float">
            <text:p>613308000</text:p>
          </table:table-cell>
          <table:table-cell office:value-type="float" office:value="610336000" calcext:value-type="float">
            <text:p>610336000</text:p>
          </table:table-cell>
          <table:table-cell office:value-type="float" office:value="612688000" calcext:value-type="float">
            <text:p>612688000</text:p>
          </table:table-cell>
          <table:table-cell office:value-type="float" office:value="614246000" calcext:value-type="float">
            <text:p>614246000</text:p>
          </table:table-cell>
          <table:table-cell office:value-type="float" office:value="616251000" calcext:value-type="float">
            <text:p>616251000</text:p>
          </table:table-cell>
          <table:table-cell office:value-type="float" office:value="615335000" calcext:value-type="float">
            <text:p>615335000</text:p>
          </table:table-cell>
          <table:table-cell office:value-type="float" office:value="613581000" calcext:value-type="float">
            <text:p>613581000</text:p>
          </table:table-cell>
          <table:table-cell office:value-type="float" office:value="611424000" calcext:value-type="float">
            <text:p>611424000</text:p>
          </table:table-cell>
          <table:table-cell office:value-type="float" office:value="613986000" calcext:value-type="float">
            <text:p>613986000</text:p>
          </table:table-cell>
          <table:table-cell office:value-type="float" office:value="611982000" calcext:value-type="float">
            <text:p>611982000</text:p>
          </table:table-cell>
          <table:table-cell office:value-type="float" office:value="616491000" calcext:value-type="float">
            <text:p>616491000</text:p>
          </table:table-cell>
          <table:table-cell office:value-type="float" office:value="612455000" calcext:value-type="float">
            <text:p>612455000</text:p>
          </table:table-cell>
          <table:table-cell office:value-type="float" office:value="614612000" calcext:value-type="float">
            <text:p>614612000</text:p>
          </table:table-cell>
          <table:table-cell office:value-type="float" office:value="612334000" calcext:value-type="float">
            <text:p>612334000</text:p>
          </table:table-cell>
          <table:table-cell office:value-type="float" office:value="615918000" calcext:value-type="float">
            <text:p>615918000</text:p>
          </table:table-cell>
          <table:table-cell office:value-type="float" office:value="614307000" calcext:value-type="float">
            <text:p>614307000</text:p>
          </table:table-cell>
          <table:table-cell office:value-type="float" office:value="613168000" calcext:value-type="float">
            <text:p>613168000</text:p>
          </table:table-cell>
          <table:table-cell office:value-type="float" office:value="613073000" calcext:value-type="float">
            <text:p>613073000</text:p>
          </table:table-cell>
          <table:table-cell office:value-type="float" office:value="614836000" calcext:value-type="float">
            <text:p>614836000</text:p>
          </table:table-cell>
          <table:table-cell office:value-type="float" office:value="612003000" calcext:value-type="float">
            <text:p>612003000</text:p>
          </table:table-cell>
          <table:table-cell office:value-type="float" office:value="612688000" calcext:value-type="float">
            <text:p>612688000</text:p>
          </table:table-cell>
          <table:table-cell office:value-type="float" office:value="611181000" calcext:value-type="float">
            <text:p>611181000</text:p>
          </table:table-cell>
          <table:table-cell office:value-type="float" office:value="612381000" calcext:value-type="float">
            <text:p>612381000</text:p>
          </table:table-cell>
          <table:table-cell office:value-type="float" office:value="614280000" calcext:value-type="float">
            <text:p>614280000</text:p>
          </table:table-cell>
          <table:table-cell office:value-type="float" office:value="612335000" calcext:value-type="float">
            <text:p>612335000</text:p>
          </table:table-cell>
          <table:table-cell office:value-type="float" office:value="612849000" calcext:value-type="float">
            <text:p>612849000</text:p>
          </table:table-cell>
          <table:table-cell office:value-type="float" office:value="613982000" calcext:value-type="float">
            <text:p>613982000</text:p>
          </table:table-cell>
          <table:table-cell office:value-type="float" office:value="612384000" calcext:value-type="float">
            <text:p>612384000</text:p>
          </table:table-cell>
          <table:table-cell office:value-type="float" office:value="609795000" calcext:value-type="float">
            <text:p>609795000</text:p>
          </table:table-cell>
          <table:table-cell office:value-type="float" office:value="613520000" calcext:value-type="float">
            <text:p>613520000</text:p>
          </table:table-cell>
          <table:table-cell office:value-type="float" office:value="612241000" calcext:value-type="float">
            <text:p>612241000</text:p>
          </table:table-cell>
          <table:table-cell office:value-type="float" office:value="614812000" calcext:value-type="float">
            <text:p>614812000</text:p>
          </table:table-cell>
          <table:table-cell office:value-type="float" office:value="614826000" calcext:value-type="float">
            <text:p>614826000</text:p>
          </table:table-cell>
          <table:table-cell office:value-type="float" office:value="610987000" calcext:value-type="float">
            <text:p>610987000</text:p>
          </table:table-cell>
          <table:table-cell office:value-type="float" office:value="611744000" calcext:value-type="float">
            <text:p>611744000</text:p>
          </table:table-cell>
          <table:table-cell office:value-type="float" office:value="613159000" calcext:value-type="float">
            <text:p>613159000</text:p>
          </table:table-cell>
          <table:table-cell office:value-type="float" office:value="612195000" calcext:value-type="float">
            <text:p>612195000</text:p>
          </table:table-cell>
          <table:table-cell office:value-type="float" office:value="611374000" calcext:value-type="float">
            <text:p>611374000</text:p>
          </table:table-cell>
          <table:table-cell office:value-type="float" office:value="609868000" calcext:value-type="float">
            <text:p>609868000</text:p>
          </table:table-cell>
          <table:table-cell office:value-type="float" office:value="611043000" calcext:value-type="float">
            <text:p>611043000</text:p>
          </table:table-cell>
          <table:table-cell office:value-type="float" office:value="610963000" calcext:value-type="float">
            <text:p>610963000</text:p>
          </table:table-cell>
          <table:table-cell office:value-type="float" office:value="611930000" calcext:value-type="float">
            <text:p>611930000</text:p>
          </table:table-cell>
          <table:table-cell office:value-type="float" office:value="613217000" calcext:value-type="float">
            <text:p>613217000</text:p>
          </table:table-cell>
          <table:table-cell office:value-type="float" office:value="615240000" calcext:value-type="float">
            <text:p>615240000</text:p>
          </table:table-cell>
          <table:table-cell office:value-type="float" office:value="612783000" calcext:value-type="float">
            <text:p>612783000</text:p>
          </table:table-cell>
          <table:table-cell office:value-type="float" office:value="613227000" calcext:value-type="float">
            <text:p>613227000</text:p>
          </table:table-cell>
          <table:table-cell office:value-type="float" office:value="611880000" calcext:value-type="float">
            <text:p>611880000</text:p>
          </table:table-cell>
          <table:table-cell office:value-type="float" office:value="613747000" calcext:value-type="float">
            <text:p>613747000</text:p>
          </table:table-cell>
          <table:table-cell office:value-type="float" office:value="612968000" calcext:value-type="float">
            <text:p>612968000</text:p>
          </table:table-cell>
          <table:table-cell office:value-type="float" office:value="612707000" calcext:value-type="float">
            <text:p>612707000</text:p>
          </table:table-cell>
          <table:table-cell office:value-type="float" office:value="613562000" calcext:value-type="float">
            <text:p>613562000</text:p>
          </table:table-cell>
          <table:table-cell office:value-type="float" office:value="613477000" calcext:value-type="float">
            <text:p>613477000</text:p>
          </table:table-cell>
          <table:table-cell office:value-type="float" office:value="613319000" calcext:value-type="float">
            <text:p>613319000</text:p>
          </table:table-cell>
          <table:table-cell office:value-type="float" office:value="613357000" calcext:value-type="float">
            <text:p>613357000</text:p>
          </table:table-cell>
          <table:table-cell office:value-type="float" office:value="612181000" calcext:value-type="float">
            <text:p>612181000</text:p>
          </table:table-cell>
          <table:table-cell office:value-type="float" office:value="610801000" calcext:value-type="float">
            <text:p>610801000</text:p>
          </table:table-cell>
          <table:table-cell office:value-type="float" office:value="611515000" calcext:value-type="float">
            <text:p>611515000</text:p>
          </table:table-cell>
          <table:table-cell office:value-type="float" office:value="613589000" calcext:value-type="float">
            <text:p>613589000</text:p>
          </table:table-cell>
          <table:table-cell office:value-type="float" office:value="613080000" calcext:value-type="float">
            <text:p>613080000</text:p>
          </table:table-cell>
          <table:table-cell office:value-type="float" office:value="614327000" calcext:value-type="float">
            <text:p>614327000</text:p>
          </table:table-cell>
          <table:table-cell office:value-type="float" office:value="613036000" calcext:value-type="float">
            <text:p>613036000</text:p>
          </table:table-cell>
          <table:table-cell office:value-type="float" office:value="612822000" calcext:value-type="float">
            <text:p>612822000</text:p>
          </table:table-cell>
          <table:table-cell office:value-type="float" office:value="612782000" calcext:value-type="float">
            <text:p>612782000</text:p>
          </table:table-cell>
          <table:table-cell office:value-type="float" office:value="614257000" calcext:value-type="float">
            <text:p>614257000</text:p>
          </table:table-cell>
          <table:table-cell office:value-type="float" office:value="614171000" calcext:value-type="float">
            <text:p>614171000</text:p>
          </table:table-cell>
          <table:table-cell office:value-type="float" office:value="613524000" calcext:value-type="float">
            <text:p>613524000</text:p>
          </table:table-cell>
          <table:table-cell office:value-type="float" office:value="615107000" calcext:value-type="float">
            <text:p>615107000</text:p>
          </table:table-cell>
          <table:table-cell office:value-type="float" office:value="614649000" calcext:value-type="float">
            <text:p>614649000</text:p>
          </table:table-cell>
          <table:table-cell office:value-type="float" office:value="614590000" calcext:value-type="float">
            <text:p>614590000</text:p>
          </table:table-cell>
          <table:table-cell office:value-type="float" office:value="613684000" calcext:value-type="float">
            <text:p>613684000</text:p>
          </table:table-cell>
          <table:table-cell office:value-type="float" office:value="612524000" calcext:value-type="float">
            <text:p>612524000</text:p>
          </table:table-cell>
          <table:table-cell office:value-type="float" office:value="612907000" calcext:value-type="float">
            <text:p>612907000</text:p>
          </table:table-cell>
          <table:table-cell office:value-type="float" office:value="611519000" calcext:value-type="float">
            <text:p>611519000</text:p>
          </table:table-cell>
          <table:table-cell office:value-type="float" office:value="612206000" calcext:value-type="float">
            <text:p>612206000</text:p>
          </table:table-cell>
          <table:table-cell office:value-type="float" office:value="613663000" calcext:value-type="float">
            <text:p>613663000</text:p>
          </table:table-cell>
          <table:table-cell office:value-type="float" office:value="612420000" calcext:value-type="float">
            <text:p>612420000</text:p>
          </table:table-cell>
          <table:table-cell office:value-type="float" office:value="614244000" calcext:value-type="float">
            <text:p>614244000</text:p>
          </table:table-cell>
          <table:table-cell office:value-type="float" office:value="613667000" calcext:value-type="float">
            <text:p>613667000</text:p>
          </table:table-cell>
          <table:table-cell office:value-type="float" office:value="612669000" calcext:value-type="float">
            <text:p>612669000</text:p>
          </table:table-cell>
          <table:table-cell office:value-type="float" office:value="610890000" calcext:value-type="float">
            <text:p>610890000</text:p>
          </table:table-cell>
          <table:table-cell office:value-type="float" office:value="614736000" calcext:value-type="float">
            <text:p>614736000</text:p>
          </table:table-cell>
          <table:table-cell office:value-type="float" office:value="612047000" calcext:value-type="float">
            <text:p>612047000</text:p>
          </table:table-cell>
          <table:table-cell office:value-type="float" office:value="613059000" calcext:value-type="float">
            <text:p>613059000</text:p>
          </table:table-cell>
          <table:table-cell office:value-type="float" office:value="614360000" calcext:value-type="float">
            <text:p>614360000</text:p>
          </table:table-cell>
          <table:table-cell office:value-type="float" office:value="614977000" calcext:value-type="float">
            <text:p>614977000</text:p>
          </table:table-cell>
          <table:table-cell office:value-type="float" office:value="611405000" calcext:value-type="float">
            <text:p>611405000</text:p>
          </table:table-cell>
          <table:table-cell office:value-type="float" office:value="609603000" calcext:value-type="float">
            <text:p>609603000</text:p>
          </table:table-cell>
          <table:table-cell office:value-type="float" office:value="613493000" calcext:value-type="float">
            <text:p>613493000</text:p>
          </table:table-cell>
          <table:table-cell office:value-type="float" office:value="613479000" calcext:value-type="float">
            <text:p>613479000</text:p>
          </table:table-cell>
          <table:table-cell office:value-type="float" office:value="611880000" calcext:value-type="float">
            <text:p>611880000</text:p>
          </table:table-cell>
          <table:table-cell office:value-type="float" office:value="612704000" calcext:value-type="float">
            <text:p>612704000</text:p>
          </table:table-cell>
          <table:table-cell office:value-type="float" office:value="612909000" calcext:value-type="float">
            <text:p>612909000</text:p>
          </table:table-cell>
          <table:table-cell office:value-type="float" office:value="610560000" calcext:value-type="float">
            <text:p>610560000</text:p>
          </table:table-cell>
          <table:table-cell office:value-type="float" office:value="613958000" calcext:value-type="float">
            <text:p>613958000</text:p>
          </table:table-cell>
          <table:table-cell office:value-type="float" office:value="613114000" calcext:value-type="float">
            <text:p>613114000</text:p>
          </table:table-cell>
          <table:table-cell office:value-type="float" office:value="612644000" calcext:value-type="float">
            <text:p>612644000</text:p>
          </table:table-cell>
          <table:table-cell office:value-type="float" office:value="620337000" calcext:value-type="float">
            <text:p>620337000</text:p>
          </table:table-cell>
          <table:table-cell table:style-name="ce1" table:number-columns-repeated="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number-columns-repeated="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y</text:p>
          </table:table-cell>
          <table:table-cell table:number-columns-repeated="1003"/>
        </table:table-row>
        <calcext:conditional-formats>
          <calcext:conditional-format calcext:target-range-address="zuck_small_1step.ALT7:zuck_small_1step.AMJ7 zuck_small_1step.A7:zuck_small_1step.A7">
            <calcext:condition calcext:apply-style-name="Untitled1" calcext:value="&gt;860000000" calcext:base-cell-address="zuck_small_1step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8:19:34.311268940</dc:date>
    <meta:editing-duration>PT4H10M22S</meta:editing-duration>
    <meta:editing-cycles>9</meta:editing-cycles>
    <meta:generator>LibreOffice/5.1.6.2$Linux_X86_64 LibreOffice_project/10m0$Build-2</meta:generator>
    <meta:document-statistic meta:table-count="1" meta:cell-count="3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3cm" svg:height="17.797cm" xlink:href=".." xlink:type="simple" chart:class="chart:line" chart:style-name="ch1">
        <chart:title svg:x="10.847cm" svg:y="0.491cm" chart:style-name="ch2">
          <text:p>zuck_medium population diversity tests</text:p>
        </chart:title>
        <chart:legend chart:legend-position="end" svg:x="26.709cm" svg:y="7.852cm" style:legend-expansion="high" chart:style-name="ch3"/>
        <chart:plot-area chart:style-name="ch4" table:cell-range-address="zuck_small_1step.A4:zuck_small_1step.ALZ7" chart:data-source-has-labels="column" svg:x="1.604cm" svg:y="1.625cm" svg:width="24.512cm" svg:height="14.836cm">
          <chartooo:coordinate-region svg:x="3.522cm" svg:y="1.625cm" svg:width="22.594cm" svg:height="13.583cm"/>
          <chart:axis chart:dimension="x" chart:name="primary-x" chart:style-name="ch5">
            <chart:title svg:x="13.221cm" svg:y="16.816cm" chart:style-name="ch6">
              <text:p>iteration</text:p>
            </chart:title>
          </chart:axis>
          <chart:axis chart:dimension="y" chart:name="primary-y" chart:style-name="ch5">
            <chart:title svg:x="0.451cm" svg:y="10.185cm" chart:style-name="ch7">
              <text:p>objective value</text:p>
            </chart:title>
            <chart:grid chart:style-name="ch8" chart:class="major"/>
          </chart:axis>
          <chart:series chart:style-name="ch9" chart:values-cell-range-address="zuck_small_1step.B4:zuck_small_1step.ALZ4" chart:label-cell-address="zuck_small_1step.A4:zuck_small_1step.A4" chart:class="chart:line">
            <chart:data-point chart:repeated="1013"/>
          </chart:series>
          <chart:series chart:style-name="ch10" chart:values-cell-range-address="zuck_small_1step.B5:zuck_small_1step.ALZ5" chart:label-cell-address="zuck_small_1step.A5:zuck_small_1step.A5" chart:class="chart:line">
            <chart:data-point chart:repeated="1013"/>
          </chart:series>
          <chart:series chart:style-name="ch11" chart:values-cell-range-address="zuck_small_1step.B6:zuck_small_1step.ALZ6" chart:label-cell-address="zuck_small_1step.A6:zuck_small_1step.A6" chart:class="chart:line">
            <chart:data-point chart:repeated="1013"/>
          </chart:series>
          <chart:series chart:style-name="ch12" chart:values-cell-range-address="zuck_small_1step.B7:zuck_small_1step.ALZ7" chart:label-cell-address="zuck_small_1step.A7:zuck_small_1step.A7" chart:class="chart:line">
            <chart:data-point chart:repeated="10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</table:table-row>
          </table:table-header-rows>
          <table:table-rows>
            <table:table-row>
              <table:table-cell office:value-type="string">
                <text:p>1 swap</text:p>
                <draw:g>
                  <svg:desc>zuck_small_1step.A4:zuck_small_1step.A4</svg:desc>
                </draw:g>
              </table:table-cell>
              <table:table-cell office:value-type="float" office:value="615239000">
                <text:p>615239000</text:p>
                <draw:g>
                  <svg:desc>zuck_small_1step.B4:zuck_small_1step.ALZ4</svg:desc>
                </draw:g>
              </table:table-cell>
              <table:table-cell office:value-type="float" office:value="615230000">
                <text:p>615230000</text:p>
              </table:table-cell>
              <table:table-cell office:value-type="float" office:value="615240000">
                <text:p>615240000</text:p>
              </table:table-cell>
              <table:table-cell office:value-type="float" office:value="615238000">
                <text:p>615238000</text:p>
              </table:table-cell>
              <table:table-cell office:value-type="float" office:value="615141000">
                <text:p>615141000</text:p>
              </table:table-cell>
              <table:table-cell office:value-type="float" office:value="615245000">
                <text:p>615245000</text:p>
              </table:table-cell>
              <table:table-cell office:value-type="float" office:value="615212000">
                <text:p>615212000</text:p>
              </table:table-cell>
              <table:table-cell office:value-type="float" office:value="615232000">
                <text:p>615232000</text:p>
              </table:table-cell>
              <table:table-cell office:value-type="float" office:value="614838000">
                <text:p>614838000</text:p>
              </table:table-cell>
              <table:table-cell office:value-type="float" office:value="615209000">
                <text:p>615209000</text:p>
              </table:table-cell>
              <table:table-cell office:value-type="float" office:value="615209000">
                <text:p>615209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579000">
                <text:p>614579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199000">
                <text:p>615199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3672000">
                <text:p>613672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496000">
                <text:p>615496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4817000">
                <text:p>614817000</text:p>
              </table:table-cell>
              <table:table-cell office:value-type="float" office:value="615213000">
                <text:p>615213000</text:p>
              </table:table-cell>
              <table:table-cell office:value-type="float" office:value="614580000">
                <text:p>614580000</text:p>
              </table:table-cell>
              <table:table-cell office:value-type="float" office:value="615193000">
                <text:p>615193000</text:p>
              </table:table-cell>
              <table:table-cell office:value-type="float" office:value="614918000">
                <text:p>614918000</text:p>
              </table:table-cell>
              <table:table-cell office:value-type="float" office:value="615148000">
                <text:p>615148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4908000">
                <text:p>614908000</text:p>
              </table:table-cell>
              <table:table-cell office:value-type="float" office:value="615222000">
                <text:p>615222000</text:p>
              </table:table-cell>
              <table:table-cell office:value-type="float" office:value="615226000">
                <text:p>615226000</text:p>
              </table:table-cell>
              <table:table-cell office:value-type="float" office:value="615236000">
                <text:p>615236000</text:p>
              </table:table-cell>
              <table:table-cell office:value-type="float" office:value="615208000">
                <text:p>615208000</text:p>
              </table:table-cell>
              <table:table-cell office:value-type="float" office:value="614606000">
                <text:p>614606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36000">
                <text:p>61523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087000">
                <text:p>615087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095000">
                <text:p>615095000</text:p>
              </table:table-cell>
              <table:table-cell office:value-type="float" office:value="615012000">
                <text:p>61501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34000">
                <text:p>615234000</text:p>
              </table:table-cell>
              <table:table-cell office:value-type="float" office:value="615980000">
                <text:p>615980000</text:p>
              </table:table-cell>
              <table:table-cell office:value-type="float" office:value="615235000">
                <text:p>615235000</text:p>
              </table:table-cell>
              <table:table-cell office:value-type="float" office:value="614987000">
                <text:p>614987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736000">
                <text:p>615736000</text:p>
              </table:table-cell>
              <table:table-cell office:value-type="float" office:value="614521000">
                <text:p>614521000</text:p>
              </table:table-cell>
              <table:table-cell office:value-type="float" office:value="614329000">
                <text:p>614329000</text:p>
              </table:table-cell>
              <table:table-cell office:value-type="float" office:value="615211000">
                <text:p>615211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32000">
                <text:p>615232000</text:p>
              </table:table-cell>
              <table:table-cell office:value-type="float" office:value="614842000">
                <text:p>614842000</text:p>
              </table:table-cell>
              <table:table-cell office:value-type="float" office:value="615273000">
                <text:p>615273000</text:p>
              </table:table-cell>
              <table:table-cell office:value-type="float" office:value="615009000">
                <text:p>615009000</text:p>
              </table:table-cell>
              <table:table-cell office:value-type="float" office:value="614900000">
                <text:p>614900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049000">
                <text:p>615049000</text:p>
              </table:table-cell>
              <table:table-cell office:value-type="float" office:value="615196000">
                <text:p>615196000</text:p>
              </table:table-cell>
              <table:table-cell office:value-type="float" office:value="615192000">
                <text:p>615192000</text:p>
              </table:table-cell>
              <table:table-cell office:value-type="float" office:value="615524000">
                <text:p>615524000</text:p>
              </table:table-cell>
              <table:table-cell office:value-type="float" office:value="615230000">
                <text:p>615230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4969000">
                <text:p>614969000</text:p>
              </table:table-cell>
              <table:table-cell office:value-type="float" office:value="614574000">
                <text:p>614574000</text:p>
              </table:table-cell>
              <table:table-cell office:value-type="float" office:value="615290000">
                <text:p>615290000</text:p>
              </table:table-cell>
              <table:table-cell office:value-type="float" office:value="615255000">
                <text:p>615255000</text:p>
              </table:table-cell>
              <table:table-cell office:value-type="float" office:value="615213000">
                <text:p>615213000</text:p>
              </table:table-cell>
              <table:table-cell office:value-type="float" office:value="615010000">
                <text:p>615010000</text:p>
              </table:table-cell>
              <table:table-cell office:value-type="float" office:value="615227000">
                <text:p>615227000</text:p>
              </table:table-cell>
              <table:table-cell office:value-type="float" office:value="614912000">
                <text:p>614912000</text:p>
              </table:table-cell>
              <table:table-cell office:value-type="float" office:value="615143000">
                <text:p>615143000</text:p>
              </table:table-cell>
              <table:table-cell office:value-type="float" office:value="614793000">
                <text:p>614793000</text:p>
              </table:table-cell>
              <table:table-cell office:value-type="float" office:value="615330000">
                <text:p>615330000</text:p>
              </table:table-cell>
              <table:table-cell office:value-type="float" office:value="615249000">
                <text:p>615249000</text:p>
              </table:table-cell>
              <table:table-cell office:value-type="float" office:value="615182000">
                <text:p>615182000</text:p>
              </table:table-cell>
              <table:table-cell office:value-type="float" office:value="615174000">
                <text:p>615174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4625000">
                <text:p>614625000</text:p>
              </table:table-cell>
              <table:table-cell office:value-type="float" office:value="615212000">
                <text:p>615212000</text:p>
              </table:table-cell>
              <table:table-cell office:value-type="float" office:value="615136000">
                <text:p>615136000</text:p>
              </table:table-cell>
              <table:table-cell office:value-type="float" office:value="615223000">
                <text:p>615223000</text:p>
              </table:table-cell>
              <table:table-cell office:value-type="float" office:value="615197000">
                <text:p>615197000</text:p>
              </table:table-cell>
              <table:table-cell office:value-type="float" office:value="615223000">
                <text:p>615223000</text:p>
              </table:table-cell>
              <table:table-cell office:value-type="float" office:value="614894000">
                <text:p>614894000</text:p>
              </table:table-cell>
              <table:table-cell office:value-type="float" office:value="613944000">
                <text:p>613944000</text:p>
              </table:table-cell>
              <table:table-cell office:value-type="float" office:value="615206000">
                <text:p>615206000</text:p>
              </table:table-cell>
              <table:table-cell office:value-type="float" office:value="615237000">
                <text:p>615237000</text:p>
              </table:table-cell>
              <table:table-cell office:value-type="float" office:value="615147000">
                <text:p>615147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437000">
                <text:p>614437000</text:p>
              </table:table-cell>
              <table:table-cell office:value-type="float" office:value="615238000">
                <text:p>615238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4991000">
                <text:p>614991000</text:p>
              </table:table-cell>
              <table:table-cell office:value-type="float" office:value="615208000">
                <text:p>615208000</text:p>
              </table:table-cell>
              <table:table-cell office:value-type="float" office:value="614816000">
                <text:p>614816000</text:p>
              </table:table-cell>
              <table:table-cell office:value-type="float" office:value="615214000">
                <text:p>615214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4765000">
                <text:p>614765000</text:p>
              </table:table-cell>
              <table:table-cell office:value-type="float" office:value="614902000">
                <text:p>61490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152000">
                <text:p>615152000</text:p>
              </table:table-cell>
              <table:table-cell office:value-type="float" office:value="614762000">
                <text:p>614762000</text:p>
              </table:table-cell>
              <table:table-cell office:value-type="float" office:value="614945000">
                <text:p>614945000</text:p>
              </table:table-cell>
              <table:table-cell office:value-type="float" office:value="615060000">
                <text:p>615060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4629000">
                <text:p>614629000</text:p>
              </table:table-cell>
              <table:table-cell office:value-type="float" office:value="614964000">
                <text:p>614964000</text:p>
              </table:table-cell>
              <table:table-cell office:value-type="float" office:value="614479000">
                <text:p>614479000</text:p>
              </table:table-cell>
              <table:table-cell office:value-type="float" office:value="614478000">
                <text:p>614478000</text:p>
              </table:table-cell>
              <table:table-cell office:value-type="float" office:value="614962000">
                <text:p>614962000</text:p>
              </table:table-cell>
              <table:table-cell office:value-type="float" office:value="615250000">
                <text:p>615250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799000">
                <text:p>614799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137000">
                <text:p>615137000</text:p>
              </table:table-cell>
              <table:table-cell office:value-type="float" office:value="615219000">
                <text:p>615219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27000">
                <text:p>615227000</text:p>
              </table:table-cell>
              <table:table-cell office:value-type="float" office:value="614915000">
                <text:p>614915000</text:p>
              </table:table-cell>
              <table:table-cell office:value-type="float" office:value="615353000">
                <text:p>615353000</text:p>
              </table:table-cell>
              <table:table-cell office:value-type="float" office:value="614571000">
                <text:p>614571000</text:p>
              </table:table-cell>
              <table:table-cell office:value-type="float" office:value="614441000">
                <text:p>614441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185000">
                <text:p>615185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34000">
                <text:p>615234000</text:p>
              </table:table-cell>
              <table:table-cell office:value-type="float" office:value="615255000">
                <text:p>615255000</text:p>
              </table:table-cell>
              <table:table-cell office:value-type="float" office:value="615234000">
                <text:p>615234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261000">
                <text:p>615261000</text:p>
              </table:table-cell>
              <table:table-cell office:value-type="float" office:value="615227000">
                <text:p>615227000</text:p>
              </table:table-cell>
              <table:table-cell office:value-type="float" office:value="615250000">
                <text:p>615250000</text:p>
              </table:table-cell>
              <table:table-cell office:value-type="float" office:value="615219000">
                <text:p>615219000</text:p>
              </table:table-cell>
              <table:table-cell office:value-type="float" office:value="615104000">
                <text:p>615104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073000">
                <text:p>615073000</text:p>
              </table:table-cell>
              <table:table-cell office:value-type="float" office:value="615176000">
                <text:p>615176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4450000">
                <text:p>614450000</text:p>
              </table:table-cell>
              <table:table-cell office:value-type="float" office:value="615237000">
                <text:p>615237000</text:p>
              </table:table-cell>
              <table:table-cell office:value-type="float" office:value="615289000">
                <text:p>615289000</text:p>
              </table:table-cell>
              <table:table-cell office:value-type="float" office:value="615230000">
                <text:p>615230000</text:p>
              </table:table-cell>
              <table:table-cell office:value-type="float" office:value="615145000">
                <text:p>615145000</text:p>
              </table:table-cell>
              <table:table-cell office:value-type="float" office:value="614929000">
                <text:p>614929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92000">
                <text:p>615292000</text:p>
              </table:table-cell>
              <table:table-cell office:value-type="float" office:value="615251000">
                <text:p>615251000</text:p>
              </table:table-cell>
              <table:table-cell office:value-type="float" office:value="615216000">
                <text:p>61521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005000">
                <text:p>615005000</text:p>
              </table:table-cell>
              <table:table-cell office:value-type="float" office:value="614950000">
                <text:p>614950000</text:p>
              </table:table-cell>
              <table:table-cell office:value-type="float" office:value="614968000">
                <text:p>614968000</text:p>
              </table:table-cell>
              <table:table-cell office:value-type="float" office:value="615261000">
                <text:p>615261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19000">
                <text:p>615219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08000">
                <text:p>615208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253000">
                <text:p>615253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192000">
                <text:p>615192000</text:p>
              </table:table-cell>
              <table:table-cell office:value-type="float" office:value="615227000">
                <text:p>615227000</text:p>
              </table:table-cell>
              <table:table-cell office:value-type="float" office:value="614892000">
                <text:p>61489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720000">
                <text:p>614720000</text:p>
              </table:table-cell>
              <table:table-cell office:value-type="float" office:value="615028000">
                <text:p>615028000</text:p>
              </table:table-cell>
              <table:table-cell office:value-type="float" office:value="615159000">
                <text:p>615159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54000">
                <text:p>615254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29000">
                <text:p>615229000</text:p>
              </table:table-cell>
              <table:table-cell office:value-type="float" office:value="614887000">
                <text:p>614887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07000">
                <text:p>615207000</text:p>
              </table:table-cell>
              <table:table-cell office:value-type="float" office:value="614937000">
                <text:p>614937000</text:p>
              </table:table-cell>
              <table:table-cell office:value-type="float" office:value="615079000">
                <text:p>615079000</text:p>
              </table:table-cell>
              <table:table-cell office:value-type="float" office:value="615232000">
                <text:p>615232000</text:p>
              </table:table-cell>
              <table:table-cell office:value-type="float" office:value="615221000">
                <text:p>615221000</text:p>
              </table:table-cell>
              <table:table-cell office:value-type="float" office:value="615221000">
                <text:p>615221000</text:p>
              </table:table-cell>
              <table:table-cell office:value-type="float" office:value="615236000">
                <text:p>615236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4721000">
                <text:p>614721000</text:p>
              </table:table-cell>
              <table:table-cell office:value-type="float" office:value="614855000">
                <text:p>614855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658000">
                <text:p>614658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2839000">
                <text:p>612839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15000">
                <text:p>615215000</text:p>
              </table:table-cell>
              <table:table-cell office:value-type="float" office:value="615273000">
                <text:p>615273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189000">
                <text:p>615189000</text:p>
              </table:table-cell>
              <table:table-cell office:value-type="float" office:value="615225000">
                <text:p>615225000</text:p>
              </table:table-cell>
              <table:table-cell office:value-type="float" office:value="615107000">
                <text:p>615107000</text:p>
              </table:table-cell>
              <table:table-cell office:value-type="float" office:value="615245000">
                <text:p>615245000</text:p>
              </table:table-cell>
              <table:table-cell office:value-type="float" office:value="615135000">
                <text:p>615135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129000">
                <text:p>615129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085000">
                <text:p>615085000</text:p>
              </table:table-cell>
              <table:table-cell office:value-type="float" office:value="615185000">
                <text:p>615185000</text:p>
              </table:table-cell>
              <table:table-cell office:value-type="float" office:value="614753000">
                <text:p>614753000</text:p>
              </table:table-cell>
              <table:table-cell office:value-type="float" office:value="615240000">
                <text:p>615240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4801000">
                <text:p>614801000</text:p>
              </table:table-cell>
              <table:table-cell office:value-type="float" office:value="615196000">
                <text:p>615196000</text:p>
              </table:table-cell>
              <table:table-cell office:value-type="float" office:value="615227000">
                <text:p>615227000</text:p>
              </table:table-cell>
              <table:table-cell office:value-type="float" office:value="615334000">
                <text:p>615334000</text:p>
              </table:table-cell>
              <table:table-cell office:value-type="float" office:value="614573000">
                <text:p>614573000</text:p>
              </table:table-cell>
              <table:table-cell office:value-type="float" office:value="614989000">
                <text:p>614989000</text:p>
              </table:table-cell>
              <table:table-cell office:value-type="float" office:value="615190000">
                <text:p>615190000</text:p>
              </table:table-cell>
              <table:table-cell office:value-type="float" office:value="614044000">
                <text:p>614044000</text:p>
              </table:table-cell>
              <table:table-cell office:value-type="float" office:value="615269000">
                <text:p>615269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187000">
                <text:p>615187000</text:p>
              </table:table-cell>
              <table:table-cell office:value-type="float" office:value="615481000">
                <text:p>615481000</text:p>
              </table:table-cell>
              <table:table-cell office:value-type="float" office:value="614734000">
                <text:p>614734000</text:p>
              </table:table-cell>
              <table:table-cell office:value-type="float" office:value="615236000">
                <text:p>615236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297000">
                <text:p>615297000</text:p>
              </table:table-cell>
              <table:table-cell office:value-type="float" office:value="615457000">
                <text:p>615457000</text:p>
              </table:table-cell>
              <table:table-cell office:value-type="float" office:value="615238000">
                <text:p>615238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15000">
                <text:p>615215000</text:p>
              </table:table-cell>
              <table:table-cell office:value-type="float" office:value="615191000">
                <text:p>615191000</text:p>
              </table:table-cell>
              <table:table-cell office:value-type="float" office:value="615185000">
                <text:p>615185000</text:p>
              </table:table-cell>
              <table:table-cell office:value-type="float" office:value="615054000">
                <text:p>615054000</text:p>
              </table:table-cell>
              <table:table-cell office:value-type="float" office:value="615354000">
                <text:p>615354000</text:p>
              </table:table-cell>
              <table:table-cell office:value-type="float" office:value="615000000">
                <text:p>615000000</text:p>
              </table:table-cell>
              <table:table-cell office:value-type="float" office:value="614658000">
                <text:p>614658000</text:p>
              </table:table-cell>
              <table:table-cell office:value-type="float" office:value="615345000">
                <text:p>615345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4337000">
                <text:p>614337000</text:p>
              </table:table-cell>
              <table:table-cell office:value-type="float" office:value="614918000">
                <text:p>614918000</text:p>
              </table:table-cell>
              <table:table-cell office:value-type="float" office:value="615351000">
                <text:p>615351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181000">
                <text:p>615181000</text:p>
              </table:table-cell>
              <table:table-cell office:value-type="float" office:value="615213000">
                <text:p>615213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384000">
                <text:p>615384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71000">
                <text:p>615271000</text:p>
              </table:table-cell>
              <table:table-cell office:value-type="float" office:value="614962000">
                <text:p>61496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985000">
                <text:p>614985000</text:p>
              </table:table-cell>
              <table:table-cell office:value-type="float" office:value="614811000">
                <text:p>614811000</text:p>
              </table:table-cell>
              <table:table-cell office:value-type="float" office:value="615250000">
                <text:p>615250000</text:p>
              </table:table-cell>
              <table:table-cell office:value-type="float" office:value="615218000">
                <text:p>615218000</text:p>
              </table:table-cell>
              <table:table-cell office:value-type="float" office:value="615252000">
                <text:p>615252000</text:p>
              </table:table-cell>
              <table:table-cell office:value-type="float" office:value="615133000">
                <text:p>615133000</text:p>
              </table:table-cell>
              <table:table-cell office:value-type="float" office:value="615187000">
                <text:p>615187000</text:p>
              </table:table-cell>
              <table:table-cell office:value-type="float" office:value="615245000">
                <text:p>615245000</text:p>
              </table:table-cell>
              <table:table-cell office:value-type="float" office:value="614758000">
                <text:p>614758000</text:p>
              </table:table-cell>
              <table:table-cell office:value-type="float" office:value="615139000">
                <text:p>615139000</text:p>
              </table:table-cell>
              <table:table-cell office:value-type="float" office:value="615240000">
                <text:p>615240000</text:p>
              </table:table-cell>
              <table:table-cell office:value-type="float" office:value="615250000">
                <text:p>615250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3963000">
                <text:p>613963000</text:p>
              </table:table-cell>
              <table:table-cell office:value-type="float" office:value="614981000">
                <text:p>614981000</text:p>
              </table:table-cell>
              <table:table-cell office:value-type="float" office:value="614826000">
                <text:p>614826000</text:p>
              </table:table-cell>
              <table:table-cell office:value-type="float" office:value="614956000">
                <text:p>614956000</text:p>
              </table:table-cell>
              <table:table-cell office:value-type="float" office:value="615151000">
                <text:p>615151000</text:p>
              </table:table-cell>
              <table:table-cell office:value-type="float" office:value="615222000">
                <text:p>615222000</text:p>
              </table:table-cell>
              <table:table-cell office:value-type="float" office:value="615075000">
                <text:p>615075000</text:p>
              </table:table-cell>
              <table:table-cell office:value-type="float" office:value="615231000">
                <text:p>615231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4412000">
                <text:p>614412000</text:p>
              </table:table-cell>
              <table:table-cell office:value-type="float" office:value="614025000">
                <text:p>614025000</text:p>
              </table:table-cell>
              <table:table-cell office:value-type="float" office:value="615236000">
                <text:p>615236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45000">
                <text:p>615245000</text:p>
              </table:table-cell>
              <table:table-cell office:value-type="float" office:value="614230000">
                <text:p>614230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50000">
                <text:p>615250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13000">
                <text:p>615213000</text:p>
              </table:table-cell>
              <table:table-cell office:value-type="float" office:value="614839000">
                <text:p>614839000</text:p>
              </table:table-cell>
              <table:table-cell office:value-type="float" office:value="614268000">
                <text:p>614268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31000">
                <text:p>615231000</text:p>
              </table:table-cell>
              <table:table-cell office:value-type="float" office:value="615006000">
                <text:p>615006000</text:p>
              </table:table-cell>
              <table:table-cell office:value-type="float" office:value="615226000">
                <text:p>615226000</text:p>
              </table:table-cell>
              <table:table-cell office:value-type="float" office:value="615197000">
                <text:p>615197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0000">
                <text:p>615240000</text:p>
              </table:table-cell>
              <table:table-cell office:value-type="float" office:value="615049000">
                <text:p>615049000</text:p>
              </table:table-cell>
              <table:table-cell office:value-type="float" office:value="615038000">
                <text:p>615038000</text:p>
              </table:table-cell>
              <table:table-cell office:value-type="float" office:value="614828000">
                <text:p>614828000</text:p>
              </table:table-cell>
              <table:table-cell office:value-type="float" office:value="615231000">
                <text:p>615231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244000">
                <text:p>615244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209000">
                <text:p>615209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166000">
                <text:p>615166000</text:p>
              </table:table-cell>
              <table:table-cell office:value-type="float" office:value="615260000">
                <text:p>615260000</text:p>
              </table:table-cell>
              <table:table-cell office:value-type="float" office:value="615363000">
                <text:p>615363000</text:p>
              </table:table-cell>
              <table:table-cell office:value-type="float" office:value="614713000">
                <text:p>614713000</text:p>
              </table:table-cell>
              <table:table-cell office:value-type="float" office:value="614562000">
                <text:p>614562000</text:p>
              </table:table-cell>
              <table:table-cell office:value-type="float" office:value="615258000">
                <text:p>615258000</text:p>
              </table:table-cell>
              <table:table-cell office:value-type="float" office:value="615224000">
                <text:p>615224000</text:p>
              </table:table-cell>
              <table:table-cell office:value-type="float" office:value="615262000">
                <text:p>615262000</text:p>
              </table:table-cell>
              <table:table-cell office:value-type="float" office:value="614615000">
                <text:p>614615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3495000">
                <text:p>613495000</text:p>
              </table:table-cell>
              <table:table-cell office:value-type="float" office:value="613778000">
                <text:p>613778000</text:p>
              </table:table-cell>
              <table:table-cell office:value-type="float" office:value="615202000">
                <text:p>615202000</text:p>
              </table:table-cell>
              <table:table-cell office:value-type="float" office:value="614431000">
                <text:p>614431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26000">
                <text:p>615226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896000">
                <text:p>614896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018000">
                <text:p>615018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5201000">
                <text:p>615201000</text:p>
              </table:table-cell>
              <table:table-cell office:value-type="float" office:value="614719000">
                <text:p>614719000</text:p>
              </table:table-cell>
              <table:table-cell office:value-type="float" office:value="614860000">
                <text:p>614860000</text:p>
              </table:table-cell>
              <table:table-cell office:value-type="float" office:value="615202000">
                <text:p>615202000</text:p>
              </table:table-cell>
              <table:table-cell office:value-type="float" office:value="615189000">
                <text:p>615189000</text:p>
              </table:table-cell>
              <table:table-cell office:value-type="float" office:value="615200000">
                <text:p>615200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4656000">
                <text:p>614656000</text:p>
              </table:table-cell>
              <table:table-cell office:value-type="float" office:value="614821000">
                <text:p>614821000</text:p>
              </table:table-cell>
              <table:table-cell office:value-type="float" office:value="615165000">
                <text:p>615165000</text:p>
              </table:table-cell>
              <table:table-cell office:value-type="float" office:value="615130000">
                <text:p>615130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4902000">
                <text:p>614902000</text:p>
              </table:table-cell>
              <table:table-cell office:value-type="float" office:value="614909000">
                <text:p>614909000</text:p>
              </table:table-cell>
              <table:table-cell office:value-type="float" office:value="614788000">
                <text:p>614788000</text:p>
              </table:table-cell>
              <table:table-cell office:value-type="float" office:value="614919000">
                <text:p>614919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199000">
                <text:p>615199000</text:p>
              </table:table-cell>
              <table:table-cell office:value-type="float" office:value="615270000">
                <text:p>615270000</text:p>
              </table:table-cell>
              <table:table-cell office:value-type="float" office:value="614816000">
                <text:p>614816000</text:p>
              </table:table-cell>
              <table:table-cell office:value-type="float" office:value="615241000">
                <text:p>615241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22000">
                <text:p>615222000</text:p>
              </table:table-cell>
              <table:table-cell office:value-type="float" office:value="615117000">
                <text:p>615117000</text:p>
              </table:table-cell>
              <table:table-cell office:value-type="float" office:value="615197000">
                <text:p>615197000</text:p>
              </table:table-cell>
              <table:table-cell office:value-type="float" office:value="615229000">
                <text:p>615229000</text:p>
              </table:table-cell>
              <table:table-cell office:value-type="float" office:value="615139000">
                <text:p>615139000</text:p>
              </table:table-cell>
              <table:table-cell office:value-type="float" office:value="615057000">
                <text:p>615057000</text:p>
              </table:table-cell>
              <table:table-cell office:value-type="float" office:value="615022000">
                <text:p>615022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3769000">
                <text:p>613769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42000">
                <text:p>615242000</text:p>
              </table:table-cell>
              <table:table-cell office:value-type="float" office:value="615247000">
                <text:p>615247000</text:p>
              </table:table-cell>
              <table:table-cell office:value-type="float" office:value="615333000">
                <text:p>615333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193000">
                <text:p>615193000</text:p>
              </table:table-cell>
              <table:table-cell office:value-type="float" office:value="615252000">
                <text:p>615252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5283000">
                <text:p>615283000</text:p>
              </table:table-cell>
              <table:table-cell office:value-type="float" office:value="615240000">
                <text:p>615240000</text:p>
              </table:table-cell>
              <table:table-cell office:value-type="float" office:value="615076000">
                <text:p>615076000</text:p>
              </table:table-cell>
              <table:table-cell office:value-type="float" office:value="615018000">
                <text:p>615018000</text:p>
              </table:table-cell>
              <table:table-cell office:value-type="float" office:value="615230000">
                <text:p>615230000</text:p>
              </table:table-cell>
              <table:table-cell office:value-type="float" office:value="614903000">
                <text:p>614903000</text:p>
              </table:table-cell>
              <table:table-cell office:value-type="float" office:value="615019000">
                <text:p>615019000</text:p>
              </table:table-cell>
              <table:table-cell office:value-type="float" office:value="615239000">
                <text:p>615239000</text:p>
              </table:table-cell>
              <table:table-cell office:value-type="float" office:value="615040000">
                <text:p>615040000</text:p>
              </table:table-cell>
              <table:table-cell office:value-type="float" office:value="615246000">
                <text:p>615246000</text:p>
              </table:table-cell>
              <table:table-cell office:value-type="float" office:value="615231000">
                <text:p>615231000</text:p>
              </table:table-cell>
              <table:table-cell office:value-type="float" office:value="615248000">
                <text:p>615248000</text:p>
              </table:table-cell>
              <table:table-cell office:value-type="float" office:value="615238000">
                <text:p>615238000</text:p>
              </table:table-cell>
              <table:table-cell office:value-type="float" office:value="615953000">
                <text:p>615953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158000">
                <text:p>616158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98000">
                <text:p>616198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29000">
                <text:p>616229000</text:p>
              </table:table-cell>
              <table:table-cell office:value-type="float" office:value="616040000">
                <text:p>616040000</text:p>
              </table:table-cell>
              <table:table-cell office:value-type="float" office:value="615149000">
                <text:p>615149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86000">
                <text:p>616286000</text:p>
              </table:table-cell>
              <table:table-cell office:value-type="float" office:value="616123000">
                <text:p>616123000</text:p>
              </table:table-cell>
              <table:table-cell office:value-type="float" office:value="615912000">
                <text:p>615912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05000">
                <text:p>616205000</text:p>
              </table:table-cell>
              <table:table-cell office:value-type="float" office:value="615601000">
                <text:p>615601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5767000">
                <text:p>615767000</text:p>
              </table:table-cell>
              <table:table-cell office:value-type="float" office:value="615930000">
                <text:p>615930000</text:p>
              </table:table-cell>
              <table:table-cell office:value-type="float" office:value="616165000">
                <text:p>616165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6243000">
                <text:p>616243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5464000">
                <text:p>615464000</text:p>
              </table:table-cell>
              <table:table-cell office:value-type="float" office:value="615781000">
                <text:p>615781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5515000">
                <text:p>615515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6193000">
                <text:p>616193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903000">
                <text:p>615903000</text:p>
              </table:table-cell>
              <table:table-cell office:value-type="float" office:value="616274000">
                <text:p>616274000</text:p>
              </table:table-cell>
              <table:table-cell office:value-type="float" office:value="615819000">
                <text:p>615819000</text:p>
              </table:table-cell>
              <table:table-cell office:value-type="float" office:value="616115000">
                <text:p>616115000</text:p>
              </table:table-cell>
              <table:table-cell office:value-type="float" office:value="616168000">
                <text:p>616168000</text:p>
              </table:table-cell>
              <table:table-cell office:value-type="float" office:value="616322000">
                <text:p>616322000</text:p>
              </table:table-cell>
              <table:table-cell office:value-type="float" office:value="616168000">
                <text:p>616168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250000">
                <text:p>616250000</text:p>
              </table:table-cell>
              <table:table-cell office:value-type="float" office:value="615657000">
                <text:p>615657000</text:p>
              </table:table-cell>
              <table:table-cell office:value-type="float" office:value="616229000">
                <text:p>616229000</text:p>
              </table:table-cell>
              <table:table-cell office:value-type="float" office:value="616197000">
                <text:p>616197000</text:p>
              </table:table-cell>
              <table:table-cell office:value-type="float" office:value="616052000">
                <text:p>616052000</text:p>
              </table:table-cell>
              <table:table-cell office:value-type="float" office:value="615894000">
                <text:p>615894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517000">
                <text:p>615517000</text:p>
              </table:table-cell>
              <table:table-cell office:value-type="float" office:value="615937000">
                <text:p>615937000</text:p>
              </table:table-cell>
              <table:table-cell office:value-type="float" office:value="616385000">
                <text:p>616385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202000">
                <text:p>616202000</text:p>
              </table:table-cell>
              <table:table-cell office:value-type="float" office:value="615683000">
                <text:p>615683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450000">
                <text:p>615450000</text:p>
              </table:table-cell>
              <table:table-cell office:value-type="float" office:value="616138000">
                <text:p>616138000</text:p>
              </table:table-cell>
              <table:table-cell office:value-type="float" office:value="615966000">
                <text:p>615966000</text:p>
              </table:table-cell>
              <table:table-cell office:value-type="float" office:value="616197000">
                <text:p>616197000</text:p>
              </table:table-cell>
              <table:table-cell office:value-type="float" office:value="616114000">
                <text:p>616114000</text:p>
              </table:table-cell>
              <table:table-cell office:value-type="float" office:value="616237000">
                <text:p>616237000</text:p>
              </table:table-cell>
              <table:table-cell office:value-type="float" office:value="616126000">
                <text:p>616126000</text:p>
              </table:table-cell>
              <table:table-cell office:value-type="float" office:value="616101000">
                <text:p>616101000</text:p>
              </table:table-cell>
              <table:table-cell office:value-type="float" office:value="615962000">
                <text:p>615962000</text:p>
              </table:table-cell>
              <table:table-cell office:value-type="float" office:value="616073000">
                <text:p>616073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192000">
                <text:p>616192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118000">
                <text:p>616118000</text:p>
              </table:table-cell>
              <table:table-cell office:value-type="float" office:value="616084000">
                <text:p>616084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118000">
                <text:p>616118000</text:p>
              </table:table-cell>
              <table:table-cell office:value-type="float" office:value="616057000">
                <text:p>616057000</text:p>
              </table:table-cell>
              <table:table-cell office:value-type="float" office:value="616076000">
                <text:p>616076000</text:p>
              </table:table-cell>
              <table:table-cell office:value-type="float" office:value="616111000">
                <text:p>616111000</text:p>
              </table:table-cell>
              <table:table-cell office:value-type="float" office:value="615615000">
                <text:p>615615000</text:p>
              </table:table-cell>
              <table:table-cell office:value-type="float" office:value="616061000">
                <text:p>616061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46000">
                <text:p>616246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5745000">
                <text:p>615745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069000">
                <text:p>616069000</text:p>
              </table:table-cell>
              <table:table-cell office:value-type="float" office:value="615379000">
                <text:p>615379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5213000">
                <text:p>615213000</text:p>
              </table:table-cell>
              <table:table-cell office:value-type="float" office:value="615166000">
                <text:p>615166000</text:p>
              </table:table-cell>
              <table:table-cell office:value-type="float" office:value="616203000">
                <text:p>616203000</text:p>
              </table:table-cell>
              <table:table-cell office:value-type="float" office:value="615965000">
                <text:p>615965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02000">
                <text:p>616202000</text:p>
              </table:table-cell>
              <table:table-cell office:value-type="float" office:value="615857000">
                <text:p>615857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5382000">
                <text:p>615382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95000">
                <text:p>616195000</text:p>
              </table:table-cell>
              <table:table-cell office:value-type="float" office:value="615880000">
                <text:p>615880000</text:p>
              </table:table-cell>
              <table:table-cell office:value-type="float" office:value="615131000">
                <text:p>615131000</text:p>
              </table:table-cell>
              <table:table-cell office:value-type="float" office:value="616216000">
                <text:p>616216000</text:p>
              </table:table-cell>
              <table:table-cell office:value-type="float" office:value="616187000">
                <text:p>616187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069000">
                <text:p>616069000</text:p>
              </table:table-cell>
              <table:table-cell office:value-type="float" office:value="616243000">
                <text:p>616243000</text:p>
              </table:table-cell>
              <table:table-cell office:value-type="float" office:value="616144000">
                <text:p>616144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02000">
                <text:p>616202000</text:p>
              </table:table-cell>
              <table:table-cell office:value-type="float" office:value="614929000">
                <text:p>614929000</text:p>
              </table:table-cell>
              <table:table-cell office:value-type="float" office:value="615622000">
                <text:p>615622000</text:p>
              </table:table-cell>
              <table:table-cell office:value-type="float" office:value="616479000">
                <text:p>616479000</text:p>
              </table:table-cell>
              <table:table-cell office:value-type="float" office:value="615171000">
                <text:p>615171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865000">
                <text:p>615865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5965000">
                <text:p>615965000</text:p>
              </table:table-cell>
              <table:table-cell office:value-type="float" office:value="616077000">
                <text:p>616077000</text:p>
              </table:table-cell>
              <table:table-cell office:value-type="float" office:value="615672000">
                <text:p>615672000</text:p>
              </table:table-cell>
              <table:table-cell office:value-type="float" office:value="616162000">
                <text:p>616162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71000">
                <text:p>616271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177000">
                <text:p>616177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65000">
                <text:p>616165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95000">
                <text:p>616195000</text:p>
              </table:table-cell>
              <table:table-cell office:value-type="float" office:value="615975000">
                <text:p>615975000</text:p>
              </table:table-cell>
              <table:table-cell office:value-type="float" office:value="616171000">
                <text:p>616171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5918000">
                <text:p>615918000</text:p>
              </table:table-cell>
              <table:table-cell office:value-type="float" office:value="616216000">
                <text:p>616216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97000">
                <text:p>616197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969000">
                <text:p>615969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402000">
                <text:p>615402000</text:p>
              </table:table-cell>
              <table:table-cell office:value-type="float" office:value="615641000">
                <text:p>615641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163000">
                <text:p>616163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57000">
                <text:p>616157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779000">
                <text:p>615779000</text:p>
              </table:table-cell>
              <table:table-cell office:value-type="float" office:value="616096000">
                <text:p>616096000</text:p>
              </table:table-cell>
              <table:table-cell office:value-type="float" office:value="616189000">
                <text:p>616189000</text:p>
              </table:table-cell>
              <table:table-cell office:value-type="float" office:value="615572000">
                <text:p>615572000</text:p>
              </table:table-cell>
              <table:table-cell office:value-type="float" office:value="615760000">
                <text:p>615760000</text:p>
              </table:table-cell>
              <table:table-cell office:value-type="float" office:value="616172000">
                <text:p>616172000</text:p>
              </table:table-cell>
              <table:table-cell office:value-type="float" office:value="616055000">
                <text:p>616055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26000">
                <text:p>616226000</text:p>
              </table:table-cell>
              <table:table-cell office:value-type="float" office:value="616058000">
                <text:p>616058000</text:p>
              </table:table-cell>
              <table:table-cell office:value-type="float" office:value="616000000">
                <text:p>616000000</text:p>
              </table:table-cell>
              <table:table-cell office:value-type="float" office:value="616142000">
                <text:p>616142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155000">
                <text:p>616155000</text:p>
              </table:table-cell>
              <table:table-cell office:value-type="float" office:value="616191000">
                <text:p>616191000</text:p>
              </table:table-cell>
              <table:table-cell office:value-type="float" office:value="616347000">
                <text:p>616347000</text:p>
              </table:table-cell>
              <table:table-cell office:value-type="float" office:value="616220000">
                <text:p>616220000</text:p>
              </table:table-cell>
              <table:table-cell office:value-type="float" office:value="615765000">
                <text:p>615765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204000">
                <text:p>616204000</text:p>
              </table:table-cell>
              <table:table-cell office:value-type="float" office:value="616163000">
                <text:p>616163000</text:p>
              </table:table-cell>
              <table:table-cell office:value-type="float" office:value="615632000">
                <text:p>615632000</text:p>
              </table:table-cell>
              <table:table-cell office:value-type="float" office:value="616202000">
                <text:p>616202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193000">
                <text:p>616193000</text:p>
              </table:table-cell>
              <table:table-cell office:value-type="float" office:value="615187000">
                <text:p>615187000</text:p>
              </table:table-cell>
              <table:table-cell office:value-type="float" office:value="616085000">
                <text:p>616085000</text:p>
              </table:table-cell>
              <table:table-cell office:value-type="float" office:value="615849000">
                <text:p>615849000</text:p>
              </table:table-cell>
              <table:table-cell office:value-type="float" office:value="615328000">
                <text:p>615328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045000">
                <text:p>616045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6184000">
                <text:p>616184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484000">
                <text:p>615484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66000">
                <text:p>616266000</text:p>
              </table:table-cell>
              <table:table-cell office:value-type="float" office:value="616077000">
                <text:p>616077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4000">
                <text:p>616204000</text:p>
              </table:table-cell>
              <table:table-cell office:value-type="float" office:value="616189000">
                <text:p>616189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5708000">
                <text:p>615708000</text:p>
              </table:table-cell>
              <table:table-cell office:value-type="float" office:value="616148000">
                <text:p>616148000</text:p>
              </table:table-cell>
              <table:table-cell office:value-type="float" office:value="615685000">
                <text:p>615685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5744000">
                <text:p>615744000</text:p>
              </table:table-cell>
              <table:table-cell office:value-type="float" office:value="615806000">
                <text:p>615806000</text:p>
              </table:table-cell>
              <table:table-cell office:value-type="float" office:value="615904000">
                <text:p>615904000</text:p>
              </table:table-cell>
              <table:table-cell office:value-type="float" office:value="616239000">
                <text:p>616239000</text:p>
              </table:table-cell>
              <table:table-cell office:value-type="float" office:value="615602000">
                <text:p>615602000</text:p>
              </table:table-cell>
              <table:table-cell office:value-type="float" office:value="616296000">
                <text:p>616296000</text:p>
              </table:table-cell>
              <table:table-cell office:value-type="float" office:value="616194000">
                <text:p>616194000</text:p>
              </table:table-cell>
              <table:table-cell office:value-type="float" office:value="616258000">
                <text:p>616258000</text:p>
              </table:table-cell>
              <table:table-cell office:value-type="float" office:value="616216000">
                <text:p>616216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753000">
                <text:p>615753000</text:p>
              </table:table-cell>
              <table:table-cell office:value-type="float" office:value="616190000">
                <text:p>616190000</text:p>
              </table:table-cell>
              <table:table-cell office:value-type="float" office:value="615578000">
                <text:p>615578000</text:p>
              </table:table-cell>
              <table:table-cell office:value-type="float" office:value="616182000">
                <text:p>616182000</text:p>
              </table:table-cell>
              <table:table-cell office:value-type="float" office:value="616131000">
                <text:p>616131000</text:p>
              </table:table-cell>
              <table:table-cell office:value-type="float" office:value="616176000">
                <text:p>616176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183000">
                <text:p>616183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196000">
                <text:p>616196000</text:p>
              </table:table-cell>
              <table:table-cell office:value-type="float" office:value="616184000">
                <text:p>616184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948000">
                <text:p>615948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5889000">
                <text:p>615889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042000">
                <text:p>616042000</text:p>
              </table:table-cell>
              <table:table-cell office:value-type="float" office:value="615762000">
                <text:p>615762000</text:p>
              </table:table-cell>
              <table:table-cell office:value-type="float" office:value="616189000">
                <text:p>616189000</text:p>
              </table:table-cell>
              <table:table-cell office:value-type="float" office:value="616228000">
                <text:p>616228000</text:p>
              </table:table-cell>
              <table:table-cell office:value-type="float" office:value="615561000">
                <text:p>615561000</text:p>
              </table:table-cell>
              <table:table-cell office:value-type="float" office:value="616219000">
                <text:p>616219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035000">
                <text:p>616035000</text:p>
              </table:table-cell>
              <table:table-cell office:value-type="float" office:value="616227000">
                <text:p>616227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194000">
                <text:p>616194000</text:p>
              </table:table-cell>
              <table:table-cell office:value-type="float" office:value="616063000">
                <text:p>616063000</text:p>
              </table:table-cell>
              <table:table-cell office:value-type="float" office:value="616016000">
                <text:p>616016000</text:p>
              </table:table-cell>
              <table:table-cell office:value-type="float" office:value="616046000">
                <text:p>616046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936000">
                <text:p>615936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098000">
                <text:p>616098000</text:p>
              </table:table-cell>
              <table:table-cell office:value-type="float" office:value="616194000">
                <text:p>616194000</text:p>
              </table:table-cell>
              <table:table-cell office:value-type="float" office:value="616015000">
                <text:p>616015000</text:p>
              </table:table-cell>
              <table:table-cell office:value-type="float" office:value="615897000">
                <text:p>615897000</text:p>
              </table:table-cell>
              <table:table-cell office:value-type="float" office:value="616205000">
                <text:p>616205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086000">
                <text:p>616086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5621000">
                <text:p>615621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129000">
                <text:p>616129000</text:p>
              </table:table-cell>
              <table:table-cell office:value-type="float" office:value="616175000">
                <text:p>616175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5964000">
                <text:p>615964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6151000">
                <text:p>616151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192000">
                <text:p>616192000</text:p>
              </table:table-cell>
              <table:table-cell office:value-type="float" office:value="615860000">
                <text:p>615860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88000">
                <text:p>616288000</text:p>
              </table:table-cell>
              <table:table-cell office:value-type="float" office:value="615438000">
                <text:p>615438000</text:p>
              </table:table-cell>
              <table:table-cell office:value-type="float" office:value="616046000">
                <text:p>616046000</text:p>
              </table:table-cell>
              <table:table-cell office:value-type="float" office:value="616281000">
                <text:p>616281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981000">
                <text:p>615981000</text:p>
              </table:table-cell>
              <table:table-cell office:value-type="float" office:value="614702000">
                <text:p>614702000</text:p>
              </table:table-cell>
              <table:table-cell office:value-type="float" office:value="616073000">
                <text:p>616073000</text:p>
              </table:table-cell>
              <table:table-cell office:value-type="float" office:value="615604000">
                <text:p>615604000</text:p>
              </table:table-cell>
              <table:table-cell office:value-type="float" office:value="615457000">
                <text:p>615457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025000">
                <text:p>616025000</text:p>
              </table:table-cell>
              <table:table-cell office:value-type="float" office:value="616190000">
                <text:p>616190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28000">
                <text:p>616128000</text:p>
              </table:table-cell>
              <table:table-cell office:value-type="float" office:value="616155000">
                <text:p>616155000</text:p>
              </table:table-cell>
              <table:table-cell office:value-type="float" office:value="616056000">
                <text:p>616056000</text:p>
              </table:table-cell>
              <table:table-cell office:value-type="float" office:value="615891000">
                <text:p>615891000</text:p>
              </table:table-cell>
              <table:table-cell office:value-type="float" office:value="615891000">
                <text:p>615891000</text:p>
              </table:table-cell>
              <table:table-cell office:value-type="float" office:value="616190000">
                <text:p>616190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132000">
                <text:p>616132000</text:p>
              </table:table-cell>
              <table:table-cell office:value-type="float" office:value="616038000">
                <text:p>616038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5887000">
                <text:p>615887000</text:p>
              </table:table-cell>
              <table:table-cell office:value-type="float" office:value="615905000">
                <text:p>615905000</text:p>
              </table:table-cell>
              <table:table-cell office:value-type="float" office:value="616084000">
                <text:p>616084000</text:p>
              </table:table-cell>
              <table:table-cell office:value-type="float" office:value="615819000">
                <text:p>615819000</text:p>
              </table:table-cell>
              <table:table-cell office:value-type="float" office:value="615767000">
                <text:p>615767000</text:p>
              </table:table-cell>
              <table:table-cell office:value-type="float" office:value="615633000">
                <text:p>615633000</text:p>
              </table:table-cell>
              <table:table-cell office:value-type="float" office:value="614932000">
                <text:p>614932000</text:p>
              </table:table-cell>
              <table:table-cell office:value-type="float" office:value="616084000">
                <text:p>616084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690000">
                <text:p>616690000</text:p>
              </table:table-cell>
              <table:table-cell office:value-type="float" office:value="616147000">
                <text:p>616147000</text:p>
              </table:table-cell>
              <table:table-cell office:value-type="float" office:value="616110000">
                <text:p>616110000</text:p>
              </table:table-cell>
              <table:table-cell office:value-type="float" office:value="615792000">
                <text:p>615792000</text:p>
              </table:table-cell>
              <table:table-cell office:value-type="float" office:value="616035000">
                <text:p>616035000</text:p>
              </table:table-cell>
              <table:table-cell office:value-type="float" office:value="615845000">
                <text:p>615845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104000">
                <text:p>616104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168000">
                <text:p>616168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053000">
                <text:p>616053000</text:p>
              </table:table-cell>
              <table:table-cell office:value-type="float" office:value="616165000">
                <text:p>616165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188000">
                <text:p>616188000</text:p>
              </table:table-cell>
              <table:table-cell office:value-type="float" office:value="616073000">
                <text:p>616073000</text:p>
              </table:table-cell>
              <table:table-cell office:value-type="float" office:value="616195000">
                <text:p>616195000</text:p>
              </table:table-cell>
              <table:table-cell office:value-type="float" office:value="615959000">
                <text:p>615959000</text:p>
              </table:table-cell>
              <table:table-cell office:value-type="float" office:value="616050000">
                <text:p>616050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70000">
                <text:p>616270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6105000">
                <text:p>616105000</text:p>
              </table:table-cell>
              <table:table-cell office:value-type="float" office:value="616183000">
                <text:p>616183000</text:p>
              </table:table-cell>
              <table:table-cell office:value-type="float" office:value="616693000">
                <text:p>616693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158000">
                <text:p>616158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468000">
                <text:p>615468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679000">
                <text:p>615679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5861000">
                <text:p>615861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62000">
                <text:p>616162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5328000">
                <text:p>615328000</text:p>
              </table:table-cell>
              <table:table-cell office:value-type="float" office:value="616086000">
                <text:p>616086000</text:p>
              </table:table-cell>
              <table:table-cell office:value-type="float" office:value="615880000">
                <text:p>615880000</text:p>
              </table:table-cell>
              <table:table-cell office:value-type="float" office:value="616271000">
                <text:p>616271000</text:p>
              </table:table-cell>
              <table:table-cell office:value-type="float" office:value="616204000">
                <text:p>616204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147000">
                <text:p>616147000</text:p>
              </table:table-cell>
              <table:table-cell office:value-type="float" office:value="614333000">
                <text:p>614333000</text:p>
              </table:table-cell>
              <table:table-cell office:value-type="float" office:value="616150000">
                <text:p>616150000</text:p>
              </table:table-cell>
              <table:table-cell office:value-type="float" office:value="615866000">
                <text:p>615866000</text:p>
              </table:table-cell>
              <table:table-cell office:value-type="float" office:value="616190000">
                <text:p>616190000</text:p>
              </table:table-cell>
              <table:table-cell office:value-type="float" office:value="616191000">
                <text:p>616191000</text:p>
              </table:table-cell>
              <table:table-cell office:value-type="float" office:value="616083000">
                <text:p>616083000</text:p>
              </table:table-cell>
              <table:table-cell office:value-type="float" office:value="616098000">
                <text:p>616098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053000">
                <text:p>616053000</text:p>
              </table:table-cell>
              <table:table-cell office:value-type="float" office:value="614616000">
                <text:p>614616000</text:p>
              </table:table-cell>
              <table:table-cell office:value-type="float" office:value="615704000">
                <text:p>615704000</text:p>
              </table:table-cell>
              <table:table-cell office:value-type="float" office:value="615646000">
                <text:p>615646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6050000">
                <text:p>616050000</text:p>
              </table:table-cell>
              <table:table-cell office:value-type="float" office:value="615979000">
                <text:p>615979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074000">
                <text:p>616074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068000">
                <text:p>616068000</text:p>
              </table:table-cell>
              <table:table-cell office:value-type="float" office:value="616265000">
                <text:p>616265000</text:p>
              </table:table-cell>
              <table:table-cell office:value-type="float" office:value="615867000">
                <text:p>615867000</text:p>
              </table:table-cell>
              <table:table-cell office:value-type="float" office:value="616179000">
                <text:p>616179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709000">
                <text:p>615709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114000">
                <text:p>615114000</text:p>
              </table:table-cell>
              <table:table-cell office:value-type="float" office:value="616090000">
                <text:p>616090000</text:p>
              </table:table-cell>
              <table:table-cell office:value-type="float" office:value="616110000">
                <text:p>616110000</text:p>
              </table:table-cell>
              <table:table-cell office:value-type="float" office:value="615734000">
                <text:p>615734000</text:p>
              </table:table-cell>
              <table:table-cell office:value-type="float" office:value="616090000">
                <text:p>616090000</text:p>
              </table:table-cell>
              <table:table-cell office:value-type="float" office:value="615776000">
                <text:p>615776000</text:p>
              </table:table-cell>
              <table:table-cell office:value-type="float" office:value="615751000">
                <text:p>615751000</text:p>
              </table:table-cell>
              <table:table-cell office:value-type="float" office:value="616147000">
                <text:p>616147000</text:p>
              </table:table-cell>
              <table:table-cell office:value-type="float" office:value="615990000">
                <text:p>615990000</text:p>
              </table:table-cell>
              <table:table-cell office:value-type="float" office:value="616145000">
                <text:p>616145000</text:p>
              </table:table-cell>
              <table:table-cell office:value-type="float" office:value="615166000">
                <text:p>615166000</text:p>
              </table:table-cell>
              <table:table-cell office:value-type="float" office:value="615742000">
                <text:p>615742000</text:p>
              </table:table-cell>
              <table:table-cell office:value-type="float" office:value="615805000">
                <text:p>615805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821000">
                <text:p>615821000</text:p>
              </table:table-cell>
              <table:table-cell office:value-type="float" office:value="616045000">
                <text:p>616045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00000">
                <text:p>616200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059000">
                <text:p>616059000</text:p>
              </table:table-cell>
              <table:table-cell office:value-type="float" office:value="616060000">
                <text:p>616060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130000">
                <text:p>616130000</text:p>
              </table:table-cell>
              <table:table-cell office:value-type="float" office:value="615639000">
                <text:p>615639000</text:p>
              </table:table-cell>
              <table:table-cell office:value-type="float" office:value="616218000">
                <text:p>616218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095000">
                <text:p>616095000</text:p>
              </table:table-cell>
              <table:table-cell office:value-type="float" office:value="616012000">
                <text:p>616012000</text:p>
              </table:table-cell>
              <table:table-cell office:value-type="float" office:value="615931000">
                <text:p>615931000</text:p>
              </table:table-cell>
              <table:table-cell office:value-type="float" office:value="616202000">
                <text:p>616202000</text:p>
              </table:table-cell>
              <table:table-cell office:value-type="float" office:value="616221000">
                <text:p>616221000</text:p>
              </table:table-cell>
              <table:table-cell office:value-type="float" office:value="615747000">
                <text:p>615747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193000">
                <text:p>616193000</text:p>
              </table:table-cell>
              <table:table-cell office:value-type="float" office:value="616149000">
                <text:p>616149000</text:p>
              </table:table-cell>
              <table:table-cell office:value-type="float" office:value="616198000">
                <text:p>616198000</text:p>
              </table:table-cell>
              <table:table-cell office:value-type="float" office:value="616471000">
                <text:p>616471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50000">
                <text:p>616250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83000">
                <text:p>616183000</text:p>
              </table:table-cell>
              <table:table-cell office:value-type="float" office:value="615847000">
                <text:p>615847000</text:p>
              </table:table-cell>
              <table:table-cell office:value-type="float" office:value="615887000">
                <text:p>615887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168000">
                <text:p>616168000</text:p>
              </table:table-cell>
              <table:table-cell office:value-type="float" office:value="615451000">
                <text:p>615451000</text:p>
              </table:table-cell>
              <table:table-cell office:value-type="float" office:value="616131000">
                <text:p>616131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767000">
                <text:p>615767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022000">
                <text:p>616022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5988000">
                <text:p>615988000</text:p>
              </table:table-cell>
              <table:table-cell office:value-type="float" office:value="615833000">
                <text:p>615833000</text:p>
              </table:table-cell>
              <table:table-cell office:value-type="float" office:value="616204000">
                <text:p>616204000</text:p>
              </table:table-cell>
              <table:table-cell office:value-type="float" office:value="616157000">
                <text:p>616157000</text:p>
              </table:table-cell>
              <table:table-cell office:value-type="float" office:value="615962000">
                <text:p>615962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085000">
                <text:p>616085000</text:p>
              </table:table-cell>
              <table:table-cell office:value-type="float" office:value="616193000">
                <text:p>616193000</text:p>
              </table:table-cell>
              <table:table-cell office:value-type="float" office:value="616083000">
                <text:p>616083000</text:p>
              </table:table-cell>
              <table:table-cell office:value-type="float" office:value="616033000">
                <text:p>616033000</text:p>
              </table:table-cell>
              <table:table-cell office:value-type="float" office:value="615904000">
                <text:p>615904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703000">
                <text:p>615703000</text:p>
              </table:table-cell>
              <table:table-cell office:value-type="float" office:value="615435000">
                <text:p>615435000</text:p>
              </table:table-cell>
              <table:table-cell office:value-type="float" office:value="616275000">
                <text:p>616275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013000">
                <text:p>616013000</text:p>
              </table:table-cell>
              <table:table-cell office:value-type="float" office:value="616179000">
                <text:p>616179000</text:p>
              </table:table-cell>
              <table:table-cell office:value-type="float" office:value="615200000">
                <text:p>615200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198000">
                <text:p>616198000</text:p>
              </table:table-cell>
              <table:table-cell office:value-type="float" office:value="614153000">
                <text:p>614153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5615000">
                <text:p>615615000</text:p>
              </table:table-cell>
              <table:table-cell office:value-type="float" office:value="615964000">
                <text:p>615964000</text:p>
              </table:table-cell>
              <table:table-cell office:value-type="float" office:value="616037000">
                <text:p>616037000</text:p>
              </table:table-cell>
              <table:table-cell office:value-type="float" office:value="616052000">
                <text:p>616052000</text:p>
              </table:table-cell>
              <table:table-cell office:value-type="float" office:value="616030000">
                <text:p>616030000</text:p>
              </table:table-cell>
              <table:table-cell office:value-type="float" office:value="615512000">
                <text:p>615512000</text:p>
              </table:table-cell>
              <table:table-cell office:value-type="float" office:value="616107000">
                <text:p>616107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5614000">
                <text:p>615614000</text:p>
              </table:table-cell>
              <table:table-cell office:value-type="float" office:value="616204000">
                <text:p>616204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200000">
                <text:p>616200000</text:p>
              </table:table-cell>
              <table:table-cell office:value-type="float" office:value="616200000">
                <text:p>616200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000000">
                <text:p>616000000</text:p>
              </table:table-cell>
              <table:table-cell office:value-type="float" office:value="616200000">
                <text:p>616200000</text:p>
              </table:table-cell>
              <table:table-cell office:value-type="float" office:value="615840000">
                <text:p>615840000</text:p>
              </table:table-cell>
              <table:table-cell office:value-type="float" office:value="616443000">
                <text:p>616443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5818000">
                <text:p>615818000</text:p>
              </table:table-cell>
              <table:table-cell office:value-type="float" office:value="616206000">
                <text:p>616206000</text:p>
              </table:table-cell>
              <table:table-cell office:value-type="float" office:value="616215000">
                <text:p>616215000</text:p>
              </table:table-cell>
              <table:table-cell office:value-type="float" office:value="616143000">
                <text:p>616143000</text:p>
              </table:table-cell>
              <table:table-cell office:value-type="float" office:value="616131000">
                <text:p>616131000</text:p>
              </table:table-cell>
              <table:table-cell office:value-type="float" office:value="616082000">
                <text:p>616082000</text:p>
              </table:table-cell>
              <table:table-cell office:value-type="float" office:value="616087000">
                <text:p>616087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188000">
                <text:p>616188000</text:p>
              </table:table-cell>
              <table:table-cell office:value-type="float" office:value="615882000">
                <text:p>615882000</text:p>
              </table:table-cell>
              <table:table-cell office:value-type="float" office:value="615985000">
                <text:p>615985000</text:p>
              </table:table-cell>
              <table:table-cell office:value-type="float" office:value="616177000">
                <text:p>616177000</text:p>
              </table:table-cell>
              <table:table-cell office:value-type="float" office:value="616158000">
                <text:p>616158000</text:p>
              </table:table-cell>
              <table:table-cell office:value-type="float" office:value="616027000">
                <text:p>616027000</text:p>
              </table:table-cell>
              <table:table-cell office:value-type="float" office:value="616189000">
                <text:p>616189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20000">
                <text:p>616220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193000">
                <text:p>616193000</text:p>
              </table:table-cell>
              <table:table-cell office:value-type="float" office:value="616007000">
                <text:p>616007000</text:p>
              </table:table-cell>
              <table:table-cell office:value-type="float" office:value="616198000">
                <text:p>616198000</text:p>
              </table:table-cell>
              <table:table-cell office:value-type="float" office:value="615496000">
                <text:p>615496000</text:p>
              </table:table-cell>
              <table:table-cell office:value-type="float" office:value="614870000">
                <text:p>614870000</text:p>
              </table:table-cell>
              <table:table-cell office:value-type="float" office:value="616169000">
                <text:p>616169000</text:p>
              </table:table-cell>
              <table:table-cell office:value-type="float" office:value="616218000">
                <text:p>616218000</text:p>
              </table:table-cell>
              <table:table-cell office:value-type="float" office:value="615474000">
                <text:p>615474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22000">
                <text:p>616222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25000">
                <text:p>616225000</text:p>
              </table:table-cell>
              <table:table-cell office:value-type="float" office:value="615390000">
                <text:p>615390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25000">
                <text:p>616225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5948000">
                <text:p>615948000</text:p>
              </table:table-cell>
              <table:table-cell office:value-type="float" office:value="616194000">
                <text:p>616194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37000">
                <text:p>616237000</text:p>
              </table:table-cell>
              <table:table-cell office:value-type="float" office:value="616196000">
                <text:p>616196000</text:p>
              </table:table-cell>
              <table:table-cell office:value-type="float" office:value="616200000">
                <text:p>616200000</text:p>
              </table:table-cell>
              <table:table-cell office:value-type="float" office:value="616079000">
                <text:p>616079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66000">
                <text:p>616266000</text:p>
              </table:table-cell>
              <table:table-cell office:value-type="float" office:value="616217000">
                <text:p>616217000</text:p>
              </table:table-cell>
              <table:table-cell office:value-type="float" office:value="615520000">
                <text:p>615520000</text:p>
              </table:table-cell>
              <table:table-cell office:value-type="float" office:value="616073000">
                <text:p>616073000</text:p>
              </table:table-cell>
              <table:table-cell office:value-type="float" office:value="616203000">
                <text:p>616203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5996000">
                <text:p>615996000</text:p>
              </table:table-cell>
              <table:table-cell office:value-type="float" office:value="616251000">
                <text:p>616251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184000">
                <text:p>616184000</text:p>
              </table:table-cell>
              <table:table-cell office:value-type="float" office:value="616242000">
                <text:p>616242000</text:p>
              </table:table-cell>
              <table:table-cell office:value-type="float" office:value="616204000">
                <text:p>616204000</text:p>
              </table:table-cell>
              <table:table-cell office:value-type="float" office:value="616153000">
                <text:p>616153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6154000">
                <text:p>616154000</text:p>
              </table:table-cell>
              <table:table-cell office:value-type="float" office:value="616189000">
                <text:p>616189000</text:p>
              </table:table-cell>
              <table:table-cell office:value-type="float" office:value="615924000">
                <text:p>615924000</text:p>
              </table:table-cell>
              <table:table-cell office:value-type="float" office:value="615944000">
                <text:p>615944000</text:p>
              </table:table-cell>
              <table:table-cell office:value-type="float" office:value="615423000">
                <text:p>615423000</text:p>
              </table:table-cell>
              <table:table-cell office:value-type="float" office:value="615916000">
                <text:p>615916000</text:p>
              </table:table-cell>
              <table:table-cell office:value-type="float" office:value="616151000">
                <text:p>616151000</text:p>
              </table:table-cell>
              <table:table-cell office:value-type="float" office:value="615958000">
                <text:p>615958000</text:p>
              </table:table-cell>
              <table:table-cell office:value-type="float" office:value="616393000">
                <text:p>616393000</text:p>
              </table:table-cell>
              <table:table-cell office:value-type="float" office:value="616214000">
                <text:p>616214000</text:p>
              </table:table-cell>
              <table:table-cell office:value-type="float" office:value="615660000">
                <text:p>615660000</text:p>
              </table:table-cell>
              <table:table-cell office:value-type="float" office:value="616026000">
                <text:p>616026000</text:p>
              </table:table-cell>
              <table:table-cell office:value-type="float" office:value="616247000">
                <text:p>616247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616160000">
                <text:p>616160000</text:p>
              </table:table-cell>
              <table:table-cell office:value-type="float" office:value="616046000">
                <text:p>616046000</text:p>
              </table:table-cell>
              <table:table-cell office:value-type="float" office:value="616209000">
                <text:p>616209000</text:p>
              </table:table-cell>
              <table:table-cell office:value-type="float" office:value="616207000">
                <text:p>616207000</text:p>
              </table:table-cell>
              <table:table-cell office:value-type="float" office:value="616083000">
                <text:p>616083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5706000">
                <text:p>615706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918000">
                <text:p>615918000</text:p>
              </table:table-cell>
              <table:table-cell office:value-type="float" office:value="616208000">
                <text:p>616208000</text:p>
              </table:table-cell>
              <table:table-cell office:value-type="float" office:value="616251000">
                <text:p>616251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442000">
                <text:p>615442000</text:p>
              </table:table-cell>
              <table:table-cell office:value-type="float" office:value="615979000">
                <text:p>615979000</text:p>
              </table:table-cell>
              <table:table-cell office:value-type="float" office:value="616193000">
                <text:p>616193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6201000">
                <text:p>616201000</text:p>
              </table:table-cell>
              <table:table-cell office:value-type="float" office:value="616012000">
                <text:p>616012000</text:p>
              </table:table-cell>
              <table:table-cell office:value-type="float" office:value="615885000">
                <text:p>615885000</text:p>
              </table:table-cell>
              <table:table-cell office:value-type="float" office:value="616182000">
                <text:p>616182000</text:p>
              </table:table-cell>
              <table:table-cell office:value-type="float" office:value="616213000">
                <text:p>616213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800000">
                <text:p>615800000</text:p>
              </table:table-cell>
              <table:table-cell office:value-type="float" office:value="615515000">
                <text:p>615515000</text:p>
              </table:table-cell>
              <table:table-cell office:value-type="float" office:value="616199000">
                <text:p>616199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5508000">
                <text:p>615508000</text:p>
              </table:table-cell>
              <table:table-cell office:value-type="float" office:value="616075000">
                <text:p>616075000</text:p>
              </table:table-cell>
              <table:table-cell office:value-type="float" office:value="615266000">
                <text:p>615266000</text:p>
              </table:table-cell>
              <table:table-cell office:value-type="float" office:value="616118000">
                <text:p>616118000</text:p>
              </table:table-cell>
              <table:table-cell office:value-type="float" office:value="616211000">
                <text:p>616211000</text:p>
              </table:table-cell>
              <table:table-cell office:value-type="float" office:value="616210000">
                <text:p>616210000</text:p>
              </table:table-cell>
              <table:table-cell office:value-type="float" office:value="616212000">
                <text:p>6162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 swaps</text:p>
                <draw:g>
                  <svg:desc>zuck_small_1step.A5:zuck_small_1step.A5</svg:desc>
                </draw:g>
              </table:table-cell>
              <table:table-cell office:value-type="float" office:value="633144000">
                <text:p>633144000</text:p>
                <draw:g>
                  <svg:desc>zuck_small_1step.B5:zuck_small_1step.ALZ5</svg:desc>
                </draw:g>
              </table:table-cell>
              <table:table-cell office:value-type="float" office:value="633134000">
                <text:p>633134000</text:p>
              </table:table-cell>
              <table:table-cell office:value-type="float" office:value="633186000">
                <text:p>633186000</text:p>
              </table:table-cell>
              <table:table-cell office:value-type="float" office:value="633670000">
                <text:p>633670000</text:p>
              </table:table-cell>
              <table:table-cell office:value-type="float" office:value="633681000">
                <text:p>633681000</text:p>
              </table:table-cell>
              <table:table-cell office:value-type="float" office:value="633443000">
                <text:p>633443000</text:p>
              </table:table-cell>
              <table:table-cell office:value-type="float" office:value="633575000">
                <text:p>633575000</text:p>
              </table:table-cell>
              <table:table-cell office:value-type="float" office:value="633693000">
                <text:p>633693000</text:p>
              </table:table-cell>
              <table:table-cell office:value-type="float" office:value="633893000">
                <text:p>633893000</text:p>
              </table:table-cell>
              <table:table-cell office:value-type="float" office:value="632854000">
                <text:p>632854000</text:p>
              </table:table-cell>
              <table:table-cell office:value-type="float" office:value="632652000">
                <text:p>632652000</text:p>
              </table:table-cell>
              <table:table-cell office:value-type="float" office:value="632500000">
                <text:p>632500000</text:p>
              </table:table-cell>
              <table:table-cell office:value-type="float" office:value="632435000">
                <text:p>632435000</text:p>
              </table:table-cell>
              <table:table-cell office:value-type="float" office:value="633391000">
                <text:p>633391000</text:p>
              </table:table-cell>
              <table:table-cell office:value-type="float" office:value="633895000">
                <text:p>633895000</text:p>
              </table:table-cell>
              <table:table-cell office:value-type="float" office:value="631772000">
                <text:p>631772000</text:p>
              </table:table-cell>
              <table:table-cell office:value-type="float" office:value="633283000">
                <text:p>633283000</text:p>
              </table:table-cell>
              <table:table-cell office:value-type="float" office:value="633605000">
                <text:p>633605000</text:p>
              </table:table-cell>
              <table:table-cell office:value-type="float" office:value="633891000">
                <text:p>633891000</text:p>
              </table:table-cell>
              <table:table-cell office:value-type="float" office:value="632725000">
                <text:p>632725000</text:p>
              </table:table-cell>
              <table:table-cell office:value-type="float" office:value="632137000">
                <text:p>632137000</text:p>
              </table:table-cell>
              <table:table-cell office:value-type="float" office:value="633887000">
                <text:p>633887000</text:p>
              </table:table-cell>
              <table:table-cell office:value-type="float" office:value="633348000">
                <text:p>633348000</text:p>
              </table:table-cell>
              <table:table-cell office:value-type="float" office:value="633167000">
                <text:p>633167000</text:p>
              </table:table-cell>
              <table:table-cell office:value-type="float" office:value="633558000">
                <text:p>633558000</text:p>
              </table:table-cell>
              <table:table-cell office:value-type="float" office:value="633079000">
                <text:p>633079000</text:p>
              </table:table-cell>
              <table:table-cell office:value-type="float" office:value="632050000">
                <text:p>632050000</text:p>
              </table:table-cell>
              <table:table-cell office:value-type="float" office:value="632675000">
                <text:p>632675000</text:p>
              </table:table-cell>
              <table:table-cell office:value-type="float" office:value="632512000">
                <text:p>632512000</text:p>
              </table:table-cell>
              <table:table-cell office:value-type="float" office:value="633468000">
                <text:p>633468000</text:p>
              </table:table-cell>
              <table:table-cell office:value-type="float" office:value="632578000">
                <text:p>632578000</text:p>
              </table:table-cell>
              <table:table-cell office:value-type="float" office:value="633823000">
                <text:p>633823000</text:p>
              </table:table-cell>
              <table:table-cell office:value-type="float" office:value="633578000">
                <text:p>633578000</text:p>
              </table:table-cell>
              <table:table-cell office:value-type="float" office:value="633804000">
                <text:p>633804000</text:p>
              </table:table-cell>
              <table:table-cell office:value-type="float" office:value="633618000">
                <text:p>633618000</text:p>
              </table:table-cell>
              <table:table-cell office:value-type="float" office:value="633661000">
                <text:p>633661000</text:p>
              </table:table-cell>
              <table:table-cell office:value-type="float" office:value="633274000">
                <text:p>633274000</text:p>
              </table:table-cell>
              <table:table-cell office:value-type="float" office:value="632735000">
                <text:p>632735000</text:p>
              </table:table-cell>
              <table:table-cell office:value-type="float" office:value="633521000">
                <text:p>633521000</text:p>
              </table:table-cell>
              <table:table-cell office:value-type="float" office:value="633513000">
                <text:p>633513000</text:p>
              </table:table-cell>
              <table:table-cell office:value-type="float" office:value="633651000">
                <text:p>633651000</text:p>
              </table:table-cell>
              <table:table-cell office:value-type="float" office:value="633633000">
                <text:p>633633000</text:p>
              </table:table-cell>
              <table:table-cell office:value-type="float" office:value="633351000">
                <text:p>633351000</text:p>
              </table:table-cell>
              <table:table-cell office:value-type="float" office:value="633320000">
                <text:p>633320000</text:p>
              </table:table-cell>
              <table:table-cell office:value-type="float" office:value="633244000">
                <text:p>633244000</text:p>
              </table:table-cell>
              <table:table-cell office:value-type="float" office:value="632744000">
                <text:p>632744000</text:p>
              </table:table-cell>
              <table:table-cell office:value-type="float" office:value="632261000">
                <text:p>632261000</text:p>
              </table:table-cell>
              <table:table-cell office:value-type="float" office:value="633041000">
                <text:p>633041000</text:p>
              </table:table-cell>
              <table:table-cell office:value-type="float" office:value="632045000">
                <text:p>632045000</text:p>
              </table:table-cell>
              <table:table-cell office:value-type="float" office:value="633842000">
                <text:p>633842000</text:p>
              </table:table-cell>
              <table:table-cell office:value-type="float" office:value="633392000">
                <text:p>633392000</text:p>
              </table:table-cell>
              <table:table-cell office:value-type="float" office:value="633160000">
                <text:p>633160000</text:p>
              </table:table-cell>
              <table:table-cell office:value-type="float" office:value="633422000">
                <text:p>633422000</text:p>
              </table:table-cell>
              <table:table-cell office:value-type="float" office:value="633124000">
                <text:p>633124000</text:p>
              </table:table-cell>
              <table:table-cell office:value-type="float" office:value="632629000">
                <text:p>632629000</text:p>
              </table:table-cell>
              <table:table-cell office:value-type="float" office:value="632829000">
                <text:p>632829000</text:p>
              </table:table-cell>
              <table:table-cell office:value-type="float" office:value="633581000">
                <text:p>633581000</text:p>
              </table:table-cell>
              <table:table-cell office:value-type="float" office:value="633689000">
                <text:p>633689000</text:p>
              </table:table-cell>
              <table:table-cell office:value-type="float" office:value="633497000">
                <text:p>633497000</text:p>
              </table:table-cell>
              <table:table-cell office:value-type="float" office:value="631034000">
                <text:p>631034000</text:p>
              </table:table-cell>
              <table:table-cell office:value-type="float" office:value="632770000">
                <text:p>632770000</text:p>
              </table:table-cell>
              <table:table-cell office:value-type="float" office:value="633132000">
                <text:p>633132000</text:p>
              </table:table-cell>
              <table:table-cell office:value-type="float" office:value="633983000">
                <text:p>633983000</text:p>
              </table:table-cell>
              <table:table-cell office:value-type="float" office:value="633817000">
                <text:p>633817000</text:p>
              </table:table-cell>
              <table:table-cell office:value-type="float" office:value="632982000">
                <text:p>632982000</text:p>
              </table:table-cell>
              <table:table-cell office:value-type="float" office:value="632860000">
                <text:p>632860000</text:p>
              </table:table-cell>
              <table:table-cell office:value-type="float" office:value="632781000">
                <text:p>632781000</text:p>
              </table:table-cell>
              <table:table-cell office:value-type="float" office:value="633908000">
                <text:p>633908000</text:p>
              </table:table-cell>
              <table:table-cell office:value-type="float" office:value="633502000">
                <text:p>633502000</text:p>
              </table:table-cell>
              <table:table-cell office:value-type="float" office:value="632527000">
                <text:p>632527000</text:p>
              </table:table-cell>
              <table:table-cell office:value-type="float" office:value="633695000">
                <text:p>633695000</text:p>
              </table:table-cell>
              <table:table-cell office:value-type="float" office:value="631782000">
                <text:p>631782000</text:p>
              </table:table-cell>
              <table:table-cell office:value-type="float" office:value="633335000">
                <text:p>633335000</text:p>
              </table:table-cell>
              <table:table-cell office:value-type="float" office:value="633675000">
                <text:p>633675000</text:p>
              </table:table-cell>
              <table:table-cell office:value-type="float" office:value="633633000">
                <text:p>633633000</text:p>
              </table:table-cell>
              <table:table-cell office:value-type="float" office:value="633054000">
                <text:p>633054000</text:p>
              </table:table-cell>
              <table:table-cell office:value-type="float" office:value="632607000">
                <text:p>632607000</text:p>
              </table:table-cell>
              <table:table-cell office:value-type="float" office:value="633539000">
                <text:p>633539000</text:p>
              </table:table-cell>
              <table:table-cell office:value-type="float" office:value="632866000">
                <text:p>632866000</text:p>
              </table:table-cell>
              <table:table-cell office:value-type="float" office:value="631913000">
                <text:p>631913000</text:p>
              </table:table-cell>
              <table:table-cell office:value-type="float" office:value="632564000">
                <text:p>632564000</text:p>
              </table:table-cell>
              <table:table-cell office:value-type="float" office:value="632918000">
                <text:p>632918000</text:p>
              </table:table-cell>
              <table:table-cell office:value-type="float" office:value="632825000">
                <text:p>632825000</text:p>
              </table:table-cell>
              <table:table-cell office:value-type="float" office:value="633371000">
                <text:p>633371000</text:p>
              </table:table-cell>
              <table:table-cell office:value-type="float" office:value="633272000">
                <text:p>633272000</text:p>
              </table:table-cell>
              <table:table-cell office:value-type="float" office:value="632898000">
                <text:p>632898000</text:p>
              </table:table-cell>
              <table:table-cell office:value-type="float" office:value="633764000">
                <text:p>633764000</text:p>
              </table:table-cell>
              <table:table-cell office:value-type="float" office:value="633395000">
                <text:p>633395000</text:p>
              </table:table-cell>
              <table:table-cell office:value-type="float" office:value="632261000">
                <text:p>632261000</text:p>
              </table:table-cell>
              <table:table-cell office:value-type="float" office:value="633187000">
                <text:p>633187000</text:p>
              </table:table-cell>
              <table:table-cell office:value-type="float" office:value="633453000">
                <text:p>633453000</text:p>
              </table:table-cell>
              <table:table-cell office:value-type="float" office:value="632205000">
                <text:p>632205000</text:p>
              </table:table-cell>
              <table:table-cell office:value-type="float" office:value="633675000">
                <text:p>633675000</text:p>
              </table:table-cell>
              <table:table-cell office:value-type="float" office:value="633580000">
                <text:p>633580000</text:p>
              </table:table-cell>
              <table:table-cell office:value-type="float" office:value="633383000">
                <text:p>633383000</text:p>
              </table:table-cell>
              <table:table-cell office:value-type="float" office:value="632984000">
                <text:p>632984000</text:p>
              </table:table-cell>
              <table:table-cell office:value-type="float" office:value="632662000">
                <text:p>632662000</text:p>
              </table:table-cell>
              <table:table-cell office:value-type="float" office:value="633233000">
                <text:p>633233000</text:p>
              </table:table-cell>
              <table:table-cell office:value-type="float" office:value="633096000">
                <text:p>633096000</text:p>
              </table:table-cell>
              <table:table-cell office:value-type="float" office:value="633104000">
                <text:p>633104000</text:p>
              </table:table-cell>
              <table:table-cell office:value-type="float" office:value="633087000">
                <text:p>633087000</text:p>
              </table:table-cell>
              <table:table-cell office:value-type="float" office:value="633170000">
                <text:p>633170000</text:p>
              </table:table-cell>
              <table:table-cell office:value-type="float" office:value="633321000">
                <text:p>633321000</text:p>
              </table:table-cell>
              <table:table-cell office:value-type="float" office:value="633242000">
                <text:p>633242000</text:p>
              </table:table-cell>
              <table:table-cell office:value-type="float" office:value="633069000">
                <text:p>633069000</text:p>
              </table:table-cell>
              <table:table-cell office:value-type="float" office:value="633915000">
                <text:p>633915000</text:p>
              </table:table-cell>
              <table:table-cell office:value-type="float" office:value="633856000">
                <text:p>633856000</text:p>
              </table:table-cell>
              <table:table-cell office:value-type="float" office:value="631474000">
                <text:p>631474000</text:p>
              </table:table-cell>
              <table:table-cell office:value-type="float" office:value="633944000">
                <text:p>633944000</text:p>
              </table:table-cell>
              <table:table-cell office:value-type="float" office:value="633944000">
                <text:p>633944000</text:p>
              </table:table-cell>
              <table:table-cell office:value-type="float" office:value="632951000">
                <text:p>632951000</text:p>
              </table:table-cell>
              <table:table-cell office:value-type="float" office:value="632895000">
                <text:p>632895000</text:p>
              </table:table-cell>
              <table:table-cell office:value-type="float" office:value="632508000">
                <text:p>632508000</text:p>
              </table:table-cell>
              <table:table-cell office:value-type="float" office:value="633839000">
                <text:p>633839000</text:p>
              </table:table-cell>
              <table:table-cell office:value-type="float" office:value="632871000">
                <text:p>632871000</text:p>
              </table:table-cell>
              <table:table-cell office:value-type="float" office:value="632493000">
                <text:p>632493000</text:p>
              </table:table-cell>
              <table:table-cell office:value-type="float" office:value="633646000">
                <text:p>633646000</text:p>
              </table:table-cell>
              <table:table-cell office:value-type="float" office:value="633876000">
                <text:p>633876000</text:p>
              </table:table-cell>
              <table:table-cell office:value-type="float" office:value="633226000">
                <text:p>633226000</text:p>
              </table:table-cell>
              <table:table-cell office:value-type="float" office:value="633490000">
                <text:p>633490000</text:p>
              </table:table-cell>
              <table:table-cell office:value-type="float" office:value="633611000">
                <text:p>633611000</text:p>
              </table:table-cell>
              <table:table-cell office:value-type="float" office:value="633897000">
                <text:p>633897000</text:p>
              </table:table-cell>
              <table:table-cell office:value-type="float" office:value="633558000">
                <text:p>633558000</text:p>
              </table:table-cell>
              <table:table-cell office:value-type="float" office:value="632723000">
                <text:p>632723000</text:p>
              </table:table-cell>
              <table:table-cell office:value-type="float" office:value="633590000">
                <text:p>633590000</text:p>
              </table:table-cell>
              <table:table-cell office:value-type="float" office:value="632514000">
                <text:p>632514000</text:p>
              </table:table-cell>
              <table:table-cell office:value-type="float" office:value="633369000">
                <text:p>633369000</text:p>
              </table:table-cell>
              <table:table-cell office:value-type="float" office:value="633639000">
                <text:p>633639000</text:p>
              </table:table-cell>
              <table:table-cell office:value-type="float" office:value="633710000">
                <text:p>633710000</text:p>
              </table:table-cell>
              <table:table-cell office:value-type="float" office:value="633248000">
                <text:p>633248000</text:p>
              </table:table-cell>
              <table:table-cell office:value-type="float" office:value="632790000">
                <text:p>632790000</text:p>
              </table:table-cell>
              <table:table-cell office:value-type="float" office:value="632121000">
                <text:p>632121000</text:p>
              </table:table-cell>
              <table:table-cell office:value-type="float" office:value="633815000">
                <text:p>633815000</text:p>
              </table:table-cell>
              <table:table-cell office:value-type="float" office:value="633709000">
                <text:p>633709000</text:p>
              </table:table-cell>
              <table:table-cell office:value-type="float" office:value="632847000">
                <text:p>632847000</text:p>
              </table:table-cell>
              <table:table-cell office:value-type="float" office:value="632562000">
                <text:p>632562000</text:p>
              </table:table-cell>
              <table:table-cell office:value-type="float" office:value="632946000">
                <text:p>632946000</text:p>
              </table:table-cell>
              <table:table-cell office:value-type="float" office:value="633626000">
                <text:p>633626000</text:p>
              </table:table-cell>
              <table:table-cell office:value-type="float" office:value="633929000">
                <text:p>633929000</text:p>
              </table:table-cell>
              <table:table-cell office:value-type="float" office:value="633583000">
                <text:p>633583000</text:p>
              </table:table-cell>
              <table:table-cell office:value-type="float" office:value="632697000">
                <text:p>632697000</text:p>
              </table:table-cell>
              <table:table-cell office:value-type="float" office:value="633944000">
                <text:p>633944000</text:p>
              </table:table-cell>
              <table:table-cell office:value-type="float" office:value="632639000">
                <text:p>632639000</text:p>
              </table:table-cell>
              <table:table-cell office:value-type="float" office:value="633793000">
                <text:p>633793000</text:p>
              </table:table-cell>
              <table:table-cell office:value-type="float" office:value="633188000">
                <text:p>633188000</text:p>
              </table:table-cell>
              <table:table-cell office:value-type="float" office:value="633294000">
                <text:p>633294000</text:p>
              </table:table-cell>
              <table:table-cell office:value-type="float" office:value="633221000">
                <text:p>633221000</text:p>
              </table:table-cell>
              <table:table-cell office:value-type="float" office:value="632899000">
                <text:p>632899000</text:p>
              </table:table-cell>
              <table:table-cell office:value-type="float" office:value="632956000">
                <text:p>632956000</text:p>
              </table:table-cell>
              <table:table-cell office:value-type="float" office:value="633428000">
                <text:p>633428000</text:p>
              </table:table-cell>
              <table:table-cell office:value-type="float" office:value="631766000">
                <text:p>631766000</text:p>
              </table:table-cell>
              <table:table-cell office:value-type="float" office:value="633657000">
                <text:p>633657000</text:p>
              </table:table-cell>
              <table:table-cell office:value-type="float" office:value="632751000">
                <text:p>632751000</text:p>
              </table:table-cell>
              <table:table-cell office:value-type="float" office:value="632917000">
                <text:p>632917000</text:p>
              </table:table-cell>
              <table:table-cell office:value-type="float" office:value="633522000">
                <text:p>633522000</text:p>
              </table:table-cell>
              <table:table-cell office:value-type="float" office:value="633311000">
                <text:p>633311000</text:p>
              </table:table-cell>
              <table:table-cell office:value-type="float" office:value="632970000">
                <text:p>632970000</text:p>
              </table:table-cell>
              <table:table-cell office:value-type="float" office:value="633376000">
                <text:p>633376000</text:p>
              </table:table-cell>
              <table:table-cell office:value-type="float" office:value="632732000">
                <text:p>632732000</text:p>
              </table:table-cell>
              <table:table-cell office:value-type="float" office:value="633779000">
                <text:p>633779000</text:p>
              </table:table-cell>
              <table:table-cell office:value-type="float" office:value="632247000">
                <text:p>632247000</text:p>
              </table:table-cell>
              <table:table-cell office:value-type="float" office:value="633773000">
                <text:p>633773000</text:p>
              </table:table-cell>
              <table:table-cell office:value-type="float" office:value="633779000">
                <text:p>633779000</text:p>
              </table:table-cell>
              <table:table-cell office:value-type="float" office:value="632751000">
                <text:p>632751000</text:p>
              </table:table-cell>
              <table:table-cell office:value-type="float" office:value="632064000">
                <text:p>632064000</text:p>
              </table:table-cell>
              <table:table-cell office:value-type="float" office:value="631109000">
                <text:p>631109000</text:p>
              </table:table-cell>
              <table:table-cell office:value-type="float" office:value="632793000">
                <text:p>632793000</text:p>
              </table:table-cell>
              <table:table-cell office:value-type="float" office:value="633133000">
                <text:p>633133000</text:p>
              </table:table-cell>
              <table:table-cell office:value-type="float" office:value="633285000">
                <text:p>633285000</text:p>
              </table:table-cell>
              <table:table-cell office:value-type="float" office:value="631915000">
                <text:p>631915000</text:p>
              </table:table-cell>
              <table:table-cell office:value-type="float" office:value="633777000">
                <text:p>633777000</text:p>
              </table:table-cell>
              <table:table-cell office:value-type="float" office:value="633911000">
                <text:p>633911000</text:p>
              </table:table-cell>
              <table:table-cell office:value-type="float" office:value="633058000">
                <text:p>633058000</text:p>
              </table:table-cell>
              <table:table-cell office:value-type="float" office:value="633622000">
                <text:p>633622000</text:p>
              </table:table-cell>
              <table:table-cell office:value-type="float" office:value="633679000">
                <text:p>633679000</text:p>
              </table:table-cell>
              <table:table-cell office:value-type="float" office:value="633391000">
                <text:p>633391000</text:p>
              </table:table-cell>
              <table:table-cell office:value-type="float" office:value="632609000">
                <text:p>632609000</text:p>
              </table:table-cell>
              <table:table-cell office:value-type="float" office:value="632275000">
                <text:p>632275000</text:p>
              </table:table-cell>
              <table:table-cell office:value-type="float" office:value="632974000">
                <text:p>632974000</text:p>
              </table:table-cell>
              <table:table-cell office:value-type="float" office:value="633151000">
                <text:p>633151000</text:p>
              </table:table-cell>
              <table:table-cell office:value-type="float" office:value="632922000">
                <text:p>632922000</text:p>
              </table:table-cell>
              <table:table-cell office:value-type="float" office:value="633130000">
                <text:p>633130000</text:p>
              </table:table-cell>
              <table:table-cell office:value-type="float" office:value="632597000">
                <text:p>632597000</text:p>
              </table:table-cell>
              <table:table-cell office:value-type="float" office:value="632935000">
                <text:p>632935000</text:p>
              </table:table-cell>
              <table:table-cell office:value-type="float" office:value="631724000">
                <text:p>631724000</text:p>
              </table:table-cell>
              <table:table-cell office:value-type="float" office:value="633783000">
                <text:p>633783000</text:p>
              </table:table-cell>
              <table:table-cell office:value-type="float" office:value="632734000">
                <text:p>632734000</text:p>
              </table:table-cell>
              <table:table-cell office:value-type="float" office:value="633296000">
                <text:p>633296000</text:p>
              </table:table-cell>
              <table:table-cell office:value-type="float" office:value="633021000">
                <text:p>633021000</text:p>
              </table:table-cell>
              <table:table-cell office:value-type="float" office:value="633545000">
                <text:p>633545000</text:p>
              </table:table-cell>
              <table:table-cell office:value-type="float" office:value="633513000">
                <text:p>633513000</text:p>
              </table:table-cell>
              <table:table-cell office:value-type="float" office:value="632786000">
                <text:p>632786000</text:p>
              </table:table-cell>
              <table:table-cell office:value-type="float" office:value="632552000">
                <text:p>632552000</text:p>
              </table:table-cell>
              <table:table-cell office:value-type="float" office:value="633113000">
                <text:p>633113000</text:p>
              </table:table-cell>
              <table:table-cell office:value-type="float" office:value="632781000">
                <text:p>632781000</text:p>
              </table:table-cell>
              <table:table-cell office:value-type="float" office:value="633552000">
                <text:p>633552000</text:p>
              </table:table-cell>
              <table:table-cell office:value-type="float" office:value="631955000">
                <text:p>631955000</text:p>
              </table:table-cell>
              <table:table-cell office:value-type="float" office:value="633279000">
                <text:p>633279000</text:p>
              </table:table-cell>
              <table:table-cell office:value-type="float" office:value="633758000">
                <text:p>633758000</text:p>
              </table:table-cell>
              <table:table-cell office:value-type="float" office:value="633931000">
                <text:p>633931000</text:p>
              </table:table-cell>
              <table:table-cell office:value-type="float" office:value="632561000">
                <text:p>632561000</text:p>
              </table:table-cell>
              <table:table-cell office:value-type="float" office:value="632461000">
                <text:p>632461000</text:p>
              </table:table-cell>
              <table:table-cell office:value-type="float" office:value="632777000">
                <text:p>632777000</text:p>
              </table:table-cell>
              <table:table-cell office:value-type="float" office:value="632144000">
                <text:p>632144000</text:p>
              </table:table-cell>
              <table:table-cell office:value-type="float" office:value="630985000">
                <text:p>630985000</text:p>
              </table:table-cell>
              <table:table-cell office:value-type="float" office:value="633468000">
                <text:p>633468000</text:p>
              </table:table-cell>
              <table:table-cell office:value-type="float" office:value="632636000">
                <text:p>632636000</text:p>
              </table:table-cell>
              <table:table-cell office:value-type="float" office:value="632553000">
                <text:p>632553000</text:p>
              </table:table-cell>
              <table:table-cell office:value-type="float" office:value="633582000">
                <text:p>633582000</text:p>
              </table:table-cell>
              <table:table-cell office:value-type="float" office:value="633469000">
                <text:p>633469000</text:p>
              </table:table-cell>
              <table:table-cell office:value-type="float" office:value="632552000">
                <text:p>632552000</text:p>
              </table:table-cell>
              <table:table-cell office:value-type="float" office:value="632602000">
                <text:p>632602000</text:p>
              </table:table-cell>
              <table:table-cell office:value-type="float" office:value="632579000">
                <text:p>632579000</text:p>
              </table:table-cell>
              <table:table-cell office:value-type="float" office:value="633464000">
                <text:p>633464000</text:p>
              </table:table-cell>
              <table:table-cell office:value-type="float" office:value="633460000">
                <text:p>633460000</text:p>
              </table:table-cell>
              <table:table-cell office:value-type="float" office:value="633626000">
                <text:p>633626000</text:p>
              </table:table-cell>
              <table:table-cell office:value-type="float" office:value="633576000">
                <text:p>633576000</text:p>
              </table:table-cell>
              <table:table-cell office:value-type="float" office:value="633799000">
                <text:p>633799000</text:p>
              </table:table-cell>
              <table:table-cell office:value-type="float" office:value="633393000">
                <text:p>633393000</text:p>
              </table:table-cell>
              <table:table-cell office:value-type="float" office:value="632897000">
                <text:p>632897000</text:p>
              </table:table-cell>
              <table:table-cell office:value-type="float" office:value="633635000">
                <text:p>633635000</text:p>
              </table:table-cell>
              <table:table-cell office:value-type="float" office:value="633179000">
                <text:p>633179000</text:p>
              </table:table-cell>
              <table:table-cell office:value-type="float" office:value="632815000">
                <text:p>632815000</text:p>
              </table:table-cell>
              <table:table-cell office:value-type="float" office:value="632985000">
                <text:p>632985000</text:p>
              </table:table-cell>
              <table:table-cell office:value-type="float" office:value="633343000">
                <text:p>633343000</text:p>
              </table:table-cell>
              <table:table-cell office:value-type="float" office:value="633102000">
                <text:p>633102000</text:p>
              </table:table-cell>
              <table:table-cell office:value-type="float" office:value="634013000">
                <text:p>634013000</text:p>
              </table:table-cell>
              <table:table-cell office:value-type="float" office:value="633449000">
                <text:p>633449000</text:p>
              </table:table-cell>
              <table:table-cell office:value-type="float" office:value="632738000">
                <text:p>632738000</text:p>
              </table:table-cell>
              <table:table-cell office:value-type="float" office:value="633422000">
                <text:p>633422000</text:p>
              </table:table-cell>
              <table:table-cell office:value-type="float" office:value="633071000">
                <text:p>633071000</text:p>
              </table:table-cell>
              <table:table-cell office:value-type="float" office:value="631582000">
                <text:p>631582000</text:p>
              </table:table-cell>
              <table:table-cell office:value-type="float" office:value="631398000">
                <text:p>631398000</text:p>
              </table:table-cell>
              <table:table-cell office:value-type="float" office:value="633587000">
                <text:p>633587000</text:p>
              </table:table-cell>
              <table:table-cell office:value-type="float" office:value="631064000">
                <text:p>631064000</text:p>
              </table:table-cell>
              <table:table-cell office:value-type="float" office:value="632620000">
                <text:p>632620000</text:p>
              </table:table-cell>
              <table:table-cell office:value-type="float" office:value="632467000">
                <text:p>632467000</text:p>
              </table:table-cell>
              <table:table-cell office:value-type="float" office:value="633034000">
                <text:p>633034000</text:p>
              </table:table-cell>
              <table:table-cell office:value-type="float" office:value="633409000">
                <text:p>633409000</text:p>
              </table:table-cell>
              <table:table-cell office:value-type="float" office:value="633340000">
                <text:p>633340000</text:p>
              </table:table-cell>
              <table:table-cell office:value-type="float" office:value="633780000">
                <text:p>633780000</text:p>
              </table:table-cell>
              <table:table-cell office:value-type="float" office:value="633738000">
                <text:p>633738000</text:p>
              </table:table-cell>
              <table:table-cell office:value-type="float" office:value="633853000">
                <text:p>633853000</text:p>
              </table:table-cell>
              <table:table-cell office:value-type="float" office:value="632987000">
                <text:p>632987000</text:p>
              </table:table-cell>
              <table:table-cell office:value-type="float" office:value="632893000">
                <text:p>632893000</text:p>
              </table:table-cell>
              <table:table-cell office:value-type="float" office:value="632021000">
                <text:p>632021000</text:p>
              </table:table-cell>
              <table:table-cell office:value-type="float" office:value="632270000">
                <text:p>632270000</text:p>
              </table:table-cell>
              <table:table-cell office:value-type="float" office:value="633041000">
                <text:p>633041000</text:p>
              </table:table-cell>
              <table:table-cell office:value-type="float" office:value="632352000">
                <text:p>632352000</text:p>
              </table:table-cell>
              <table:table-cell office:value-type="float" office:value="633127000">
                <text:p>633127000</text:p>
              </table:table-cell>
              <table:table-cell office:value-type="float" office:value="632838000">
                <text:p>632838000</text:p>
              </table:table-cell>
              <table:table-cell office:value-type="float" office:value="631474000">
                <text:p>631474000</text:p>
              </table:table-cell>
              <table:table-cell office:value-type="float" office:value="632418000">
                <text:p>632418000</text:p>
              </table:table-cell>
              <table:table-cell office:value-type="float" office:value="632895000">
                <text:p>632895000</text:p>
              </table:table-cell>
              <table:table-cell office:value-type="float" office:value="632593000">
                <text:p>632593000</text:p>
              </table:table-cell>
              <table:table-cell office:value-type="float" office:value="632776000">
                <text:p>632776000</text:p>
              </table:table-cell>
              <table:table-cell office:value-type="float" office:value="633044000">
                <text:p>633044000</text:p>
              </table:table-cell>
              <table:table-cell office:value-type="float" office:value="632273000">
                <text:p>632273000</text:p>
              </table:table-cell>
              <table:table-cell office:value-type="float" office:value="632969000">
                <text:p>632969000</text:p>
              </table:table-cell>
              <table:table-cell office:value-type="float" office:value="633360000">
                <text:p>633360000</text:p>
              </table:table-cell>
              <table:table-cell office:value-type="float" office:value="633919000">
                <text:p>633919000</text:p>
              </table:table-cell>
              <table:table-cell office:value-type="float" office:value="632141000">
                <text:p>632141000</text:p>
              </table:table-cell>
              <table:table-cell office:value-type="float" office:value="633067000">
                <text:p>633067000</text:p>
              </table:table-cell>
              <table:table-cell office:value-type="float" office:value="633827000">
                <text:p>633827000</text:p>
              </table:table-cell>
              <table:table-cell office:value-type="float" office:value="632600000">
                <text:p>632600000</text:p>
              </table:table-cell>
              <table:table-cell office:value-type="float" office:value="631442000">
                <text:p>631442000</text:p>
              </table:table-cell>
              <table:table-cell office:value-type="float" office:value="633149000">
                <text:p>633149000</text:p>
              </table:table-cell>
              <table:table-cell office:value-type="float" office:value="633829000">
                <text:p>633829000</text:p>
              </table:table-cell>
              <table:table-cell office:value-type="float" office:value="632587000">
                <text:p>632587000</text:p>
              </table:table-cell>
              <table:table-cell office:value-type="float" office:value="633585000">
                <text:p>633585000</text:p>
              </table:table-cell>
              <table:table-cell office:value-type="float" office:value="632846000">
                <text:p>632846000</text:p>
              </table:table-cell>
              <table:table-cell office:value-type="float" office:value="633619000">
                <text:p>633619000</text:p>
              </table:table-cell>
              <table:table-cell office:value-type="float" office:value="633864000">
                <text:p>633864000</text:p>
              </table:table-cell>
              <table:table-cell office:value-type="float" office:value="632850000">
                <text:p>632850000</text:p>
              </table:table-cell>
              <table:table-cell office:value-type="float" office:value="632666000">
                <text:p>632666000</text:p>
              </table:table-cell>
              <table:table-cell office:value-type="float" office:value="633231000">
                <text:p>633231000</text:p>
              </table:table-cell>
              <table:table-cell office:value-type="float" office:value="633275000">
                <text:p>633275000</text:p>
              </table:table-cell>
              <table:table-cell office:value-type="float" office:value="632908000">
                <text:p>632908000</text:p>
              </table:table-cell>
              <table:table-cell office:value-type="float" office:value="633210000">
                <text:p>633210000</text:p>
              </table:table-cell>
              <table:table-cell office:value-type="float" office:value="633638000">
                <text:p>633638000</text:p>
              </table:table-cell>
              <table:table-cell office:value-type="float" office:value="633213000">
                <text:p>633213000</text:p>
              </table:table-cell>
              <table:table-cell office:value-type="float" office:value="632240000">
                <text:p>632240000</text:p>
              </table:table-cell>
              <table:table-cell office:value-type="float" office:value="632682000">
                <text:p>632682000</text:p>
              </table:table-cell>
              <table:table-cell office:value-type="float" office:value="633277000">
                <text:p>633277000</text:p>
              </table:table-cell>
              <table:table-cell office:value-type="float" office:value="633589000">
                <text:p>633589000</text:p>
              </table:table-cell>
              <table:table-cell office:value-type="float" office:value="633265000">
                <text:p>633265000</text:p>
              </table:table-cell>
              <table:table-cell office:value-type="float" office:value="632169000">
                <text:p>632169000</text:p>
              </table:table-cell>
              <table:table-cell office:value-type="float" office:value="633720000">
                <text:p>633720000</text:p>
              </table:table-cell>
              <table:table-cell office:value-type="float" office:value="632997000">
                <text:p>632997000</text:p>
              </table:table-cell>
              <table:table-cell office:value-type="float" office:value="632590000">
                <text:p>632590000</text:p>
              </table:table-cell>
              <table:table-cell office:value-type="float" office:value="633868000">
                <text:p>633868000</text:p>
              </table:table-cell>
              <table:table-cell office:value-type="float" office:value="632143000">
                <text:p>632143000</text:p>
              </table:table-cell>
              <table:table-cell office:value-type="float" office:value="633237000">
                <text:p>633237000</text:p>
              </table:table-cell>
              <table:table-cell office:value-type="float" office:value="633194000">
                <text:p>633194000</text:p>
              </table:table-cell>
              <table:table-cell office:value-type="float" office:value="633613000">
                <text:p>633613000</text:p>
              </table:table-cell>
              <table:table-cell office:value-type="float" office:value="630017000">
                <text:p>630017000</text:p>
              </table:table-cell>
              <table:table-cell office:value-type="float" office:value="633232000">
                <text:p>633232000</text:p>
              </table:table-cell>
              <table:table-cell office:value-type="float" office:value="632446000">
                <text:p>632446000</text:p>
              </table:table-cell>
              <table:table-cell office:value-type="float" office:value="633428000">
                <text:p>633428000</text:p>
              </table:table-cell>
              <table:table-cell office:value-type="float" office:value="632633000">
                <text:p>632633000</text:p>
              </table:table-cell>
              <table:table-cell office:value-type="float" office:value="633825000">
                <text:p>633825000</text:p>
              </table:table-cell>
              <table:table-cell office:value-type="float" office:value="632431000">
                <text:p>632431000</text:p>
              </table:table-cell>
              <table:table-cell office:value-type="float" office:value="633183000">
                <text:p>633183000</text:p>
              </table:table-cell>
              <table:table-cell office:value-type="float" office:value="633000000">
                <text:p>633000000</text:p>
              </table:table-cell>
              <table:table-cell office:value-type="float" office:value="632223000">
                <text:p>632223000</text:p>
              </table:table-cell>
              <table:table-cell office:value-type="float" office:value="633869000">
                <text:p>633869000</text:p>
              </table:table-cell>
              <table:table-cell office:value-type="float" office:value="634069000">
                <text:p>634069000</text:p>
              </table:table-cell>
              <table:table-cell office:value-type="float" office:value="633471000">
                <text:p>633471000</text:p>
              </table:table-cell>
              <table:table-cell office:value-type="float" office:value="633522000">
                <text:p>633522000</text:p>
              </table:table-cell>
              <table:table-cell office:value-type="float" office:value="632658000">
                <text:p>632658000</text:p>
              </table:table-cell>
              <table:table-cell office:value-type="float" office:value="632138000">
                <text:p>632138000</text:p>
              </table:table-cell>
              <table:table-cell office:value-type="float" office:value="633771000">
                <text:p>633771000</text:p>
              </table:table-cell>
              <table:table-cell office:value-type="float" office:value="633864000">
                <text:p>633864000</text:p>
              </table:table-cell>
              <table:table-cell office:value-type="float" office:value="632392000">
                <text:p>632392000</text:p>
              </table:table-cell>
              <table:table-cell office:value-type="float" office:value="632392000">
                <text:p>632392000</text:p>
              </table:table-cell>
              <table:table-cell office:value-type="float" office:value="632813000">
                <text:p>632813000</text:p>
              </table:table-cell>
              <table:table-cell office:value-type="float" office:value="633921000">
                <text:p>633921000</text:p>
              </table:table-cell>
              <table:table-cell office:value-type="float" office:value="632633000">
                <text:p>632633000</text:p>
              </table:table-cell>
              <table:table-cell office:value-type="float" office:value="633057000">
                <text:p>633057000</text:p>
              </table:table-cell>
              <table:table-cell office:value-type="float" office:value="633878000">
                <text:p>633878000</text:p>
              </table:table-cell>
              <table:table-cell office:value-type="float" office:value="631652000">
                <text:p>631652000</text:p>
              </table:table-cell>
              <table:table-cell office:value-type="float" office:value="632183000">
                <text:p>632183000</text:p>
              </table:table-cell>
              <table:table-cell office:value-type="float" office:value="633585000">
                <text:p>633585000</text:p>
              </table:table-cell>
              <table:table-cell office:value-type="float" office:value="633766000">
                <text:p>633766000</text:p>
              </table:table-cell>
              <table:table-cell office:value-type="float" office:value="632890000">
                <text:p>632890000</text:p>
              </table:table-cell>
              <table:table-cell office:value-type="float" office:value="632992000">
                <text:p>632992000</text:p>
              </table:table-cell>
              <table:table-cell office:value-type="float" office:value="633083000">
                <text:p>633083000</text:p>
              </table:table-cell>
              <table:table-cell office:value-type="float" office:value="633505000">
                <text:p>633505000</text:p>
              </table:table-cell>
              <table:table-cell office:value-type="float" office:value="632588000">
                <text:p>632588000</text:p>
              </table:table-cell>
              <table:table-cell office:value-type="float" office:value="633323000">
                <text:p>633323000</text:p>
              </table:table-cell>
              <table:table-cell office:value-type="float" office:value="632888000">
                <text:p>632888000</text:p>
              </table:table-cell>
              <table:table-cell office:value-type="float" office:value="633722000">
                <text:p>633722000</text:p>
              </table:table-cell>
              <table:table-cell office:value-type="float" office:value="633176000">
                <text:p>633176000</text:p>
              </table:table-cell>
              <table:table-cell office:value-type="float" office:value="632288000">
                <text:p>632288000</text:p>
              </table:table-cell>
              <table:table-cell office:value-type="float" office:value="629956000">
                <text:p>629956000</text:p>
              </table:table-cell>
              <table:table-cell office:value-type="float" office:value="633435000">
                <text:p>633435000</text:p>
              </table:table-cell>
              <table:table-cell office:value-type="float" office:value="633902000">
                <text:p>633902000</text:p>
              </table:table-cell>
              <table:table-cell office:value-type="float" office:value="633328000">
                <text:p>633328000</text:p>
              </table:table-cell>
              <table:table-cell office:value-type="float" office:value="632564000">
                <text:p>632564000</text:p>
              </table:table-cell>
              <table:table-cell office:value-type="float" office:value="632999000">
                <text:p>632999000</text:p>
              </table:table-cell>
              <table:table-cell office:value-type="float" office:value="632835000">
                <text:p>632835000</text:p>
              </table:table-cell>
              <table:table-cell office:value-type="float" office:value="633103000">
                <text:p>633103000</text:p>
              </table:table-cell>
              <table:table-cell office:value-type="float" office:value="633013000">
                <text:p>633013000</text:p>
              </table:table-cell>
              <table:table-cell office:value-type="float" office:value="633419000">
                <text:p>633419000</text:p>
              </table:table-cell>
              <table:table-cell office:value-type="float" office:value="632869000">
                <text:p>632869000</text:p>
              </table:table-cell>
              <table:table-cell office:value-type="float" office:value="632493000">
                <text:p>632493000</text:p>
              </table:table-cell>
              <table:table-cell office:value-type="float" office:value="633551000">
                <text:p>633551000</text:p>
              </table:table-cell>
              <table:table-cell office:value-type="float" office:value="633706000">
                <text:p>633706000</text:p>
              </table:table-cell>
              <table:table-cell office:value-type="float" office:value="631894000">
                <text:p>631894000</text:p>
              </table:table-cell>
              <table:table-cell office:value-type="float" office:value="633456000">
                <text:p>633456000</text:p>
              </table:table-cell>
              <table:table-cell office:value-type="float" office:value="632670000">
                <text:p>632670000</text:p>
              </table:table-cell>
              <table:table-cell office:value-type="float" office:value="633708000">
                <text:p>633708000</text:p>
              </table:table-cell>
              <table:table-cell office:value-type="float" office:value="632184000">
                <text:p>632184000</text:p>
              </table:table-cell>
              <table:table-cell office:value-type="float" office:value="632885000">
                <text:p>632885000</text:p>
              </table:table-cell>
              <table:table-cell office:value-type="float" office:value="632304000">
                <text:p>632304000</text:p>
              </table:table-cell>
              <table:table-cell office:value-type="float" office:value="632788000">
                <text:p>632788000</text:p>
              </table:table-cell>
              <table:table-cell office:value-type="float" office:value="633163000">
                <text:p>633163000</text:p>
              </table:table-cell>
              <table:table-cell office:value-type="float" office:value="633544000">
                <text:p>633544000</text:p>
              </table:table-cell>
              <table:table-cell office:value-type="float" office:value="633855000">
                <text:p>633855000</text:p>
              </table:table-cell>
              <table:table-cell office:value-type="float" office:value="633694000">
                <text:p>633694000</text:p>
              </table:table-cell>
              <table:table-cell office:value-type="float" office:value="632834000">
                <text:p>632834000</text:p>
              </table:table-cell>
              <table:table-cell office:value-type="float" office:value="632990000">
                <text:p>632990000</text:p>
              </table:table-cell>
              <table:table-cell office:value-type="float" office:value="632092000">
                <text:p>632092000</text:p>
              </table:table-cell>
              <table:table-cell office:value-type="float" office:value="633796000">
                <text:p>633796000</text:p>
              </table:table-cell>
              <table:table-cell office:value-type="float" office:value="633262000">
                <text:p>633262000</text:p>
              </table:table-cell>
              <table:table-cell office:value-type="float" office:value="633383000">
                <text:p>633383000</text:p>
              </table:table-cell>
              <table:table-cell office:value-type="float" office:value="633601000">
                <text:p>633601000</text:p>
              </table:table-cell>
              <table:table-cell office:value-type="float" office:value="633928000">
                <text:p>633928000</text:p>
              </table:table-cell>
              <table:table-cell office:value-type="float" office:value="632952000">
                <text:p>632952000</text:p>
              </table:table-cell>
              <table:table-cell office:value-type="float" office:value="633181000">
                <text:p>633181000</text:p>
              </table:table-cell>
              <table:table-cell office:value-type="float" office:value="633496000">
                <text:p>633496000</text:p>
              </table:table-cell>
              <table:table-cell office:value-type="float" office:value="633863000">
                <text:p>633863000</text:p>
              </table:table-cell>
              <table:table-cell office:value-type="float" office:value="633362000">
                <text:p>633362000</text:p>
              </table:table-cell>
              <table:table-cell office:value-type="float" office:value="632477000">
                <text:p>632477000</text:p>
              </table:table-cell>
              <table:table-cell office:value-type="float" office:value="630571000">
                <text:p>630571000</text:p>
              </table:table-cell>
              <table:table-cell office:value-type="float" office:value="633840000">
                <text:p>633840000</text:p>
              </table:table-cell>
              <table:table-cell office:value-type="float" office:value="633253000">
                <text:p>633253000</text:p>
              </table:table-cell>
              <table:table-cell office:value-type="float" office:value="633962000">
                <text:p>633962000</text:p>
              </table:table-cell>
              <table:table-cell office:value-type="float" office:value="632846000">
                <text:p>632846000</text:p>
              </table:table-cell>
              <table:table-cell office:value-type="float" office:value="633935000">
                <text:p>633935000</text:p>
              </table:table-cell>
              <table:table-cell office:value-type="float" office:value="632514000">
                <text:p>632514000</text:p>
              </table:table-cell>
              <table:table-cell office:value-type="float" office:value="633818000">
                <text:p>633818000</text:p>
              </table:table-cell>
              <table:table-cell office:value-type="float" office:value="631790000">
                <text:p>631790000</text:p>
              </table:table-cell>
              <table:table-cell office:value-type="float" office:value="633239000">
                <text:p>633239000</text:p>
              </table:table-cell>
              <table:table-cell office:value-type="float" office:value="633248000">
                <text:p>633248000</text:p>
              </table:table-cell>
              <table:table-cell office:value-type="float" office:value="632357000">
                <text:p>632357000</text:p>
              </table:table-cell>
              <table:table-cell office:value-type="float" office:value="633816000">
                <text:p>633816000</text:p>
              </table:table-cell>
              <table:table-cell office:value-type="float" office:value="633488000">
                <text:p>633488000</text:p>
              </table:table-cell>
              <table:table-cell office:value-type="float" office:value="633833000">
                <text:p>633833000</text:p>
              </table:table-cell>
              <table:table-cell office:value-type="float" office:value="633004000">
                <text:p>633004000</text:p>
              </table:table-cell>
              <table:table-cell office:value-type="float" office:value="632193000">
                <text:p>632193000</text:p>
              </table:table-cell>
              <table:table-cell office:value-type="float" office:value="633899000">
                <text:p>633899000</text:p>
              </table:table-cell>
              <table:table-cell office:value-type="float" office:value="633519000">
                <text:p>633519000</text:p>
              </table:table-cell>
              <table:table-cell office:value-type="float" office:value="633927000">
                <text:p>633927000</text:p>
              </table:table-cell>
              <table:table-cell office:value-type="float" office:value="632627000">
                <text:p>632627000</text:p>
              </table:table-cell>
              <table:table-cell office:value-type="float" office:value="633588000">
                <text:p>633588000</text:p>
              </table:table-cell>
              <table:table-cell office:value-type="float" office:value="633417000">
                <text:p>633417000</text:p>
              </table:table-cell>
              <table:table-cell office:value-type="float" office:value="631920000">
                <text:p>631920000</text:p>
              </table:table-cell>
              <table:table-cell office:value-type="float" office:value="633576000">
                <text:p>633576000</text:p>
              </table:table-cell>
              <table:table-cell office:value-type="float" office:value="633181000">
                <text:p>633181000</text:p>
              </table:table-cell>
              <table:table-cell office:value-type="float" office:value="632246000">
                <text:p>632246000</text:p>
              </table:table-cell>
              <table:table-cell office:value-type="float" office:value="633904000">
                <text:p>633904000</text:p>
              </table:table-cell>
              <table:table-cell office:value-type="float" office:value="633338000">
                <text:p>633338000</text:p>
              </table:table-cell>
              <table:table-cell office:value-type="float" office:value="630778000">
                <text:p>630778000</text:p>
              </table:table-cell>
              <table:table-cell office:value-type="float" office:value="634462000">
                <text:p>634462000</text:p>
              </table:table-cell>
              <table:table-cell office:value-type="float" office:value="630038000">
                <text:p>630038000</text:p>
              </table:table-cell>
              <table:table-cell office:value-type="float" office:value="633315000">
                <text:p>633315000</text:p>
              </table:table-cell>
              <table:table-cell office:value-type="float" office:value="633269000">
                <text:p>633269000</text:p>
              </table:table-cell>
              <table:table-cell office:value-type="float" office:value="633537000">
                <text:p>633537000</text:p>
              </table:table-cell>
              <table:table-cell office:value-type="float" office:value="633760000">
                <text:p>633760000</text:p>
              </table:table-cell>
              <table:table-cell office:value-type="float" office:value="631976000">
                <text:p>631976000</text:p>
              </table:table-cell>
              <table:table-cell office:value-type="float" office:value="633108000">
                <text:p>633108000</text:p>
              </table:table-cell>
              <table:table-cell office:value-type="float" office:value="633244000">
                <text:p>633244000</text:p>
              </table:table-cell>
              <table:table-cell office:value-type="float" office:value="633609000">
                <text:p>633609000</text:p>
              </table:table-cell>
              <table:table-cell office:value-type="float" office:value="632830000">
                <text:p>632830000</text:p>
              </table:table-cell>
              <table:table-cell office:value-type="float" office:value="633251000">
                <text:p>633251000</text:p>
              </table:table-cell>
              <table:table-cell office:value-type="float" office:value="633620000">
                <text:p>633620000</text:p>
              </table:table-cell>
              <table:table-cell office:value-type="float" office:value="632848000">
                <text:p>632848000</text:p>
              </table:table-cell>
              <table:table-cell office:value-type="float" office:value="633252000">
                <text:p>633252000</text:p>
              </table:table-cell>
              <table:table-cell office:value-type="float" office:value="632782000">
                <text:p>632782000</text:p>
              </table:table-cell>
              <table:table-cell office:value-type="float" office:value="633800000">
                <text:p>633800000</text:p>
              </table:table-cell>
              <table:table-cell office:value-type="float" office:value="633150000">
                <text:p>633150000</text:p>
              </table:table-cell>
              <table:table-cell office:value-type="float" office:value="634011000">
                <text:p>634011000</text:p>
              </table:table-cell>
              <table:table-cell office:value-type="float" office:value="633119000">
                <text:p>633119000</text:p>
              </table:table-cell>
              <table:table-cell office:value-type="float" office:value="633117000">
                <text:p>633117000</text:p>
              </table:table-cell>
              <table:table-cell office:value-type="float" office:value="632895000">
                <text:p>632895000</text:p>
              </table:table-cell>
              <table:table-cell office:value-type="float" office:value="633286000">
                <text:p>633286000</text:p>
              </table:table-cell>
              <table:table-cell office:value-type="float" office:value="633866000">
                <text:p>633866000</text:p>
              </table:table-cell>
              <table:table-cell office:value-type="float" office:value="632857000">
                <text:p>632857000</text:p>
              </table:table-cell>
              <table:table-cell office:value-type="float" office:value="632423000">
                <text:p>632423000</text:p>
              </table:table-cell>
              <table:table-cell office:value-type="float" office:value="632878000">
                <text:p>632878000</text:p>
              </table:table-cell>
              <table:table-cell office:value-type="float" office:value="632906000">
                <text:p>632906000</text:p>
              </table:table-cell>
              <table:table-cell office:value-type="float" office:value="633051000">
                <text:p>633051000</text:p>
              </table:table-cell>
              <table:table-cell office:value-type="float" office:value="633532000">
                <text:p>633532000</text:p>
              </table:table-cell>
              <table:table-cell office:value-type="float" office:value="633734000">
                <text:p>633734000</text:p>
              </table:table-cell>
              <table:table-cell office:value-type="float" office:value="632739000">
                <text:p>632739000</text:p>
              </table:table-cell>
              <table:table-cell office:value-type="float" office:value="634096000">
                <text:p>634096000</text:p>
              </table:table-cell>
              <table:table-cell office:value-type="float" office:value="633420000">
                <text:p>633420000</text:p>
              </table:table-cell>
              <table:table-cell office:value-type="float" office:value="633180000">
                <text:p>633180000</text:p>
              </table:table-cell>
              <table:table-cell office:value-type="float" office:value="632408000">
                <text:p>632408000</text:p>
              </table:table-cell>
              <table:table-cell office:value-type="float" office:value="633079000">
                <text:p>633079000</text:p>
              </table:table-cell>
              <table:table-cell office:value-type="float" office:value="633914000">
                <text:p>633914000</text:p>
              </table:table-cell>
              <table:table-cell office:value-type="float" office:value="632320000">
                <text:p>632320000</text:p>
              </table:table-cell>
              <table:table-cell office:value-type="float" office:value="633007000">
                <text:p>633007000</text:p>
              </table:table-cell>
              <table:table-cell office:value-type="float" office:value="633705000">
                <text:p>633705000</text:p>
              </table:table-cell>
              <table:table-cell office:value-type="float" office:value="633523000">
                <text:p>633523000</text:p>
              </table:table-cell>
              <table:table-cell office:value-type="float" office:value="631641000">
                <text:p>631641000</text:p>
              </table:table-cell>
              <table:table-cell office:value-type="float" office:value="632414000">
                <text:p>632414000</text:p>
              </table:table-cell>
              <table:table-cell office:value-type="float" office:value="632747000">
                <text:p>632747000</text:p>
              </table:table-cell>
              <table:table-cell office:value-type="float" office:value="632982000">
                <text:p>632982000</text:p>
              </table:table-cell>
              <table:table-cell office:value-type="float" office:value="633749000">
                <text:p>633749000</text:p>
              </table:table-cell>
              <table:table-cell office:value-type="float" office:value="632907000">
                <text:p>632907000</text:p>
              </table:table-cell>
              <table:table-cell office:value-type="float" office:value="633577000">
                <text:p>633577000</text:p>
              </table:table-cell>
              <table:table-cell office:value-type="float" office:value="633348000">
                <text:p>633348000</text:p>
              </table:table-cell>
              <table:table-cell office:value-type="float" office:value="632718000">
                <text:p>632718000</text:p>
              </table:table-cell>
              <table:table-cell office:value-type="float" office:value="634037000">
                <text:p>634037000</text:p>
              </table:table-cell>
              <table:table-cell office:value-type="float" office:value="633607000">
                <text:p>633607000</text:p>
              </table:table-cell>
              <table:table-cell office:value-type="float" office:value="633753000">
                <text:p>633753000</text:p>
              </table:table-cell>
              <table:table-cell office:value-type="float" office:value="631847000">
                <text:p>631847000</text:p>
              </table:table-cell>
              <table:table-cell office:value-type="float" office:value="633723000">
                <text:p>633723000</text:p>
              </table:table-cell>
              <table:table-cell office:value-type="float" office:value="633484000">
                <text:p>633484000</text:p>
              </table:table-cell>
              <table:table-cell office:value-type="float" office:value="632638000">
                <text:p>632638000</text:p>
              </table:table-cell>
              <table:table-cell office:value-type="float" office:value="632700000">
                <text:p>632700000</text:p>
              </table:table-cell>
              <table:table-cell office:value-type="float" office:value="631951000">
                <text:p>631951000</text:p>
              </table:table-cell>
              <table:table-cell office:value-type="float" office:value="633083000">
                <text:p>633083000</text:p>
              </table:table-cell>
              <table:table-cell office:value-type="float" office:value="633785000">
                <text:p>633785000</text:p>
              </table:table-cell>
              <table:table-cell office:value-type="float" office:value="632930000">
                <text:p>632930000</text:p>
              </table:table-cell>
              <table:table-cell office:value-type="float" office:value="632877000">
                <text:p>632877000</text:p>
              </table:table-cell>
              <table:table-cell office:value-type="float" office:value="632859000">
                <text:p>632859000</text:p>
              </table:table-cell>
              <table:table-cell office:value-type="float" office:value="633665000">
                <text:p>633665000</text:p>
              </table:table-cell>
              <table:table-cell office:value-type="float" office:value="631086000">
                <text:p>631086000</text:p>
              </table:table-cell>
              <table:table-cell office:value-type="float" office:value="631921000">
                <text:p>631921000</text:p>
              </table:table-cell>
              <table:table-cell office:value-type="float" office:value="633030000">
                <text:p>633030000</text:p>
              </table:table-cell>
              <table:table-cell office:value-type="float" office:value="633723000">
                <text:p>633723000</text:p>
              </table:table-cell>
              <table:table-cell office:value-type="float" office:value="631642000">
                <text:p>631642000</text:p>
              </table:table-cell>
              <table:table-cell office:value-type="float" office:value="632763000">
                <text:p>632763000</text:p>
              </table:table-cell>
              <table:table-cell office:value-type="float" office:value="632697000">
                <text:p>632697000</text:p>
              </table:table-cell>
              <table:table-cell office:value-type="float" office:value="633010000">
                <text:p>633010000</text:p>
              </table:table-cell>
              <table:table-cell office:value-type="float" office:value="633726000">
                <text:p>633726000</text:p>
              </table:table-cell>
              <table:table-cell office:value-type="float" office:value="632034000">
                <text:p>632034000</text:p>
              </table:table-cell>
              <table:table-cell office:value-type="float" office:value="633731000">
                <text:p>633731000</text:p>
              </table:table-cell>
              <table:table-cell office:value-type="float" office:value="632063000">
                <text:p>632063000</text:p>
              </table:table-cell>
              <table:table-cell office:value-type="float" office:value="632325000">
                <text:p>632325000</text:p>
              </table:table-cell>
              <table:table-cell office:value-type="float" office:value="633568000">
                <text:p>633568000</text:p>
              </table:table-cell>
              <table:table-cell office:value-type="float" office:value="633493000">
                <text:p>633493000</text:p>
              </table:table-cell>
              <table:table-cell office:value-type="float" office:value="632090000">
                <text:p>632090000</text:p>
              </table:table-cell>
              <table:table-cell office:value-type="float" office:value="633286000">
                <text:p>633286000</text:p>
              </table:table-cell>
              <table:table-cell office:value-type="float" office:value="631402000">
                <text:p>631402000</text:p>
              </table:table-cell>
              <table:table-cell office:value-type="float" office:value="633523000">
                <text:p>633523000</text:p>
              </table:table-cell>
              <table:table-cell office:value-type="float" office:value="632647000">
                <text:p>632647000</text:p>
              </table:table-cell>
              <table:table-cell office:value-type="float" office:value="633580000">
                <text:p>633580000</text:p>
              </table:table-cell>
              <table:table-cell office:value-type="float" office:value="633176000">
                <text:p>633176000</text:p>
              </table:table-cell>
              <table:table-cell office:value-type="float" office:value="632451000">
                <text:p>632451000</text:p>
              </table:table-cell>
              <table:table-cell office:value-type="float" office:value="632574000">
                <text:p>632574000</text:p>
              </table:table-cell>
              <table:table-cell office:value-type="float" office:value="632937000">
                <text:p>632937000</text:p>
              </table:table-cell>
              <table:table-cell office:value-type="float" office:value="633322000">
                <text:p>633322000</text:p>
              </table:table-cell>
              <table:table-cell office:value-type="float" office:value="633265000">
                <text:p>633265000</text:p>
              </table:table-cell>
              <table:table-cell office:value-type="float" office:value="633794000">
                <text:p>633794000</text:p>
              </table:table-cell>
              <table:table-cell office:value-type="float" office:value="632240000">
                <text:p>632240000</text:p>
              </table:table-cell>
              <table:table-cell office:value-type="float" office:value="633821000">
                <text:p>633821000</text:p>
              </table:table-cell>
              <table:table-cell office:value-type="float" office:value="631392000">
                <text:p>631392000</text:p>
              </table:table-cell>
              <table:table-cell office:value-type="float" office:value="633001000">
                <text:p>633001000</text:p>
              </table:table-cell>
              <table:table-cell office:value-type="float" office:value="633502000">
                <text:p>633502000</text:p>
              </table:table-cell>
              <table:table-cell office:value-type="float" office:value="633346000">
                <text:p>633346000</text:p>
              </table:table-cell>
              <table:table-cell office:value-type="float" office:value="632682000">
                <text:p>632682000</text:p>
              </table:table-cell>
              <table:table-cell office:value-type="float" office:value="633881000">
                <text:p>633881000</text:p>
              </table:table-cell>
              <table:table-cell office:value-type="float" office:value="633149000">
                <text:p>633149000</text:p>
              </table:table-cell>
              <table:table-cell office:value-type="float" office:value="632360000">
                <text:p>632360000</text:p>
              </table:table-cell>
              <table:table-cell office:value-type="float" office:value="632966000">
                <text:p>632966000</text:p>
              </table:table-cell>
              <table:table-cell office:value-type="float" office:value="632982000">
                <text:p>632982000</text:p>
              </table:table-cell>
              <table:table-cell office:value-type="float" office:value="632923000">
                <text:p>632923000</text:p>
              </table:table-cell>
              <table:table-cell office:value-type="float" office:value="633576000">
                <text:p>633576000</text:p>
              </table:table-cell>
              <table:table-cell office:value-type="float" office:value="632229000">
                <text:p>632229000</text:p>
              </table:table-cell>
              <table:table-cell office:value-type="float" office:value="633530000">
                <text:p>633530000</text:p>
              </table:table-cell>
              <table:table-cell office:value-type="float" office:value="633157000">
                <text:p>633157000</text:p>
              </table:table-cell>
              <table:table-cell office:value-type="float" office:value="633656000">
                <text:p>633656000</text:p>
              </table:table-cell>
              <table:table-cell office:value-type="float" office:value="633862000">
                <text:p>633862000</text:p>
              </table:table-cell>
              <table:table-cell office:value-type="float" office:value="633608000">
                <text:p>633608000</text:p>
              </table:table-cell>
              <table:table-cell office:value-type="float" office:value="633742000">
                <text:p>633742000</text:p>
              </table:table-cell>
              <table:table-cell office:value-type="float" office:value="633823000">
                <text:p>633823000</text:p>
              </table:table-cell>
              <table:table-cell office:value-type="float" office:value="633720000">
                <text:p>633720000</text:p>
              </table:table-cell>
              <table:table-cell office:value-type="float" office:value="633857000">
                <text:p>633857000</text:p>
              </table:table-cell>
              <table:table-cell office:value-type="float" office:value="633150000">
                <text:p>633150000</text:p>
              </table:table-cell>
              <table:table-cell office:value-type="float" office:value="633548000">
                <text:p>633548000</text:p>
              </table:table-cell>
              <table:table-cell office:value-type="float" office:value="632627000">
                <text:p>632627000</text:p>
              </table:table-cell>
              <table:table-cell office:value-type="float" office:value="632314000">
                <text:p>632314000</text:p>
              </table:table-cell>
              <table:table-cell office:value-type="float" office:value="631953000">
                <text:p>631953000</text:p>
              </table:table-cell>
              <table:table-cell office:value-type="float" office:value="633843000">
                <text:p>633843000</text:p>
              </table:table-cell>
              <table:table-cell office:value-type="float" office:value="633478000">
                <text:p>633478000</text:p>
              </table:table-cell>
              <table:table-cell office:value-type="float" office:value="633643000">
                <text:p>633643000</text:p>
              </table:table-cell>
              <table:table-cell office:value-type="float" office:value="631488000">
                <text:p>631488000</text:p>
              </table:table-cell>
              <table:table-cell office:value-type="float" office:value="633884000">
                <text:p>633884000</text:p>
              </table:table-cell>
              <table:table-cell office:value-type="float" office:value="631685000">
                <text:p>631685000</text:p>
              </table:table-cell>
              <table:table-cell office:value-type="float" office:value="632487000">
                <text:p>632487000</text:p>
              </table:table-cell>
              <table:table-cell office:value-type="float" office:value="633652000">
                <text:p>633652000</text:p>
              </table:table-cell>
              <table:table-cell office:value-type="float" office:value="633635000">
                <text:p>633635000</text:p>
              </table:table-cell>
              <table:table-cell office:value-type="float" office:value="633649000">
                <text:p>633649000</text:p>
              </table:table-cell>
              <table:table-cell office:value-type="float" office:value="633235000">
                <text:p>633235000</text:p>
              </table:table-cell>
              <table:table-cell office:value-type="float" office:value="632803000">
                <text:p>632803000</text:p>
              </table:table-cell>
              <table:table-cell office:value-type="float" office:value="632673000">
                <text:p>632673000</text:p>
              </table:table-cell>
              <table:table-cell office:value-type="float" office:value="632808000">
                <text:p>632808000</text:p>
              </table:table-cell>
              <table:table-cell office:value-type="float" office:value="633577000">
                <text:p>633577000</text:p>
              </table:table-cell>
              <table:table-cell office:value-type="float" office:value="633569000">
                <text:p>633569000</text:p>
              </table:table-cell>
              <table:table-cell office:value-type="float" office:value="633797000">
                <text:p>633797000</text:p>
              </table:table-cell>
              <table:table-cell office:value-type="float" office:value="633258000">
                <text:p>633258000</text:p>
              </table:table-cell>
              <table:table-cell office:value-type="float" office:value="633486000">
                <text:p>633486000</text:p>
              </table:table-cell>
              <table:table-cell office:value-type="float" office:value="633389000">
                <text:p>633389000</text:p>
              </table:table-cell>
              <table:table-cell office:value-type="float" office:value="631992000">
                <text:p>631992000</text:p>
              </table:table-cell>
              <table:table-cell office:value-type="float" office:value="631421000">
                <text:p>631421000</text:p>
              </table:table-cell>
              <table:table-cell office:value-type="float" office:value="633277000">
                <text:p>633277000</text:p>
              </table:table-cell>
              <table:table-cell office:value-type="float" office:value="633206000">
                <text:p>633206000</text:p>
              </table:table-cell>
              <table:table-cell office:value-type="float" office:value="632730000">
                <text:p>632730000</text:p>
              </table:table-cell>
              <table:table-cell office:value-type="float" office:value="632369000">
                <text:p>632369000</text:p>
              </table:table-cell>
              <table:table-cell office:value-type="float" office:value="633409000">
                <text:p>633409000</text:p>
              </table:table-cell>
              <table:table-cell office:value-type="float" office:value="632960000">
                <text:p>632960000</text:p>
              </table:table-cell>
              <table:table-cell office:value-type="float" office:value="632259000">
                <text:p>632259000</text:p>
              </table:table-cell>
              <table:table-cell office:value-type="float" office:value="633361000">
                <text:p>633361000</text:p>
              </table:table-cell>
              <table:table-cell office:value-type="float" office:value="633442000">
                <text:p>633442000</text:p>
              </table:table-cell>
              <table:table-cell office:value-type="float" office:value="633914000">
                <text:p>633914000</text:p>
              </table:table-cell>
              <table:table-cell office:value-type="float" office:value="633914000">
                <text:p>633914000</text:p>
              </table:table-cell>
              <table:table-cell office:value-type="float" office:value="632755000">
                <text:p>632755000</text:p>
              </table:table-cell>
              <table:table-cell office:value-type="float" office:value="633828000">
                <text:p>633828000</text:p>
              </table:table-cell>
              <table:table-cell office:value-type="float" office:value="633517000">
                <text:p>633517000</text:p>
              </table:table-cell>
              <table:table-cell office:value-type="float" office:value="632020000">
                <text:p>632020000</text:p>
              </table:table-cell>
              <table:table-cell office:value-type="float" office:value="633384000">
                <text:p>633384000</text:p>
              </table:table-cell>
              <table:table-cell office:value-type="float" office:value="632781000">
                <text:p>632781000</text:p>
              </table:table-cell>
              <table:table-cell office:value-type="float" office:value="633774000">
                <text:p>633774000</text:p>
              </table:table-cell>
              <table:table-cell office:value-type="float" office:value="633915000">
                <text:p>633915000</text:p>
              </table:table-cell>
              <table:table-cell office:value-type="float" office:value="633672000">
                <text:p>633672000</text:p>
              </table:table-cell>
              <table:table-cell office:value-type="float" office:value="632866000">
                <text:p>632866000</text:p>
              </table:table-cell>
              <table:table-cell office:value-type="float" office:value="633663000">
                <text:p>633663000</text:p>
              </table:table-cell>
              <table:table-cell office:value-type="float" office:value="632653000">
                <text:p>632653000</text:p>
              </table:table-cell>
              <table:table-cell office:value-type="float" office:value="633330000">
                <text:p>633330000</text:p>
              </table:table-cell>
              <table:table-cell office:value-type="float" office:value="633837000">
                <text:p>633837000</text:p>
              </table:table-cell>
              <table:table-cell office:value-type="float" office:value="633089000">
                <text:p>633089000</text:p>
              </table:table-cell>
              <table:table-cell office:value-type="float" office:value="632093000">
                <text:p>632093000</text:p>
              </table:table-cell>
              <table:table-cell office:value-type="float" office:value="633323000">
                <text:p>633323000</text:p>
              </table:table-cell>
              <table:table-cell office:value-type="float" office:value="632813000">
                <text:p>632813000</text:p>
              </table:table-cell>
              <table:table-cell office:value-type="float" office:value="632681000">
                <text:p>632681000</text:p>
              </table:table-cell>
              <table:table-cell office:value-type="float" office:value="633219000">
                <text:p>633219000</text:p>
              </table:table-cell>
              <table:table-cell office:value-type="float" office:value="633789000">
                <text:p>633789000</text:p>
              </table:table-cell>
              <table:table-cell office:value-type="float" office:value="633080000">
                <text:p>633080000</text:p>
              </table:table-cell>
              <table:table-cell office:value-type="float" office:value="632984000">
                <text:p>632984000</text:p>
              </table:table-cell>
              <table:table-cell office:value-type="float" office:value="632767000">
                <text:p>632767000</text:p>
              </table:table-cell>
              <table:table-cell office:value-type="float" office:value="633661000">
                <text:p>633661000</text:p>
              </table:table-cell>
              <table:table-cell office:value-type="float" office:value="632836000">
                <text:p>632836000</text:p>
              </table:table-cell>
              <table:table-cell office:value-type="float" office:value="632597000">
                <text:p>632597000</text:p>
              </table:table-cell>
              <table:table-cell office:value-type="float" office:value="633029000">
                <text:p>633029000</text:p>
              </table:table-cell>
              <table:table-cell office:value-type="float" office:value="633471000">
                <text:p>633471000</text:p>
              </table:table-cell>
              <table:table-cell office:value-type="float" office:value="632883000">
                <text:p>632883000</text:p>
              </table:table-cell>
              <table:table-cell office:value-type="float" office:value="631435000">
                <text:p>631435000</text:p>
              </table:table-cell>
              <table:table-cell office:value-type="float" office:value="631694000">
                <text:p>631694000</text:p>
              </table:table-cell>
              <table:table-cell office:value-type="float" office:value="633180000">
                <text:p>633180000</text:p>
              </table:table-cell>
              <table:table-cell office:value-type="float" office:value="632565000">
                <text:p>632565000</text:p>
              </table:table-cell>
              <table:table-cell office:value-type="float" office:value="632923000">
                <text:p>632923000</text:p>
              </table:table-cell>
              <table:table-cell office:value-type="float" office:value="633165000">
                <text:p>633165000</text:p>
              </table:table-cell>
              <table:table-cell office:value-type="float" office:value="633165000">
                <text:p>633165000</text:p>
              </table:table-cell>
              <table:table-cell office:value-type="float" office:value="633074000">
                <text:p>633074000</text:p>
              </table:table-cell>
              <table:table-cell office:value-type="float" office:value="633124000">
                <text:p>633124000</text:p>
              </table:table-cell>
              <table:table-cell office:value-type="float" office:value="632613000">
                <text:p>632613000</text:p>
              </table:table-cell>
              <table:table-cell office:value-type="float" office:value="633737000">
                <text:p>633737000</text:p>
              </table:table-cell>
              <table:table-cell office:value-type="float" office:value="631996000">
                <text:p>631996000</text:p>
              </table:table-cell>
              <table:table-cell office:value-type="float" office:value="633932000">
                <text:p>633932000</text:p>
              </table:table-cell>
              <table:table-cell office:value-type="float" office:value="633374000">
                <text:p>633374000</text:p>
              </table:table-cell>
              <table:table-cell office:value-type="float" office:value="633484000">
                <text:p>633484000</text:p>
              </table:table-cell>
              <table:table-cell office:value-type="float" office:value="633575000">
                <text:p>633575000</text:p>
              </table:table-cell>
              <table:table-cell office:value-type="float" office:value="632995000">
                <text:p>632995000</text:p>
              </table:table-cell>
              <table:table-cell office:value-type="float" office:value="633678000">
                <text:p>633678000</text:p>
              </table:table-cell>
              <table:table-cell office:value-type="float" office:value="632491000">
                <text:p>632491000</text:p>
              </table:table-cell>
              <table:table-cell office:value-type="float" office:value="633122000">
                <text:p>633122000</text:p>
              </table:table-cell>
              <table:table-cell office:value-type="float" office:value="633842000">
                <text:p>633842000</text:p>
              </table:table-cell>
              <table:table-cell office:value-type="float" office:value="633436000">
                <text:p>633436000</text:p>
              </table:table-cell>
              <table:table-cell office:value-type="float" office:value="633823000">
                <text:p>633823000</text:p>
              </table:table-cell>
              <table:table-cell office:value-type="float" office:value="632897000">
                <text:p>632897000</text:p>
              </table:table-cell>
              <table:table-cell office:value-type="float" office:value="631465000">
                <text:p>631465000</text:p>
              </table:table-cell>
              <table:table-cell office:value-type="float" office:value="633385000">
                <text:p>633385000</text:p>
              </table:table-cell>
              <table:table-cell office:value-type="float" office:value="634040000">
                <text:p>634040000</text:p>
              </table:table-cell>
              <table:table-cell office:value-type="float" office:value="632585000">
                <text:p>632585000</text:p>
              </table:table-cell>
              <table:table-cell office:value-type="float" office:value="633805000">
                <text:p>633805000</text:p>
              </table:table-cell>
              <table:table-cell office:value-type="float" office:value="633491000">
                <text:p>633491000</text:p>
              </table:table-cell>
              <table:table-cell office:value-type="float" office:value="633950000">
                <text:p>633950000</text:p>
              </table:table-cell>
              <table:table-cell office:value-type="float" office:value="633869000">
                <text:p>633869000</text:p>
              </table:table-cell>
              <table:table-cell office:value-type="float" office:value="633825000">
                <text:p>633825000</text:p>
              </table:table-cell>
              <table:table-cell office:value-type="float" office:value="633754000">
                <text:p>633754000</text:p>
              </table:table-cell>
              <table:table-cell office:value-type="float" office:value="633052000">
                <text:p>633052000</text:p>
              </table:table-cell>
              <table:table-cell office:value-type="float" office:value="633458000">
                <text:p>633458000</text:p>
              </table:table-cell>
              <table:table-cell office:value-type="float" office:value="633627000">
                <text:p>633627000</text:p>
              </table:table-cell>
              <table:table-cell office:value-type="float" office:value="631972000">
                <text:p>631972000</text:p>
              </table:table-cell>
              <table:table-cell office:value-type="float" office:value="633154000">
                <text:p>633154000</text:p>
              </table:table-cell>
              <table:table-cell office:value-type="float" office:value="629968000">
                <text:p>629968000</text:p>
              </table:table-cell>
              <table:table-cell office:value-type="float" office:value="633173000">
                <text:p>633173000</text:p>
              </table:table-cell>
              <table:table-cell office:value-type="float" office:value="633097000">
                <text:p>633097000</text:p>
              </table:table-cell>
              <table:table-cell office:value-type="float" office:value="632966000">
                <text:p>632966000</text:p>
              </table:table-cell>
              <table:table-cell office:value-type="float" office:value="633883000">
                <text:p>633883000</text:p>
              </table:table-cell>
              <table:table-cell office:value-type="float" office:value="633239000">
                <text:p>633239000</text:p>
              </table:table-cell>
              <table:table-cell office:value-type="float" office:value="633309000">
                <text:p>633309000</text:p>
              </table:table-cell>
              <table:table-cell office:value-type="float" office:value="633590000">
                <text:p>633590000</text:p>
              </table:table-cell>
              <table:table-cell office:value-type="float" office:value="632495000">
                <text:p>632495000</text:p>
              </table:table-cell>
              <table:table-cell office:value-type="float" office:value="632567000">
                <text:p>632567000</text:p>
              </table:table-cell>
              <table:table-cell office:value-type="float" office:value="633348000">
                <text:p>633348000</text:p>
              </table:table-cell>
              <table:table-cell office:value-type="float" office:value="633607000">
                <text:p>633607000</text:p>
              </table:table-cell>
              <table:table-cell office:value-type="float" office:value="633954000">
                <text:p>633954000</text:p>
              </table:table-cell>
              <table:table-cell office:value-type="float" office:value="633109000">
                <text:p>633109000</text:p>
              </table:table-cell>
              <table:table-cell office:value-type="float" office:value="633153000">
                <text:p>633153000</text:p>
              </table:table-cell>
              <table:table-cell office:value-type="float" office:value="632733000">
                <text:p>632733000</text:p>
              </table:table-cell>
              <table:table-cell office:value-type="float" office:value="633122000">
                <text:p>633122000</text:p>
              </table:table-cell>
              <table:table-cell office:value-type="float" office:value="632800000">
                <text:p>632800000</text:p>
              </table:table-cell>
              <table:table-cell office:value-type="float" office:value="633820000">
                <text:p>633820000</text:p>
              </table:table-cell>
              <table:table-cell office:value-type="float" office:value="633157000">
                <text:p>633157000</text:p>
              </table:table-cell>
              <table:table-cell office:value-type="float" office:value="633055000">
                <text:p>633055000</text:p>
              </table:table-cell>
              <table:table-cell office:value-type="float" office:value="633831000">
                <text:p>633831000</text:p>
              </table:table-cell>
              <table:table-cell office:value-type="float" office:value="633310000">
                <text:p>633310000</text:p>
              </table:table-cell>
              <table:table-cell office:value-type="float" office:value="633817000">
                <text:p>633817000</text:p>
              </table:table-cell>
              <table:table-cell office:value-type="float" office:value="632162000">
                <text:p>632162000</text:p>
              </table:table-cell>
              <table:table-cell office:value-type="float" office:value="632143000">
                <text:p>632143000</text:p>
              </table:table-cell>
              <table:table-cell office:value-type="float" office:value="633147000">
                <text:p>633147000</text:p>
              </table:table-cell>
              <table:table-cell office:value-type="float" office:value="633124000">
                <text:p>633124000</text:p>
              </table:table-cell>
              <table:table-cell office:value-type="float" office:value="632186000">
                <text:p>632186000</text:p>
              </table:table-cell>
              <table:table-cell office:value-type="float" office:value="632420000">
                <text:p>632420000</text:p>
              </table:table-cell>
              <table:table-cell office:value-type="float" office:value="633861000">
                <text:p>633861000</text:p>
              </table:table-cell>
              <table:table-cell office:value-type="float" office:value="632632000">
                <text:p>632632000</text:p>
              </table:table-cell>
              <table:table-cell office:value-type="float" office:value="631917000">
                <text:p>631917000</text:p>
              </table:table-cell>
              <table:table-cell office:value-type="float" office:value="633903000">
                <text:p>633903000</text:p>
              </table:table-cell>
              <table:table-cell office:value-type="float" office:value="632729000">
                <text:p>632729000</text:p>
              </table:table-cell>
              <table:table-cell office:value-type="float" office:value="633863000">
                <text:p>633863000</text:p>
              </table:table-cell>
              <table:table-cell office:value-type="float" office:value="633490000">
                <text:p>633490000</text:p>
              </table:table-cell>
              <table:table-cell office:value-type="float" office:value="632704000">
                <text:p>632704000</text:p>
              </table:table-cell>
              <table:table-cell office:value-type="float" office:value="633951000">
                <text:p>633951000</text:p>
              </table:table-cell>
              <table:table-cell office:value-type="float" office:value="633523000">
                <text:p>633523000</text:p>
              </table:table-cell>
              <table:table-cell office:value-type="float" office:value="632736000">
                <text:p>632736000</text:p>
              </table:table-cell>
              <table:table-cell office:value-type="float" office:value="632459000">
                <text:p>632459000</text:p>
              </table:table-cell>
              <table:table-cell office:value-type="float" office:value="633410000">
                <text:p>633410000</text:p>
              </table:table-cell>
              <table:table-cell office:value-type="float" office:value="633514000">
                <text:p>633514000</text:p>
              </table:table-cell>
              <table:table-cell office:value-type="float" office:value="632739000">
                <text:p>632739000</text:p>
              </table:table-cell>
              <table:table-cell office:value-type="float" office:value="633876000">
                <text:p>633876000</text:p>
              </table:table-cell>
              <table:table-cell office:value-type="float" office:value="631826000">
                <text:p>631826000</text:p>
              </table:table-cell>
              <table:table-cell office:value-type="float" office:value="633293000">
                <text:p>633293000</text:p>
              </table:table-cell>
              <table:table-cell office:value-type="float" office:value="631722000">
                <text:p>631722000</text:p>
              </table:table-cell>
              <table:table-cell office:value-type="float" office:value="632902000">
                <text:p>632902000</text:p>
              </table:table-cell>
              <table:table-cell office:value-type="float" office:value="633043000">
                <text:p>633043000</text:p>
              </table:table-cell>
              <table:table-cell office:value-type="float" office:value="633126000">
                <text:p>633126000</text:p>
              </table:table-cell>
              <table:table-cell office:value-type="float" office:value="632775000">
                <text:p>632775000</text:p>
              </table:table-cell>
              <table:table-cell office:value-type="float" office:value="633242000">
                <text:p>633242000</text:p>
              </table:table-cell>
              <table:table-cell office:value-type="float" office:value="633709000">
                <text:p>633709000</text:p>
              </table:table-cell>
              <table:table-cell office:value-type="float" office:value="632389000">
                <text:p>632389000</text:p>
              </table:table-cell>
              <table:table-cell office:value-type="float" office:value="632864000">
                <text:p>632864000</text:p>
              </table:table-cell>
              <table:table-cell office:value-type="float" office:value="633584000">
                <text:p>633584000</text:p>
              </table:table-cell>
              <table:table-cell office:value-type="float" office:value="632978000">
                <text:p>632978000</text:p>
              </table:table-cell>
              <table:table-cell office:value-type="float" office:value="631052000">
                <text:p>631052000</text:p>
              </table:table-cell>
              <table:table-cell office:value-type="float" office:value="633412000">
                <text:p>633412000</text:p>
              </table:table-cell>
              <table:table-cell office:value-type="float" office:value="632118000">
                <text:p>632118000</text:p>
              </table:table-cell>
              <table:table-cell office:value-type="float" office:value="632958000">
                <text:p>632958000</text:p>
              </table:table-cell>
              <table:table-cell office:value-type="float" office:value="632503000">
                <text:p>632503000</text:p>
              </table:table-cell>
              <table:table-cell office:value-type="float" office:value="633041000">
                <text:p>633041000</text:p>
              </table:table-cell>
              <table:table-cell office:value-type="float" office:value="633095000">
                <text:p>633095000</text:p>
              </table:table-cell>
              <table:table-cell office:value-type="float" office:value="632154000">
                <text:p>632154000</text:p>
              </table:table-cell>
              <table:table-cell office:value-type="float" office:value="633229000">
                <text:p>633229000</text:p>
              </table:table-cell>
              <table:table-cell office:value-type="float" office:value="633095000">
                <text:p>633095000</text:p>
              </table:table-cell>
              <table:table-cell office:value-type="float" office:value="632820000">
                <text:p>632820000</text:p>
              </table:table-cell>
              <table:table-cell office:value-type="float" office:value="632918000">
                <text:p>632918000</text:p>
              </table:table-cell>
              <table:table-cell office:value-type="float" office:value="633531000">
                <text:p>633531000</text:p>
              </table:table-cell>
              <table:table-cell office:value-type="float" office:value="632108000">
                <text:p>632108000</text:p>
              </table:table-cell>
              <table:table-cell office:value-type="float" office:value="631987000">
                <text:p>631987000</text:p>
              </table:table-cell>
              <table:table-cell office:value-type="float" office:value="632720000">
                <text:p>632720000</text:p>
              </table:table-cell>
              <table:table-cell office:value-type="float" office:value="632172000">
                <text:p>632172000</text:p>
              </table:table-cell>
              <table:table-cell office:value-type="float" office:value="633899000">
                <text:p>633899000</text:p>
              </table:table-cell>
              <table:table-cell office:value-type="float" office:value="631916000">
                <text:p>631916000</text:p>
              </table:table-cell>
              <table:table-cell office:value-type="float" office:value="633297000">
                <text:p>633297000</text:p>
              </table:table-cell>
              <table:table-cell office:value-type="float" office:value="632972000">
                <text:p>632972000</text:p>
              </table:table-cell>
              <table:table-cell office:value-type="float" office:value="633848000">
                <text:p>633848000</text:p>
              </table:table-cell>
              <table:table-cell office:value-type="float" office:value="633585000">
                <text:p>633585000</text:p>
              </table:table-cell>
              <table:table-cell office:value-type="float" office:value="633113000">
                <text:p>633113000</text:p>
              </table:table-cell>
              <table:table-cell office:value-type="float" office:value="633266000">
                <text:p>633266000</text:p>
              </table:table-cell>
              <table:table-cell office:value-type="float" office:value="631643000">
                <text:p>631643000</text:p>
              </table:table-cell>
              <table:table-cell office:value-type="float" office:value="633104000">
                <text:p>633104000</text:p>
              </table:table-cell>
              <table:table-cell office:value-type="float" office:value="633694000">
                <text:p>633694000</text:p>
              </table:table-cell>
              <table:table-cell office:value-type="float" office:value="633518000">
                <text:p>633518000</text:p>
              </table:table-cell>
              <table:table-cell office:value-type="float" office:value="633211000">
                <text:p>633211000</text:p>
              </table:table-cell>
              <table:table-cell office:value-type="float" office:value="633685000">
                <text:p>633685000</text:p>
              </table:table-cell>
              <table:table-cell office:value-type="float" office:value="633738000">
                <text:p>633738000</text:p>
              </table:table-cell>
              <table:table-cell office:value-type="float" office:value="630833000">
                <text:p>630833000</text:p>
              </table:table-cell>
              <table:table-cell office:value-type="float" office:value="633839000">
                <text:p>633839000</text:p>
              </table:table-cell>
              <table:table-cell office:value-type="float" office:value="632274000">
                <text:p>632274000</text:p>
              </table:table-cell>
              <table:table-cell office:value-type="float" office:value="632301000">
                <text:p>632301000</text:p>
              </table:table-cell>
              <table:table-cell office:value-type="float" office:value="633501000">
                <text:p>633501000</text:p>
              </table:table-cell>
              <table:table-cell office:value-type="float" office:value="633805000">
                <text:p>633805000</text:p>
              </table:table-cell>
              <table:table-cell office:value-type="float" office:value="632276000">
                <text:p>632276000</text:p>
              </table:table-cell>
              <table:table-cell office:value-type="float" office:value="632219000">
                <text:p>632219000</text:p>
              </table:table-cell>
              <table:table-cell office:value-type="float" office:value="632766000">
                <text:p>632766000</text:p>
              </table:table-cell>
              <table:table-cell office:value-type="float" office:value="633893000">
                <text:p>633893000</text:p>
              </table:table-cell>
              <table:table-cell office:value-type="float" office:value="633400000">
                <text:p>633400000</text:p>
              </table:table-cell>
              <table:table-cell office:value-type="float" office:value="632938000">
                <text:p>632938000</text:p>
              </table:table-cell>
              <table:table-cell office:value-type="float" office:value="633876000">
                <text:p>633876000</text:p>
              </table:table-cell>
              <table:table-cell office:value-type="float" office:value="633933000">
                <text:p>633933000</text:p>
              </table:table-cell>
              <table:table-cell office:value-type="float" office:value="632496000">
                <text:p>632496000</text:p>
              </table:table-cell>
              <table:table-cell office:value-type="float" office:value="631575000">
                <text:p>631575000</text:p>
              </table:table-cell>
              <table:table-cell office:value-type="float" office:value="632171000">
                <text:p>632171000</text:p>
              </table:table-cell>
              <table:table-cell office:value-type="float" office:value="632691000">
                <text:p>632691000</text:p>
              </table:table-cell>
              <table:table-cell office:value-type="float" office:value="633018000">
                <text:p>633018000</text:p>
              </table:table-cell>
              <table:table-cell office:value-type="float" office:value="632571000">
                <text:p>632571000</text:p>
              </table:table-cell>
              <table:table-cell office:value-type="float" office:value="633326000">
                <text:p>633326000</text:p>
              </table:table-cell>
              <table:table-cell office:value-type="float" office:value="633593000">
                <text:p>633593000</text:p>
              </table:table-cell>
              <table:table-cell office:value-type="float" office:value="633625000">
                <text:p>633625000</text:p>
              </table:table-cell>
              <table:table-cell office:value-type="float" office:value="633609000">
                <text:p>633609000</text:p>
              </table:table-cell>
              <table:table-cell office:value-type="float" office:value="630206000">
                <text:p>630206000</text:p>
              </table:table-cell>
              <table:table-cell office:value-type="float" office:value="632383000">
                <text:p>632383000</text:p>
              </table:table-cell>
              <table:table-cell office:value-type="float" office:value="633119000">
                <text:p>633119000</text:p>
              </table:table-cell>
              <table:table-cell office:value-type="float" office:value="633538000">
                <text:p>633538000</text:p>
              </table:table-cell>
              <table:table-cell office:value-type="float" office:value="633878000">
                <text:p>633878000</text:p>
              </table:table-cell>
              <table:table-cell office:value-type="float" office:value="633208000">
                <text:p>633208000</text:p>
              </table:table-cell>
              <table:table-cell office:value-type="float" office:value="632446000">
                <text:p>632446000</text:p>
              </table:table-cell>
              <table:table-cell office:value-type="float" office:value="632695000">
                <text:p>632695000</text:p>
              </table:table-cell>
              <table:table-cell office:value-type="float" office:value="632320000">
                <text:p>632320000</text:p>
              </table:table-cell>
              <table:table-cell office:value-type="float" office:value="633838000">
                <text:p>633838000</text:p>
              </table:table-cell>
              <table:table-cell office:value-type="float" office:value="633421000">
                <text:p>633421000</text:p>
              </table:table-cell>
              <table:table-cell office:value-type="float" office:value="633413000">
                <text:p>633413000</text:p>
              </table:table-cell>
              <table:table-cell office:value-type="float" office:value="633360000">
                <text:p>633360000</text:p>
              </table:table-cell>
              <table:table-cell office:value-type="float" office:value="633450000">
                <text:p>633450000</text:p>
              </table:table-cell>
              <table:table-cell office:value-type="float" office:value="633749000">
                <text:p>633749000</text:p>
              </table:table-cell>
              <table:table-cell office:value-type="float" office:value="633229000">
                <text:p>633229000</text:p>
              </table:table-cell>
              <table:table-cell office:value-type="float" office:value="632868000">
                <text:p>632868000</text:p>
              </table:table-cell>
              <table:table-cell office:value-type="float" office:value="633908000">
                <text:p>633908000</text:p>
              </table:table-cell>
              <table:table-cell office:value-type="float" office:value="633638000">
                <text:p>633638000</text:p>
              </table:table-cell>
              <table:table-cell office:value-type="float" office:value="633157000">
                <text:p>633157000</text:p>
              </table:table-cell>
              <table:table-cell office:value-type="float" office:value="631915000">
                <text:p>631915000</text:p>
              </table:table-cell>
              <table:table-cell office:value-type="float" office:value="633830000">
                <text:p>633830000</text:p>
              </table:table-cell>
              <table:table-cell office:value-type="float" office:value="633602000">
                <text:p>633602000</text:p>
              </table:table-cell>
              <table:table-cell office:value-type="float" office:value="633067000">
                <text:p>633067000</text:p>
              </table:table-cell>
              <table:table-cell office:value-type="float" office:value="632741000">
                <text:p>632741000</text:p>
              </table:table-cell>
              <table:table-cell office:value-type="float" office:value="631533000">
                <text:p>631533000</text:p>
              </table:table-cell>
              <table:table-cell office:value-type="float" office:value="632863000">
                <text:p>632863000</text:p>
              </table:table-cell>
              <table:table-cell office:value-type="float" office:value="632362000">
                <text:p>632362000</text:p>
              </table:table-cell>
              <table:table-cell office:value-type="float" office:value="632688000">
                <text:p>632688000</text:p>
              </table:table-cell>
              <table:table-cell office:value-type="float" office:value="633116000">
                <text:p>633116000</text:p>
              </table:table-cell>
              <table:table-cell office:value-type="float" office:value="632297000">
                <text:p>632297000</text:p>
              </table:table-cell>
              <table:table-cell office:value-type="float" office:value="632985000">
                <text:p>632985000</text:p>
              </table:table-cell>
              <table:table-cell office:value-type="float" office:value="631118000">
                <text:p>631118000</text:p>
              </table:table-cell>
              <table:table-cell office:value-type="float" office:value="632874000">
                <text:p>632874000</text:p>
              </table:table-cell>
              <table:table-cell office:value-type="float" office:value="633291000">
                <text:p>633291000</text:p>
              </table:table-cell>
              <table:table-cell office:value-type="float" office:value="632316000">
                <text:p>632316000</text:p>
              </table:table-cell>
              <table:table-cell office:value-type="float" office:value="633416000">
                <text:p>633416000</text:p>
              </table:table-cell>
              <table:table-cell office:value-type="float" office:value="633827000">
                <text:p>633827000</text:p>
              </table:table-cell>
              <table:table-cell office:value-type="float" office:value="633149000">
                <text:p>633149000</text:p>
              </table:table-cell>
              <table:table-cell office:value-type="float" office:value="631894000">
                <text:p>631894000</text:p>
              </table:table-cell>
              <table:table-cell office:value-type="float" office:value="632314000">
                <text:p>632314000</text:p>
              </table:table-cell>
              <table:table-cell office:value-type="float" office:value="633776000">
                <text:p>633776000</text:p>
              </table:table-cell>
              <table:table-cell office:value-type="float" office:value="633037000">
                <text:p>633037000</text:p>
              </table:table-cell>
              <table:table-cell office:value-type="float" office:value="633930000">
                <text:p>633930000</text:p>
              </table:table-cell>
              <table:table-cell office:value-type="float" office:value="633907000">
                <text:p>633907000</text:p>
              </table:table-cell>
              <table:table-cell office:value-type="float" office:value="633825000">
                <text:p>633825000</text:p>
              </table:table-cell>
              <table:table-cell office:value-type="float" office:value="632861000">
                <text:p>632861000</text:p>
              </table:table-cell>
              <table:table-cell office:value-type="float" office:value="633267000">
                <text:p>633267000</text:p>
              </table:table-cell>
              <table:table-cell office:value-type="float" office:value="633407000">
                <text:p>633407000</text:p>
              </table:table-cell>
              <table:table-cell office:value-type="float" office:value="633389000">
                <text:p>633389000</text:p>
              </table:table-cell>
              <table:table-cell office:value-type="float" office:value="633197000">
                <text:p>633197000</text:p>
              </table:table-cell>
              <table:table-cell office:value-type="float" office:value="633534000">
                <text:p>633534000</text:p>
              </table:table-cell>
              <table:table-cell office:value-type="float" office:value="633803000">
                <text:p>633803000</text:p>
              </table:table-cell>
              <table:table-cell office:value-type="float" office:value="632953000">
                <text:p>632953000</text:p>
              </table:table-cell>
              <table:table-cell office:value-type="float" office:value="633005000">
                <text:p>633005000</text:p>
              </table:table-cell>
              <table:table-cell office:value-type="float" office:value="633119000">
                <text:p>633119000</text:p>
              </table:table-cell>
              <table:table-cell office:value-type="float" office:value="633514000">
                <text:p>633514000</text:p>
              </table:table-cell>
              <table:table-cell office:value-type="float" office:value="633881000">
                <text:p>633881000</text:p>
              </table:table-cell>
              <table:table-cell office:value-type="float" office:value="634017000">
                <text:p>634017000</text:p>
              </table:table-cell>
              <table:table-cell office:value-type="float" office:value="633617000">
                <text:p>6336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swaps</text:p>
                <draw:g>
                  <svg:desc>zuck_small_1step.A6:zuck_small_1step.A6</svg:desc>
                </draw:g>
              </table:table-cell>
              <table:table-cell office:value-type="float" office:value="589953000">
                <text:p>589953000</text:p>
                <draw:g>
                  <svg:desc>zuck_small_1step.B6:zuck_small_1step.ALZ6</svg:desc>
                </draw:g>
              </table:table-cell>
              <table:table-cell office:value-type="float" office:value="591158000">
                <text:p>591158000</text:p>
              </table:table-cell>
              <table:table-cell office:value-type="float" office:value="589443000">
                <text:p>589443000</text:p>
              </table:table-cell>
              <table:table-cell office:value-type="float" office:value="590523000">
                <text:p>590523000</text:p>
              </table:table-cell>
              <table:table-cell office:value-type="float" office:value="588866000">
                <text:p>588866000</text:p>
              </table:table-cell>
              <table:table-cell office:value-type="float" office:value="588393000">
                <text:p>588393000</text:p>
              </table:table-cell>
              <table:table-cell office:value-type="float" office:value="587471000">
                <text:p>587471000</text:p>
              </table:table-cell>
              <table:table-cell office:value-type="float" office:value="588843000">
                <text:p>588843000</text:p>
              </table:table-cell>
              <table:table-cell office:value-type="float" office:value="589841000">
                <text:p>589841000</text:p>
              </table:table-cell>
              <table:table-cell office:value-type="float" office:value="588388000">
                <text:p>588388000</text:p>
              </table:table-cell>
              <table:table-cell office:value-type="float" office:value="589484000">
                <text:p>589484000</text:p>
              </table:table-cell>
              <table:table-cell office:value-type="float" office:value="589491000">
                <text:p>589491000</text:p>
              </table:table-cell>
              <table:table-cell office:value-type="float" office:value="588397000">
                <text:p>588397000</text:p>
              </table:table-cell>
              <table:table-cell office:value-type="float" office:value="590853000">
                <text:p>590853000</text:p>
              </table:table-cell>
              <table:table-cell office:value-type="float" office:value="589051000">
                <text:p>589051000</text:p>
              </table:table-cell>
              <table:table-cell office:value-type="float" office:value="590010000">
                <text:p>590010000</text:p>
              </table:table-cell>
              <table:table-cell office:value-type="float" office:value="589580000">
                <text:p>589580000</text:p>
              </table:table-cell>
              <table:table-cell office:value-type="float" office:value="588587000">
                <text:p>588587000</text:p>
              </table:table-cell>
              <table:table-cell office:value-type="float" office:value="589779000">
                <text:p>589779000</text:p>
              </table:table-cell>
              <table:table-cell office:value-type="float" office:value="590119000">
                <text:p>590119000</text:p>
              </table:table-cell>
              <table:table-cell office:value-type="float" office:value="589365000">
                <text:p>589365000</text:p>
              </table:table-cell>
              <table:table-cell office:value-type="float" office:value="589236000">
                <text:p>589236000</text:p>
              </table:table-cell>
              <table:table-cell office:value-type="float" office:value="589342000">
                <text:p>589342000</text:p>
              </table:table-cell>
              <table:table-cell office:value-type="float" office:value="588532000">
                <text:p>588532000</text:p>
              </table:table-cell>
              <table:table-cell office:value-type="float" office:value="589683000">
                <text:p>589683000</text:p>
              </table:table-cell>
              <table:table-cell office:value-type="float" office:value="589339000">
                <text:p>589339000</text:p>
              </table:table-cell>
              <table:table-cell office:value-type="float" office:value="589825000">
                <text:p>589825000</text:p>
              </table:table-cell>
              <table:table-cell office:value-type="float" office:value="588721000">
                <text:p>588721000</text:p>
              </table:table-cell>
              <table:table-cell office:value-type="float" office:value="589163000">
                <text:p>589163000</text:p>
              </table:table-cell>
              <table:table-cell office:value-type="float" office:value="589505000">
                <text:p>589505000</text:p>
              </table:table-cell>
              <table:table-cell office:value-type="float" office:value="589168000">
                <text:p>589168000</text:p>
              </table:table-cell>
              <table:table-cell office:value-type="float" office:value="590033000">
                <text:p>590033000</text:p>
              </table:table-cell>
              <table:table-cell office:value-type="float" office:value="589597000">
                <text:p>589597000</text:p>
              </table:table-cell>
              <table:table-cell office:value-type="float" office:value="589104000">
                <text:p>589104000</text:p>
              </table:table-cell>
              <table:table-cell office:value-type="float" office:value="588704000">
                <text:p>588704000</text:p>
              </table:table-cell>
              <table:table-cell office:value-type="float" office:value="588385000">
                <text:p>588385000</text:p>
              </table:table-cell>
              <table:table-cell office:value-type="float" office:value="589645000">
                <text:p>589645000</text:p>
              </table:table-cell>
              <table:table-cell office:value-type="float" office:value="588953000">
                <text:p>588953000</text:p>
              </table:table-cell>
              <table:table-cell office:value-type="float" office:value="589469000">
                <text:p>589469000</text:p>
              </table:table-cell>
              <table:table-cell office:value-type="float" office:value="590587000">
                <text:p>590587000</text:p>
              </table:table-cell>
              <table:table-cell office:value-type="float" office:value="589946000">
                <text:p>589946000</text:p>
              </table:table-cell>
              <table:table-cell office:value-type="float" office:value="590297000">
                <text:p>590297000</text:p>
              </table:table-cell>
              <table:table-cell office:value-type="float" office:value="589167000">
                <text:p>589167000</text:p>
              </table:table-cell>
              <table:table-cell office:value-type="float" office:value="591101000">
                <text:p>591101000</text:p>
              </table:table-cell>
              <table:table-cell office:value-type="float" office:value="589448000">
                <text:p>589448000</text:p>
              </table:table-cell>
              <table:table-cell office:value-type="float" office:value="589046000">
                <text:p>589046000</text:p>
              </table:table-cell>
              <table:table-cell office:value-type="float" office:value="589305000">
                <text:p>589305000</text:p>
              </table:table-cell>
              <table:table-cell office:value-type="float" office:value="588252000">
                <text:p>588252000</text:p>
              </table:table-cell>
              <table:table-cell office:value-type="float" office:value="589574000">
                <text:p>589574000</text:p>
              </table:table-cell>
              <table:table-cell office:value-type="float" office:value="588330000">
                <text:p>588330000</text:p>
              </table:table-cell>
              <table:table-cell office:value-type="float" office:value="588806000">
                <text:p>588806000</text:p>
              </table:table-cell>
              <table:table-cell office:value-type="float" office:value="589105000">
                <text:p>589105000</text:p>
              </table:table-cell>
              <table:table-cell office:value-type="float" office:value="591027000">
                <text:p>591027000</text:p>
              </table:table-cell>
              <table:table-cell office:value-type="float" office:value="590315000">
                <text:p>590315000</text:p>
              </table:table-cell>
              <table:table-cell office:value-type="float" office:value="589738000">
                <text:p>589738000</text:p>
              </table:table-cell>
              <table:table-cell office:value-type="float" office:value="588686000">
                <text:p>588686000</text:p>
              </table:table-cell>
              <table:table-cell office:value-type="float" office:value="588649000">
                <text:p>588649000</text:p>
              </table:table-cell>
              <table:table-cell office:value-type="float" office:value="590254000">
                <text:p>590254000</text:p>
              </table:table-cell>
              <table:table-cell office:value-type="float" office:value="586778000">
                <text:p>586778000</text:p>
              </table:table-cell>
              <table:table-cell office:value-type="float" office:value="590025000">
                <text:p>590025000</text:p>
              </table:table-cell>
              <table:table-cell office:value-type="float" office:value="591493000">
                <text:p>591493000</text:p>
              </table:table-cell>
              <table:table-cell office:value-type="float" office:value="588682000">
                <text:p>588682000</text:p>
              </table:table-cell>
              <table:table-cell office:value-type="float" office:value="589014000">
                <text:p>589014000</text:p>
              </table:table-cell>
              <table:table-cell office:value-type="float" office:value="588776000">
                <text:p>588776000</text:p>
              </table:table-cell>
              <table:table-cell office:value-type="float" office:value="589706000">
                <text:p>589706000</text:p>
              </table:table-cell>
              <table:table-cell office:value-type="float" office:value="589225000">
                <text:p>589225000</text:p>
              </table:table-cell>
              <table:table-cell office:value-type="float" office:value="590549000">
                <text:p>590549000</text:p>
              </table:table-cell>
              <table:table-cell office:value-type="float" office:value="590555000">
                <text:p>590555000</text:p>
              </table:table-cell>
              <table:table-cell office:value-type="float" office:value="589383000">
                <text:p>589383000</text:p>
              </table:table-cell>
              <table:table-cell office:value-type="float" office:value="588348000">
                <text:p>588348000</text:p>
              </table:table-cell>
              <table:table-cell office:value-type="float" office:value="588594000">
                <text:p>588594000</text:p>
              </table:table-cell>
              <table:table-cell office:value-type="float" office:value="590413000">
                <text:p>590413000</text:p>
              </table:table-cell>
              <table:table-cell office:value-type="float" office:value="590629000">
                <text:p>590629000</text:p>
              </table:table-cell>
              <table:table-cell office:value-type="float" office:value="589467000">
                <text:p>589467000</text:p>
              </table:table-cell>
              <table:table-cell office:value-type="float" office:value="588033000">
                <text:p>588033000</text:p>
              </table:table-cell>
              <table:table-cell office:value-type="float" office:value="590968000">
                <text:p>590968000</text:p>
              </table:table-cell>
              <table:table-cell office:value-type="float" office:value="590968000">
                <text:p>590968000</text:p>
              </table:table-cell>
              <table:table-cell office:value-type="float" office:value="588221000">
                <text:p>588221000</text:p>
              </table:table-cell>
              <table:table-cell office:value-type="float" office:value="586652000">
                <text:p>586652000</text:p>
              </table:table-cell>
              <table:table-cell office:value-type="float" office:value="590098000">
                <text:p>590098000</text:p>
              </table:table-cell>
              <table:table-cell office:value-type="float" office:value="590710000">
                <text:p>590710000</text:p>
              </table:table-cell>
              <table:table-cell office:value-type="float" office:value="590572000">
                <text:p>590572000</text:p>
              </table:table-cell>
              <table:table-cell office:value-type="float" office:value="588592000">
                <text:p>588592000</text:p>
              </table:table-cell>
              <table:table-cell office:value-type="float" office:value="589432000">
                <text:p>589432000</text:p>
              </table:table-cell>
              <table:table-cell office:value-type="float" office:value="589469000">
                <text:p>589469000</text:p>
              </table:table-cell>
              <table:table-cell office:value-type="float" office:value="588638000">
                <text:p>588638000</text:p>
              </table:table-cell>
              <table:table-cell office:value-type="float" office:value="588128000">
                <text:p>588128000</text:p>
              </table:table-cell>
              <table:table-cell office:value-type="float" office:value="589254000">
                <text:p>589254000</text:p>
              </table:table-cell>
              <table:table-cell office:value-type="float" office:value="590228000">
                <text:p>590228000</text:p>
              </table:table-cell>
              <table:table-cell office:value-type="float" office:value="590200000">
                <text:p>590200000</text:p>
              </table:table-cell>
              <table:table-cell office:value-type="float" office:value="589350000">
                <text:p>589350000</text:p>
              </table:table-cell>
              <table:table-cell office:value-type="float" office:value="590732000">
                <text:p>590732000</text:p>
              </table:table-cell>
              <table:table-cell office:value-type="float" office:value="589318000">
                <text:p>589318000</text:p>
              </table:table-cell>
              <table:table-cell office:value-type="float" office:value="588755000">
                <text:p>588755000</text:p>
              </table:table-cell>
              <table:table-cell office:value-type="float" office:value="588165000">
                <text:p>588165000</text:p>
              </table:table-cell>
              <table:table-cell office:value-type="float" office:value="590118000">
                <text:p>590118000</text:p>
              </table:table-cell>
              <table:table-cell office:value-type="float" office:value="590130000">
                <text:p>590130000</text:p>
              </table:table-cell>
              <table:table-cell office:value-type="float" office:value="588165000">
                <text:p>588165000</text:p>
              </table:table-cell>
              <table:table-cell office:value-type="float" office:value="589218000">
                <text:p>589218000</text:p>
              </table:table-cell>
              <table:table-cell office:value-type="float" office:value="590424000">
                <text:p>590424000</text:p>
              </table:table-cell>
              <table:table-cell office:value-type="float" office:value="589831000">
                <text:p>589831000</text:p>
              </table:table-cell>
              <table:table-cell office:value-type="float" office:value="590125000">
                <text:p>590125000</text:p>
              </table:table-cell>
              <table:table-cell office:value-type="float" office:value="590705000">
                <text:p>590705000</text:p>
              </table:table-cell>
              <table:table-cell office:value-type="float" office:value="589584000">
                <text:p>589584000</text:p>
              </table:table-cell>
              <table:table-cell office:value-type="float" office:value="589466000">
                <text:p>589466000</text:p>
              </table:table-cell>
              <table:table-cell office:value-type="float" office:value="589779000">
                <text:p>589779000</text:p>
              </table:table-cell>
              <table:table-cell office:value-type="float" office:value="590545000">
                <text:p>590545000</text:p>
              </table:table-cell>
              <table:table-cell office:value-type="float" office:value="589836000">
                <text:p>589836000</text:p>
              </table:table-cell>
              <table:table-cell office:value-type="float" office:value="589230000">
                <text:p>589230000</text:p>
              </table:table-cell>
              <table:table-cell office:value-type="float" office:value="589279000">
                <text:p>589279000</text:p>
              </table:table-cell>
              <table:table-cell office:value-type="float" office:value="587725000">
                <text:p>587725000</text:p>
              </table:table-cell>
              <table:table-cell office:value-type="float" office:value="587039000">
                <text:p>587039000</text:p>
              </table:table-cell>
              <table:table-cell office:value-type="float" office:value="589816000">
                <text:p>589816000</text:p>
              </table:table-cell>
              <table:table-cell office:value-type="float" office:value="590550000">
                <text:p>590550000</text:p>
              </table:table-cell>
              <table:table-cell office:value-type="float" office:value="589427000">
                <text:p>589427000</text:p>
              </table:table-cell>
              <table:table-cell office:value-type="float" office:value="589691000">
                <text:p>589691000</text:p>
              </table:table-cell>
              <table:table-cell office:value-type="float" office:value="589347000">
                <text:p>589347000</text:p>
              </table:table-cell>
              <table:table-cell office:value-type="float" office:value="589061000">
                <text:p>589061000</text:p>
              </table:table-cell>
              <table:table-cell office:value-type="float" office:value="589774000">
                <text:p>589774000</text:p>
              </table:table-cell>
              <table:table-cell office:value-type="float" office:value="589626000">
                <text:p>589626000</text:p>
              </table:table-cell>
              <table:table-cell office:value-type="float" office:value="590140000">
                <text:p>590140000</text:p>
              </table:table-cell>
              <table:table-cell office:value-type="float" office:value="589625000">
                <text:p>589625000</text:p>
              </table:table-cell>
              <table:table-cell office:value-type="float" office:value="590394000">
                <text:p>590394000</text:p>
              </table:table-cell>
              <table:table-cell office:value-type="float" office:value="589427000">
                <text:p>589427000</text:p>
              </table:table-cell>
              <table:table-cell office:value-type="float" office:value="589279000">
                <text:p>589279000</text:p>
              </table:table-cell>
              <table:table-cell office:value-type="float" office:value="590005000">
                <text:p>590005000</text:p>
              </table:table-cell>
              <table:table-cell office:value-type="float" office:value="589545000">
                <text:p>589545000</text:p>
              </table:table-cell>
              <table:table-cell office:value-type="float" office:value="590386000">
                <text:p>590386000</text:p>
              </table:table-cell>
              <table:table-cell office:value-type="float" office:value="589721000">
                <text:p>589721000</text:p>
              </table:table-cell>
              <table:table-cell office:value-type="float" office:value="588853000">
                <text:p>588853000</text:p>
              </table:table-cell>
              <table:table-cell office:value-type="float" office:value="590113000">
                <text:p>590113000</text:p>
              </table:table-cell>
              <table:table-cell office:value-type="float" office:value="589575000">
                <text:p>589575000</text:p>
              </table:table-cell>
              <table:table-cell office:value-type="float" office:value="588426000">
                <text:p>588426000</text:p>
              </table:table-cell>
              <table:table-cell office:value-type="float" office:value="589252000">
                <text:p>589252000</text:p>
              </table:table-cell>
              <table:table-cell office:value-type="float" office:value="589268000">
                <text:p>589268000</text:p>
              </table:table-cell>
              <table:table-cell office:value-type="float" office:value="586629000">
                <text:p>586629000</text:p>
              </table:table-cell>
              <table:table-cell office:value-type="float" office:value="588660000">
                <text:p>588660000</text:p>
              </table:table-cell>
              <table:table-cell office:value-type="float" office:value="590187000">
                <text:p>590187000</text:p>
              </table:table-cell>
              <table:table-cell office:value-type="float" office:value="588844000">
                <text:p>588844000</text:p>
              </table:table-cell>
              <table:table-cell office:value-type="float" office:value="590582000">
                <text:p>590582000</text:p>
              </table:table-cell>
              <table:table-cell office:value-type="float" office:value="590091000">
                <text:p>590091000</text:p>
              </table:table-cell>
              <table:table-cell office:value-type="float" office:value="589077000">
                <text:p>589077000</text:p>
              </table:table-cell>
              <table:table-cell office:value-type="float" office:value="589253000">
                <text:p>589253000</text:p>
              </table:table-cell>
              <table:table-cell office:value-type="float" office:value="588146000">
                <text:p>588146000</text:p>
              </table:table-cell>
              <table:table-cell office:value-type="float" office:value="589229000">
                <text:p>589229000</text:p>
              </table:table-cell>
              <table:table-cell office:value-type="float" office:value="590776000">
                <text:p>590776000</text:p>
              </table:table-cell>
              <table:table-cell office:value-type="float" office:value="590202000">
                <text:p>590202000</text:p>
              </table:table-cell>
              <table:table-cell office:value-type="float" office:value="589456000">
                <text:p>589456000</text:p>
              </table:table-cell>
              <table:table-cell office:value-type="float" office:value="589678000">
                <text:p>589678000</text:p>
              </table:table-cell>
              <table:table-cell office:value-type="float" office:value="589073000">
                <text:p>589073000</text:p>
              </table:table-cell>
              <table:table-cell office:value-type="float" office:value="590933000">
                <text:p>590933000</text:p>
              </table:table-cell>
              <table:table-cell office:value-type="float" office:value="589347000">
                <text:p>589347000</text:p>
              </table:table-cell>
              <table:table-cell office:value-type="float" office:value="589322000">
                <text:p>589322000</text:p>
              </table:table-cell>
              <table:table-cell office:value-type="float" office:value="588974000">
                <text:p>588974000</text:p>
              </table:table-cell>
              <table:table-cell office:value-type="float" office:value="589987000">
                <text:p>589987000</text:p>
              </table:table-cell>
              <table:table-cell office:value-type="float" office:value="589399000">
                <text:p>589399000</text:p>
              </table:table-cell>
              <table:table-cell office:value-type="float" office:value="589072000">
                <text:p>589072000</text:p>
              </table:table-cell>
              <table:table-cell office:value-type="float" office:value="589502000">
                <text:p>589502000</text:p>
              </table:table-cell>
              <table:table-cell office:value-type="float" office:value="588876000">
                <text:p>588876000</text:p>
              </table:table-cell>
              <table:table-cell office:value-type="float" office:value="590330000">
                <text:p>590330000</text:p>
              </table:table-cell>
              <table:table-cell office:value-type="float" office:value="589423000">
                <text:p>589423000</text:p>
              </table:table-cell>
              <table:table-cell office:value-type="float" office:value="588914000">
                <text:p>588914000</text:p>
              </table:table-cell>
              <table:table-cell office:value-type="float" office:value="589559000">
                <text:p>589559000</text:p>
              </table:table-cell>
              <table:table-cell office:value-type="float" office:value="589589000">
                <text:p>589589000</text:p>
              </table:table-cell>
              <table:table-cell office:value-type="float" office:value="590121000">
                <text:p>590121000</text:p>
              </table:table-cell>
              <table:table-cell office:value-type="float" office:value="588731000">
                <text:p>588731000</text:p>
              </table:table-cell>
              <table:table-cell office:value-type="float" office:value="590324000">
                <text:p>590324000</text:p>
              </table:table-cell>
              <table:table-cell office:value-type="float" office:value="589975000">
                <text:p>589975000</text:p>
              </table:table-cell>
              <table:table-cell office:value-type="float" office:value="587429000">
                <text:p>587429000</text:p>
              </table:table-cell>
              <table:table-cell office:value-type="float" office:value="588709000">
                <text:p>588709000</text:p>
              </table:table-cell>
              <table:table-cell office:value-type="float" office:value="589033000">
                <text:p>589033000</text:p>
              </table:table-cell>
              <table:table-cell office:value-type="float" office:value="588978000">
                <text:p>588978000</text:p>
              </table:table-cell>
              <table:table-cell office:value-type="float" office:value="590169000">
                <text:p>590169000</text:p>
              </table:table-cell>
              <table:table-cell office:value-type="float" office:value="588104000">
                <text:p>588104000</text:p>
              </table:table-cell>
              <table:table-cell office:value-type="float" office:value="590267000">
                <text:p>590267000</text:p>
              </table:table-cell>
              <table:table-cell office:value-type="float" office:value="589137000">
                <text:p>589137000</text:p>
              </table:table-cell>
              <table:table-cell office:value-type="float" office:value="590434000">
                <text:p>590434000</text:p>
              </table:table-cell>
              <table:table-cell office:value-type="float" office:value="588392000">
                <text:p>588392000</text:p>
              </table:table-cell>
              <table:table-cell office:value-type="float" office:value="589476000">
                <text:p>589476000</text:p>
              </table:table-cell>
              <table:table-cell office:value-type="float" office:value="588405000">
                <text:p>588405000</text:p>
              </table:table-cell>
              <table:table-cell office:value-type="float" office:value="590173000">
                <text:p>590173000</text:p>
              </table:table-cell>
              <table:table-cell office:value-type="float" office:value="588959000">
                <text:p>588959000</text:p>
              </table:table-cell>
              <table:table-cell office:value-type="float" office:value="589791000">
                <text:p>589791000</text:p>
              </table:table-cell>
              <table:table-cell office:value-type="float" office:value="589489000">
                <text:p>589489000</text:p>
              </table:table-cell>
              <table:table-cell office:value-type="float" office:value="587557000">
                <text:p>587557000</text:p>
              </table:table-cell>
              <table:table-cell office:value-type="float" office:value="589823000">
                <text:p>589823000</text:p>
              </table:table-cell>
              <table:table-cell office:value-type="float" office:value="588602000">
                <text:p>588602000</text:p>
              </table:table-cell>
              <table:table-cell office:value-type="float" office:value="590155000">
                <text:p>590155000</text:p>
              </table:table-cell>
              <table:table-cell office:value-type="float" office:value="589623000">
                <text:p>589623000</text:p>
              </table:table-cell>
              <table:table-cell office:value-type="float" office:value="591633000">
                <text:p>591633000</text:p>
              </table:table-cell>
              <table:table-cell office:value-type="float" office:value="590067000">
                <text:p>590067000</text:p>
              </table:table-cell>
              <table:table-cell office:value-type="float" office:value="589522000">
                <text:p>589522000</text:p>
              </table:table-cell>
              <table:table-cell office:value-type="float" office:value="590100000">
                <text:p>590100000</text:p>
              </table:table-cell>
              <table:table-cell office:value-type="float" office:value="589273000">
                <text:p>589273000</text:p>
              </table:table-cell>
              <table:table-cell office:value-type="float" office:value="587785000">
                <text:p>587785000</text:p>
              </table:table-cell>
              <table:table-cell office:value-type="float" office:value="588437000">
                <text:p>588437000</text:p>
              </table:table-cell>
              <table:table-cell office:value-type="float" office:value="589051000">
                <text:p>589051000</text:p>
              </table:table-cell>
              <table:table-cell office:value-type="float" office:value="588502000">
                <text:p>588502000</text:p>
              </table:table-cell>
              <table:table-cell office:value-type="float" office:value="590396000">
                <text:p>590396000</text:p>
              </table:table-cell>
              <table:table-cell office:value-type="float" office:value="590361000">
                <text:p>590361000</text:p>
              </table:table-cell>
              <table:table-cell office:value-type="float" office:value="589981000">
                <text:p>589981000</text:p>
              </table:table-cell>
              <table:table-cell office:value-type="float" office:value="590813000">
                <text:p>590813000</text:p>
              </table:table-cell>
              <table:table-cell office:value-type="float" office:value="590209000">
                <text:p>590209000</text:p>
              </table:table-cell>
              <table:table-cell office:value-type="float" office:value="590024000">
                <text:p>590024000</text:p>
              </table:table-cell>
              <table:table-cell office:value-type="float" office:value="591061000">
                <text:p>591061000</text:p>
              </table:table-cell>
              <table:table-cell office:value-type="float" office:value="590332000">
                <text:p>590332000</text:p>
              </table:table-cell>
              <table:table-cell office:value-type="float" office:value="591283000">
                <text:p>591283000</text:p>
              </table:table-cell>
              <table:table-cell office:value-type="float" office:value="590642000">
                <text:p>590642000</text:p>
              </table:table-cell>
              <table:table-cell office:value-type="float" office:value="590896000">
                <text:p>590896000</text:p>
              </table:table-cell>
              <table:table-cell office:value-type="float" office:value="589500000">
                <text:p>589500000</text:p>
              </table:table-cell>
              <table:table-cell office:value-type="float" office:value="590624000">
                <text:p>590624000</text:p>
              </table:table-cell>
              <table:table-cell office:value-type="float" office:value="589641000">
                <text:p>589641000</text:p>
              </table:table-cell>
              <table:table-cell office:value-type="float" office:value="590806000">
                <text:p>590806000</text:p>
              </table:table-cell>
              <table:table-cell office:value-type="float" office:value="590296000">
                <text:p>590296000</text:p>
              </table:table-cell>
              <table:table-cell office:value-type="float" office:value="590509000">
                <text:p>590509000</text:p>
              </table:table-cell>
              <table:table-cell office:value-type="float" office:value="590405000">
                <text:p>590405000</text:p>
              </table:table-cell>
              <table:table-cell office:value-type="float" office:value="589881000">
                <text:p>589881000</text:p>
              </table:table-cell>
              <table:table-cell office:value-type="float" office:value="590987000">
                <text:p>590987000</text:p>
              </table:table-cell>
              <table:table-cell office:value-type="float" office:value="590560000">
                <text:p>590560000</text:p>
              </table:table-cell>
              <table:table-cell office:value-type="float" office:value="591558000">
                <text:p>591558000</text:p>
              </table:table-cell>
              <table:table-cell office:value-type="float" office:value="590574000">
                <text:p>590574000</text:p>
              </table:table-cell>
              <table:table-cell office:value-type="float" office:value="591115000">
                <text:p>591115000</text:p>
              </table:table-cell>
              <table:table-cell office:value-type="float" office:value="590397000">
                <text:p>590397000</text:p>
              </table:table-cell>
              <table:table-cell office:value-type="float" office:value="590647000">
                <text:p>590647000</text:p>
              </table:table-cell>
              <table:table-cell office:value-type="float" office:value="590236000">
                <text:p>590236000</text:p>
              </table:table-cell>
              <table:table-cell office:value-type="float" office:value="591186000">
                <text:p>591186000</text:p>
              </table:table-cell>
              <table:table-cell office:value-type="float" office:value="590447000">
                <text:p>590447000</text:p>
              </table:table-cell>
              <table:table-cell office:value-type="float" office:value="590941000">
                <text:p>590941000</text:p>
              </table:table-cell>
              <table:table-cell office:value-type="float" office:value="590580000">
                <text:p>590580000</text:p>
              </table:table-cell>
              <table:table-cell office:value-type="float" office:value="590744000">
                <text:p>590744000</text:p>
              </table:table-cell>
              <table:table-cell office:value-type="float" office:value="589525000">
                <text:p>589525000</text:p>
              </table:table-cell>
              <table:table-cell office:value-type="float" office:value="591029000">
                <text:p>591029000</text:p>
              </table:table-cell>
              <table:table-cell office:value-type="float" office:value="589920000">
                <text:p>589920000</text:p>
              </table:table-cell>
              <table:table-cell office:value-type="float" office:value="591447000">
                <text:p>591447000</text:p>
              </table:table-cell>
              <table:table-cell office:value-type="float" office:value="591367000">
                <text:p>591367000</text:p>
              </table:table-cell>
              <table:table-cell office:value-type="float" office:value="590891000">
                <text:p>590891000</text:p>
              </table:table-cell>
              <table:table-cell office:value-type="float" office:value="590904000">
                <text:p>590904000</text:p>
              </table:table-cell>
              <table:table-cell office:value-type="float" office:value="591036000">
                <text:p>591036000</text:p>
              </table:table-cell>
              <table:table-cell office:value-type="float" office:value="590393000">
                <text:p>590393000</text:p>
              </table:table-cell>
              <table:table-cell office:value-type="float" office:value="589886000">
                <text:p>589886000</text:p>
              </table:table-cell>
              <table:table-cell office:value-type="float" office:value="590090000">
                <text:p>590090000</text:p>
              </table:table-cell>
              <table:table-cell office:value-type="float" office:value="590470000">
                <text:p>590470000</text:p>
              </table:table-cell>
              <table:table-cell office:value-type="float" office:value="591213000">
                <text:p>591213000</text:p>
              </table:table-cell>
              <table:table-cell office:value-type="float" office:value="591305000">
                <text:p>591305000</text:p>
              </table:table-cell>
              <table:table-cell office:value-type="float" office:value="591349000">
                <text:p>591349000</text:p>
              </table:table-cell>
              <table:table-cell office:value-type="float" office:value="590930000">
                <text:p>590930000</text:p>
              </table:table-cell>
              <table:table-cell office:value-type="float" office:value="589887000">
                <text:p>589887000</text:p>
              </table:table-cell>
              <table:table-cell office:value-type="float" office:value="589481000">
                <text:p>589481000</text:p>
              </table:table-cell>
              <table:table-cell office:value-type="float" office:value="590846000">
                <text:p>590846000</text:p>
              </table:table-cell>
              <table:table-cell office:value-type="float" office:value="591434000">
                <text:p>591434000</text:p>
              </table:table-cell>
              <table:table-cell office:value-type="float" office:value="591179000">
                <text:p>591179000</text:p>
              </table:table-cell>
              <table:table-cell office:value-type="float" office:value="591174000">
                <text:p>591174000</text:p>
              </table:table-cell>
              <table:table-cell office:value-type="float" office:value="590243000">
                <text:p>590243000</text:p>
              </table:table-cell>
              <table:table-cell office:value-type="float" office:value="591433000">
                <text:p>591433000</text:p>
              </table:table-cell>
              <table:table-cell office:value-type="float" office:value="590862000">
                <text:p>590862000</text:p>
              </table:table-cell>
              <table:table-cell office:value-type="float" office:value="589678000">
                <text:p>589678000</text:p>
              </table:table-cell>
              <table:table-cell office:value-type="float" office:value="590528000">
                <text:p>590528000</text:p>
              </table:table-cell>
              <table:table-cell office:value-type="float" office:value="591139000">
                <text:p>591139000</text:p>
              </table:table-cell>
              <table:table-cell office:value-type="float" office:value="590602000">
                <text:p>590602000</text:p>
              </table:table-cell>
              <table:table-cell office:value-type="float" office:value="590771000">
                <text:p>590771000</text:p>
              </table:table-cell>
              <table:table-cell office:value-type="float" office:value="589467000">
                <text:p>589467000</text:p>
              </table:table-cell>
              <table:table-cell office:value-type="float" office:value="589316000">
                <text:p>589316000</text:p>
              </table:table-cell>
              <table:table-cell office:value-type="float" office:value="590274000">
                <text:p>590274000</text:p>
              </table:table-cell>
              <table:table-cell office:value-type="float" office:value="591332000">
                <text:p>591332000</text:p>
              </table:table-cell>
              <table:table-cell office:value-type="float" office:value="589446000">
                <text:p>589446000</text:p>
              </table:table-cell>
              <table:table-cell office:value-type="float" office:value="590663000">
                <text:p>590663000</text:p>
              </table:table-cell>
              <table:table-cell office:value-type="float" office:value="591175000">
                <text:p>591175000</text:p>
              </table:table-cell>
              <table:table-cell office:value-type="float" office:value="589412000">
                <text:p>589412000</text:p>
              </table:table-cell>
              <table:table-cell office:value-type="float" office:value="590345000">
                <text:p>590345000</text:p>
              </table:table-cell>
              <table:table-cell office:value-type="float" office:value="590489000">
                <text:p>590489000</text:p>
              </table:table-cell>
              <table:table-cell office:value-type="float" office:value="590248000">
                <text:p>590248000</text:p>
              </table:table-cell>
              <table:table-cell office:value-type="float" office:value="590558000">
                <text:p>590558000</text:p>
              </table:table-cell>
              <table:table-cell office:value-type="float" office:value="590992000">
                <text:p>590992000</text:p>
              </table:table-cell>
              <table:table-cell office:value-type="float" office:value="590270000">
                <text:p>590270000</text:p>
              </table:table-cell>
              <table:table-cell office:value-type="float" office:value="590533000">
                <text:p>590533000</text:p>
              </table:table-cell>
              <table:table-cell office:value-type="float" office:value="588359000">
                <text:p>588359000</text:p>
              </table:table-cell>
              <table:table-cell office:value-type="float" office:value="590994000">
                <text:p>590994000</text:p>
              </table:table-cell>
              <table:table-cell office:value-type="float" office:value="590852000">
                <text:p>590852000</text:p>
              </table:table-cell>
              <table:table-cell office:value-type="float" office:value="590679000">
                <text:p>590679000</text:p>
              </table:table-cell>
              <table:table-cell office:value-type="float" office:value="590361000">
                <text:p>590361000</text:p>
              </table:table-cell>
              <table:table-cell office:value-type="float" office:value="590162000">
                <text:p>590162000</text:p>
              </table:table-cell>
              <table:table-cell office:value-type="float" office:value="590634000">
                <text:p>590634000</text:p>
              </table:table-cell>
              <table:table-cell office:value-type="float" office:value="590997000">
                <text:p>590997000</text:p>
              </table:table-cell>
              <table:table-cell office:value-type="float" office:value="590383000">
                <text:p>590383000</text:p>
              </table:table-cell>
              <table:table-cell office:value-type="float" office:value="590186000">
                <text:p>590186000</text:p>
              </table:table-cell>
              <table:table-cell office:value-type="float" office:value="590827000">
                <text:p>590827000</text:p>
              </table:table-cell>
              <table:table-cell office:value-type="float" office:value="589581000">
                <text:p>589581000</text:p>
              </table:table-cell>
              <table:table-cell office:value-type="float" office:value="589424000">
                <text:p>589424000</text:p>
              </table:table-cell>
              <table:table-cell office:value-type="float" office:value="589070000">
                <text:p>589070000</text:p>
              </table:table-cell>
              <table:table-cell office:value-type="float" office:value="590118000">
                <text:p>590118000</text:p>
              </table:table-cell>
              <table:table-cell office:value-type="float" office:value="590462000">
                <text:p>590462000</text:p>
              </table:table-cell>
              <table:table-cell office:value-type="float" office:value="590194000">
                <text:p>590194000</text:p>
              </table:table-cell>
              <table:table-cell office:value-type="float" office:value="591277000">
                <text:p>591277000</text:p>
              </table:table-cell>
              <table:table-cell office:value-type="float" office:value="590840000">
                <text:p>590840000</text:p>
              </table:table-cell>
              <table:table-cell office:value-type="float" office:value="589287000">
                <text:p>589287000</text:p>
              </table:table-cell>
              <table:table-cell office:value-type="float" office:value="590006000">
                <text:p>590006000</text:p>
              </table:table-cell>
              <table:table-cell office:value-type="float" office:value="590483000">
                <text:p>590483000</text:p>
              </table:table-cell>
              <table:table-cell office:value-type="float" office:value="589900000">
                <text:p>589900000</text:p>
              </table:table-cell>
              <table:table-cell office:value-type="float" office:value="591249000">
                <text:p>591249000</text:p>
              </table:table-cell>
              <table:table-cell office:value-type="float" office:value="589875000">
                <text:p>589875000</text:p>
              </table:table-cell>
              <table:table-cell office:value-type="float" office:value="590858000">
                <text:p>590858000</text:p>
              </table:table-cell>
              <table:table-cell office:value-type="float" office:value="590639000">
                <text:p>590639000</text:p>
              </table:table-cell>
              <table:table-cell office:value-type="float" office:value="590835000">
                <text:p>590835000</text:p>
              </table:table-cell>
              <table:table-cell office:value-type="float" office:value="590491000">
                <text:p>590491000</text:p>
              </table:table-cell>
              <table:table-cell office:value-type="float" office:value="590305000">
                <text:p>590305000</text:p>
              </table:table-cell>
              <table:table-cell office:value-type="float" office:value="591150000">
                <text:p>591150000</text:p>
              </table:table-cell>
              <table:table-cell office:value-type="float" office:value="590706000">
                <text:p>590706000</text:p>
              </table:table-cell>
              <table:table-cell office:value-type="float" office:value="590406000">
                <text:p>590406000</text:p>
              </table:table-cell>
              <table:table-cell office:value-type="float" office:value="590049000">
                <text:p>590049000</text:p>
              </table:table-cell>
              <table:table-cell office:value-type="float" office:value="591005000">
                <text:p>591005000</text:p>
              </table:table-cell>
              <table:table-cell office:value-type="float" office:value="591077000">
                <text:p>591077000</text:p>
              </table:table-cell>
              <table:table-cell office:value-type="float" office:value="591576000">
                <text:p>591576000</text:p>
              </table:table-cell>
              <table:table-cell office:value-type="float" office:value="590002000">
                <text:p>590002000</text:p>
              </table:table-cell>
              <table:table-cell office:value-type="float" office:value="590628000">
                <text:p>590628000</text:p>
              </table:table-cell>
              <table:table-cell office:value-type="float" office:value="590231000">
                <text:p>590231000</text:p>
              </table:table-cell>
              <table:table-cell office:value-type="float" office:value="590992000">
                <text:p>590992000</text:p>
              </table:table-cell>
              <table:table-cell office:value-type="float" office:value="589549000">
                <text:p>589549000</text:p>
              </table:table-cell>
              <table:table-cell office:value-type="float" office:value="590946000">
                <text:p>590946000</text:p>
              </table:table-cell>
              <table:table-cell office:value-type="float" office:value="590737000">
                <text:p>590737000</text:p>
              </table:table-cell>
              <table:table-cell office:value-type="float" office:value="590130000">
                <text:p>590130000</text:p>
              </table:table-cell>
              <table:table-cell office:value-type="float" office:value="590025000">
                <text:p>590025000</text:p>
              </table:table-cell>
              <table:table-cell office:value-type="float" office:value="591237000">
                <text:p>591237000</text:p>
              </table:table-cell>
              <table:table-cell office:value-type="float" office:value="589903000">
                <text:p>589903000</text:p>
              </table:table-cell>
              <table:table-cell office:value-type="float" office:value="590653000">
                <text:p>590653000</text:p>
              </table:table-cell>
              <table:table-cell office:value-type="float" office:value="589806000">
                <text:p>589806000</text:p>
              </table:table-cell>
              <table:table-cell office:value-type="float" office:value="589914000">
                <text:p>589914000</text:p>
              </table:table-cell>
              <table:table-cell office:value-type="float" office:value="590298000">
                <text:p>590298000</text:p>
              </table:table-cell>
              <table:table-cell office:value-type="float" office:value="590360000">
                <text:p>590360000</text:p>
              </table:table-cell>
              <table:table-cell office:value-type="float" office:value="590814000">
                <text:p>590814000</text:p>
              </table:table-cell>
              <table:table-cell office:value-type="float" office:value="590359000">
                <text:p>590359000</text:p>
              </table:table-cell>
              <table:table-cell office:value-type="float" office:value="591407000">
                <text:p>591407000</text:p>
              </table:table-cell>
              <table:table-cell office:value-type="float" office:value="590122000">
                <text:p>590122000</text:p>
              </table:table-cell>
              <table:table-cell office:value-type="float" office:value="590604000">
                <text:p>590604000</text:p>
              </table:table-cell>
              <table:table-cell office:value-type="float" office:value="588436000">
                <text:p>588436000</text:p>
              </table:table-cell>
              <table:table-cell office:value-type="float" office:value="591062000">
                <text:p>591062000</text:p>
              </table:table-cell>
              <table:table-cell office:value-type="float" office:value="590538000">
                <text:p>590538000</text:p>
              </table:table-cell>
              <table:table-cell office:value-type="float" office:value="591074000">
                <text:p>591074000</text:p>
              </table:table-cell>
              <table:table-cell office:value-type="float" office:value="589666000">
                <text:p>589666000</text:p>
              </table:table-cell>
              <table:table-cell office:value-type="float" office:value="591389000">
                <text:p>591389000</text:p>
              </table:table-cell>
              <table:table-cell office:value-type="float" office:value="589266000">
                <text:p>589266000</text:p>
              </table:table-cell>
              <table:table-cell office:value-type="float" office:value="590236000">
                <text:p>590236000</text:p>
              </table:table-cell>
              <table:table-cell office:value-type="float" office:value="590806000">
                <text:p>590806000</text:p>
              </table:table-cell>
              <table:table-cell office:value-type="float" office:value="591631000">
                <text:p>591631000</text:p>
              </table:table-cell>
              <table:table-cell office:value-type="float" office:value="591628000">
                <text:p>591628000</text:p>
              </table:table-cell>
              <table:table-cell office:value-type="float" office:value="590100000">
                <text:p>590100000</text:p>
              </table:table-cell>
              <table:table-cell office:value-type="float" office:value="590054000">
                <text:p>590054000</text:p>
              </table:table-cell>
              <table:table-cell office:value-type="float" office:value="590022000">
                <text:p>590022000</text:p>
              </table:table-cell>
              <table:table-cell office:value-type="float" office:value="591421000">
                <text:p>591421000</text:p>
              </table:table-cell>
              <table:table-cell office:value-type="float" office:value="588917000">
                <text:p>588917000</text:p>
              </table:table-cell>
              <table:table-cell office:value-type="float" office:value="590488000">
                <text:p>590488000</text:p>
              </table:table-cell>
              <table:table-cell office:value-type="float" office:value="590576000">
                <text:p>590576000</text:p>
              </table:table-cell>
              <table:table-cell office:value-type="float" office:value="589625000">
                <text:p>589625000</text:p>
              </table:table-cell>
              <table:table-cell office:value-type="float" office:value="591145000">
                <text:p>591145000</text:p>
              </table:table-cell>
              <table:table-cell office:value-type="float" office:value="590143000">
                <text:p>590143000</text:p>
              </table:table-cell>
              <table:table-cell office:value-type="float" office:value="590980000">
                <text:p>590980000</text:p>
              </table:table-cell>
              <table:table-cell office:value-type="float" office:value="591409000">
                <text:p>591409000</text:p>
              </table:table-cell>
              <table:table-cell office:value-type="float" office:value="590354000">
                <text:p>590354000</text:p>
              </table:table-cell>
              <table:table-cell office:value-type="float" office:value="591298000">
                <text:p>591298000</text:p>
              </table:table-cell>
              <table:table-cell office:value-type="float" office:value="590624000">
                <text:p>590624000</text:p>
              </table:table-cell>
              <table:table-cell office:value-type="float" office:value="590440000">
                <text:p>590440000</text:p>
              </table:table-cell>
              <table:table-cell office:value-type="float" office:value="591237000">
                <text:p>591237000</text:p>
              </table:table-cell>
              <table:table-cell office:value-type="float" office:value="590580000">
                <text:p>590580000</text:p>
              </table:table-cell>
              <table:table-cell office:value-type="float" office:value="590575000">
                <text:p>590575000</text:p>
              </table:table-cell>
              <table:table-cell office:value-type="float" office:value="591459000">
                <text:p>591459000</text:p>
              </table:table-cell>
              <table:table-cell office:value-type="float" office:value="590430000">
                <text:p>590430000</text:p>
              </table:table-cell>
              <table:table-cell office:value-type="float" office:value="590478000">
                <text:p>590478000</text:p>
              </table:table-cell>
              <table:table-cell office:value-type="float" office:value="589079000">
                <text:p>589079000</text:p>
              </table:table-cell>
              <table:table-cell office:value-type="float" office:value="591481000">
                <text:p>591481000</text:p>
              </table:table-cell>
              <table:table-cell office:value-type="float" office:value="590532000">
                <text:p>590532000</text:p>
              </table:table-cell>
              <table:table-cell office:value-type="float" office:value="590883000">
                <text:p>590883000</text:p>
              </table:table-cell>
              <table:table-cell office:value-type="float" office:value="591092000">
                <text:p>591092000</text:p>
              </table:table-cell>
              <table:table-cell office:value-type="float" office:value="590525000">
                <text:p>590525000</text:p>
              </table:table-cell>
              <table:table-cell office:value-type="float" office:value="590800000">
                <text:p>590800000</text:p>
              </table:table-cell>
              <table:table-cell office:value-type="float" office:value="591406000">
                <text:p>591406000</text:p>
              </table:table-cell>
              <table:table-cell office:value-type="float" office:value="591607000">
                <text:p>591607000</text:p>
              </table:table-cell>
              <table:table-cell office:value-type="float" office:value="590583000">
                <text:p>590583000</text:p>
              </table:table-cell>
              <table:table-cell office:value-type="float" office:value="589975000">
                <text:p>589975000</text:p>
              </table:table-cell>
              <table:table-cell office:value-type="float" office:value="589594000">
                <text:p>589594000</text:p>
              </table:table-cell>
              <table:table-cell office:value-type="float" office:value="590919000">
                <text:p>590919000</text:p>
              </table:table-cell>
              <table:table-cell office:value-type="float" office:value="590898000">
                <text:p>590898000</text:p>
              </table:table-cell>
              <table:table-cell office:value-type="float" office:value="590008000">
                <text:p>590008000</text:p>
              </table:table-cell>
              <table:table-cell office:value-type="float" office:value="591277000">
                <text:p>591277000</text:p>
              </table:table-cell>
              <table:table-cell office:value-type="float" office:value="590259000">
                <text:p>590259000</text:p>
              </table:table-cell>
              <table:table-cell office:value-type="float" office:value="591183000">
                <text:p>591183000</text:p>
              </table:table-cell>
              <table:table-cell office:value-type="float" office:value="591015000">
                <text:p>591015000</text:p>
              </table:table-cell>
              <table:table-cell office:value-type="float" office:value="589728000">
                <text:p>589728000</text:p>
              </table:table-cell>
              <table:table-cell office:value-type="float" office:value="590180000">
                <text:p>590180000</text:p>
              </table:table-cell>
              <table:table-cell office:value-type="float" office:value="590761000">
                <text:p>590761000</text:p>
              </table:table-cell>
              <table:table-cell office:value-type="float" office:value="591052000">
                <text:p>591052000</text:p>
              </table:table-cell>
              <table:table-cell office:value-type="float" office:value="590821000">
                <text:p>590821000</text:p>
              </table:table-cell>
              <table:table-cell office:value-type="float" office:value="590403000">
                <text:p>590403000</text:p>
              </table:table-cell>
              <table:table-cell office:value-type="float" office:value="591064000">
                <text:p>591064000</text:p>
              </table:table-cell>
              <table:table-cell office:value-type="float" office:value="591275000">
                <text:p>591275000</text:p>
              </table:table-cell>
              <table:table-cell office:value-type="float" office:value="591167000">
                <text:p>591167000</text:p>
              </table:table-cell>
              <table:table-cell office:value-type="float" office:value="591099000">
                <text:p>591099000</text:p>
              </table:table-cell>
              <table:table-cell office:value-type="float" office:value="590592000">
                <text:p>590592000</text:p>
              </table:table-cell>
              <table:table-cell office:value-type="float" office:value="590801000">
                <text:p>590801000</text:p>
              </table:table-cell>
              <table:table-cell office:value-type="float" office:value="590716000">
                <text:p>590716000</text:p>
              </table:table-cell>
              <table:table-cell office:value-type="float" office:value="591083000">
                <text:p>591083000</text:p>
              </table:table-cell>
              <table:table-cell office:value-type="float" office:value="590272000">
                <text:p>590272000</text:p>
              </table:table-cell>
              <table:table-cell office:value-type="float" office:value="590460000">
                <text:p>590460000</text:p>
              </table:table-cell>
              <table:table-cell office:value-type="float" office:value="591032000">
                <text:p>591032000</text:p>
              </table:table-cell>
              <table:table-cell office:value-type="float" office:value="589832000">
                <text:p>589832000</text:p>
              </table:table-cell>
              <table:table-cell office:value-type="float" office:value="591080000">
                <text:p>591080000</text:p>
              </table:table-cell>
              <table:table-cell office:value-type="float" office:value="591749000">
                <text:p>591749000</text:p>
              </table:table-cell>
              <table:table-cell office:value-type="float" office:value="590964000">
                <text:p>590964000</text:p>
              </table:table-cell>
              <table:table-cell office:value-type="float" office:value="591034000">
                <text:p>591034000</text:p>
              </table:table-cell>
              <table:table-cell office:value-type="float" office:value="590669000">
                <text:p>590669000</text:p>
              </table:table-cell>
              <table:table-cell office:value-type="float" office:value="590394000">
                <text:p>590394000</text:p>
              </table:table-cell>
              <table:table-cell office:value-type="float" office:value="590280000">
                <text:p>590280000</text:p>
              </table:table-cell>
              <table:table-cell office:value-type="float" office:value="591540000">
                <text:p>591540000</text:p>
              </table:table-cell>
              <table:table-cell office:value-type="float" office:value="590492000">
                <text:p>590492000</text:p>
              </table:table-cell>
              <table:table-cell office:value-type="float" office:value="590442000">
                <text:p>590442000</text:p>
              </table:table-cell>
              <table:table-cell office:value-type="float" office:value="589985000">
                <text:p>589985000</text:p>
              </table:table-cell>
              <table:table-cell office:value-type="float" office:value="589336000">
                <text:p>589336000</text:p>
              </table:table-cell>
              <table:table-cell office:value-type="float" office:value="590262000">
                <text:p>590262000</text:p>
              </table:table-cell>
              <table:table-cell office:value-type="float" office:value="589827000">
                <text:p>589827000</text:p>
              </table:table-cell>
              <table:table-cell office:value-type="float" office:value="590186000">
                <text:p>590186000</text:p>
              </table:table-cell>
              <table:table-cell office:value-type="float" office:value="590957000">
                <text:p>590957000</text:p>
              </table:table-cell>
              <table:table-cell office:value-type="float" office:value="591420000">
                <text:p>591420000</text:p>
              </table:table-cell>
              <table:table-cell office:value-type="float" office:value="590097000">
                <text:p>590097000</text:p>
              </table:table-cell>
              <table:table-cell office:value-type="float" office:value="589941000">
                <text:p>589941000</text:p>
              </table:table-cell>
              <table:table-cell office:value-type="float" office:value="591164000">
                <text:p>591164000</text:p>
              </table:table-cell>
              <table:table-cell office:value-type="float" office:value="591561000">
                <text:p>591561000</text:p>
              </table:table-cell>
              <table:table-cell office:value-type="float" office:value="590894000">
                <text:p>590894000</text:p>
              </table:table-cell>
              <table:table-cell office:value-type="float" office:value="590274000">
                <text:p>590274000</text:p>
              </table:table-cell>
              <table:table-cell office:value-type="float" office:value="590035000">
                <text:p>590035000</text:p>
              </table:table-cell>
              <table:table-cell office:value-type="float" office:value="587565000">
                <text:p>587565000</text:p>
              </table:table-cell>
              <table:table-cell office:value-type="float" office:value="589922000">
                <text:p>589922000</text:p>
              </table:table-cell>
              <table:table-cell office:value-type="float" office:value="589027000">
                <text:p>589027000</text:p>
              </table:table-cell>
              <table:table-cell office:value-type="float" office:value="590265000">
                <text:p>590265000</text:p>
              </table:table-cell>
              <table:table-cell office:value-type="float" office:value="591258000">
                <text:p>591258000</text:p>
              </table:table-cell>
              <table:table-cell office:value-type="float" office:value="590135000">
                <text:p>590135000</text:p>
              </table:table-cell>
              <table:table-cell office:value-type="float" office:value="590108000">
                <text:p>590108000</text:p>
              </table:table-cell>
              <table:table-cell office:value-type="float" office:value="589865000">
                <text:p>589865000</text:p>
              </table:table-cell>
              <table:table-cell office:value-type="float" office:value="591296000">
                <text:p>591296000</text:p>
              </table:table-cell>
              <table:table-cell office:value-type="float" office:value="591364000">
                <text:p>591364000</text:p>
              </table:table-cell>
              <table:table-cell office:value-type="float" office:value="589856000">
                <text:p>589856000</text:p>
              </table:table-cell>
              <table:table-cell office:value-type="float" office:value="590039000">
                <text:p>590039000</text:p>
              </table:table-cell>
              <table:table-cell office:value-type="float" office:value="590150000">
                <text:p>590150000</text:p>
              </table:table-cell>
              <table:table-cell office:value-type="float" office:value="591333000">
                <text:p>591333000</text:p>
              </table:table-cell>
              <table:table-cell office:value-type="float" office:value="590157000">
                <text:p>590157000</text:p>
              </table:table-cell>
              <table:table-cell office:value-type="float" office:value="591208000">
                <text:p>591208000</text:p>
              </table:table-cell>
              <table:table-cell office:value-type="float" office:value="590937000">
                <text:p>590937000</text:p>
              </table:table-cell>
              <table:table-cell office:value-type="float" office:value="590557000">
                <text:p>590557000</text:p>
              </table:table-cell>
              <table:table-cell office:value-type="float" office:value="589086000">
                <text:p>589086000</text:p>
              </table:table-cell>
              <table:table-cell office:value-type="float" office:value="591356000">
                <text:p>591356000</text:p>
              </table:table-cell>
              <table:table-cell office:value-type="float" office:value="591046000">
                <text:p>591046000</text:p>
              </table:table-cell>
              <table:table-cell office:value-type="float" office:value="590464000">
                <text:p>590464000</text:p>
              </table:table-cell>
              <table:table-cell office:value-type="float" office:value="590630000">
                <text:p>590630000</text:p>
              </table:table-cell>
              <table:table-cell office:value-type="float" office:value="590425000">
                <text:p>590425000</text:p>
              </table:table-cell>
              <table:table-cell office:value-type="float" office:value="590454000">
                <text:p>590454000</text:p>
              </table:table-cell>
              <table:table-cell office:value-type="float" office:value="590481000">
                <text:p>590481000</text:p>
              </table:table-cell>
              <table:table-cell office:value-type="float" office:value="591187000">
                <text:p>591187000</text:p>
              </table:table-cell>
              <table:table-cell office:value-type="float" office:value="591126000">
                <text:p>591126000</text:p>
              </table:table-cell>
              <table:table-cell office:value-type="float" office:value="590494000">
                <text:p>590494000</text:p>
              </table:table-cell>
              <table:table-cell office:value-type="float" office:value="590440000">
                <text:p>590440000</text:p>
              </table:table-cell>
              <table:table-cell office:value-type="float" office:value="591777000">
                <text:p>591777000</text:p>
              </table:table-cell>
              <table:table-cell office:value-type="float" office:value="589980000">
                <text:p>589980000</text:p>
              </table:table-cell>
              <table:table-cell office:value-type="float" office:value="589612000">
                <text:p>589612000</text:p>
              </table:table-cell>
              <table:table-cell office:value-type="float" office:value="590638000">
                <text:p>590638000</text:p>
              </table:table-cell>
              <table:table-cell office:value-type="float" office:value="590619000">
                <text:p>590619000</text:p>
              </table:table-cell>
              <table:table-cell office:value-type="float" office:value="589882000">
                <text:p>589882000</text:p>
              </table:table-cell>
              <table:table-cell office:value-type="float" office:value="590744000">
                <text:p>590744000</text:p>
              </table:table-cell>
              <table:table-cell office:value-type="float" office:value="590264000">
                <text:p>590264000</text:p>
              </table:table-cell>
              <table:table-cell office:value-type="float" office:value="591405000">
                <text:p>591405000</text:p>
              </table:table-cell>
              <table:table-cell office:value-type="float" office:value="590813000">
                <text:p>590813000</text:p>
              </table:table-cell>
              <table:table-cell office:value-type="float" office:value="590981000">
                <text:p>590981000</text:p>
              </table:table-cell>
              <table:table-cell office:value-type="float" office:value="591275000">
                <text:p>591275000</text:p>
              </table:table-cell>
              <table:table-cell office:value-type="float" office:value="590280000">
                <text:p>590280000</text:p>
              </table:table-cell>
              <table:table-cell office:value-type="float" office:value="591226000">
                <text:p>591226000</text:p>
              </table:table-cell>
              <table:table-cell office:value-type="float" office:value="590283000">
                <text:p>590283000</text:p>
              </table:table-cell>
              <table:table-cell office:value-type="float" office:value="590813000">
                <text:p>590813000</text:p>
              </table:table-cell>
              <table:table-cell office:value-type="float" office:value="589361000">
                <text:p>589361000</text:p>
              </table:table-cell>
              <table:table-cell office:value-type="float" office:value="591156000">
                <text:p>591156000</text:p>
              </table:table-cell>
              <table:table-cell office:value-type="float" office:value="590598000">
                <text:p>590598000</text:p>
              </table:table-cell>
              <table:table-cell office:value-type="float" office:value="589653000">
                <text:p>589653000</text:p>
              </table:table-cell>
              <table:table-cell office:value-type="float" office:value="590427000">
                <text:p>590427000</text:p>
              </table:table-cell>
              <table:table-cell office:value-type="float" office:value="589167000">
                <text:p>589167000</text:p>
              </table:table-cell>
              <table:table-cell office:value-type="float" office:value="590159000">
                <text:p>590159000</text:p>
              </table:table-cell>
              <table:table-cell office:value-type="float" office:value="590496000">
                <text:p>590496000</text:p>
              </table:table-cell>
              <table:table-cell office:value-type="float" office:value="590347000">
                <text:p>590347000</text:p>
              </table:table-cell>
              <table:table-cell office:value-type="float" office:value="589458000">
                <text:p>589458000</text:p>
              </table:table-cell>
              <table:table-cell office:value-type="float" office:value="589827000">
                <text:p>589827000</text:p>
              </table:table-cell>
              <table:table-cell office:value-type="float" office:value="589847000">
                <text:p>589847000</text:p>
              </table:table-cell>
              <table:table-cell office:value-type="float" office:value="591195000">
                <text:p>591195000</text:p>
              </table:table-cell>
              <table:table-cell office:value-type="float" office:value="590120000">
                <text:p>590120000</text:p>
              </table:table-cell>
              <table:table-cell office:value-type="float" office:value="591243000">
                <text:p>591243000</text:p>
              </table:table-cell>
              <table:table-cell office:value-type="float" office:value="591145000">
                <text:p>591145000</text:p>
              </table:table-cell>
              <table:table-cell office:value-type="float" office:value="591611000">
                <text:p>591611000</text:p>
              </table:table-cell>
              <table:table-cell office:value-type="float" office:value="589906000">
                <text:p>589906000</text:p>
              </table:table-cell>
              <table:table-cell office:value-type="float" office:value="589861000">
                <text:p>589861000</text:p>
              </table:table-cell>
              <table:table-cell office:value-type="float" office:value="590002000">
                <text:p>590002000</text:p>
              </table:table-cell>
              <table:table-cell office:value-type="float" office:value="591297000">
                <text:p>591297000</text:p>
              </table:table-cell>
              <table:table-cell office:value-type="float" office:value="589890000">
                <text:p>589890000</text:p>
              </table:table-cell>
              <table:table-cell office:value-type="float" office:value="590838000">
                <text:p>590838000</text:p>
              </table:table-cell>
              <table:table-cell office:value-type="float" office:value="590232000">
                <text:p>590232000</text:p>
              </table:table-cell>
              <table:table-cell office:value-type="float" office:value="590484000">
                <text:p>590484000</text:p>
              </table:table-cell>
              <table:table-cell office:value-type="float" office:value="590182000">
                <text:p>590182000</text:p>
              </table:table-cell>
              <table:table-cell office:value-type="float" office:value="590407000">
                <text:p>590407000</text:p>
              </table:table-cell>
              <table:table-cell office:value-type="float" office:value="590406000">
                <text:p>590406000</text:p>
              </table:table-cell>
              <table:table-cell office:value-type="float" office:value="591315000">
                <text:p>591315000</text:p>
              </table:table-cell>
              <table:table-cell office:value-type="float" office:value="590945000">
                <text:p>590945000</text:p>
              </table:table-cell>
              <table:table-cell office:value-type="float" office:value="590373000">
                <text:p>590373000</text:p>
              </table:table-cell>
              <table:table-cell office:value-type="float" office:value="590280000">
                <text:p>590280000</text:p>
              </table:table-cell>
              <table:table-cell office:value-type="float" office:value="590977000">
                <text:p>590977000</text:p>
              </table:table-cell>
              <table:table-cell office:value-type="float" office:value="590131000">
                <text:p>590131000</text:p>
              </table:table-cell>
              <table:table-cell office:value-type="float" office:value="591566000">
                <text:p>591566000</text:p>
              </table:table-cell>
              <table:table-cell office:value-type="float" office:value="590572000">
                <text:p>590572000</text:p>
              </table:table-cell>
              <table:table-cell office:value-type="float" office:value="589579000">
                <text:p>589579000</text:p>
              </table:table-cell>
              <table:table-cell office:value-type="float" office:value="590554000">
                <text:p>590554000</text:p>
              </table:table-cell>
              <table:table-cell office:value-type="float" office:value="589473000">
                <text:p>589473000</text:p>
              </table:table-cell>
              <table:table-cell office:value-type="float" office:value="590245000">
                <text:p>590245000</text:p>
              </table:table-cell>
              <table:table-cell office:value-type="float" office:value="590366000">
                <text:p>590366000</text:p>
              </table:table-cell>
              <table:table-cell office:value-type="float" office:value="589581000">
                <text:p>589581000</text:p>
              </table:table-cell>
              <table:table-cell office:value-type="float" office:value="591443000">
                <text:p>591443000</text:p>
              </table:table-cell>
              <table:table-cell office:value-type="float" office:value="590723000">
                <text:p>590723000</text:p>
              </table:table-cell>
              <table:table-cell office:value-type="float" office:value="591970000">
                <text:p>591970000</text:p>
              </table:table-cell>
              <table:table-cell office:value-type="float" office:value="590670000">
                <text:p>590670000</text:p>
              </table:table-cell>
              <table:table-cell office:value-type="float" office:value="591463000">
                <text:p>591463000</text:p>
              </table:table-cell>
              <table:table-cell office:value-type="float" office:value="590707000">
                <text:p>590707000</text:p>
              </table:table-cell>
              <table:table-cell office:value-type="float" office:value="590183000">
                <text:p>590183000</text:p>
              </table:table-cell>
              <table:table-cell office:value-type="float" office:value="590061000">
                <text:p>590061000</text:p>
              </table:table-cell>
              <table:table-cell office:value-type="float" office:value="590929000">
                <text:p>590929000</text:p>
              </table:table-cell>
              <table:table-cell office:value-type="float" office:value="590955000">
                <text:p>590955000</text:p>
              </table:table-cell>
              <table:table-cell office:value-type="float" office:value="590273000">
                <text:p>590273000</text:p>
              </table:table-cell>
              <table:table-cell office:value-type="float" office:value="591410000">
                <text:p>591410000</text:p>
              </table:table-cell>
              <table:table-cell office:value-type="float" office:value="591759000">
                <text:p>591759000</text:p>
              </table:table-cell>
              <table:table-cell office:value-type="float" office:value="590147000">
                <text:p>590147000</text:p>
              </table:table-cell>
              <table:table-cell office:value-type="float" office:value="590144000">
                <text:p>590144000</text:p>
              </table:table-cell>
              <table:table-cell office:value-type="float" office:value="589449000">
                <text:p>589449000</text:p>
              </table:table-cell>
              <table:table-cell office:value-type="float" office:value="590964000">
                <text:p>590964000</text:p>
              </table:table-cell>
              <table:table-cell office:value-type="float" office:value="590451000">
                <text:p>590451000</text:p>
              </table:table-cell>
              <table:table-cell office:value-type="float" office:value="590478000">
                <text:p>590478000</text:p>
              </table:table-cell>
              <table:table-cell office:value-type="float" office:value="590083000">
                <text:p>590083000</text:p>
              </table:table-cell>
              <table:table-cell office:value-type="float" office:value="590802000">
                <text:p>590802000</text:p>
              </table:table-cell>
              <table:table-cell office:value-type="float" office:value="590955000">
                <text:p>590955000</text:p>
              </table:table-cell>
              <table:table-cell office:value-type="float" office:value="590022000">
                <text:p>590022000</text:p>
              </table:table-cell>
              <table:table-cell office:value-type="float" office:value="592245000">
                <text:p>592245000</text:p>
              </table:table-cell>
              <table:table-cell office:value-type="float" office:value="591254000">
                <text:p>591254000</text:p>
              </table:table-cell>
              <table:table-cell office:value-type="float" office:value="589946000">
                <text:p>589946000</text:p>
              </table:table-cell>
              <table:table-cell office:value-type="float" office:value="591379000">
                <text:p>591379000</text:p>
              </table:table-cell>
              <table:table-cell office:value-type="float" office:value="588878000">
                <text:p>588878000</text:p>
              </table:table-cell>
              <table:table-cell office:value-type="float" office:value="591192000">
                <text:p>591192000</text:p>
              </table:table-cell>
              <table:table-cell office:value-type="float" office:value="588609000">
                <text:p>588609000</text:p>
              </table:table-cell>
              <table:table-cell office:value-type="float" office:value="592226000">
                <text:p>592226000</text:p>
              </table:table-cell>
              <table:table-cell office:value-type="float" office:value="589611000">
                <text:p>589611000</text:p>
              </table:table-cell>
              <table:table-cell office:value-type="float" office:value="591379000">
                <text:p>591379000</text:p>
              </table:table-cell>
              <table:table-cell office:value-type="float" office:value="591301000">
                <text:p>591301000</text:p>
              </table:table-cell>
              <table:table-cell office:value-type="float" office:value="590181000">
                <text:p>590181000</text:p>
              </table:table-cell>
              <table:table-cell office:value-type="float" office:value="590215000">
                <text:p>590215000</text:p>
              </table:table-cell>
              <table:table-cell office:value-type="float" office:value="590143000">
                <text:p>590143000</text:p>
              </table:table-cell>
              <table:table-cell office:value-type="float" office:value="590891000">
                <text:p>590891000</text:p>
              </table:table-cell>
              <table:table-cell office:value-type="float" office:value="589749000">
                <text:p>589749000</text:p>
              </table:table-cell>
              <table:table-cell office:value-type="float" office:value="590651000">
                <text:p>590651000</text:p>
              </table:table-cell>
              <table:table-cell office:value-type="float" office:value="591125000">
                <text:p>591125000</text:p>
              </table:table-cell>
              <table:table-cell office:value-type="float" office:value="591078000">
                <text:p>591078000</text:p>
              </table:table-cell>
              <table:table-cell office:value-type="float" office:value="589276000">
                <text:p>589276000</text:p>
              </table:table-cell>
              <table:table-cell office:value-type="float" office:value="591066000">
                <text:p>591066000</text:p>
              </table:table-cell>
              <table:table-cell office:value-type="float" office:value="591217000">
                <text:p>591217000</text:p>
              </table:table-cell>
              <table:table-cell office:value-type="float" office:value="589509000">
                <text:p>589509000</text:p>
              </table:table-cell>
              <table:table-cell office:value-type="float" office:value="590928000">
                <text:p>590928000</text:p>
              </table:table-cell>
              <table:table-cell office:value-type="float" office:value="591248000">
                <text:p>591248000</text:p>
              </table:table-cell>
              <table:table-cell office:value-type="float" office:value="590553000">
                <text:p>590553000</text:p>
              </table:table-cell>
              <table:table-cell office:value-type="float" office:value="589415000">
                <text:p>589415000</text:p>
              </table:table-cell>
              <table:table-cell office:value-type="float" office:value="590667000">
                <text:p>590667000</text:p>
              </table:table-cell>
              <table:table-cell office:value-type="float" office:value="590946000">
                <text:p>590946000</text:p>
              </table:table-cell>
              <table:table-cell office:value-type="float" office:value="590777000">
                <text:p>590777000</text:p>
              </table:table-cell>
              <table:table-cell office:value-type="float" office:value="590880000">
                <text:p>590880000</text:p>
              </table:table-cell>
              <table:table-cell office:value-type="float" office:value="590751000">
                <text:p>590751000</text:p>
              </table:table-cell>
              <table:table-cell office:value-type="float" office:value="590084000">
                <text:p>590084000</text:p>
              </table:table-cell>
              <table:table-cell office:value-type="float" office:value="590587000">
                <text:p>590587000</text:p>
              </table:table-cell>
              <table:table-cell office:value-type="float" office:value="590174000">
                <text:p>590174000</text:p>
              </table:table-cell>
              <table:table-cell office:value-type="float" office:value="590281000">
                <text:p>590281000</text:p>
              </table:table-cell>
              <table:table-cell office:value-type="float" office:value="590331000">
                <text:p>590331000</text:p>
              </table:table-cell>
              <table:table-cell office:value-type="float" office:value="590635000">
                <text:p>590635000</text:p>
              </table:table-cell>
              <table:table-cell office:value-type="float" office:value="591580000">
                <text:p>591580000</text:p>
              </table:table-cell>
              <table:table-cell office:value-type="float" office:value="591110000">
                <text:p>591110000</text:p>
              </table:table-cell>
              <table:table-cell office:value-type="float" office:value="590676000">
                <text:p>590676000</text:p>
              </table:table-cell>
              <table:table-cell office:value-type="float" office:value="590930000">
                <text:p>590930000</text:p>
              </table:table-cell>
              <table:table-cell office:value-type="float" office:value="589237000">
                <text:p>589237000</text:p>
              </table:table-cell>
              <table:table-cell office:value-type="float" office:value="590691000">
                <text:p>590691000</text:p>
              </table:table-cell>
              <table:table-cell office:value-type="float" office:value="588859000">
                <text:p>588859000</text:p>
              </table:table-cell>
              <table:table-cell office:value-type="float" office:value="591219000">
                <text:p>591219000</text:p>
              </table:table-cell>
              <table:table-cell office:value-type="float" office:value="590042000">
                <text:p>590042000</text:p>
              </table:table-cell>
              <table:table-cell office:value-type="float" office:value="588463000">
                <text:p>588463000</text:p>
              </table:table-cell>
              <table:table-cell office:value-type="float" office:value="590912000">
                <text:p>590912000</text:p>
              </table:table-cell>
              <table:table-cell office:value-type="float" office:value="591030000">
                <text:p>591030000</text:p>
              </table:table-cell>
              <table:table-cell office:value-type="float" office:value="589761000">
                <text:p>589761000</text:p>
              </table:table-cell>
              <table:table-cell office:value-type="float" office:value="590979000">
                <text:p>590979000</text:p>
              </table:table-cell>
              <table:table-cell office:value-type="float" office:value="590921000">
                <text:p>590921000</text:p>
              </table:table-cell>
              <table:table-cell office:value-type="float" office:value="588600000">
                <text:p>588600000</text:p>
              </table:table-cell>
              <table:table-cell office:value-type="float" office:value="591389000">
                <text:p>591389000</text:p>
              </table:table-cell>
              <table:table-cell office:value-type="float" office:value="589626000">
                <text:p>589626000</text:p>
              </table:table-cell>
              <table:table-cell office:value-type="float" office:value="591444000">
                <text:p>591444000</text:p>
              </table:table-cell>
              <table:table-cell office:value-type="float" office:value="590714000">
                <text:p>590714000</text:p>
              </table:table-cell>
              <table:table-cell office:value-type="float" office:value="590338000">
                <text:p>590338000</text:p>
              </table:table-cell>
              <table:table-cell office:value-type="float" office:value="591492000">
                <text:p>591492000</text:p>
              </table:table-cell>
              <table:table-cell office:value-type="float" office:value="591036000">
                <text:p>591036000</text:p>
              </table:table-cell>
              <table:table-cell office:value-type="float" office:value="591468000">
                <text:p>591468000</text:p>
              </table:table-cell>
              <table:table-cell office:value-type="float" office:value="589634000">
                <text:p>589634000</text:p>
              </table:table-cell>
              <table:table-cell office:value-type="float" office:value="590354000">
                <text:p>590354000</text:p>
              </table:table-cell>
              <table:table-cell office:value-type="float" office:value="589446000">
                <text:p>589446000</text:p>
              </table:table-cell>
              <table:table-cell office:value-type="float" office:value="590300000">
                <text:p>590300000</text:p>
              </table:table-cell>
              <table:table-cell office:value-type="float" office:value="589096000">
                <text:p>589096000</text:p>
              </table:table-cell>
              <table:table-cell office:value-type="float" office:value="591546000">
                <text:p>591546000</text:p>
              </table:table-cell>
              <table:table-cell office:value-type="float" office:value="590826000">
                <text:p>590826000</text:p>
              </table:table-cell>
              <table:table-cell office:value-type="float" office:value="591186000">
                <text:p>591186000</text:p>
              </table:table-cell>
              <table:table-cell office:value-type="float" office:value="590169000">
                <text:p>590169000</text:p>
              </table:table-cell>
              <table:table-cell office:value-type="float" office:value="590640000">
                <text:p>590640000</text:p>
              </table:table-cell>
              <table:table-cell office:value-type="float" office:value="590672000">
                <text:p>590672000</text:p>
              </table:table-cell>
              <table:table-cell office:value-type="float" office:value="590678000">
                <text:p>590678000</text:p>
              </table:table-cell>
              <table:table-cell office:value-type="float" office:value="589509000">
                <text:p>589509000</text:p>
              </table:table-cell>
              <table:table-cell office:value-type="float" office:value="591293000">
                <text:p>591293000</text:p>
              </table:table-cell>
              <table:table-cell office:value-type="float" office:value="591399000">
                <text:p>591399000</text:p>
              </table:table-cell>
              <table:table-cell office:value-type="float" office:value="591017000">
                <text:p>591017000</text:p>
              </table:table-cell>
              <table:table-cell office:value-type="float" office:value="591273000">
                <text:p>591273000</text:p>
              </table:table-cell>
              <table:table-cell office:value-type="float" office:value="591016000">
                <text:p>591016000</text:p>
              </table:table-cell>
              <table:table-cell office:value-type="float" office:value="590996000">
                <text:p>590996000</text:p>
              </table:table-cell>
              <table:table-cell office:value-type="float" office:value="590293000">
                <text:p>590293000</text:p>
              </table:table-cell>
              <table:table-cell office:value-type="float" office:value="590501000">
                <text:p>590501000</text:p>
              </table:table-cell>
              <table:table-cell office:value-type="float" office:value="590335000">
                <text:p>590335000</text:p>
              </table:table-cell>
              <table:table-cell office:value-type="float" office:value="590228000">
                <text:p>590228000</text:p>
              </table:table-cell>
              <table:table-cell office:value-type="float" office:value="590975000">
                <text:p>590975000</text:p>
              </table:table-cell>
              <table:table-cell office:value-type="float" office:value="590074000">
                <text:p>590074000</text:p>
              </table:table-cell>
              <table:table-cell office:value-type="float" office:value="590316000">
                <text:p>590316000</text:p>
              </table:table-cell>
              <table:table-cell office:value-type="float" office:value="590399000">
                <text:p>590399000</text:p>
              </table:table-cell>
              <table:table-cell office:value-type="float" office:value="591720000">
                <text:p>591720000</text:p>
              </table:table-cell>
              <table:table-cell office:value-type="float" office:value="590751000">
                <text:p>590751000</text:p>
              </table:table-cell>
              <table:table-cell office:value-type="float" office:value="590431000">
                <text:p>590431000</text:p>
              </table:table-cell>
              <table:table-cell office:value-type="float" office:value="590891000">
                <text:p>590891000</text:p>
              </table:table-cell>
              <table:table-cell office:value-type="float" office:value="589321000">
                <text:p>589321000</text:p>
              </table:table-cell>
              <table:table-cell office:value-type="float" office:value="589628000">
                <text:p>589628000</text:p>
              </table:table-cell>
              <table:table-cell office:value-type="float" office:value="591174000">
                <text:p>591174000</text:p>
              </table:table-cell>
              <table:table-cell office:value-type="float" office:value="591067000">
                <text:p>591067000</text:p>
              </table:table-cell>
              <table:table-cell office:value-type="float" office:value="590759000">
                <text:p>590759000</text:p>
              </table:table-cell>
              <table:table-cell office:value-type="float" office:value="589941000">
                <text:p>589941000</text:p>
              </table:table-cell>
              <table:table-cell office:value-type="float" office:value="590320000">
                <text:p>590320000</text:p>
              </table:table-cell>
              <table:table-cell office:value-type="float" office:value="590444000">
                <text:p>590444000</text:p>
              </table:table-cell>
              <table:table-cell office:value-type="float" office:value="590378000">
                <text:p>590378000</text:p>
              </table:table-cell>
              <table:table-cell office:value-type="float" office:value="591604000">
                <text:p>591604000</text:p>
              </table:table-cell>
              <table:table-cell office:value-type="float" office:value="589224000">
                <text:p>589224000</text:p>
              </table:table-cell>
              <table:table-cell office:value-type="float" office:value="591480000">
                <text:p>591480000</text:p>
              </table:table-cell>
              <table:table-cell office:value-type="float" office:value="590414000">
                <text:p>590414000</text:p>
              </table:table-cell>
              <table:table-cell office:value-type="float" office:value="590759000">
                <text:p>590759000</text:p>
              </table:table-cell>
              <table:table-cell office:value-type="float" office:value="591436000">
                <text:p>591436000</text:p>
              </table:table-cell>
              <table:table-cell office:value-type="float" office:value="591237000">
                <text:p>591237000</text:p>
              </table:table-cell>
              <table:table-cell office:value-type="float" office:value="591630000">
                <text:p>591630000</text:p>
              </table:table-cell>
              <table:table-cell office:value-type="float" office:value="590709000">
                <text:p>590709000</text:p>
              </table:table-cell>
              <table:table-cell office:value-type="float" office:value="590523000">
                <text:p>590523000</text:p>
              </table:table-cell>
              <table:table-cell office:value-type="float" office:value="590500000">
                <text:p>590500000</text:p>
              </table:table-cell>
              <table:table-cell office:value-type="float" office:value="591072000">
                <text:p>591072000</text:p>
              </table:table-cell>
              <table:table-cell office:value-type="float" office:value="591255000">
                <text:p>591255000</text:p>
              </table:table-cell>
              <table:table-cell office:value-type="float" office:value="591087000">
                <text:p>591087000</text:p>
              </table:table-cell>
              <table:table-cell office:value-type="float" office:value="590601000">
                <text:p>590601000</text:p>
              </table:table-cell>
              <table:table-cell office:value-type="float" office:value="590369000">
                <text:p>590369000</text:p>
              </table:table-cell>
              <table:table-cell office:value-type="float" office:value="589826000">
                <text:p>589826000</text:p>
              </table:table-cell>
              <table:table-cell office:value-type="float" office:value="590426000">
                <text:p>590426000</text:p>
              </table:table-cell>
              <table:table-cell office:value-type="float" office:value="590183000">
                <text:p>590183000</text:p>
              </table:table-cell>
              <table:table-cell office:value-type="float" office:value="589309000">
                <text:p>589309000</text:p>
              </table:table-cell>
              <table:table-cell office:value-type="float" office:value="590815000">
                <text:p>590815000</text:p>
              </table:table-cell>
              <table:table-cell office:value-type="float" office:value="591254000">
                <text:p>591254000</text:p>
              </table:table-cell>
              <table:table-cell office:value-type="float" office:value="591022000">
                <text:p>591022000</text:p>
              </table:table-cell>
              <table:table-cell office:value-type="float" office:value="591043000">
                <text:p>591043000</text:p>
              </table:table-cell>
              <table:table-cell office:value-type="float" office:value="591438000">
                <text:p>591438000</text:p>
              </table:table-cell>
              <table:table-cell office:value-type="float" office:value="590864000">
                <text:p>590864000</text:p>
              </table:table-cell>
              <table:table-cell office:value-type="float" office:value="588821000">
                <text:p>588821000</text:p>
              </table:table-cell>
              <table:table-cell office:value-type="float" office:value="590590000">
                <text:p>590590000</text:p>
              </table:table-cell>
              <table:table-cell office:value-type="float" office:value="589683000">
                <text:p>589683000</text:p>
              </table:table-cell>
              <table:table-cell office:value-type="float" office:value="590817000">
                <text:p>590817000</text:p>
              </table:table-cell>
              <table:table-cell office:value-type="float" office:value="589270000">
                <text:p>589270000</text:p>
              </table:table-cell>
              <table:table-cell office:value-type="float" office:value="590542000">
                <text:p>590542000</text:p>
              </table:table-cell>
              <table:table-cell office:value-type="float" office:value="590386000">
                <text:p>590386000</text:p>
              </table:table-cell>
              <table:table-cell office:value-type="float" office:value="591056000">
                <text:p>591056000</text:p>
              </table:table-cell>
              <table:table-cell office:value-type="float" office:value="590834000">
                <text:p>590834000</text:p>
              </table:table-cell>
              <table:table-cell office:value-type="float" office:value="591181000">
                <text:p>591181000</text:p>
              </table:table-cell>
              <table:table-cell office:value-type="float" office:value="592191000">
                <text:p>592191000</text:p>
              </table:table-cell>
              <table:table-cell office:value-type="float" office:value="590720000">
                <text:p>590720000</text:p>
              </table:table-cell>
              <table:table-cell office:value-type="float" office:value="589725000">
                <text:p>589725000</text:p>
              </table:table-cell>
              <table:table-cell office:value-type="float" office:value="590339000">
                <text:p>590339000</text:p>
              </table:table-cell>
              <table:table-cell office:value-type="float" office:value="590635000">
                <text:p>590635000</text:p>
              </table:table-cell>
              <table:table-cell office:value-type="float" office:value="590209000">
                <text:p>590209000</text:p>
              </table:table-cell>
              <table:table-cell office:value-type="float" office:value="590924000">
                <text:p>590924000</text:p>
              </table:table-cell>
              <table:table-cell office:value-type="float" office:value="590308000">
                <text:p>590308000</text:p>
              </table:table-cell>
              <table:table-cell office:value-type="float" office:value="590066000">
                <text:p>590066000</text:p>
              </table:table-cell>
              <table:table-cell office:value-type="float" office:value="590212000">
                <text:p>590212000</text:p>
              </table:table-cell>
              <table:table-cell office:value-type="float" office:value="587690000">
                <text:p>587690000</text:p>
              </table:table-cell>
              <table:table-cell office:value-type="float" office:value="591758000">
                <text:p>591758000</text:p>
              </table:table-cell>
              <table:table-cell office:value-type="float" office:value="591133000">
                <text:p>591133000</text:p>
              </table:table-cell>
              <table:table-cell office:value-type="float" office:value="590463000">
                <text:p>590463000</text:p>
              </table:table-cell>
              <table:table-cell office:value-type="float" office:value="591196000">
                <text:p>591196000</text:p>
              </table:table-cell>
              <table:table-cell office:value-type="float" office:value="590813000">
                <text:p>590813000</text:p>
              </table:table-cell>
              <table:table-cell office:value-type="float" office:value="590883000">
                <text:p>590883000</text:p>
              </table:table-cell>
              <table:table-cell office:value-type="float" office:value="590326000">
                <text:p>590326000</text:p>
              </table:table-cell>
              <table:table-cell office:value-type="float" office:value="590160000">
                <text:p>590160000</text:p>
              </table:table-cell>
              <table:table-cell office:value-type="float" office:value="590642000">
                <text:p>590642000</text:p>
              </table:table-cell>
              <table:table-cell office:value-type="float" office:value="590813000">
                <text:p>590813000</text:p>
              </table:table-cell>
              <table:table-cell office:value-type="float" office:value="590571000">
                <text:p>590571000</text:p>
              </table:table-cell>
              <table:table-cell office:value-type="float" office:value="590041000">
                <text:p>590041000</text:p>
              </table:table-cell>
              <table:table-cell office:value-type="float" office:value="590531000">
                <text:p>590531000</text:p>
              </table:table-cell>
              <table:table-cell office:value-type="float" office:value="591298000">
                <text:p>591298000</text:p>
              </table:table-cell>
              <table:table-cell office:value-type="float" office:value="590680000">
                <text:p>590680000</text:p>
              </table:table-cell>
              <table:table-cell office:value-type="float" office:value="591251000">
                <text:p>591251000</text:p>
              </table:table-cell>
              <table:table-cell office:value-type="float" office:value="591072000">
                <text:p>591072000</text:p>
              </table:table-cell>
              <table:table-cell office:value-type="float" office:value="591797000">
                <text:p>591797000</text:p>
              </table:table-cell>
              <table:table-cell office:value-type="float" office:value="589784000">
                <text:p>589784000</text:p>
              </table:table-cell>
              <table:table-cell office:value-type="float" office:value="591327000">
                <text:p>591327000</text:p>
              </table:table-cell>
              <table:table-cell office:value-type="float" office:value="589704000">
                <text:p>589704000</text:p>
              </table:table-cell>
              <table:table-cell office:value-type="float" office:value="589717000">
                <text:p>589717000</text:p>
              </table:table-cell>
              <table:table-cell office:value-type="float" office:value="590834000">
                <text:p>590834000</text:p>
              </table:table-cell>
              <table:table-cell office:value-type="float" office:value="590716000">
                <text:p>590716000</text:p>
              </table:table-cell>
              <table:table-cell office:value-type="float" office:value="590804000">
                <text:p>590804000</text:p>
              </table:table-cell>
              <table:table-cell office:value-type="float" office:value="590367000">
                <text:p>590367000</text:p>
              </table:table-cell>
              <table:table-cell office:value-type="float" office:value="588631000">
                <text:p>588631000</text:p>
              </table:table-cell>
              <table:table-cell office:value-type="float" office:value="590736000">
                <text:p>590736000</text:p>
              </table:table-cell>
              <table:table-cell office:value-type="float" office:value="590736000">
                <text:p>590736000</text:p>
              </table:table-cell>
              <table:table-cell office:value-type="float" office:value="590683000">
                <text:p>590683000</text:p>
              </table:table-cell>
              <table:table-cell office:value-type="float" office:value="590236000">
                <text:p>590236000</text:p>
              </table:table-cell>
              <table:table-cell office:value-type="float" office:value="590745000">
                <text:p>590745000</text:p>
              </table:table-cell>
              <table:table-cell office:value-type="float" office:value="590381000">
                <text:p>590381000</text:p>
              </table:table-cell>
              <table:table-cell office:value-type="float" office:value="589080000">
                <text:p>589080000</text:p>
              </table:table-cell>
              <table:table-cell office:value-type="float" office:value="590336000">
                <text:p>590336000</text:p>
              </table:table-cell>
              <table:table-cell office:value-type="float" office:value="590097000">
                <text:p>590097000</text:p>
              </table:table-cell>
              <table:table-cell office:value-type="float" office:value="590955000">
                <text:p>590955000</text:p>
              </table:table-cell>
              <table:table-cell office:value-type="float" office:value="590949000">
                <text:p>590949000</text:p>
              </table:table-cell>
              <table:table-cell office:value-type="float" office:value="590582000">
                <text:p>590582000</text:p>
              </table:table-cell>
              <table:table-cell office:value-type="float" office:value="590593000">
                <text:p>590593000</text:p>
              </table:table-cell>
              <table:table-cell office:value-type="float" office:value="591535000">
                <text:p>591535000</text:p>
              </table:table-cell>
              <table:table-cell office:value-type="float" office:value="591073000">
                <text:p>591073000</text:p>
              </table:table-cell>
              <table:table-cell office:value-type="float" office:value="591083000">
                <text:p>591083000</text:p>
              </table:table-cell>
              <table:table-cell office:value-type="float" office:value="590362000">
                <text:p>590362000</text:p>
              </table:table-cell>
              <table:table-cell office:value-type="float" office:value="590803000">
                <text:p>590803000</text:p>
              </table:table-cell>
              <table:table-cell office:value-type="float" office:value="591262000">
                <text:p>591262000</text:p>
              </table:table-cell>
              <table:table-cell office:value-type="float" office:value="590878000">
                <text:p>590878000</text:p>
              </table:table-cell>
              <table:table-cell office:value-type="float" office:value="591728000">
                <text:p>591728000</text:p>
              </table:table-cell>
              <table:table-cell office:value-type="float" office:value="590065000">
                <text:p>590065000</text:p>
              </table:table-cell>
              <table:table-cell office:value-type="float" office:value="589986000">
                <text:p>589986000</text:p>
              </table:table-cell>
              <table:table-cell office:value-type="float" office:value="591158000">
                <text:p>591158000</text:p>
              </table:table-cell>
              <table:table-cell office:value-type="float" office:value="589911000">
                <text:p>589911000</text:p>
              </table:table-cell>
              <table:table-cell office:value-type="float" office:value="589425000">
                <text:p>589425000</text:p>
              </table:table-cell>
              <table:table-cell office:value-type="float" office:value="590556000">
                <text:p>590556000</text:p>
              </table:table-cell>
              <table:table-cell office:value-type="float" office:value="589987000">
                <text:p>589987000</text:p>
              </table:table-cell>
              <table:table-cell office:value-type="float" office:value="589966000">
                <text:p>589966000</text:p>
              </table:table-cell>
              <table:table-cell office:value-type="float" office:value="589143000">
                <text:p>589143000</text:p>
              </table:table-cell>
              <table:table-cell office:value-type="float" office:value="588735000">
                <text:p>588735000</text:p>
              </table:table-cell>
              <table:table-cell office:value-type="float" office:value="590346000">
                <text:p>590346000</text:p>
              </table:table-cell>
              <table:table-cell office:value-type="float" office:value="590042000">
                <text:p>590042000</text:p>
              </table:table-cell>
              <table:table-cell office:value-type="float" office:value="591103000">
                <text:p>591103000</text:p>
              </table:table-cell>
              <table:table-cell office:value-type="float" office:value="590764000">
                <text:p>590764000</text:p>
              </table:table-cell>
              <table:table-cell office:value-type="float" office:value="590387000">
                <text:p>590387000</text:p>
              </table:table-cell>
              <table:table-cell office:value-type="float" office:value="590915000">
                <text:p>590915000</text:p>
              </table:table-cell>
              <table:table-cell office:value-type="float" office:value="590893000">
                <text:p>590893000</text:p>
              </table:table-cell>
              <table:table-cell office:value-type="float" office:value="588637000">
                <text:p>588637000</text:p>
              </table:table-cell>
              <table:table-cell office:value-type="float" office:value="591286000">
                <text:p>591286000</text:p>
              </table:table-cell>
              <table:table-cell office:value-type="float" office:value="591218000">
                <text:p>591218000</text:p>
              </table:table-cell>
              <table:table-cell office:value-type="float" office:value="590945000">
                <text:p>590945000</text:p>
              </table:table-cell>
              <table:table-cell office:value-type="float" office:value="590685000">
                <text:p>590685000</text:p>
              </table:table-cell>
              <table:table-cell office:value-type="float" office:value="590666000">
                <text:p>590666000</text:p>
              </table:table-cell>
              <table:table-cell office:value-type="float" office:value="591198000">
                <text:p>591198000</text:p>
              </table:table-cell>
              <table:table-cell office:value-type="float" office:value="590890000">
                <text:p>590890000</text:p>
              </table:table-cell>
              <table:table-cell office:value-type="float" office:value="590751000">
                <text:p>590751000</text:p>
              </table:table-cell>
              <table:table-cell office:value-type="float" office:value="590474000">
                <text:p>590474000</text:p>
              </table:table-cell>
              <table:table-cell office:value-type="float" office:value="590333000">
                <text:p>590333000</text:p>
              </table:table-cell>
              <table:table-cell office:value-type="float" office:value="591709000">
                <text:p>591709000</text:p>
              </table:table-cell>
              <table:table-cell office:value-type="float" office:value="591725000">
                <text:p>591725000</text:p>
              </table:table-cell>
              <table:table-cell office:value-type="float" office:value="590721000">
                <text:p>590721000</text:p>
              </table:table-cell>
              <table:table-cell office:value-type="float" office:value="590879000">
                <text:p>590879000</text:p>
              </table:table-cell>
              <table:table-cell office:value-type="float" office:value="590443000">
                <text:p>590443000</text:p>
              </table:table-cell>
              <table:table-cell office:value-type="float" office:value="591342000">
                <text:p>591342000</text:p>
              </table:table-cell>
              <table:table-cell office:value-type="float" office:value="590345000">
                <text:p>590345000</text:p>
              </table:table-cell>
              <table:table-cell office:value-type="float" office:value="590021000">
                <text:p>590021000</text:p>
              </table:table-cell>
              <table:table-cell office:value-type="float" office:value="590613000">
                <text:p>590613000</text:p>
              </table:table-cell>
              <table:table-cell office:value-type="float" office:value="590161000">
                <text:p>590161000</text:p>
              </table:table-cell>
              <table:table-cell office:value-type="float" office:value="589816000">
                <text:p>589816000</text:p>
              </table:table-cell>
              <table:table-cell office:value-type="float" office:value="590200000">
                <text:p>590200000</text:p>
              </table:table-cell>
              <table:table-cell office:value-type="float" office:value="590418000">
                <text:p>590418000</text:p>
              </table:table-cell>
              <table:table-cell office:value-type="float" office:value="590295000">
                <text:p>590295000</text:p>
              </table:table-cell>
              <table:table-cell office:value-type="float" office:value="591298000">
                <text:p>591298000</text:p>
              </table:table-cell>
              <table:table-cell office:value-type="float" office:value="590079000">
                <text:p>590079000</text:p>
              </table:table-cell>
              <table:table-cell office:value-type="float" office:value="589829000">
                <text:p>589829000</text:p>
              </table:table-cell>
              <table:table-cell office:value-type="float" office:value="591648000">
                <text:p>591648000</text:p>
              </table:table-cell>
              <table:table-cell office:value-type="float" office:value="589310000">
                <text:p>589310000</text:p>
              </table:table-cell>
              <table:table-cell office:value-type="float" office:value="591082000">
                <text:p>591082000</text:p>
              </table:table-cell>
              <table:table-cell office:value-type="float" office:value="590000000">
                <text:p>590000000</text:p>
              </table:table-cell>
              <table:table-cell office:value-type="float" office:value="590097000">
                <text:p>590097000</text:p>
              </table:table-cell>
              <table:table-cell office:value-type="float" office:value="589832000">
                <text:p>589832000</text:p>
              </table:table-cell>
              <table:table-cell office:value-type="float" office:value="588614000">
                <text:p>588614000</text:p>
              </table:table-cell>
              <table:table-cell office:value-type="float" office:value="590203000">
                <text:p>590203000</text:p>
              </table:table-cell>
              <table:table-cell office:value-type="float" office:value="591145000">
                <text:p>591145000</text:p>
              </table:table-cell>
              <table:table-cell office:value-type="float" office:value="589035000">
                <text:p>589035000</text:p>
              </table:table-cell>
              <table:table-cell office:value-type="float" office:value="591363000">
                <text:p>591363000</text:p>
              </table:table-cell>
              <table:table-cell office:value-type="float" office:value="591095000">
                <text:p>591095000</text:p>
              </table:table-cell>
              <table:table-cell office:value-type="float" office:value="591416000">
                <text:p>591416000</text:p>
              </table:table-cell>
              <table:table-cell office:value-type="float" office:value="589952000">
                <text:p>589952000</text:p>
              </table:table-cell>
              <table:table-cell office:value-type="float" office:value="590429000">
                <text:p>590429000</text:p>
              </table:table-cell>
              <table:table-cell office:value-type="float" office:value="590606000">
                <text:p>590606000</text:p>
              </table:table-cell>
              <table:table-cell office:value-type="float" office:value="590627000">
                <text:p>590627000</text:p>
              </table:table-cell>
              <table:table-cell office:value-type="float" office:value="590682000">
                <text:p>590682000</text:p>
              </table:table-cell>
              <table:table-cell office:value-type="float" office:value="590826000">
                <text:p>590826000</text:p>
              </table:table-cell>
              <table:table-cell office:value-type="float" office:value="590872000">
                <text:p>590872000</text:p>
              </table:table-cell>
              <table:table-cell office:value-type="float" office:value="590760000">
                <text:p>590760000</text:p>
              </table:table-cell>
              <table:table-cell office:value-type="float" office:value="590750000">
                <text:p>5907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swaps</text:p>
                <draw:g>
                  <svg:desc>zuck_small_1step.A7:zuck_small_1step.A7</svg:desc>
                </draw:g>
              </table:table-cell>
              <table:table-cell office:value-type="float" office:value="611037000">
                <text:p>611037000</text:p>
                <draw:g>
                  <svg:desc>zuck_small_1step.B7:zuck_small_1step.ALZ7</svg:desc>
                </draw:g>
              </table:table-cell>
              <table:table-cell office:value-type="float" office:value="614467000">
                <text:p>614467000</text:p>
              </table:table-cell>
              <table:table-cell office:value-type="float" office:value="613200000">
                <text:p>613200000</text:p>
              </table:table-cell>
              <table:table-cell office:value-type="float" office:value="614968000">
                <text:p>614968000</text:p>
              </table:table-cell>
              <table:table-cell office:value-type="float" office:value="612447000">
                <text:p>612447000</text:p>
              </table:table-cell>
              <table:table-cell office:value-type="float" office:value="615252000">
                <text:p>615252000</text:p>
              </table:table-cell>
              <table:table-cell office:value-type="float" office:value="611612000">
                <text:p>611612000</text:p>
              </table:table-cell>
              <table:table-cell office:value-type="float" office:value="613489000">
                <text:p>613489000</text:p>
              </table:table-cell>
              <table:table-cell office:value-type="float" office:value="614503000">
                <text:p>614503000</text:p>
              </table:table-cell>
              <table:table-cell office:value-type="float" office:value="610983000">
                <text:p>610983000</text:p>
              </table:table-cell>
              <table:table-cell office:value-type="float" office:value="614919000">
                <text:p>614919000</text:p>
              </table:table-cell>
              <table:table-cell office:value-type="float" office:value="613483000">
                <text:p>613483000</text:p>
              </table:table-cell>
              <table:table-cell office:value-type="float" office:value="610588000">
                <text:p>610588000</text:p>
              </table:table-cell>
              <table:table-cell office:value-type="float" office:value="614175000">
                <text:p>614175000</text:p>
              </table:table-cell>
              <table:table-cell office:value-type="float" office:value="614299000">
                <text:p>614299000</text:p>
              </table:table-cell>
              <table:table-cell office:value-type="float" office:value="615617000">
                <text:p>615617000</text:p>
              </table:table-cell>
              <table:table-cell office:value-type="float" office:value="612413000">
                <text:p>612413000</text:p>
              </table:table-cell>
              <table:table-cell office:value-type="float" office:value="609542000">
                <text:p>609542000</text:p>
              </table:table-cell>
              <table:table-cell office:value-type="float" office:value="611865000">
                <text:p>611865000</text:p>
              </table:table-cell>
              <table:table-cell office:value-type="float" office:value="611343000">
                <text:p>611343000</text:p>
              </table:table-cell>
              <table:table-cell office:value-type="float" office:value="612630000">
                <text:p>612630000</text:p>
              </table:table-cell>
              <table:table-cell office:value-type="float" office:value="611759000">
                <text:p>611759000</text:p>
              </table:table-cell>
              <table:table-cell office:value-type="float" office:value="610715000">
                <text:p>610715000</text:p>
              </table:table-cell>
              <table:table-cell office:value-type="float" office:value="612345000">
                <text:p>612345000</text:p>
              </table:table-cell>
              <table:table-cell office:value-type="float" office:value="612695000">
                <text:p>612695000</text:p>
              </table:table-cell>
              <table:table-cell office:value-type="float" office:value="610421000">
                <text:p>610421000</text:p>
              </table:table-cell>
              <table:table-cell office:value-type="float" office:value="614265000">
                <text:p>614265000</text:p>
              </table:table-cell>
              <table:table-cell office:value-type="float" office:value="612899000">
                <text:p>612899000</text:p>
              </table:table-cell>
              <table:table-cell office:value-type="float" office:value="613227000">
                <text:p>613227000</text:p>
              </table:table-cell>
              <table:table-cell office:value-type="float" office:value="611322000">
                <text:p>611322000</text:p>
              </table:table-cell>
              <table:table-cell office:value-type="float" office:value="614615000">
                <text:p>614615000</text:p>
              </table:table-cell>
              <table:table-cell office:value-type="float" office:value="610530000">
                <text:p>610530000</text:p>
              </table:table-cell>
              <table:table-cell office:value-type="float" office:value="613525000">
                <text:p>613525000</text:p>
              </table:table-cell>
              <table:table-cell office:value-type="float" office:value="611692000">
                <text:p>611692000</text:p>
              </table:table-cell>
              <table:table-cell office:value-type="float" office:value="612964000">
                <text:p>612964000</text:p>
              </table:table-cell>
              <table:table-cell office:value-type="float" office:value="613567000">
                <text:p>613567000</text:p>
              </table:table-cell>
              <table:table-cell office:value-type="float" office:value="612807000">
                <text:p>612807000</text:p>
              </table:table-cell>
              <table:table-cell office:value-type="float" office:value="611005000">
                <text:p>611005000</text:p>
              </table:table-cell>
              <table:table-cell office:value-type="float" office:value="612337000">
                <text:p>612337000</text:p>
              </table:table-cell>
              <table:table-cell office:value-type="float" office:value="613124000">
                <text:p>613124000</text:p>
              </table:table-cell>
              <table:table-cell office:value-type="float" office:value="613281000">
                <text:p>613281000</text:p>
              </table:table-cell>
              <table:table-cell office:value-type="float" office:value="610299000">
                <text:p>610299000</text:p>
              </table:table-cell>
              <table:table-cell office:value-type="float" office:value="610759000">
                <text:p>610759000</text:p>
              </table:table-cell>
              <table:table-cell office:value-type="float" office:value="613732000">
                <text:p>613732000</text:p>
              </table:table-cell>
              <table:table-cell office:value-type="float" office:value="614549000">
                <text:p>614549000</text:p>
              </table:table-cell>
              <table:table-cell office:value-type="float" office:value="613071000">
                <text:p>613071000</text:p>
              </table:table-cell>
              <table:table-cell office:value-type="float" office:value="614391000">
                <text:p>614391000</text:p>
              </table:table-cell>
              <table:table-cell office:value-type="float" office:value="612825000">
                <text:p>612825000</text:p>
              </table:table-cell>
              <table:table-cell office:value-type="float" office:value="611494000">
                <text:p>611494000</text:p>
              </table:table-cell>
              <table:table-cell office:value-type="float" office:value="612922000">
                <text:p>612922000</text:p>
              </table:table-cell>
              <table:table-cell office:value-type="float" office:value="612021000">
                <text:p>612021000</text:p>
              </table:table-cell>
              <table:table-cell office:value-type="float" office:value="612052000">
                <text:p>612052000</text:p>
              </table:table-cell>
              <table:table-cell office:value-type="float" office:value="614416000">
                <text:p>614416000</text:p>
              </table:table-cell>
              <table:table-cell office:value-type="float" office:value="611821000">
                <text:p>611821000</text:p>
              </table:table-cell>
              <table:table-cell office:value-type="float" office:value="613344000">
                <text:p>613344000</text:p>
              </table:table-cell>
              <table:table-cell office:value-type="float" office:value="615851000">
                <text:p>615851000</text:p>
              </table:table-cell>
              <table:table-cell office:value-type="float" office:value="614631000">
                <text:p>614631000</text:p>
              </table:table-cell>
              <table:table-cell office:value-type="float" office:value="613346000">
                <text:p>613346000</text:p>
              </table:table-cell>
              <table:table-cell office:value-type="float" office:value="614720000">
                <text:p>614720000</text:p>
              </table:table-cell>
              <table:table-cell office:value-type="float" office:value="610981000">
                <text:p>610981000</text:p>
              </table:table-cell>
              <table:table-cell office:value-type="float" office:value="615025000">
                <text:p>615025000</text:p>
              </table:table-cell>
              <table:table-cell office:value-type="float" office:value="612658000">
                <text:p>612658000</text:p>
              </table:table-cell>
              <table:table-cell office:value-type="float" office:value="612458000">
                <text:p>612458000</text:p>
              </table:table-cell>
              <table:table-cell office:value-type="float" office:value="614424000">
                <text:p>614424000</text:p>
              </table:table-cell>
              <table:table-cell office:value-type="float" office:value="613400000">
                <text:p>613400000</text:p>
              </table:table-cell>
              <table:table-cell office:value-type="float" office:value="612438000">
                <text:p>612438000</text:p>
              </table:table-cell>
              <table:table-cell office:value-type="float" office:value="615977000">
                <text:p>615977000</text:p>
              </table:table-cell>
              <table:table-cell office:value-type="float" office:value="612937000">
                <text:p>612937000</text:p>
              </table:table-cell>
              <table:table-cell office:value-type="float" office:value="613251000">
                <text:p>613251000</text:p>
              </table:table-cell>
              <table:table-cell office:value-type="float" office:value="614291000">
                <text:p>614291000</text:p>
              </table:table-cell>
              <table:table-cell office:value-type="float" office:value="613765000">
                <text:p>613765000</text:p>
              </table:table-cell>
              <table:table-cell office:value-type="float" office:value="613842000">
                <text:p>613842000</text:p>
              </table:table-cell>
              <table:table-cell office:value-type="float" office:value="614417000">
                <text:p>614417000</text:p>
              </table:table-cell>
              <table:table-cell office:value-type="float" office:value="610855000">
                <text:p>610855000</text:p>
              </table:table-cell>
              <table:table-cell office:value-type="float" office:value="614802000">
                <text:p>614802000</text:p>
              </table:table-cell>
              <table:table-cell office:value-type="float" office:value="613009000">
                <text:p>613009000</text:p>
              </table:table-cell>
              <table:table-cell office:value-type="float" office:value="612610000">
                <text:p>612610000</text:p>
              </table:table-cell>
              <table:table-cell office:value-type="float" office:value="611412000">
                <text:p>611412000</text:p>
              </table:table-cell>
              <table:table-cell office:value-type="float" office:value="614265000">
                <text:p>614265000</text:p>
              </table:table-cell>
              <table:table-cell office:value-type="float" office:value="612983000">
                <text:p>612983000</text:p>
              </table:table-cell>
              <table:table-cell office:value-type="float" office:value="610589000">
                <text:p>610589000</text:p>
              </table:table-cell>
              <table:table-cell office:value-type="float" office:value="614056000">
                <text:p>614056000</text:p>
              </table:table-cell>
              <table:table-cell office:value-type="float" office:value="614661000">
                <text:p>614661000</text:p>
              </table:table-cell>
              <table:table-cell office:value-type="float" office:value="616964000">
                <text:p>616964000</text:p>
              </table:table-cell>
              <table:table-cell office:value-type="float" office:value="615386000">
                <text:p>615386000</text:p>
              </table:table-cell>
              <table:table-cell office:value-type="float" office:value="615320000">
                <text:p>615320000</text:p>
              </table:table-cell>
              <table:table-cell office:value-type="float" office:value="612213000">
                <text:p>612213000</text:p>
              </table:table-cell>
              <table:table-cell office:value-type="float" office:value="613893000">
                <text:p>613893000</text:p>
              </table:table-cell>
              <table:table-cell office:value-type="float" office:value="613461000">
                <text:p>613461000</text:p>
              </table:table-cell>
              <table:table-cell office:value-type="float" office:value="610703000">
                <text:p>610703000</text:p>
              </table:table-cell>
              <table:table-cell office:value-type="float" office:value="613076000">
                <text:p>613076000</text:p>
              </table:table-cell>
              <table:table-cell office:value-type="float" office:value="613610000">
                <text:p>613610000</text:p>
              </table:table-cell>
              <table:table-cell office:value-type="float" office:value="613355000">
                <text:p>613355000</text:p>
              </table:table-cell>
              <table:table-cell office:value-type="float" office:value="613561000">
                <text:p>613561000</text:p>
              </table:table-cell>
              <table:table-cell office:value-type="float" office:value="614157000">
                <text:p>614157000</text:p>
              </table:table-cell>
              <table:table-cell office:value-type="float" office:value="613829000">
                <text:p>613829000</text:p>
              </table:table-cell>
              <table:table-cell office:value-type="float" office:value="612620000">
                <text:p>612620000</text:p>
              </table:table-cell>
              <table:table-cell office:value-type="float" office:value="614349000">
                <text:p>614349000</text:p>
              </table:table-cell>
              <table:table-cell office:value-type="float" office:value="611488000">
                <text:p>611488000</text:p>
              </table:table-cell>
              <table:table-cell office:value-type="float" office:value="611869000">
                <text:p>611869000</text:p>
              </table:table-cell>
              <table:table-cell office:value-type="float" office:value="610036000">
                <text:p>610036000</text:p>
              </table:table-cell>
              <table:table-cell office:value-type="float" office:value="612096000">
                <text:p>612096000</text:p>
              </table:table-cell>
              <table:table-cell office:value-type="float" office:value="613083000">
                <text:p>613083000</text:p>
              </table:table-cell>
              <table:table-cell office:value-type="float" office:value="612435000">
                <text:p>612435000</text:p>
              </table:table-cell>
              <table:table-cell office:value-type="float" office:value="612567000">
                <text:p>612567000</text:p>
              </table:table-cell>
              <table:table-cell office:value-type="float" office:value="613024000">
                <text:p>613024000</text:p>
              </table:table-cell>
              <table:table-cell office:value-type="float" office:value="614911000">
                <text:p>614911000</text:p>
              </table:table-cell>
              <table:table-cell office:value-type="float" office:value="609592000">
                <text:p>609592000</text:p>
              </table:table-cell>
              <table:table-cell office:value-type="float" office:value="611480000">
                <text:p>611480000</text:p>
              </table:table-cell>
              <table:table-cell office:value-type="float" office:value="611267000">
                <text:p>611267000</text:p>
              </table:table-cell>
              <table:table-cell office:value-type="float" office:value="614048000">
                <text:p>614048000</text:p>
              </table:table-cell>
              <table:table-cell office:value-type="float" office:value="614114000">
                <text:p>614114000</text:p>
              </table:table-cell>
              <table:table-cell office:value-type="float" office:value="612201000">
                <text:p>612201000</text:p>
              </table:table-cell>
              <table:table-cell office:value-type="float" office:value="614339000">
                <text:p>614339000</text:p>
              </table:table-cell>
              <table:table-cell office:value-type="float" office:value="613356000">
                <text:p>613356000</text:p>
              </table:table-cell>
              <table:table-cell office:value-type="float" office:value="611876000">
                <text:p>611876000</text:p>
              </table:table-cell>
              <table:table-cell office:value-type="float" office:value="612851000">
                <text:p>612851000</text:p>
              </table:table-cell>
              <table:table-cell office:value-type="float" office:value="612799000">
                <text:p>612799000</text:p>
              </table:table-cell>
              <table:table-cell office:value-type="float" office:value="612971000">
                <text:p>612971000</text:p>
              </table:table-cell>
              <table:table-cell office:value-type="float" office:value="613638000">
                <text:p>613638000</text:p>
              </table:table-cell>
              <table:table-cell office:value-type="float" office:value="614486000">
                <text:p>614486000</text:p>
              </table:table-cell>
              <table:table-cell office:value-type="float" office:value="611890000">
                <text:p>611890000</text:p>
              </table:table-cell>
              <table:table-cell office:value-type="float" office:value="613551000">
                <text:p>613551000</text:p>
              </table:table-cell>
              <table:table-cell office:value-type="float" office:value="615290000">
                <text:p>615290000</text:p>
              </table:table-cell>
              <table:table-cell office:value-type="float" office:value="612042000">
                <text:p>612042000</text:p>
              </table:table-cell>
              <table:table-cell office:value-type="float" office:value="615824000">
                <text:p>615824000</text:p>
              </table:table-cell>
              <table:table-cell office:value-type="float" office:value="612573000">
                <text:p>612573000</text:p>
              </table:table-cell>
              <table:table-cell office:value-type="float" office:value="613713000">
                <text:p>613713000</text:p>
              </table:table-cell>
              <table:table-cell office:value-type="float" office:value="613224000">
                <text:p>613224000</text:p>
              </table:table-cell>
              <table:table-cell office:value-type="float" office:value="613377000">
                <text:p>613377000</text:p>
              </table:table-cell>
              <table:table-cell office:value-type="float" office:value="614067000">
                <text:p>614067000</text:p>
              </table:table-cell>
              <table:table-cell office:value-type="float" office:value="613178000">
                <text:p>613178000</text:p>
              </table:table-cell>
              <table:table-cell office:value-type="float" office:value="613653000">
                <text:p>613653000</text:p>
              </table:table-cell>
              <table:table-cell office:value-type="float" office:value="613347000">
                <text:p>613347000</text:p>
              </table:table-cell>
              <table:table-cell office:value-type="float" office:value="612247000">
                <text:p>612247000</text:p>
              </table:table-cell>
              <table:table-cell office:value-type="float" office:value="612315000">
                <text:p>612315000</text:p>
              </table:table-cell>
              <table:table-cell office:value-type="float" office:value="613747000">
                <text:p>613747000</text:p>
              </table:table-cell>
              <table:table-cell office:value-type="float" office:value="613229000">
                <text:p>613229000</text:p>
              </table:table-cell>
              <table:table-cell office:value-type="float" office:value="614475000">
                <text:p>614475000</text:p>
              </table:table-cell>
              <table:table-cell office:value-type="float" office:value="614280000">
                <text:p>614280000</text:p>
              </table:table-cell>
              <table:table-cell office:value-type="float" office:value="614421000">
                <text:p>614421000</text:p>
              </table:table-cell>
              <table:table-cell office:value-type="float" office:value="609971000">
                <text:p>609971000</text:p>
              </table:table-cell>
              <table:table-cell office:value-type="float" office:value="611831000">
                <text:p>611831000</text:p>
              </table:table-cell>
              <table:table-cell office:value-type="float" office:value="612362000">
                <text:p>612362000</text:p>
              </table:table-cell>
              <table:table-cell office:value-type="float" office:value="612843000">
                <text:p>612843000</text:p>
              </table:table-cell>
              <table:table-cell office:value-type="float" office:value="612312000">
                <text:p>612312000</text:p>
              </table:table-cell>
              <table:table-cell office:value-type="float" office:value="613205000">
                <text:p>613205000</text:p>
              </table:table-cell>
              <table:table-cell office:value-type="float" office:value="613670000">
                <text:p>613670000</text:p>
              </table:table-cell>
              <table:table-cell office:value-type="float" office:value="612804000">
                <text:p>612804000</text:p>
              </table:table-cell>
              <table:table-cell office:value-type="float" office:value="613998000">
                <text:p>613998000</text:p>
              </table:table-cell>
              <table:table-cell office:value-type="float" office:value="614603000">
                <text:p>614603000</text:p>
              </table:table-cell>
              <table:table-cell office:value-type="float" office:value="612758000">
                <text:p>612758000</text:p>
              </table:table-cell>
              <table:table-cell office:value-type="float" office:value="612437000">
                <text:p>612437000</text:p>
              </table:table-cell>
              <table:table-cell office:value-type="float" office:value="613677000">
                <text:p>613677000</text:p>
              </table:table-cell>
              <table:table-cell office:value-type="float" office:value="611175000">
                <text:p>611175000</text:p>
              </table:table-cell>
              <table:table-cell office:value-type="float" office:value="610369000">
                <text:p>610369000</text:p>
              </table:table-cell>
              <table:table-cell office:value-type="float" office:value="612750000">
                <text:p>612750000</text:p>
              </table:table-cell>
              <table:table-cell office:value-type="float" office:value="614117000">
                <text:p>614117000</text:p>
              </table:table-cell>
              <table:table-cell office:value-type="float" office:value="614391000">
                <text:p>614391000</text:p>
              </table:table-cell>
              <table:table-cell office:value-type="float" office:value="612985000">
                <text:p>612985000</text:p>
              </table:table-cell>
              <table:table-cell office:value-type="float" office:value="609463000">
                <text:p>609463000</text:p>
              </table:table-cell>
              <table:table-cell office:value-type="float" office:value="612527000">
                <text:p>612527000</text:p>
              </table:table-cell>
              <table:table-cell office:value-type="float" office:value="612751000">
                <text:p>612751000</text:p>
              </table:table-cell>
              <table:table-cell office:value-type="float" office:value="614245000">
                <text:p>614245000</text:p>
              </table:table-cell>
              <table:table-cell office:value-type="float" office:value="612814000">
                <text:p>612814000</text:p>
              </table:table-cell>
              <table:table-cell office:value-type="float" office:value="612141000">
                <text:p>612141000</text:p>
              </table:table-cell>
              <table:table-cell office:value-type="float" office:value="614833000">
                <text:p>614833000</text:p>
              </table:table-cell>
              <table:table-cell office:value-type="float" office:value="612412000">
                <text:p>612412000</text:p>
              </table:table-cell>
              <table:table-cell office:value-type="float" office:value="613300000">
                <text:p>613300000</text:p>
              </table:table-cell>
              <table:table-cell office:value-type="float" office:value="613790000">
                <text:p>613790000</text:p>
              </table:table-cell>
              <table:table-cell office:value-type="float" office:value="612229000">
                <text:p>612229000</text:p>
              </table:table-cell>
              <table:table-cell office:value-type="float" office:value="610784000">
                <text:p>610784000</text:p>
              </table:table-cell>
              <table:table-cell office:value-type="float" office:value="612205000">
                <text:p>612205000</text:p>
              </table:table-cell>
              <table:table-cell office:value-type="float" office:value="614084000">
                <text:p>614084000</text:p>
              </table:table-cell>
              <table:table-cell office:value-type="float" office:value="615191000">
                <text:p>615191000</text:p>
              </table:table-cell>
              <table:table-cell office:value-type="float" office:value="614286000">
                <text:p>614286000</text:p>
              </table:table-cell>
              <table:table-cell office:value-type="float" office:value="612045000">
                <text:p>612045000</text:p>
              </table:table-cell>
              <table:table-cell office:value-type="float" office:value="613227000">
                <text:p>613227000</text:p>
              </table:table-cell>
              <table:table-cell office:value-type="float" office:value="614401000">
                <text:p>614401000</text:p>
              </table:table-cell>
              <table:table-cell office:value-type="float" office:value="612981000">
                <text:p>612981000</text:p>
              </table:table-cell>
              <table:table-cell office:value-type="float" office:value="613837000">
                <text:p>613837000</text:p>
              </table:table-cell>
              <table:table-cell office:value-type="float" office:value="611059000">
                <text:p>611059000</text:p>
              </table:table-cell>
              <table:table-cell office:value-type="float" office:value="614767000">
                <text:p>614767000</text:p>
              </table:table-cell>
              <table:table-cell office:value-type="float" office:value="610919000">
                <text:p>610919000</text:p>
              </table:table-cell>
              <table:table-cell office:value-type="float" office:value="613288000">
                <text:p>613288000</text:p>
              </table:table-cell>
              <table:table-cell office:value-type="float" office:value="613701000">
                <text:p>613701000</text:p>
              </table:table-cell>
              <table:table-cell office:value-type="float" office:value="611432000">
                <text:p>611432000</text:p>
              </table:table-cell>
              <table:table-cell office:value-type="float" office:value="611593000">
                <text:p>611593000</text:p>
              </table:table-cell>
              <table:table-cell office:value-type="float" office:value="613180000">
                <text:p>613180000</text:p>
              </table:table-cell>
              <table:table-cell office:value-type="float" office:value="614218000">
                <text:p>614218000</text:p>
              </table:table-cell>
              <table:table-cell office:value-type="float" office:value="610888000">
                <text:p>610888000</text:p>
              </table:table-cell>
              <table:table-cell office:value-type="float" office:value="612674000">
                <text:p>612674000</text:p>
              </table:table-cell>
              <table:table-cell office:value-type="float" office:value="610695000">
                <text:p>610695000</text:p>
              </table:table-cell>
              <table:table-cell office:value-type="float" office:value="613903000">
                <text:p>613903000</text:p>
              </table:table-cell>
              <table:table-cell office:value-type="float" office:value="613676000">
                <text:p>613676000</text:p>
              </table:table-cell>
              <table:table-cell office:value-type="float" office:value="613649000">
                <text:p>613649000</text:p>
              </table:table-cell>
              <table:table-cell office:value-type="float" office:value="613123000">
                <text:p>613123000</text:p>
              </table:table-cell>
              <table:table-cell office:value-type="float" office:value="613608000">
                <text:p>613608000</text:p>
              </table:table-cell>
              <table:table-cell office:value-type="float" office:value="614367000">
                <text:p>614367000</text:p>
              </table:table-cell>
              <table:table-cell office:value-type="float" office:value="611563000">
                <text:p>611563000</text:p>
              </table:table-cell>
              <table:table-cell office:value-type="float" office:value="613445000">
                <text:p>613445000</text:p>
              </table:table-cell>
              <table:table-cell office:value-type="float" office:value="613972000">
                <text:p>613972000</text:p>
              </table:table-cell>
              <table:table-cell office:value-type="float" office:value="610969000">
                <text:p>610969000</text:p>
              </table:table-cell>
              <table:table-cell office:value-type="float" office:value="614848000">
                <text:p>614848000</text:p>
              </table:table-cell>
              <table:table-cell office:value-type="float" office:value="614246000">
                <text:p>614246000</text:p>
              </table:table-cell>
              <table:table-cell office:value-type="float" office:value="613220000">
                <text:p>613220000</text:p>
              </table:table-cell>
              <table:table-cell office:value-type="float" office:value="612248000">
                <text:p>612248000</text:p>
              </table:table-cell>
              <table:table-cell office:value-type="float" office:value="613101000">
                <text:p>613101000</text:p>
              </table:table-cell>
              <table:table-cell office:value-type="float" office:value="613017000">
                <text:p>613017000</text:p>
              </table:table-cell>
              <table:table-cell office:value-type="float" office:value="613597000">
                <text:p>613597000</text:p>
              </table:table-cell>
              <table:table-cell office:value-type="float" office:value="613213000">
                <text:p>613213000</text:p>
              </table:table-cell>
              <table:table-cell office:value-type="float" office:value="610846000">
                <text:p>610846000</text:p>
              </table:table-cell>
              <table:table-cell office:value-type="float" office:value="614299000">
                <text:p>614299000</text:p>
              </table:table-cell>
              <table:table-cell office:value-type="float" office:value="613429000">
                <text:p>613429000</text:p>
              </table:table-cell>
              <table:table-cell office:value-type="float" office:value="612404000">
                <text:p>612404000</text:p>
              </table:table-cell>
              <table:table-cell office:value-type="float" office:value="613330000">
                <text:p>613330000</text:p>
              </table:table-cell>
              <table:table-cell office:value-type="float" office:value="610472000">
                <text:p>610472000</text:p>
              </table:table-cell>
              <table:table-cell office:value-type="float" office:value="612618000">
                <text:p>612618000</text:p>
              </table:table-cell>
              <table:table-cell office:value-type="float" office:value="611557000">
                <text:p>611557000</text:p>
              </table:table-cell>
              <table:table-cell office:value-type="float" office:value="614993000">
                <text:p>614993000</text:p>
              </table:table-cell>
              <table:table-cell office:value-type="float" office:value="614039000">
                <text:p>614039000</text:p>
              </table:table-cell>
              <table:table-cell office:value-type="float" office:value="613036000">
                <text:p>613036000</text:p>
              </table:table-cell>
              <table:table-cell office:value-type="float" office:value="614071000">
                <text:p>614071000</text:p>
              </table:table-cell>
              <table:table-cell office:value-type="float" office:value="614211000">
                <text:p>614211000</text:p>
              </table:table-cell>
              <table:table-cell office:value-type="float" office:value="615437000">
                <text:p>615437000</text:p>
              </table:table-cell>
              <table:table-cell office:value-type="float" office:value="613108000">
                <text:p>613108000</text:p>
              </table:table-cell>
              <table:table-cell office:value-type="float" office:value="611065000">
                <text:p>611065000</text:p>
              </table:table-cell>
              <table:table-cell office:value-type="float" office:value="613060000">
                <text:p>613060000</text:p>
              </table:table-cell>
              <table:table-cell office:value-type="float" office:value="613992000">
                <text:p>613992000</text:p>
              </table:table-cell>
              <table:table-cell office:value-type="float" office:value="616185000">
                <text:p>616185000</text:p>
              </table:table-cell>
              <table:table-cell office:value-type="float" office:value="614024000">
                <text:p>614024000</text:p>
              </table:table-cell>
              <table:table-cell office:value-type="float" office:value="614002000">
                <text:p>614002000</text:p>
              </table:table-cell>
              <table:table-cell office:value-type="float" office:value="614868000">
                <text:p>614868000</text:p>
              </table:table-cell>
              <table:table-cell office:value-type="float" office:value="609020000">
                <text:p>609020000</text:p>
              </table:table-cell>
              <table:table-cell office:value-type="float" office:value="610226000">
                <text:p>610226000</text:p>
              </table:table-cell>
              <table:table-cell office:value-type="float" office:value="612139000">
                <text:p>612139000</text:p>
              </table:table-cell>
              <table:table-cell office:value-type="float" office:value="615458000">
                <text:p>615458000</text:p>
              </table:table-cell>
              <table:table-cell office:value-type="float" office:value="613025000">
                <text:p>613025000</text:p>
              </table:table-cell>
              <table:table-cell office:value-type="float" office:value="613556000">
                <text:p>613556000</text:p>
              </table:table-cell>
              <table:table-cell office:value-type="float" office:value="614146000">
                <text:p>614146000</text:p>
              </table:table-cell>
              <table:table-cell office:value-type="float" office:value="612450000">
                <text:p>612450000</text:p>
              </table:table-cell>
              <table:table-cell office:value-type="float" office:value="615145000">
                <text:p>615145000</text:p>
              </table:table-cell>
              <table:table-cell office:value-type="float" office:value="611548000">
                <text:p>611548000</text:p>
              </table:table-cell>
              <table:table-cell office:value-type="float" office:value="611472000">
                <text:p>611472000</text:p>
              </table:table-cell>
              <table:table-cell office:value-type="float" office:value="613262000">
                <text:p>613262000</text:p>
              </table:table-cell>
              <table:table-cell office:value-type="float" office:value="614011000">
                <text:p>614011000</text:p>
              </table:table-cell>
              <table:table-cell office:value-type="float" office:value="613053000">
                <text:p>613053000</text:p>
              </table:table-cell>
              <table:table-cell office:value-type="float" office:value="614456000">
                <text:p>614456000</text:p>
              </table:table-cell>
              <table:table-cell office:value-type="float" office:value="612870000">
                <text:p>612870000</text:p>
              </table:table-cell>
              <table:table-cell office:value-type="float" office:value="613613000">
                <text:p>613613000</text:p>
              </table:table-cell>
              <table:table-cell office:value-type="float" office:value="613580000">
                <text:p>613580000</text:p>
              </table:table-cell>
              <table:table-cell office:value-type="float" office:value="615453000">
                <text:p>615453000</text:p>
              </table:table-cell>
              <table:table-cell office:value-type="float" office:value="611921000">
                <text:p>611921000</text:p>
              </table:table-cell>
              <table:table-cell office:value-type="float" office:value="611889000">
                <text:p>611889000</text:p>
              </table:table-cell>
              <table:table-cell office:value-type="float" office:value="611880000">
                <text:p>611880000</text:p>
              </table:table-cell>
              <table:table-cell office:value-type="float" office:value="613133000">
                <text:p>613133000</text:p>
              </table:table-cell>
              <table:table-cell office:value-type="float" office:value="612464000">
                <text:p>612464000</text:p>
              </table:table-cell>
              <table:table-cell office:value-type="float" office:value="613031000">
                <text:p>613031000</text:p>
              </table:table-cell>
              <table:table-cell office:value-type="float" office:value="614156000">
                <text:p>614156000</text:p>
              </table:table-cell>
              <table:table-cell office:value-type="float" office:value="612408000">
                <text:p>612408000</text:p>
              </table:table-cell>
              <table:table-cell office:value-type="float" office:value="615080000">
                <text:p>615080000</text:p>
              </table:table-cell>
              <table:table-cell office:value-type="float" office:value="612355000">
                <text:p>612355000</text:p>
              </table:table-cell>
              <table:table-cell office:value-type="float" office:value="613365000">
                <text:p>613365000</text:p>
              </table:table-cell>
              <table:table-cell office:value-type="float" office:value="614356000">
                <text:p>614356000</text:p>
              </table:table-cell>
              <table:table-cell office:value-type="float" office:value="611937000">
                <text:p>611937000</text:p>
              </table:table-cell>
              <table:table-cell office:value-type="float" office:value="610460000">
                <text:p>610460000</text:p>
              </table:table-cell>
              <table:table-cell office:value-type="float" office:value="611133000">
                <text:p>611133000</text:p>
              </table:table-cell>
              <table:table-cell office:value-type="float" office:value="609990000">
                <text:p>609990000</text:p>
              </table:table-cell>
              <table:table-cell office:value-type="float" office:value="608876000">
                <text:p>608876000</text:p>
              </table:table-cell>
              <table:table-cell office:value-type="float" office:value="613893000">
                <text:p>613893000</text:p>
              </table:table-cell>
              <table:table-cell office:value-type="float" office:value="614403000">
                <text:p>614403000</text:p>
              </table:table-cell>
              <table:table-cell office:value-type="float" office:value="613550000">
                <text:p>613550000</text:p>
              </table:table-cell>
              <table:table-cell office:value-type="float" office:value="610655000">
                <text:p>610655000</text:p>
              </table:table-cell>
              <table:table-cell office:value-type="float" office:value="612492000">
                <text:p>612492000</text:p>
              </table:table-cell>
              <table:table-cell office:value-type="float" office:value="610752000">
                <text:p>610752000</text:p>
              </table:table-cell>
              <table:table-cell office:value-type="float" office:value="612107000">
                <text:p>612107000</text:p>
              </table:table-cell>
              <table:table-cell office:value-type="float" office:value="611083000">
                <text:p>611083000</text:p>
              </table:table-cell>
              <table:table-cell office:value-type="float" office:value="612116000">
                <text:p>612116000</text:p>
              </table:table-cell>
              <table:table-cell office:value-type="float" office:value="613412000">
                <text:p>613412000</text:p>
              </table:table-cell>
              <table:table-cell office:value-type="float" office:value="614875000">
                <text:p>614875000</text:p>
              </table:table-cell>
              <table:table-cell office:value-type="float" office:value="611397000">
                <text:p>611397000</text:p>
              </table:table-cell>
              <table:table-cell office:value-type="float" office:value="611682000">
                <text:p>611682000</text:p>
              </table:table-cell>
              <table:table-cell office:value-type="float" office:value="611364000">
                <text:p>611364000</text:p>
              </table:table-cell>
              <table:table-cell office:value-type="float" office:value="610566000">
                <text:p>610566000</text:p>
              </table:table-cell>
              <table:table-cell office:value-type="float" office:value="613119000">
                <text:p>613119000</text:p>
              </table:table-cell>
              <table:table-cell office:value-type="float" office:value="611516000">
                <text:p>611516000</text:p>
              </table:table-cell>
              <table:table-cell office:value-type="float" office:value="613697000">
                <text:p>613697000</text:p>
              </table:table-cell>
              <table:table-cell office:value-type="float" office:value="614440000">
                <text:p>614440000</text:p>
              </table:table-cell>
              <table:table-cell office:value-type="float" office:value="614104000">
                <text:p>614104000</text:p>
              </table:table-cell>
              <table:table-cell office:value-type="float" office:value="613914000">
                <text:p>613914000</text:p>
              </table:table-cell>
              <table:table-cell office:value-type="float" office:value="611132000">
                <text:p>611132000</text:p>
              </table:table-cell>
              <table:table-cell office:value-type="float" office:value="612607000">
                <text:p>612607000</text:p>
              </table:table-cell>
              <table:table-cell office:value-type="float" office:value="610133000">
                <text:p>610133000</text:p>
              </table:table-cell>
              <table:table-cell office:value-type="float" office:value="614052000">
                <text:p>614052000</text:p>
              </table:table-cell>
              <table:table-cell office:value-type="float" office:value="614152000">
                <text:p>614152000</text:p>
              </table:table-cell>
              <table:table-cell office:value-type="float" office:value="612614000">
                <text:p>612614000</text:p>
              </table:table-cell>
              <table:table-cell office:value-type="float" office:value="614403000">
                <text:p>614403000</text:p>
              </table:table-cell>
              <table:table-cell office:value-type="float" office:value="612046000">
                <text:p>612046000</text:p>
              </table:table-cell>
              <table:table-cell office:value-type="float" office:value="611466000">
                <text:p>611466000</text:p>
              </table:table-cell>
              <table:table-cell office:value-type="float" office:value="614928000">
                <text:p>614928000</text:p>
              </table:table-cell>
              <table:table-cell office:value-type="float" office:value="614431000">
                <text:p>614431000</text:p>
              </table:table-cell>
              <table:table-cell office:value-type="float" office:value="614288000">
                <text:p>614288000</text:p>
              </table:table-cell>
              <table:table-cell office:value-type="float" office:value="613968000">
                <text:p>613968000</text:p>
              </table:table-cell>
              <table:table-cell office:value-type="float" office:value="612494000">
                <text:p>612494000</text:p>
              </table:table-cell>
              <table:table-cell office:value-type="float" office:value="611220000">
                <text:p>611220000</text:p>
              </table:table-cell>
              <table:table-cell office:value-type="float" office:value="613206000">
                <text:p>613206000</text:p>
              </table:table-cell>
              <table:table-cell office:value-type="float" office:value="613313000">
                <text:p>613313000</text:p>
              </table:table-cell>
              <table:table-cell office:value-type="float" office:value="611776000">
                <text:p>611776000</text:p>
              </table:table-cell>
              <table:table-cell office:value-type="float" office:value="611137000">
                <text:p>611137000</text:p>
              </table:table-cell>
              <table:table-cell office:value-type="float" office:value="614525000">
                <text:p>614525000</text:p>
              </table:table-cell>
              <table:table-cell office:value-type="float" office:value="613197000">
                <text:p>613197000</text:p>
              </table:table-cell>
              <table:table-cell office:value-type="float" office:value="612218000">
                <text:p>612218000</text:p>
              </table:table-cell>
              <table:table-cell office:value-type="float" office:value="614615000">
                <text:p>614615000</text:p>
              </table:table-cell>
              <table:table-cell office:value-type="float" office:value="613511000">
                <text:p>613511000</text:p>
              </table:table-cell>
              <table:table-cell office:value-type="float" office:value="612748000">
                <text:p>612748000</text:p>
              </table:table-cell>
              <table:table-cell office:value-type="float" office:value="613394000">
                <text:p>613394000</text:p>
              </table:table-cell>
              <table:table-cell office:value-type="float" office:value="614017000">
                <text:p>614017000</text:p>
              </table:table-cell>
              <table:table-cell office:value-type="float" office:value="610782000">
                <text:p>610782000</text:p>
              </table:table-cell>
              <table:table-cell office:value-type="float" office:value="614047000">
                <text:p>614047000</text:p>
              </table:table-cell>
              <table:table-cell office:value-type="float" office:value="614661000">
                <text:p>614661000</text:p>
              </table:table-cell>
              <table:table-cell office:value-type="float" office:value="611293000">
                <text:p>611293000</text:p>
              </table:table-cell>
              <table:table-cell office:value-type="float" office:value="610525000">
                <text:p>610525000</text:p>
              </table:table-cell>
              <table:table-cell office:value-type="float" office:value="612151000">
                <text:p>612151000</text:p>
              </table:table-cell>
              <table:table-cell office:value-type="float" office:value="613693000">
                <text:p>613693000</text:p>
              </table:table-cell>
              <table:table-cell office:value-type="float" office:value="613035000">
                <text:p>613035000</text:p>
              </table:table-cell>
              <table:table-cell office:value-type="float" office:value="613998000">
                <text:p>613998000</text:p>
              </table:table-cell>
              <table:table-cell office:value-type="float" office:value="610706000">
                <text:p>610706000</text:p>
              </table:table-cell>
              <table:table-cell office:value-type="float" office:value="611926000">
                <text:p>611926000</text:p>
              </table:table-cell>
              <table:table-cell office:value-type="float" office:value="614355000">
                <text:p>614355000</text:p>
              </table:table-cell>
              <table:table-cell office:value-type="float" office:value="613317000">
                <text:p>613317000</text:p>
              </table:table-cell>
              <table:table-cell office:value-type="float" office:value="611360000">
                <text:p>611360000</text:p>
              </table:table-cell>
              <table:table-cell office:value-type="float" office:value="612287000">
                <text:p>612287000</text:p>
              </table:table-cell>
              <table:table-cell office:value-type="float" office:value="614495000">
                <text:p>614495000</text:p>
              </table:table-cell>
              <table:table-cell office:value-type="float" office:value="612416000">
                <text:p>612416000</text:p>
              </table:table-cell>
              <table:table-cell office:value-type="float" office:value="612995000">
                <text:p>612995000</text:p>
              </table:table-cell>
              <table:table-cell office:value-type="float" office:value="612624000">
                <text:p>612624000</text:p>
              </table:table-cell>
              <table:table-cell office:value-type="float" office:value="611260000">
                <text:p>611260000</text:p>
              </table:table-cell>
              <table:table-cell office:value-type="float" office:value="610611000">
                <text:p>610611000</text:p>
              </table:table-cell>
              <table:table-cell office:value-type="float" office:value="613034000">
                <text:p>613034000</text:p>
              </table:table-cell>
              <table:table-cell office:value-type="float" office:value="615705000">
                <text:p>615705000</text:p>
              </table:table-cell>
              <table:table-cell office:value-type="float" office:value="610965000">
                <text:p>610965000</text:p>
              </table:table-cell>
              <table:table-cell office:value-type="float" office:value="614335000">
                <text:p>614335000</text:p>
              </table:table-cell>
              <table:table-cell office:value-type="float" office:value="613694000">
                <text:p>613694000</text:p>
              </table:table-cell>
              <table:table-cell office:value-type="float" office:value="611556000">
                <text:p>611556000</text:p>
              </table:table-cell>
              <table:table-cell office:value-type="float" office:value="615335000">
                <text:p>615335000</text:p>
              </table:table-cell>
              <table:table-cell office:value-type="float" office:value="613876000">
                <text:p>613876000</text:p>
              </table:table-cell>
              <table:table-cell office:value-type="float" office:value="613668000">
                <text:p>613668000</text:p>
              </table:table-cell>
              <table:table-cell office:value-type="float" office:value="612248000">
                <text:p>612248000</text:p>
              </table:table-cell>
              <table:table-cell office:value-type="float" office:value="611974000">
                <text:p>611974000</text:p>
              </table:table-cell>
              <table:table-cell office:value-type="float" office:value="614030000">
                <text:p>614030000</text:p>
              </table:table-cell>
              <table:table-cell office:value-type="float" office:value="610262000">
                <text:p>610262000</text:p>
              </table:table-cell>
              <table:table-cell office:value-type="float" office:value="610922000">
                <text:p>610922000</text:p>
              </table:table-cell>
              <table:table-cell office:value-type="float" office:value="613328000">
                <text:p>613328000</text:p>
              </table:table-cell>
              <table:table-cell office:value-type="float" office:value="613298000">
                <text:p>613298000</text:p>
              </table:table-cell>
              <table:table-cell office:value-type="float" office:value="613405000">
                <text:p>613405000</text:p>
              </table:table-cell>
              <table:table-cell office:value-type="float" office:value="613405000">
                <text:p>613405000</text:p>
              </table:table-cell>
              <table:table-cell office:value-type="float" office:value="614674000">
                <text:p>614674000</text:p>
              </table:table-cell>
              <table:table-cell office:value-type="float" office:value="610795000">
                <text:p>610795000</text:p>
              </table:table-cell>
              <table:table-cell office:value-type="float" office:value="612386000">
                <text:p>612386000</text:p>
              </table:table-cell>
              <table:table-cell office:value-type="float" office:value="611911000">
                <text:p>611911000</text:p>
              </table:table-cell>
              <table:table-cell office:value-type="float" office:value="615102000">
                <text:p>615102000</text:p>
              </table:table-cell>
              <table:table-cell office:value-type="float" office:value="614409000">
                <text:p>614409000</text:p>
              </table:table-cell>
              <table:table-cell office:value-type="float" office:value="614474000">
                <text:p>614474000</text:p>
              </table:table-cell>
              <table:table-cell office:value-type="float" office:value="613827000">
                <text:p>613827000</text:p>
              </table:table-cell>
              <table:table-cell office:value-type="float" office:value="614716000">
                <text:p>614716000</text:p>
              </table:table-cell>
              <table:table-cell office:value-type="float" office:value="613734000">
                <text:p>613734000</text:p>
              </table:table-cell>
              <table:table-cell office:value-type="float" office:value="612353000">
                <text:p>612353000</text:p>
              </table:table-cell>
              <table:table-cell office:value-type="float" office:value="614699000">
                <text:p>614699000</text:p>
              </table:table-cell>
              <table:table-cell office:value-type="float" office:value="614554000">
                <text:p>614554000</text:p>
              </table:table-cell>
              <table:table-cell office:value-type="float" office:value="614127000">
                <text:p>614127000</text:p>
              </table:table-cell>
              <table:table-cell office:value-type="float" office:value="615158000">
                <text:p>615158000</text:p>
              </table:table-cell>
              <table:table-cell office:value-type="float" office:value="612891000">
                <text:p>612891000</text:p>
              </table:table-cell>
              <table:table-cell office:value-type="float" office:value="614125000">
                <text:p>614125000</text:p>
              </table:table-cell>
              <table:table-cell office:value-type="float" office:value="613571000">
                <text:p>613571000</text:p>
              </table:table-cell>
              <table:table-cell office:value-type="float" office:value="610774000">
                <text:p>610774000</text:p>
              </table:table-cell>
              <table:table-cell office:value-type="float" office:value="613843000">
                <text:p>613843000</text:p>
              </table:table-cell>
              <table:table-cell office:value-type="float" office:value="612844000">
                <text:p>612844000</text:p>
              </table:table-cell>
              <table:table-cell office:value-type="float" office:value="614090000">
                <text:p>614090000</text:p>
              </table:table-cell>
              <table:table-cell office:value-type="float" office:value="613795000">
                <text:p>613795000</text:p>
              </table:table-cell>
              <table:table-cell office:value-type="float" office:value="615095000">
                <text:p>615095000</text:p>
              </table:table-cell>
              <table:table-cell office:value-type="float" office:value="610641000">
                <text:p>610641000</text:p>
              </table:table-cell>
              <table:table-cell office:value-type="float" office:value="612248000">
                <text:p>612248000</text:p>
              </table:table-cell>
              <table:table-cell office:value-type="float" office:value="613357000">
                <text:p>613357000</text:p>
              </table:table-cell>
              <table:table-cell office:value-type="float" office:value="616334000">
                <text:p>616334000</text:p>
              </table:table-cell>
              <table:table-cell office:value-type="float" office:value="613092000">
                <text:p>613092000</text:p>
              </table:table-cell>
              <table:table-cell office:value-type="float" office:value="613007000">
                <text:p>613007000</text:p>
              </table:table-cell>
              <table:table-cell office:value-type="float" office:value="615039000">
                <text:p>615039000</text:p>
              </table:table-cell>
              <table:table-cell office:value-type="float" office:value="611208000">
                <text:p>611208000</text:p>
              </table:table-cell>
              <table:table-cell office:value-type="float" office:value="614522000">
                <text:p>614522000</text:p>
              </table:table-cell>
              <table:table-cell office:value-type="float" office:value="611958000">
                <text:p>611958000</text:p>
              </table:table-cell>
              <table:table-cell office:value-type="float" office:value="615265000">
                <text:p>615265000</text:p>
              </table:table-cell>
              <table:table-cell office:value-type="float" office:value="612241000">
                <text:p>612241000</text:p>
              </table:table-cell>
              <table:table-cell office:value-type="float" office:value="611806000">
                <text:p>611806000</text:p>
              </table:table-cell>
              <table:table-cell office:value-type="float" office:value="613872000">
                <text:p>613872000</text:p>
              </table:table-cell>
              <table:table-cell office:value-type="float" office:value="614163000">
                <text:p>614163000</text:p>
              </table:table-cell>
              <table:table-cell office:value-type="float" office:value="614916000">
                <text:p>614916000</text:p>
              </table:table-cell>
              <table:table-cell office:value-type="float" office:value="610459000">
                <text:p>610459000</text:p>
              </table:table-cell>
              <table:table-cell office:value-type="float" office:value="613735000">
                <text:p>613735000</text:p>
              </table:table-cell>
              <table:table-cell office:value-type="float" office:value="613898000">
                <text:p>613898000</text:p>
              </table:table-cell>
              <table:table-cell office:value-type="float" office:value="611815000">
                <text:p>611815000</text:p>
              </table:table-cell>
              <table:table-cell office:value-type="float" office:value="611194000">
                <text:p>611194000</text:p>
              </table:table-cell>
              <table:table-cell office:value-type="float" office:value="612648000">
                <text:p>612648000</text:p>
              </table:table-cell>
              <table:table-cell office:value-type="float" office:value="612252000">
                <text:p>612252000</text:p>
              </table:table-cell>
              <table:table-cell office:value-type="float" office:value="613551000">
                <text:p>613551000</text:p>
              </table:table-cell>
              <table:table-cell office:value-type="float" office:value="613568000">
                <text:p>613568000</text:p>
              </table:table-cell>
              <table:table-cell office:value-type="float" office:value="613540000">
                <text:p>613540000</text:p>
              </table:table-cell>
              <table:table-cell office:value-type="float" office:value="613183000">
                <text:p>613183000</text:p>
              </table:table-cell>
              <table:table-cell office:value-type="float" office:value="613205000">
                <text:p>613205000</text:p>
              </table:table-cell>
              <table:table-cell office:value-type="float" office:value="611476000">
                <text:p>611476000</text:p>
              </table:table-cell>
              <table:table-cell office:value-type="float" office:value="611331000">
                <text:p>611331000</text:p>
              </table:table-cell>
              <table:table-cell office:value-type="float" office:value="612742000">
                <text:p>612742000</text:p>
              </table:table-cell>
              <table:table-cell office:value-type="float" office:value="614878000">
                <text:p>614878000</text:p>
              </table:table-cell>
              <table:table-cell office:value-type="float" office:value="612240000">
                <text:p>612240000</text:p>
              </table:table-cell>
              <table:table-cell office:value-type="float" office:value="614455000">
                <text:p>614455000</text:p>
              </table:table-cell>
              <table:table-cell office:value-type="float" office:value="615497000">
                <text:p>615497000</text:p>
              </table:table-cell>
              <table:table-cell office:value-type="float" office:value="612376000">
                <text:p>612376000</text:p>
              </table:table-cell>
              <table:table-cell office:value-type="float" office:value="612668000">
                <text:p>612668000</text:p>
              </table:table-cell>
              <table:table-cell office:value-type="float" office:value="614426000">
                <text:p>614426000</text:p>
              </table:table-cell>
              <table:table-cell office:value-type="float" office:value="613953000">
                <text:p>613953000</text:p>
              </table:table-cell>
              <table:table-cell office:value-type="float" office:value="613544000">
                <text:p>613544000</text:p>
              </table:table-cell>
              <table:table-cell office:value-type="float" office:value="613691000">
                <text:p>613691000</text:p>
              </table:table-cell>
              <table:table-cell office:value-type="float" office:value="614448000">
                <text:p>614448000</text:p>
              </table:table-cell>
              <table:table-cell office:value-type="float" office:value="613623000">
                <text:p>613623000</text:p>
              </table:table-cell>
              <table:table-cell office:value-type="float" office:value="612457000">
                <text:p>612457000</text:p>
              </table:table-cell>
              <table:table-cell office:value-type="float" office:value="610510000">
                <text:p>610510000</text:p>
              </table:table-cell>
              <table:table-cell office:value-type="float" office:value="615219000">
                <text:p>615219000</text:p>
              </table:table-cell>
              <table:table-cell office:value-type="float" office:value="612998000">
                <text:p>612998000</text:p>
              </table:table-cell>
              <table:table-cell office:value-type="float" office:value="614371000">
                <text:p>614371000</text:p>
              </table:table-cell>
              <table:table-cell office:value-type="float" office:value="610990000">
                <text:p>610990000</text:p>
              </table:table-cell>
              <table:table-cell office:value-type="float" office:value="614661000">
                <text:p>614661000</text:p>
              </table:table-cell>
              <table:table-cell office:value-type="float" office:value="614360000">
                <text:p>614360000</text:p>
              </table:table-cell>
              <table:table-cell office:value-type="float" office:value="614594000">
                <text:p>614594000</text:p>
              </table:table-cell>
              <table:table-cell office:value-type="float" office:value="610697000">
                <text:p>610697000</text:p>
              </table:table-cell>
              <table:table-cell office:value-type="float" office:value="613420000">
                <text:p>613420000</text:p>
              </table:table-cell>
              <table:table-cell office:value-type="float" office:value="613414000">
                <text:p>613414000</text:p>
              </table:table-cell>
              <table:table-cell office:value-type="float" office:value="613231000">
                <text:p>613231000</text:p>
              </table:table-cell>
              <table:table-cell office:value-type="float" office:value="613393000">
                <text:p>613393000</text:p>
              </table:table-cell>
              <table:table-cell office:value-type="float" office:value="614130000">
                <text:p>614130000</text:p>
              </table:table-cell>
              <table:table-cell office:value-type="float" office:value="616713000">
                <text:p>616713000</text:p>
              </table:table-cell>
              <table:table-cell office:value-type="float" office:value="611526000">
                <text:p>611526000</text:p>
              </table:table-cell>
              <table:table-cell office:value-type="float" office:value="615701000">
                <text:p>615701000</text:p>
              </table:table-cell>
              <table:table-cell office:value-type="float" office:value="613672000">
                <text:p>613672000</text:p>
              </table:table-cell>
              <table:table-cell office:value-type="float" office:value="614352000">
                <text:p>614352000</text:p>
              </table:table-cell>
              <table:table-cell office:value-type="float" office:value="613685000">
                <text:p>613685000</text:p>
              </table:table-cell>
              <table:table-cell office:value-type="float" office:value="613763000">
                <text:p>613763000</text:p>
              </table:table-cell>
              <table:table-cell office:value-type="float" office:value="613966000">
                <text:p>613966000</text:p>
              </table:table-cell>
              <table:table-cell office:value-type="float" office:value="614049000">
                <text:p>614049000</text:p>
              </table:table-cell>
              <table:table-cell office:value-type="float" office:value="613425000">
                <text:p>613425000</text:p>
              </table:table-cell>
              <table:table-cell office:value-type="float" office:value="610510000">
                <text:p>610510000</text:p>
              </table:table-cell>
              <table:table-cell office:value-type="float" office:value="612025000">
                <text:p>612025000</text:p>
              </table:table-cell>
              <table:table-cell office:value-type="float" office:value="613556000">
                <text:p>613556000</text:p>
              </table:table-cell>
              <table:table-cell office:value-type="float" office:value="614127000">
                <text:p>614127000</text:p>
              </table:table-cell>
              <table:table-cell office:value-type="float" office:value="612691000">
                <text:p>612691000</text:p>
              </table:table-cell>
              <table:table-cell office:value-type="float" office:value="614225000">
                <text:p>614225000</text:p>
              </table:table-cell>
              <table:table-cell office:value-type="float" office:value="612585000">
                <text:p>612585000</text:p>
              </table:table-cell>
              <table:table-cell office:value-type="float" office:value="611563000">
                <text:p>611563000</text:p>
              </table:table-cell>
              <table:table-cell office:value-type="float" office:value="612512000">
                <text:p>612512000</text:p>
              </table:table-cell>
              <table:table-cell office:value-type="float" office:value="613411000">
                <text:p>613411000</text:p>
              </table:table-cell>
              <table:table-cell office:value-type="float" office:value="612710000">
                <text:p>612710000</text:p>
              </table:table-cell>
              <table:table-cell office:value-type="float" office:value="613895000">
                <text:p>613895000</text:p>
              </table:table-cell>
              <table:table-cell office:value-type="float" office:value="613773000">
                <text:p>613773000</text:p>
              </table:table-cell>
              <table:table-cell office:value-type="float" office:value="613002000">
                <text:p>613002000</text:p>
              </table:table-cell>
              <table:table-cell office:value-type="float" office:value="610652000">
                <text:p>610652000</text:p>
              </table:table-cell>
              <table:table-cell office:value-type="float" office:value="611066000">
                <text:p>611066000</text:p>
              </table:table-cell>
              <table:table-cell office:value-type="float" office:value="612009000">
                <text:p>612009000</text:p>
              </table:table-cell>
              <table:table-cell office:value-type="float" office:value="614617000">
                <text:p>614617000</text:p>
              </table:table-cell>
              <table:table-cell office:value-type="float" office:value="611984000">
                <text:p>611984000</text:p>
              </table:table-cell>
              <table:table-cell office:value-type="float" office:value="615251000">
                <text:p>615251000</text:p>
              </table:table-cell>
              <table:table-cell office:value-type="float" office:value="614166000">
                <text:p>614166000</text:p>
              </table:table-cell>
              <table:table-cell office:value-type="float" office:value="614912000">
                <text:p>614912000</text:p>
              </table:table-cell>
              <table:table-cell office:value-type="float" office:value="613509000">
                <text:p>613509000</text:p>
              </table:table-cell>
              <table:table-cell office:value-type="float" office:value="612201000">
                <text:p>612201000</text:p>
              </table:table-cell>
              <table:table-cell office:value-type="float" office:value="614190000">
                <text:p>614190000</text:p>
              </table:table-cell>
              <table:table-cell office:value-type="float" office:value="611861000">
                <text:p>611861000</text:p>
              </table:table-cell>
              <table:table-cell office:value-type="float" office:value="613613000">
                <text:p>613613000</text:p>
              </table:table-cell>
              <table:table-cell office:value-type="float" office:value="614626000">
                <text:p>614626000</text:p>
              </table:table-cell>
              <table:table-cell office:value-type="float" office:value="613317000">
                <text:p>613317000</text:p>
              </table:table-cell>
              <table:table-cell office:value-type="float" office:value="614515000">
                <text:p>614515000</text:p>
              </table:table-cell>
              <table:table-cell office:value-type="float" office:value="613609000">
                <text:p>613609000</text:p>
              </table:table-cell>
              <table:table-cell office:value-type="float" office:value="612921000">
                <text:p>612921000</text:p>
              </table:table-cell>
              <table:table-cell office:value-type="float" office:value="611855000">
                <text:p>611855000</text:p>
              </table:table-cell>
              <table:table-cell office:value-type="float" office:value="610626000">
                <text:p>610626000</text:p>
              </table:table-cell>
              <table:table-cell office:value-type="float" office:value="614993000">
                <text:p>614993000</text:p>
              </table:table-cell>
              <table:table-cell office:value-type="float" office:value="609517000">
                <text:p>609517000</text:p>
              </table:table-cell>
              <table:table-cell office:value-type="float" office:value="613823000">
                <text:p>613823000</text:p>
              </table:table-cell>
              <table:table-cell office:value-type="float" office:value="614696000">
                <text:p>614696000</text:p>
              </table:table-cell>
              <table:table-cell office:value-type="float" office:value="613405000">
                <text:p>613405000</text:p>
              </table:table-cell>
              <table:table-cell office:value-type="float" office:value="609154000">
                <text:p>609154000</text:p>
              </table:table-cell>
              <table:table-cell office:value-type="float" office:value="611158000">
                <text:p>611158000</text:p>
              </table:table-cell>
              <table:table-cell office:value-type="float" office:value="612269000">
                <text:p>612269000</text:p>
              </table:table-cell>
              <table:table-cell office:value-type="float" office:value="612198000">
                <text:p>612198000</text:p>
              </table:table-cell>
              <table:table-cell office:value-type="float" office:value="610507000">
                <text:p>610507000</text:p>
              </table:table-cell>
              <table:table-cell office:value-type="float" office:value="611323000">
                <text:p>611323000</text:p>
              </table:table-cell>
              <table:table-cell office:value-type="float" office:value="614339000">
                <text:p>614339000</text:p>
              </table:table-cell>
              <table:table-cell office:value-type="float" office:value="611254000">
                <text:p>611254000</text:p>
              </table:table-cell>
              <table:table-cell office:value-type="float" office:value="613082000">
                <text:p>613082000</text:p>
              </table:table-cell>
              <table:table-cell office:value-type="float" office:value="613876000">
                <text:p>613876000</text:p>
              </table:table-cell>
              <table:table-cell office:value-type="float" office:value="611497000">
                <text:p>611497000</text:p>
              </table:table-cell>
              <table:table-cell office:value-type="float" office:value="610615000">
                <text:p>610615000</text:p>
              </table:table-cell>
              <table:table-cell office:value-type="float" office:value="613187000">
                <text:p>613187000</text:p>
              </table:table-cell>
              <table:table-cell office:value-type="float" office:value="611978000">
                <text:p>611978000</text:p>
              </table:table-cell>
              <table:table-cell office:value-type="float" office:value="611388000">
                <text:p>611388000</text:p>
              </table:table-cell>
              <table:table-cell office:value-type="float" office:value="615084000">
                <text:p>615084000</text:p>
              </table:table-cell>
              <table:table-cell office:value-type="float" office:value="612916000">
                <text:p>612916000</text:p>
              </table:table-cell>
              <table:table-cell office:value-type="float" office:value="612509000">
                <text:p>612509000</text:p>
              </table:table-cell>
              <table:table-cell office:value-type="float" office:value="614244000">
                <text:p>614244000</text:p>
              </table:table-cell>
              <table:table-cell office:value-type="float" office:value="613657000">
                <text:p>613657000</text:p>
              </table:table-cell>
              <table:table-cell office:value-type="float" office:value="612827000">
                <text:p>612827000</text:p>
              </table:table-cell>
              <table:table-cell office:value-type="float" office:value="612751000">
                <text:p>612751000</text:p>
              </table:table-cell>
              <table:table-cell office:value-type="float" office:value="610522000">
                <text:p>610522000</text:p>
              </table:table-cell>
              <table:table-cell office:value-type="float" office:value="614409000">
                <text:p>614409000</text:p>
              </table:table-cell>
              <table:table-cell office:value-type="float" office:value="613325000">
                <text:p>613325000</text:p>
              </table:table-cell>
              <table:table-cell office:value-type="float" office:value="611582000">
                <text:p>611582000</text:p>
              </table:table-cell>
              <table:table-cell office:value-type="float" office:value="613143000">
                <text:p>613143000</text:p>
              </table:table-cell>
              <table:table-cell office:value-type="float" office:value="612855000">
                <text:p>612855000</text:p>
              </table:table-cell>
              <table:table-cell office:value-type="float" office:value="614714000">
                <text:p>614714000</text:p>
              </table:table-cell>
              <table:table-cell office:value-type="float" office:value="612504000">
                <text:p>612504000</text:p>
              </table:table-cell>
              <table:table-cell office:value-type="float" office:value="611340000">
                <text:p>611340000</text:p>
              </table:table-cell>
              <table:table-cell office:value-type="float" office:value="612543000">
                <text:p>612543000</text:p>
              </table:table-cell>
              <table:table-cell office:value-type="float" office:value="610993000">
                <text:p>610993000</text:p>
              </table:table-cell>
              <table:table-cell office:value-type="float" office:value="612906000">
                <text:p>612906000</text:p>
              </table:table-cell>
              <table:table-cell office:value-type="float" office:value="613802000">
                <text:p>613802000</text:p>
              </table:table-cell>
              <table:table-cell office:value-type="float" office:value="612784000">
                <text:p>612784000</text:p>
              </table:table-cell>
              <table:table-cell office:value-type="float" office:value="611080000">
                <text:p>611080000</text:p>
              </table:table-cell>
              <table:table-cell office:value-type="float" office:value="612786000">
                <text:p>612786000</text:p>
              </table:table-cell>
              <table:table-cell office:value-type="float" office:value="613299000">
                <text:p>613299000</text:p>
              </table:table-cell>
              <table:table-cell office:value-type="float" office:value="612183000">
                <text:p>612183000</text:p>
              </table:table-cell>
              <table:table-cell office:value-type="float" office:value="611048000">
                <text:p>611048000</text:p>
              </table:table-cell>
              <table:table-cell office:value-type="float" office:value="614347000">
                <text:p>614347000</text:p>
              </table:table-cell>
              <table:table-cell office:value-type="float" office:value="610653000">
                <text:p>610653000</text:p>
              </table:table-cell>
              <table:table-cell office:value-type="float" office:value="613467000">
                <text:p>613467000</text:p>
              </table:table-cell>
              <table:table-cell office:value-type="float" office:value="613617000">
                <text:p>613617000</text:p>
              </table:table-cell>
              <table:table-cell office:value-type="float" office:value="611638000">
                <text:p>611638000</text:p>
              </table:table-cell>
              <table:table-cell office:value-type="float" office:value="612824000">
                <text:p>612824000</text:p>
              </table:table-cell>
              <table:table-cell office:value-type="float" office:value="613393000">
                <text:p>613393000</text:p>
              </table:table-cell>
              <table:table-cell office:value-type="float" office:value="611850000">
                <text:p>611850000</text:p>
              </table:table-cell>
              <table:table-cell office:value-type="float" office:value="613567000">
                <text:p>613567000</text:p>
              </table:table-cell>
              <table:table-cell office:value-type="float" office:value="610522000">
                <text:p>610522000</text:p>
              </table:table-cell>
              <table:table-cell office:value-type="float" office:value="612805000">
                <text:p>612805000</text:p>
              </table:table-cell>
              <table:table-cell office:value-type="float" office:value="612202000">
                <text:p>612202000</text:p>
              </table:table-cell>
              <table:table-cell office:value-type="float" office:value="614064000">
                <text:p>614064000</text:p>
              </table:table-cell>
              <table:table-cell office:value-type="float" office:value="613880000">
                <text:p>613880000</text:p>
              </table:table-cell>
              <table:table-cell office:value-type="float" office:value="613224000">
                <text:p>613224000</text:p>
              </table:table-cell>
              <table:table-cell office:value-type="float" office:value="612771000">
                <text:p>612771000</text:p>
              </table:table-cell>
              <table:table-cell office:value-type="float" office:value="613671000">
                <text:p>613671000</text:p>
              </table:table-cell>
              <table:table-cell office:value-type="float" office:value="610381000">
                <text:p>610381000</text:p>
              </table:table-cell>
              <table:table-cell office:value-type="float" office:value="614331000">
                <text:p>614331000</text:p>
              </table:table-cell>
              <table:table-cell office:value-type="float" office:value="612356000">
                <text:p>612356000</text:p>
              </table:table-cell>
              <table:table-cell office:value-type="float" office:value="612356000">
                <text:p>612356000</text:p>
              </table:table-cell>
              <table:table-cell office:value-type="float" office:value="614757000">
                <text:p>614757000</text:p>
              </table:table-cell>
              <table:table-cell office:value-type="float" office:value="612455000">
                <text:p>612455000</text:p>
              </table:table-cell>
              <table:table-cell office:value-type="float" office:value="614606000">
                <text:p>614606000</text:p>
              </table:table-cell>
              <table:table-cell office:value-type="float" office:value="613580000">
                <text:p>613580000</text:p>
              </table:table-cell>
              <table:table-cell office:value-type="float" office:value="613055000">
                <text:p>613055000</text:p>
              </table:table-cell>
              <table:table-cell office:value-type="float" office:value="611982000">
                <text:p>611982000</text:p>
              </table:table-cell>
              <table:table-cell office:value-type="float" office:value="615863000">
                <text:p>615863000</text:p>
              </table:table-cell>
              <table:table-cell office:value-type="float" office:value="611630000">
                <text:p>611630000</text:p>
              </table:table-cell>
              <table:table-cell office:value-type="float" office:value="609594000">
                <text:p>609594000</text:p>
              </table:table-cell>
              <table:table-cell office:value-type="float" office:value="610219000">
                <text:p>610219000</text:p>
              </table:table-cell>
              <table:table-cell office:value-type="float" office:value="613486000">
                <text:p>613486000</text:p>
              </table:table-cell>
              <table:table-cell office:value-type="float" office:value="610386000">
                <text:p>610386000</text:p>
              </table:table-cell>
              <table:table-cell office:value-type="float" office:value="614264000">
                <text:p>614264000</text:p>
              </table:table-cell>
              <table:table-cell office:value-type="float" office:value="610811000">
                <text:p>610811000</text:p>
              </table:table-cell>
              <table:table-cell office:value-type="float" office:value="616630000">
                <text:p>616630000</text:p>
              </table:table-cell>
              <table:table-cell office:value-type="float" office:value="613233000">
                <text:p>613233000</text:p>
              </table:table-cell>
              <table:table-cell office:value-type="float" office:value="612529000">
                <text:p>612529000</text:p>
              </table:table-cell>
              <table:table-cell office:value-type="float" office:value="612948000">
                <text:p>612948000</text:p>
              </table:table-cell>
              <table:table-cell office:value-type="float" office:value="610906000">
                <text:p>610906000</text:p>
              </table:table-cell>
              <table:table-cell office:value-type="float" office:value="612031000">
                <text:p>612031000</text:p>
              </table:table-cell>
              <table:table-cell office:value-type="float" office:value="614382000">
                <text:p>614382000</text:p>
              </table:table-cell>
              <table:table-cell office:value-type="float" office:value="613280000">
                <text:p>613280000</text:p>
              </table:table-cell>
              <table:table-cell office:value-type="float" office:value="614016000">
                <text:p>614016000</text:p>
              </table:table-cell>
              <table:table-cell office:value-type="float" office:value="613474000">
                <text:p>613474000</text:p>
              </table:table-cell>
              <table:table-cell office:value-type="float" office:value="613651000">
                <text:p>613651000</text:p>
              </table:table-cell>
              <table:table-cell office:value-type="float" office:value="612843000">
                <text:p>612843000</text:p>
              </table:table-cell>
              <table:table-cell office:value-type="float" office:value="614140000">
                <text:p>614140000</text:p>
              </table:table-cell>
              <table:table-cell office:value-type="float" office:value="611565000">
                <text:p>611565000</text:p>
              </table:table-cell>
              <table:table-cell office:value-type="float" office:value="613378000">
                <text:p>613378000</text:p>
              </table:table-cell>
              <table:table-cell office:value-type="float" office:value="611789000">
                <text:p>611789000</text:p>
              </table:table-cell>
              <table:table-cell office:value-type="float" office:value="615186000">
                <text:p>615186000</text:p>
              </table:table-cell>
              <table:table-cell office:value-type="float" office:value="614098000">
                <text:p>614098000</text:p>
              </table:table-cell>
              <table:table-cell office:value-type="float" office:value="610783000">
                <text:p>610783000</text:p>
              </table:table-cell>
              <table:table-cell office:value-type="float" office:value="613326000">
                <text:p>613326000</text:p>
              </table:table-cell>
              <table:table-cell office:value-type="float" office:value="613741000">
                <text:p>613741000</text:p>
              </table:table-cell>
              <table:table-cell office:value-type="float" office:value="612812000">
                <text:p>612812000</text:p>
              </table:table-cell>
              <table:table-cell office:value-type="float" office:value="613483000">
                <text:p>613483000</text:p>
              </table:table-cell>
              <table:table-cell office:value-type="float" office:value="611026000">
                <text:p>611026000</text:p>
              </table:table-cell>
              <table:table-cell office:value-type="float" office:value="612511000">
                <text:p>612511000</text:p>
              </table:table-cell>
              <table:table-cell office:value-type="float" office:value="612336000">
                <text:p>612336000</text:p>
              </table:table-cell>
              <table:table-cell office:value-type="float" office:value="613466000">
                <text:p>613466000</text:p>
              </table:table-cell>
              <table:table-cell office:value-type="float" office:value="611486000">
                <text:p>611486000</text:p>
              </table:table-cell>
              <table:table-cell office:value-type="float" office:value="616161000">
                <text:p>616161000</text:p>
              </table:table-cell>
              <table:table-cell office:value-type="float" office:value="614249000">
                <text:p>614249000</text:p>
              </table:table-cell>
              <table:table-cell office:value-type="float" office:value="612810000">
                <text:p>612810000</text:p>
              </table:table-cell>
              <table:table-cell office:value-type="float" office:value="610813000">
                <text:p>610813000</text:p>
              </table:table-cell>
              <table:table-cell office:value-type="float" office:value="611925000">
                <text:p>611925000</text:p>
              </table:table-cell>
              <table:table-cell office:value-type="float" office:value="612437000">
                <text:p>612437000</text:p>
              </table:table-cell>
              <table:table-cell office:value-type="float" office:value="613001000">
                <text:p>613001000</text:p>
              </table:table-cell>
              <table:table-cell office:value-type="float" office:value="614181000">
                <text:p>614181000</text:p>
              </table:table-cell>
              <table:table-cell office:value-type="float" office:value="612423000">
                <text:p>612423000</text:p>
              </table:table-cell>
              <table:table-cell office:value-type="float" office:value="612687000">
                <text:p>612687000</text:p>
              </table:table-cell>
              <table:table-cell office:value-type="float" office:value="615497000">
                <text:p>615497000</text:p>
              </table:table-cell>
              <table:table-cell office:value-type="float" office:value="613715000">
                <text:p>613715000</text:p>
              </table:table-cell>
              <table:table-cell office:value-type="float" office:value="610531000">
                <text:p>610531000</text:p>
              </table:table-cell>
              <table:table-cell office:value-type="float" office:value="616641000">
                <text:p>616641000</text:p>
              </table:table-cell>
              <table:table-cell office:value-type="float" office:value="615668000">
                <text:p>615668000</text:p>
              </table:table-cell>
              <table:table-cell office:value-type="float" office:value="610262000">
                <text:p>610262000</text:p>
              </table:table-cell>
              <table:table-cell office:value-type="float" office:value="610262000">
                <text:p>610262000</text:p>
              </table:table-cell>
              <table:table-cell office:value-type="float" office:value="610757000">
                <text:p>610757000</text:p>
              </table:table-cell>
              <table:table-cell office:value-type="float" office:value="614406000">
                <text:p>614406000</text:p>
              </table:table-cell>
              <table:table-cell office:value-type="float" office:value="615041000">
                <text:p>615041000</text:p>
              </table:table-cell>
              <table:table-cell office:value-type="float" office:value="613853000">
                <text:p>613853000</text:p>
              </table:table-cell>
              <table:table-cell office:value-type="float" office:value="614702000">
                <text:p>614702000</text:p>
              </table:table-cell>
              <table:table-cell office:value-type="float" office:value="614305000">
                <text:p>614305000</text:p>
              </table:table-cell>
              <table:table-cell office:value-type="float" office:value="614015000">
                <text:p>614015000</text:p>
              </table:table-cell>
              <table:table-cell office:value-type="float" office:value="612517000">
                <text:p>612517000</text:p>
              </table:table-cell>
              <table:table-cell office:value-type="float" office:value="611739000">
                <text:p>611739000</text:p>
              </table:table-cell>
              <table:table-cell office:value-type="float" office:value="615243000">
                <text:p>615243000</text:p>
              </table:table-cell>
              <table:table-cell office:value-type="float" office:value="612103000">
                <text:p>612103000</text:p>
              </table:table-cell>
              <table:table-cell office:value-type="float" office:value="614251000">
                <text:p>614251000</text:p>
              </table:table-cell>
              <table:table-cell office:value-type="float" office:value="612698000">
                <text:p>612698000</text:p>
              </table:table-cell>
              <table:table-cell office:value-type="float" office:value="613615000">
                <text:p>613615000</text:p>
              </table:table-cell>
              <table:table-cell office:value-type="float" office:value="612822000">
                <text:p>612822000</text:p>
              </table:table-cell>
              <table:table-cell office:value-type="float" office:value="613797000">
                <text:p>613797000</text:p>
              </table:table-cell>
              <table:table-cell office:value-type="float" office:value="611432000">
                <text:p>611432000</text:p>
              </table:table-cell>
              <table:table-cell office:value-type="float" office:value="613228000">
                <text:p>613228000</text:p>
              </table:table-cell>
              <table:table-cell office:value-type="float" office:value="614974000">
                <text:p>614974000</text:p>
              </table:table-cell>
              <table:table-cell office:value-type="float" office:value="612261000">
                <text:p>612261000</text:p>
              </table:table-cell>
              <table:table-cell office:value-type="float" office:value="612198000">
                <text:p>612198000</text:p>
              </table:table-cell>
              <table:table-cell office:value-type="float" office:value="613500000">
                <text:p>613500000</text:p>
              </table:table-cell>
              <table:table-cell office:value-type="float" office:value="613848000">
                <text:p>613848000</text:p>
              </table:table-cell>
              <table:table-cell office:value-type="float" office:value="613798000">
                <text:p>613798000</text:p>
              </table:table-cell>
              <table:table-cell office:value-type="float" office:value="614111000">
                <text:p>614111000</text:p>
              </table:table-cell>
              <table:table-cell office:value-type="float" office:value="611204000">
                <text:p>611204000</text:p>
              </table:table-cell>
              <table:table-cell office:value-type="float" office:value="613042000">
                <text:p>613042000</text:p>
              </table:table-cell>
              <table:table-cell office:value-type="float" office:value="612850000">
                <text:p>612850000</text:p>
              </table:table-cell>
              <table:table-cell office:value-type="float" office:value="611076000">
                <text:p>611076000</text:p>
              </table:table-cell>
              <table:table-cell office:value-type="float" office:value="612896000">
                <text:p>612896000</text:p>
              </table:table-cell>
              <table:table-cell office:value-type="float" office:value="610615000">
                <text:p>610615000</text:p>
              </table:table-cell>
              <table:table-cell office:value-type="float" office:value="613823000">
                <text:p>613823000</text:p>
              </table:table-cell>
              <table:table-cell office:value-type="float" office:value="614690000">
                <text:p>614690000</text:p>
              </table:table-cell>
              <table:table-cell office:value-type="float" office:value="614653000">
                <text:p>614653000</text:p>
              </table:table-cell>
              <table:table-cell office:value-type="float" office:value="614873000">
                <text:p>614873000</text:p>
              </table:table-cell>
              <table:table-cell office:value-type="float" office:value="612492000">
                <text:p>612492000</text:p>
              </table:table-cell>
              <table:table-cell office:value-type="float" office:value="613505000">
                <text:p>613505000</text:p>
              </table:table-cell>
              <table:table-cell office:value-type="float" office:value="612981000">
                <text:p>612981000</text:p>
              </table:table-cell>
              <table:table-cell office:value-type="float" office:value="611461000">
                <text:p>611461000</text:p>
              </table:table-cell>
              <table:table-cell office:value-type="float" office:value="613742000">
                <text:p>613742000</text:p>
              </table:table-cell>
              <table:table-cell office:value-type="float" office:value="612620000">
                <text:p>612620000</text:p>
              </table:table-cell>
              <table:table-cell office:value-type="float" office:value="614348000">
                <text:p>614348000</text:p>
              </table:table-cell>
              <table:table-cell office:value-type="float" office:value="612305000">
                <text:p>612305000</text:p>
              </table:table-cell>
              <table:table-cell office:value-type="float" office:value="615311000">
                <text:p>615311000</text:p>
              </table:table-cell>
              <table:table-cell office:value-type="float" office:value="612869000">
                <text:p>612869000</text:p>
              </table:table-cell>
              <table:table-cell office:value-type="float" office:value="612237000">
                <text:p>612237000</text:p>
              </table:table-cell>
              <table:table-cell office:value-type="float" office:value="611948000">
                <text:p>611948000</text:p>
              </table:table-cell>
              <table:table-cell office:value-type="float" office:value="614046000">
                <text:p>614046000</text:p>
              </table:table-cell>
              <table:table-cell office:value-type="float" office:value="614276000">
                <text:p>614276000</text:p>
              </table:table-cell>
              <table:table-cell office:value-type="float" office:value="614510000">
                <text:p>614510000</text:p>
              </table:table-cell>
              <table:table-cell office:value-type="float" office:value="614115000">
                <text:p>614115000</text:p>
              </table:table-cell>
              <table:table-cell office:value-type="float" office:value="614610000">
                <text:p>614610000</text:p>
              </table:table-cell>
              <table:table-cell office:value-type="float" office:value="611668000">
                <text:p>611668000</text:p>
              </table:table-cell>
              <table:table-cell office:value-type="float" office:value="614974000">
                <text:p>614974000</text:p>
              </table:table-cell>
              <table:table-cell office:value-type="float" office:value="612718000">
                <text:p>612718000</text:p>
              </table:table-cell>
              <table:table-cell office:value-type="float" office:value="611499000">
                <text:p>611499000</text:p>
              </table:table-cell>
              <table:table-cell office:value-type="float" office:value="610794000">
                <text:p>610794000</text:p>
              </table:table-cell>
              <table:table-cell office:value-type="float" office:value="613641000">
                <text:p>613641000</text:p>
              </table:table-cell>
              <table:table-cell office:value-type="float" office:value="613058000">
                <text:p>613058000</text:p>
              </table:table-cell>
              <table:table-cell office:value-type="float" office:value="612193000">
                <text:p>612193000</text:p>
              </table:table-cell>
              <table:table-cell office:value-type="float" office:value="612200000">
                <text:p>612200000</text:p>
              </table:table-cell>
              <table:table-cell office:value-type="float" office:value="612201000">
                <text:p>612201000</text:p>
              </table:table-cell>
              <table:table-cell office:value-type="float" office:value="614677000">
                <text:p>614677000</text:p>
              </table:table-cell>
              <table:table-cell office:value-type="float" office:value="613993000">
                <text:p>613993000</text:p>
              </table:table-cell>
              <table:table-cell office:value-type="float" office:value="611890000">
                <text:p>611890000</text:p>
              </table:table-cell>
              <table:table-cell office:value-type="float" office:value="615476000">
                <text:p>615476000</text:p>
              </table:table-cell>
              <table:table-cell office:value-type="float" office:value="614625000">
                <text:p>614625000</text:p>
              </table:table-cell>
              <table:table-cell office:value-type="float" office:value="614030000">
                <text:p>614030000</text:p>
              </table:table-cell>
              <table:table-cell office:value-type="float" office:value="611141000">
                <text:p>611141000</text:p>
              </table:table-cell>
              <table:table-cell office:value-type="float" office:value="612448000">
                <text:p>612448000</text:p>
              </table:table-cell>
              <table:table-cell office:value-type="float" office:value="612836000">
                <text:p>612836000</text:p>
              </table:table-cell>
              <table:table-cell office:value-type="float" office:value="610946000">
                <text:p>610946000</text:p>
              </table:table-cell>
              <table:table-cell office:value-type="float" office:value="611792000">
                <text:p>611792000</text:p>
              </table:table-cell>
              <table:table-cell office:value-type="float" office:value="611540000">
                <text:p>611540000</text:p>
              </table:table-cell>
              <table:table-cell office:value-type="float" office:value="612102000">
                <text:p>612102000</text:p>
              </table:table-cell>
              <table:table-cell office:value-type="float" office:value="610154000">
                <text:p>610154000</text:p>
              </table:table-cell>
              <table:table-cell office:value-type="float" office:value="612450000">
                <text:p>612450000</text:p>
              </table:table-cell>
              <table:table-cell office:value-type="float" office:value="613483000">
                <text:p>613483000</text:p>
              </table:table-cell>
              <table:table-cell office:value-type="float" office:value="612611000">
                <text:p>612611000</text:p>
              </table:table-cell>
              <table:table-cell office:value-type="float" office:value="614279000">
                <text:p>614279000</text:p>
              </table:table-cell>
              <table:table-cell office:value-type="float" office:value="611888000">
                <text:p>611888000</text:p>
              </table:table-cell>
              <table:table-cell office:value-type="float" office:value="610855000">
                <text:p>610855000</text:p>
              </table:table-cell>
              <table:table-cell office:value-type="float" office:value="613231000">
                <text:p>613231000</text:p>
              </table:table-cell>
              <table:table-cell office:value-type="float" office:value="615430000">
                <text:p>615430000</text:p>
              </table:table-cell>
              <table:table-cell office:value-type="float" office:value="614700000">
                <text:p>614700000</text:p>
              </table:table-cell>
              <table:table-cell office:value-type="float" office:value="613568000">
                <text:p>613568000</text:p>
              </table:table-cell>
              <table:table-cell office:value-type="float" office:value="611373000">
                <text:p>611373000</text:p>
              </table:table-cell>
              <table:table-cell office:value-type="float" office:value="614654000">
                <text:p>614654000</text:p>
              </table:table-cell>
              <table:table-cell office:value-type="float" office:value="611875000">
                <text:p>611875000</text:p>
              </table:table-cell>
              <table:table-cell office:value-type="float" office:value="610304000">
                <text:p>610304000</text:p>
              </table:table-cell>
              <table:table-cell office:value-type="float" office:value="616380000">
                <text:p>616380000</text:p>
              </table:table-cell>
              <table:table-cell office:value-type="float" office:value="612279000">
                <text:p>612279000</text:p>
              </table:table-cell>
              <table:table-cell office:value-type="float" office:value="614933000">
                <text:p>614933000</text:p>
              </table:table-cell>
              <table:table-cell office:value-type="float" office:value="614155000">
                <text:p>614155000</text:p>
              </table:table-cell>
              <table:table-cell office:value-type="float" office:value="613501000">
                <text:p>613501000</text:p>
              </table:table-cell>
              <table:table-cell office:value-type="float" office:value="611829000">
                <text:p>611829000</text:p>
              </table:table-cell>
              <table:table-cell office:value-type="float" office:value="611888000">
                <text:p>611888000</text:p>
              </table:table-cell>
              <table:table-cell office:value-type="float" office:value="613782000">
                <text:p>613782000</text:p>
              </table:table-cell>
              <table:table-cell office:value-type="float" office:value="613075000">
                <text:p>613075000</text:p>
              </table:table-cell>
              <table:table-cell office:value-type="float" office:value="612956000">
                <text:p>612956000</text:p>
              </table:table-cell>
              <table:table-cell office:value-type="float" office:value="610902000">
                <text:p>610902000</text:p>
              </table:table-cell>
              <table:table-cell office:value-type="float" office:value="614206000">
                <text:p>614206000</text:p>
              </table:table-cell>
              <table:table-cell office:value-type="float" office:value="614334000">
                <text:p>614334000</text:p>
              </table:table-cell>
              <table:table-cell office:value-type="float" office:value="609804000">
                <text:p>609804000</text:p>
              </table:table-cell>
              <table:table-cell office:value-type="float" office:value="613565000">
                <text:p>613565000</text:p>
              </table:table-cell>
              <table:table-cell office:value-type="float" office:value="615369000">
                <text:p>615369000</text:p>
              </table:table-cell>
              <table:table-cell office:value-type="float" office:value="613089000">
                <text:p>613089000</text:p>
              </table:table-cell>
              <table:table-cell office:value-type="float" office:value="611285000">
                <text:p>611285000</text:p>
              </table:table-cell>
              <table:table-cell office:value-type="float" office:value="614788000">
                <text:p>614788000</text:p>
              </table:table-cell>
              <table:table-cell office:value-type="float" office:value="615540000">
                <text:p>615540000</text:p>
              </table:table-cell>
              <table:table-cell office:value-type="float" office:value="614013000">
                <text:p>614013000</text:p>
              </table:table-cell>
              <table:table-cell office:value-type="float" office:value="614590000">
                <text:p>614590000</text:p>
              </table:table-cell>
              <table:table-cell office:value-type="float" office:value="614478000">
                <text:p>614478000</text:p>
              </table:table-cell>
              <table:table-cell office:value-type="float" office:value="612743000">
                <text:p>612743000</text:p>
              </table:table-cell>
              <table:table-cell office:value-type="float" office:value="613692000">
                <text:p>613692000</text:p>
              </table:table-cell>
              <table:table-cell office:value-type="float" office:value="611553000">
                <text:p>611553000</text:p>
              </table:table-cell>
              <table:table-cell office:value-type="float" office:value="611332000">
                <text:p>611332000</text:p>
              </table:table-cell>
              <table:table-cell office:value-type="float" office:value="613428000">
                <text:p>613428000</text:p>
              </table:table-cell>
              <table:table-cell office:value-type="float" office:value="613892000">
                <text:p>613892000</text:p>
              </table:table-cell>
              <table:table-cell office:value-type="float" office:value="613076000">
                <text:p>613076000</text:p>
              </table:table-cell>
              <table:table-cell office:value-type="float" office:value="613722000">
                <text:p>613722000</text:p>
              </table:table-cell>
              <table:table-cell office:value-type="float" office:value="611409000">
                <text:p>611409000</text:p>
              </table:table-cell>
              <table:table-cell office:value-type="float" office:value="613807000">
                <text:p>613807000</text:p>
              </table:table-cell>
              <table:table-cell office:value-type="float" office:value="611439000">
                <text:p>611439000</text:p>
              </table:table-cell>
              <table:table-cell office:value-type="float" office:value="612695000">
                <text:p>612695000</text:p>
              </table:table-cell>
              <table:table-cell office:value-type="float" office:value="612963000">
                <text:p>612963000</text:p>
              </table:table-cell>
              <table:table-cell office:value-type="float" office:value="614752000">
                <text:p>614752000</text:p>
              </table:table-cell>
              <table:table-cell office:value-type="float" office:value="612016000">
                <text:p>612016000</text:p>
              </table:table-cell>
              <table:table-cell office:value-type="float" office:value="613036000">
                <text:p>613036000</text:p>
              </table:table-cell>
              <table:table-cell office:value-type="float" office:value="612402000">
                <text:p>612402000</text:p>
              </table:table-cell>
              <table:table-cell office:value-type="float" office:value="611479000">
                <text:p>611479000</text:p>
              </table:table-cell>
              <table:table-cell office:value-type="float" office:value="612800000">
                <text:p>612800000</text:p>
              </table:table-cell>
              <table:table-cell office:value-type="float" office:value="613303000">
                <text:p>613303000</text:p>
              </table:table-cell>
              <table:table-cell office:value-type="float" office:value="614332000">
                <text:p>614332000</text:p>
              </table:table-cell>
              <table:table-cell office:value-type="float" office:value="612636000">
                <text:p>612636000</text:p>
              </table:table-cell>
              <table:table-cell office:value-type="float" office:value="613254000">
                <text:p>613254000</text:p>
              </table:table-cell>
              <table:table-cell office:value-type="float" office:value="611647000">
                <text:p>611647000</text:p>
              </table:table-cell>
              <table:table-cell office:value-type="float" office:value="612204000">
                <text:p>612204000</text:p>
              </table:table-cell>
              <table:table-cell office:value-type="float" office:value="612287000">
                <text:p>612287000</text:p>
              </table:table-cell>
              <table:table-cell office:value-type="float" office:value="614857000">
                <text:p>614857000</text:p>
              </table:table-cell>
              <table:table-cell office:value-type="float" office:value="611349000">
                <text:p>611349000</text:p>
              </table:table-cell>
              <table:table-cell office:value-type="float" office:value="614211000">
                <text:p>614211000</text:p>
              </table:table-cell>
              <table:table-cell office:value-type="float" office:value="610328000">
                <text:p>610328000</text:p>
              </table:table-cell>
              <table:table-cell office:value-type="float" office:value="611916000">
                <text:p>611916000</text:p>
              </table:table-cell>
              <table:table-cell office:value-type="float" office:value="613514000">
                <text:p>613514000</text:p>
              </table:table-cell>
              <table:table-cell office:value-type="float" office:value="612557000">
                <text:p>612557000</text:p>
              </table:table-cell>
              <table:table-cell office:value-type="float" office:value="613159000">
                <text:p>613159000</text:p>
              </table:table-cell>
              <table:table-cell office:value-type="float" office:value="612888000">
                <text:p>612888000</text:p>
              </table:table-cell>
              <table:table-cell office:value-type="float" office:value="612066000">
                <text:p>612066000</text:p>
              </table:table-cell>
              <table:table-cell office:value-type="float" office:value="615311000">
                <text:p>615311000</text:p>
              </table:table-cell>
              <table:table-cell office:value-type="float" office:value="615787000">
                <text:p>615787000</text:p>
              </table:table-cell>
              <table:table-cell office:value-type="float" office:value="611695000">
                <text:p>611695000</text:p>
              </table:table-cell>
              <table:table-cell office:value-type="float" office:value="614627000">
                <text:p>614627000</text:p>
              </table:table-cell>
              <table:table-cell office:value-type="float" office:value="610733000">
                <text:p>610733000</text:p>
              </table:table-cell>
              <table:table-cell office:value-type="float" office:value="610801000">
                <text:p>610801000</text:p>
              </table:table-cell>
              <table:table-cell office:value-type="float" office:value="614575000">
                <text:p>614575000</text:p>
              </table:table-cell>
              <table:table-cell office:value-type="float" office:value="614681000">
                <text:p>614681000</text:p>
              </table:table-cell>
              <table:table-cell office:value-type="float" office:value="612094000">
                <text:p>612094000</text:p>
              </table:table-cell>
              <table:table-cell office:value-type="float" office:value="615157000">
                <text:p>615157000</text:p>
              </table:table-cell>
              <table:table-cell office:value-type="float" office:value="613632000">
                <text:p>613632000</text:p>
              </table:table-cell>
              <table:table-cell office:value-type="float" office:value="612166000">
                <text:p>612166000</text:p>
              </table:table-cell>
              <table:table-cell office:value-type="float" office:value="612299000">
                <text:p>612299000</text:p>
              </table:table-cell>
              <table:table-cell office:value-type="float" office:value="612716000">
                <text:p>612716000</text:p>
              </table:table-cell>
              <table:table-cell office:value-type="float" office:value="614014000">
                <text:p>614014000</text:p>
              </table:table-cell>
              <table:table-cell office:value-type="float" office:value="612995000">
                <text:p>612995000</text:p>
              </table:table-cell>
              <table:table-cell office:value-type="float" office:value="613899000">
                <text:p>613899000</text:p>
              </table:table-cell>
              <table:table-cell office:value-type="float" office:value="615579000">
                <text:p>615579000</text:p>
              </table:table-cell>
              <table:table-cell office:value-type="float" office:value="611370000">
                <text:p>611370000</text:p>
              </table:table-cell>
              <table:table-cell office:value-type="float" office:value="611641000">
                <text:p>611641000</text:p>
              </table:table-cell>
              <table:table-cell office:value-type="float" office:value="612585000">
                <text:p>612585000</text:p>
              </table:table-cell>
              <table:table-cell office:value-type="float" office:value="613896000">
                <text:p>613896000</text:p>
              </table:table-cell>
              <table:table-cell office:value-type="float" office:value="613452000">
                <text:p>613452000</text:p>
              </table:table-cell>
              <table:table-cell office:value-type="float" office:value="612915000">
                <text:p>612915000</text:p>
              </table:table-cell>
              <table:table-cell office:value-type="float" office:value="609892000">
                <text:p>609892000</text:p>
              </table:table-cell>
              <table:table-cell office:value-type="float" office:value="613563000">
                <text:p>613563000</text:p>
              </table:table-cell>
              <table:table-cell office:value-type="float" office:value="610704000">
                <text:p>610704000</text:p>
              </table:table-cell>
              <table:table-cell office:value-type="float" office:value="610684000">
                <text:p>610684000</text:p>
              </table:table-cell>
              <table:table-cell office:value-type="float" office:value="610868000">
                <text:p>610868000</text:p>
              </table:table-cell>
              <table:table-cell office:value-type="float" office:value="611331000">
                <text:p>611331000</text:p>
              </table:table-cell>
              <table:table-cell office:value-type="float" office:value="611478000">
                <text:p>611478000</text:p>
              </table:table-cell>
              <table:table-cell office:value-type="float" office:value="613188000">
                <text:p>613188000</text:p>
              </table:table-cell>
              <table:table-cell office:value-type="float" office:value="613203000">
                <text:p>613203000</text:p>
              </table:table-cell>
              <table:table-cell office:value-type="float" office:value="611609000">
                <text:p>611609000</text:p>
              </table:table-cell>
              <table:table-cell office:value-type="float" office:value="614303000">
                <text:p>614303000</text:p>
              </table:table-cell>
              <table:table-cell office:value-type="float" office:value="613086000">
                <text:p>613086000</text:p>
              </table:table-cell>
              <table:table-cell office:value-type="float" office:value="614266000">
                <text:p>614266000</text:p>
              </table:table-cell>
              <table:table-cell office:value-type="float" office:value="613488000">
                <text:p>613488000</text:p>
              </table:table-cell>
              <table:table-cell office:value-type="float" office:value="611418000">
                <text:p>611418000</text:p>
              </table:table-cell>
              <table:table-cell office:value-type="float" office:value="612412000">
                <text:p>612412000</text:p>
              </table:table-cell>
              <table:table-cell office:value-type="float" office:value="613891000">
                <text:p>613891000</text:p>
              </table:table-cell>
              <table:table-cell office:value-type="float" office:value="611919000">
                <text:p>611919000</text:p>
              </table:table-cell>
              <table:table-cell office:value-type="float" office:value="611772000">
                <text:p>611772000</text:p>
              </table:table-cell>
              <table:table-cell office:value-type="float" office:value="612815000">
                <text:p>612815000</text:p>
              </table:table-cell>
              <table:table-cell office:value-type="float" office:value="613769000">
                <text:p>613769000</text:p>
              </table:table-cell>
              <table:table-cell office:value-type="float" office:value="614882000">
                <text:p>614882000</text:p>
              </table:table-cell>
              <table:table-cell office:value-type="float" office:value="613092000">
                <text:p>613092000</text:p>
              </table:table-cell>
              <table:table-cell office:value-type="float" office:value="611174000">
                <text:p>611174000</text:p>
              </table:table-cell>
              <table:table-cell office:value-type="float" office:value="613091000">
                <text:p>613091000</text:p>
              </table:table-cell>
              <table:table-cell office:value-type="float" office:value="613305000">
                <text:p>613305000</text:p>
              </table:table-cell>
              <table:table-cell office:value-type="float" office:value="614003000">
                <text:p>614003000</text:p>
              </table:table-cell>
              <table:table-cell office:value-type="float" office:value="610240000">
                <text:p>610240000</text:p>
              </table:table-cell>
              <table:table-cell office:value-type="float" office:value="613562000">
                <text:p>613562000</text:p>
              </table:table-cell>
              <table:table-cell office:value-type="float" office:value="614897000">
                <text:p>614897000</text:p>
              </table:table-cell>
              <table:table-cell office:value-type="float" office:value="613938000">
                <text:p>613938000</text:p>
              </table:table-cell>
              <table:table-cell office:value-type="float" office:value="611910000">
                <text:p>611910000</text:p>
              </table:table-cell>
              <table:table-cell office:value-type="float" office:value="612019000">
                <text:p>612019000</text:p>
              </table:table-cell>
              <table:table-cell office:value-type="float" office:value="612954000">
                <text:p>612954000</text:p>
              </table:table-cell>
              <table:table-cell office:value-type="float" office:value="612470000">
                <text:p>612470000</text:p>
              </table:table-cell>
              <table:table-cell office:value-type="float" office:value="613643000">
                <text:p>613643000</text:p>
              </table:table-cell>
              <table:table-cell office:value-type="float" office:value="612889000">
                <text:p>612889000</text:p>
              </table:table-cell>
              <table:table-cell office:value-type="float" office:value="612368000">
                <text:p>612368000</text:p>
              </table:table-cell>
              <table:table-cell office:value-type="float" office:value="614480000">
                <text:p>614480000</text:p>
              </table:table-cell>
              <table:table-cell office:value-type="float" office:value="612967000">
                <text:p>612967000</text:p>
              </table:table-cell>
              <table:table-cell office:value-type="float" office:value="612587000">
                <text:p>612587000</text:p>
              </table:table-cell>
              <table:table-cell office:value-type="float" office:value="614213000">
                <text:p>614213000</text:p>
              </table:table-cell>
              <table:table-cell office:value-type="float" office:value="613347000">
                <text:p>613347000</text:p>
              </table:table-cell>
              <table:table-cell office:value-type="float" office:value="610514000">
                <text:p>610514000</text:p>
              </table:table-cell>
              <table:table-cell office:value-type="float" office:value="612130000">
                <text:p>612130000</text:p>
              </table:table-cell>
              <table:table-cell office:value-type="float" office:value="614164000">
                <text:p>614164000</text:p>
              </table:table-cell>
              <table:table-cell office:value-type="float" office:value="610273000">
                <text:p>610273000</text:p>
              </table:table-cell>
              <table:table-cell office:value-type="float" office:value="613833000">
                <text:p>613833000</text:p>
              </table:table-cell>
              <table:table-cell office:value-type="float" office:value="614986000">
                <text:p>614986000</text:p>
              </table:table-cell>
              <table:table-cell office:value-type="float" office:value="613305000">
                <text:p>613305000</text:p>
              </table:table-cell>
              <table:table-cell office:value-type="float" office:value="614093000">
                <text:p>614093000</text:p>
              </table:table-cell>
              <table:table-cell office:value-type="float" office:value="612147000">
                <text:p>612147000</text:p>
              </table:table-cell>
              <table:table-cell office:value-type="float" office:value="612713000">
                <text:p>612713000</text:p>
              </table:table-cell>
              <table:table-cell office:value-type="float" office:value="610713000">
                <text:p>610713000</text:p>
              </table:table-cell>
              <table:table-cell office:value-type="float" office:value="613572000">
                <text:p>613572000</text:p>
              </table:table-cell>
              <table:table-cell office:value-type="float" office:value="614195000">
                <text:p>614195000</text:p>
              </table:table-cell>
              <table:table-cell office:value-type="float" office:value="613520000">
                <text:p>613520000</text:p>
              </table:table-cell>
              <table:table-cell office:value-type="float" office:value="615146000">
                <text:p>615146000</text:p>
              </table:table-cell>
              <table:table-cell office:value-type="float" office:value="610452000">
                <text:p>610452000</text:p>
              </table:table-cell>
              <table:table-cell office:value-type="float" office:value="613241000">
                <text:p>613241000</text:p>
              </table:table-cell>
              <table:table-cell office:value-type="float" office:value="612706000">
                <text:p>612706000</text:p>
              </table:table-cell>
              <table:table-cell office:value-type="float" office:value="614328000">
                <text:p>614328000</text:p>
              </table:table-cell>
              <table:table-cell office:value-type="float" office:value="611286000">
                <text:p>611286000</text:p>
              </table:table-cell>
              <table:table-cell office:value-type="float" office:value="612306000">
                <text:p>612306000</text:p>
              </table:table-cell>
              <table:table-cell office:value-type="float" office:value="611636000">
                <text:p>611636000</text:p>
              </table:table-cell>
              <table:table-cell office:value-type="float" office:value="611579000">
                <text:p>611579000</text:p>
              </table:table-cell>
              <table:table-cell office:value-type="float" office:value="611245000">
                <text:p>611245000</text:p>
              </table:table-cell>
              <table:table-cell office:value-type="float" office:value="615026000">
                <text:p>615026000</text:p>
              </table:table-cell>
              <table:table-cell office:value-type="float" office:value="612484000">
                <text:p>612484000</text:p>
              </table:table-cell>
              <table:table-cell office:value-type="float" office:value="610361000">
                <text:p>610361000</text:p>
              </table:table-cell>
              <table:table-cell office:value-type="float" office:value="611127000">
                <text:p>611127000</text:p>
              </table:table-cell>
              <table:table-cell office:value-type="float" office:value="612317000">
                <text:p>612317000</text:p>
              </table:table-cell>
              <table:table-cell office:value-type="float" office:value="612372000">
                <text:p>612372000</text:p>
              </table:table-cell>
              <table:table-cell office:value-type="float" office:value="610562000">
                <text:p>610562000</text:p>
              </table:table-cell>
              <table:table-cell office:value-type="float" office:value="615090000">
                <text:p>615090000</text:p>
              </table:table-cell>
              <table:table-cell office:value-type="float" office:value="615066000">
                <text:p>615066000</text:p>
              </table:table-cell>
              <table:table-cell office:value-type="float" office:value="613918000">
                <text:p>613918000</text:p>
              </table:table-cell>
              <table:table-cell office:value-type="float" office:value="610694000">
                <text:p>610694000</text:p>
              </table:table-cell>
              <table:table-cell office:value-type="float" office:value="612276000">
                <text:p>612276000</text:p>
              </table:table-cell>
              <table:table-cell office:value-type="float" office:value="613929000">
                <text:p>613929000</text:p>
              </table:table-cell>
              <table:table-cell office:value-type="float" office:value="614301000">
                <text:p>614301000</text:p>
              </table:table-cell>
              <table:table-cell office:value-type="float" office:value="611785000">
                <text:p>611785000</text:p>
              </table:table-cell>
              <table:table-cell office:value-type="float" office:value="612706000">
                <text:p>612706000</text:p>
              </table:table-cell>
              <table:table-cell office:value-type="float" office:value="613237000">
                <text:p>613237000</text:p>
              </table:table-cell>
              <table:table-cell office:value-type="float" office:value="612665000">
                <text:p>612665000</text:p>
              </table:table-cell>
              <table:table-cell office:value-type="float" office:value="612665000">
                <text:p>612665000</text:p>
              </table:table-cell>
              <table:table-cell office:value-type="float" office:value="613656000">
                <text:p>613656000</text:p>
              </table:table-cell>
              <table:table-cell office:value-type="float" office:value="614425000">
                <text:p>614425000</text:p>
              </table:table-cell>
              <table:table-cell office:value-type="float" office:value="614350000">
                <text:p>614350000</text:p>
              </table:table-cell>
              <table:table-cell office:value-type="float" office:value="610712000">
                <text:p>610712000</text:p>
              </table:table-cell>
              <table:table-cell office:value-type="float" office:value="612931000">
                <text:p>612931000</text:p>
              </table:table-cell>
              <table:table-cell office:value-type="float" office:value="612434000">
                <text:p>612434000</text:p>
              </table:table-cell>
              <table:table-cell office:value-type="float" office:value="615722000">
                <text:p>615722000</text:p>
              </table:table-cell>
              <table:table-cell office:value-type="float" office:value="614055000">
                <text:p>614055000</text:p>
              </table:table-cell>
              <table:table-cell office:value-type="float" office:value="612176000">
                <text:p>612176000</text:p>
              </table:table-cell>
              <table:table-cell office:value-type="float" office:value="614156000">
                <text:p>614156000</text:p>
              </table:table-cell>
              <table:table-cell office:value-type="float" office:value="613526000">
                <text:p>613526000</text:p>
              </table:table-cell>
              <table:table-cell office:value-type="float" office:value="613901000">
                <text:p>613901000</text:p>
              </table:table-cell>
              <table:table-cell office:value-type="float" office:value="612699000">
                <text:p>612699000</text:p>
              </table:table-cell>
              <table:table-cell office:value-type="float" office:value="611282000">
                <text:p>611282000</text:p>
              </table:table-cell>
              <table:table-cell office:value-type="float" office:value="611282000">
                <text:p>611282000</text:p>
              </table:table-cell>
              <table:table-cell office:value-type="float" office:value="612238000">
                <text:p>612238000</text:p>
              </table:table-cell>
              <table:table-cell office:value-type="float" office:value="610752000">
                <text:p>610752000</text:p>
              </table:table-cell>
              <table:table-cell office:value-type="float" office:value="612515000">
                <text:p>612515000</text:p>
              </table:table-cell>
              <table:table-cell office:value-type="float" office:value="613332000">
                <text:p>613332000</text:p>
              </table:table-cell>
              <table:table-cell office:value-type="float" office:value="615322000">
                <text:p>615322000</text:p>
              </table:table-cell>
              <table:table-cell office:value-type="float" office:value="609538000">
                <text:p>609538000</text:p>
              </table:table-cell>
              <table:table-cell office:value-type="float" office:value="615274000">
                <text:p>615274000</text:p>
              </table:table-cell>
              <table:table-cell office:value-type="float" office:value="613311000">
                <text:p>613311000</text:p>
              </table:table-cell>
              <table:table-cell office:value-type="float" office:value="614585000">
                <text:p>614585000</text:p>
              </table:table-cell>
              <table:table-cell office:value-type="float" office:value="612962000">
                <text:p>612962000</text:p>
              </table:table-cell>
              <table:table-cell office:value-type="float" office:value="612486000">
                <text:p>612486000</text:p>
              </table:table-cell>
              <table:table-cell office:value-type="float" office:value="612274000">
                <text:p>612274000</text:p>
              </table:table-cell>
              <table:table-cell office:value-type="float" office:value="612409000">
                <text:p>612409000</text:p>
              </table:table-cell>
              <table:table-cell office:value-type="float" office:value="612235000">
                <text:p>612235000</text:p>
              </table:table-cell>
              <table:table-cell office:value-type="float" office:value="613126000">
                <text:p>613126000</text:p>
              </table:table-cell>
              <table:table-cell office:value-type="float" office:value="614319000">
                <text:p>614319000</text:p>
              </table:table-cell>
              <table:table-cell office:value-type="float" office:value="612649000">
                <text:p>612649000</text:p>
              </table:table-cell>
              <table:table-cell office:value-type="float" office:value="612236000">
                <text:p>612236000</text:p>
              </table:table-cell>
              <table:table-cell office:value-type="float" office:value="612720000">
                <text:p>612720000</text:p>
              </table:table-cell>
              <table:table-cell office:value-type="float" office:value="613844000">
                <text:p>613844000</text:p>
              </table:table-cell>
              <table:table-cell office:value-type="float" office:value="613530000">
                <text:p>613530000</text:p>
              </table:table-cell>
              <table:table-cell office:value-type="float" office:value="611462000">
                <text:p>611462000</text:p>
              </table:table-cell>
              <table:table-cell office:value-type="float" office:value="613682000">
                <text:p>613682000</text:p>
              </table:table-cell>
              <table:table-cell office:value-type="float" office:value="611971000">
                <text:p>611971000</text:p>
              </table:table-cell>
              <table:table-cell office:value-type="float" office:value="612313000">
                <text:p>612313000</text:p>
              </table:table-cell>
              <table:table-cell office:value-type="float" office:value="613758000">
                <text:p>613758000</text:p>
              </table:table-cell>
              <table:table-cell office:value-type="float" office:value="614120000">
                <text:p>614120000</text:p>
              </table:table-cell>
              <table:table-cell office:value-type="float" office:value="613308000">
                <text:p>613308000</text:p>
              </table:table-cell>
              <table:table-cell office:value-type="float" office:value="610336000">
                <text:p>610336000</text:p>
              </table:table-cell>
              <table:table-cell office:value-type="float" office:value="612688000">
                <text:p>612688000</text:p>
              </table:table-cell>
              <table:table-cell office:value-type="float" office:value="614246000">
                <text:p>614246000</text:p>
              </table:table-cell>
              <table:table-cell office:value-type="float" office:value="616251000">
                <text:p>616251000</text:p>
              </table:table-cell>
              <table:table-cell office:value-type="float" office:value="615335000">
                <text:p>615335000</text:p>
              </table:table-cell>
              <table:table-cell office:value-type="float" office:value="613581000">
                <text:p>613581000</text:p>
              </table:table-cell>
              <table:table-cell office:value-type="float" office:value="611424000">
                <text:p>611424000</text:p>
              </table:table-cell>
              <table:table-cell office:value-type="float" office:value="613986000">
                <text:p>613986000</text:p>
              </table:table-cell>
              <table:table-cell office:value-type="float" office:value="611982000">
                <text:p>611982000</text:p>
              </table:table-cell>
              <table:table-cell office:value-type="float" office:value="616491000">
                <text:p>616491000</text:p>
              </table:table-cell>
              <table:table-cell office:value-type="float" office:value="612455000">
                <text:p>612455000</text:p>
              </table:table-cell>
              <table:table-cell office:value-type="float" office:value="614612000">
                <text:p>614612000</text:p>
              </table:table-cell>
              <table:table-cell office:value-type="float" office:value="612334000">
                <text:p>612334000</text:p>
              </table:table-cell>
              <table:table-cell office:value-type="float" office:value="615918000">
                <text:p>615918000</text:p>
              </table:table-cell>
              <table:table-cell office:value-type="float" office:value="614307000">
                <text:p>614307000</text:p>
              </table:table-cell>
              <table:table-cell office:value-type="float" office:value="613168000">
                <text:p>613168000</text:p>
              </table:table-cell>
              <table:table-cell office:value-type="float" office:value="613073000">
                <text:p>613073000</text:p>
              </table:table-cell>
              <table:table-cell office:value-type="float" office:value="614836000">
                <text:p>614836000</text:p>
              </table:table-cell>
              <table:table-cell office:value-type="float" office:value="612003000">
                <text:p>612003000</text:p>
              </table:table-cell>
              <table:table-cell office:value-type="float" office:value="612688000">
                <text:p>612688000</text:p>
              </table:table-cell>
              <table:table-cell office:value-type="float" office:value="611181000">
                <text:p>611181000</text:p>
              </table:table-cell>
              <table:table-cell office:value-type="float" office:value="612381000">
                <text:p>612381000</text:p>
              </table:table-cell>
              <table:table-cell office:value-type="float" office:value="614280000">
                <text:p>614280000</text:p>
              </table:table-cell>
              <table:table-cell office:value-type="float" office:value="612335000">
                <text:p>612335000</text:p>
              </table:table-cell>
              <table:table-cell office:value-type="float" office:value="612849000">
                <text:p>612849000</text:p>
              </table:table-cell>
              <table:table-cell office:value-type="float" office:value="613982000">
                <text:p>613982000</text:p>
              </table:table-cell>
              <table:table-cell office:value-type="float" office:value="612384000">
                <text:p>612384000</text:p>
              </table:table-cell>
              <table:table-cell office:value-type="float" office:value="609795000">
                <text:p>609795000</text:p>
              </table:table-cell>
              <table:table-cell office:value-type="float" office:value="613520000">
                <text:p>613520000</text:p>
              </table:table-cell>
              <table:table-cell office:value-type="float" office:value="612241000">
                <text:p>612241000</text:p>
              </table:table-cell>
              <table:table-cell office:value-type="float" office:value="614812000">
                <text:p>614812000</text:p>
              </table:table-cell>
              <table:table-cell office:value-type="float" office:value="614826000">
                <text:p>614826000</text:p>
              </table:table-cell>
              <table:table-cell office:value-type="float" office:value="610987000">
                <text:p>610987000</text:p>
              </table:table-cell>
              <table:table-cell office:value-type="float" office:value="611744000">
                <text:p>611744000</text:p>
              </table:table-cell>
              <table:table-cell office:value-type="float" office:value="613159000">
                <text:p>613159000</text:p>
              </table:table-cell>
              <table:table-cell office:value-type="float" office:value="612195000">
                <text:p>612195000</text:p>
              </table:table-cell>
              <table:table-cell office:value-type="float" office:value="611374000">
                <text:p>611374000</text:p>
              </table:table-cell>
              <table:table-cell office:value-type="float" office:value="609868000">
                <text:p>609868000</text:p>
              </table:table-cell>
              <table:table-cell office:value-type="float" office:value="611043000">
                <text:p>611043000</text:p>
              </table:table-cell>
              <table:table-cell office:value-type="float" office:value="610963000">
                <text:p>610963000</text:p>
              </table:table-cell>
              <table:table-cell office:value-type="float" office:value="611930000">
                <text:p>611930000</text:p>
              </table:table-cell>
              <table:table-cell office:value-type="float" office:value="613217000">
                <text:p>613217000</text:p>
              </table:table-cell>
              <table:table-cell office:value-type="float" office:value="615240000">
                <text:p>615240000</text:p>
              </table:table-cell>
              <table:table-cell office:value-type="float" office:value="612783000">
                <text:p>612783000</text:p>
              </table:table-cell>
              <table:table-cell office:value-type="float" office:value="613227000">
                <text:p>613227000</text:p>
              </table:table-cell>
              <table:table-cell office:value-type="float" office:value="611880000">
                <text:p>611880000</text:p>
              </table:table-cell>
              <table:table-cell office:value-type="float" office:value="613747000">
                <text:p>613747000</text:p>
              </table:table-cell>
              <table:table-cell office:value-type="float" office:value="612968000">
                <text:p>612968000</text:p>
              </table:table-cell>
              <table:table-cell office:value-type="float" office:value="612707000">
                <text:p>612707000</text:p>
              </table:table-cell>
              <table:table-cell office:value-type="float" office:value="613562000">
                <text:p>613562000</text:p>
              </table:table-cell>
              <table:table-cell office:value-type="float" office:value="613477000">
                <text:p>613477000</text:p>
              </table:table-cell>
              <table:table-cell office:value-type="float" office:value="613319000">
                <text:p>613319000</text:p>
              </table:table-cell>
              <table:table-cell office:value-type="float" office:value="613357000">
                <text:p>613357000</text:p>
              </table:table-cell>
              <table:table-cell office:value-type="float" office:value="612181000">
                <text:p>612181000</text:p>
              </table:table-cell>
              <table:table-cell office:value-type="float" office:value="610801000">
                <text:p>610801000</text:p>
              </table:table-cell>
              <table:table-cell office:value-type="float" office:value="611515000">
                <text:p>611515000</text:p>
              </table:table-cell>
              <table:table-cell office:value-type="float" office:value="613589000">
                <text:p>613589000</text:p>
              </table:table-cell>
              <table:table-cell office:value-type="float" office:value="613080000">
                <text:p>613080000</text:p>
              </table:table-cell>
              <table:table-cell office:value-type="float" office:value="614327000">
                <text:p>614327000</text:p>
              </table:table-cell>
              <table:table-cell office:value-type="float" office:value="613036000">
                <text:p>613036000</text:p>
              </table:table-cell>
              <table:table-cell office:value-type="float" office:value="612822000">
                <text:p>612822000</text:p>
              </table:table-cell>
              <table:table-cell office:value-type="float" office:value="612782000">
                <text:p>612782000</text:p>
              </table:table-cell>
              <table:table-cell office:value-type="float" office:value="614257000">
                <text:p>614257000</text:p>
              </table:table-cell>
              <table:table-cell office:value-type="float" office:value="614171000">
                <text:p>614171000</text:p>
              </table:table-cell>
              <table:table-cell office:value-type="float" office:value="613524000">
                <text:p>613524000</text:p>
              </table:table-cell>
              <table:table-cell office:value-type="float" office:value="615107000">
                <text:p>615107000</text:p>
              </table:table-cell>
              <table:table-cell office:value-type="float" office:value="614649000">
                <text:p>614649000</text:p>
              </table:table-cell>
              <table:table-cell office:value-type="float" office:value="614590000">
                <text:p>614590000</text:p>
              </table:table-cell>
              <table:table-cell office:value-type="float" office:value="613684000">
                <text:p>613684000</text:p>
              </table:table-cell>
              <table:table-cell office:value-type="float" office:value="612524000">
                <text:p>612524000</text:p>
              </table:table-cell>
              <table:table-cell office:value-type="float" office:value="612907000">
                <text:p>612907000</text:p>
              </table:table-cell>
              <table:table-cell office:value-type="float" office:value="611519000">
                <text:p>611519000</text:p>
              </table:table-cell>
              <table:table-cell office:value-type="float" office:value="612206000">
                <text:p>612206000</text:p>
              </table:table-cell>
              <table:table-cell office:value-type="float" office:value="613663000">
                <text:p>613663000</text:p>
              </table:table-cell>
              <table:table-cell office:value-type="float" office:value="612420000">
                <text:p>612420000</text:p>
              </table:table-cell>
              <table:table-cell office:value-type="float" office:value="614244000">
                <text:p>614244000</text:p>
              </table:table-cell>
              <table:table-cell office:value-type="float" office:value="613667000">
                <text:p>613667000</text:p>
              </table:table-cell>
              <table:table-cell office:value-type="float" office:value="612669000">
                <text:p>612669000</text:p>
              </table:table-cell>
              <table:table-cell office:value-type="float" office:value="610890000">
                <text:p>610890000</text:p>
              </table:table-cell>
              <table:table-cell office:value-type="float" office:value="614736000">
                <text:p>614736000</text:p>
              </table:table-cell>
              <table:table-cell office:value-type="float" office:value="612047000">
                <text:p>612047000</text:p>
              </table:table-cell>
              <table:table-cell office:value-type="float" office:value="613059000">
                <text:p>613059000</text:p>
              </table:table-cell>
              <table:table-cell office:value-type="float" office:value="614360000">
                <text:p>614360000</text:p>
              </table:table-cell>
              <table:table-cell office:value-type="float" office:value="614977000">
                <text:p>614977000</text:p>
              </table:table-cell>
              <table:table-cell office:value-type="float" office:value="611405000">
                <text:p>611405000</text:p>
              </table:table-cell>
              <table:table-cell office:value-type="float" office:value="609603000">
                <text:p>609603000</text:p>
              </table:table-cell>
              <table:table-cell office:value-type="float" office:value="613493000">
                <text:p>613493000</text:p>
              </table:table-cell>
              <table:table-cell office:value-type="float" office:value="613479000">
                <text:p>613479000</text:p>
              </table:table-cell>
              <table:table-cell office:value-type="float" office:value="611880000">
                <text:p>611880000</text:p>
              </table:table-cell>
              <table:table-cell office:value-type="float" office:value="612704000">
                <text:p>612704000</text:p>
              </table:table-cell>
              <table:table-cell office:value-type="float" office:value="612909000">
                <text:p>612909000</text:p>
              </table:table-cell>
              <table:table-cell office:value-type="float" office:value="610560000">
                <text:p>610560000</text:p>
              </table:table-cell>
              <table:table-cell office:value-type="float" office:value="613958000">
                <text:p>613958000</text:p>
              </table:table-cell>
              <table:table-cell office:value-type="float" office:value="613114000">
                <text:p>613114000</text:p>
              </table:table-cell>
              <table:table-cell office:value-type="float" office:value="612644000">
                <text:p>612644000</text:p>
              </table:table-cell>
              <table:table-cell office:value-type="float" office:value="620337000">
                <text:p>6203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